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2" manifest:media-type="application/vnd.sun.star.oleobject"/>
  <manifest:file-entry manifest:full-path="Object 32" manifest:media-type="application/vnd.sun.star.oleobject"/>
  <manifest:file-entry manifest:full-path="Object 37" manifest:media-type="application/vnd.sun.star.oleobject"/>
  <manifest:file-entry manifest:full-path="Object 6" manifest:media-type="application/vnd.sun.star.oleobject"/>
  <manifest:file-entry manifest:full-path="settings.xml" manifest:media-type="text/xml"/>
  <manifest:file-entry manifest:full-path="Object 14" manifest:media-type="application/vnd.sun.star.oleobject"/>
  <manifest:file-entry manifest:full-path="Object 39" manifest:media-type="application/vnd.sun.star.oleobject"/>
  <manifest:file-entry manifest:full-path="Object 3" manifest:media-type="application/vnd.sun.star.oleobject"/>
  <manifest:file-entry manifest:full-path="Object 8" manifest:media-type="application/vnd.sun.star.oleobject"/>
  <manifest:file-entry manifest:full-path="Object 4" manifest:media-type="application/vnd.sun.star.oleobject"/>
  <manifest:file-entry manifest:full-path="Object 16" manifest:media-type="application/vnd.sun.star.oleobject"/>
  <manifest:file-entry manifest:full-path="Object 43" manifest:media-type="application/vnd.sun.star.oleobject"/>
  <manifest:file-entry manifest:full-path="Object 15" manifest:media-type="application/vnd.sun.star.oleobject"/>
  <manifest:file-entry manifest:full-path="Object 54" manifest:media-type="application/vnd.sun.star.oleobject"/>
  <manifest:file-entry manifest:full-path="Object 7" manifest:media-type="application/vnd.sun.star.oleobject"/>
  <manifest:file-entry manifest:full-path="Object 9" manifest:media-type="application/vnd.sun.star.oleobject"/>
  <manifest:file-entry manifest:full-path="Object 10" manifest:media-type="application/vnd.sun.star.oleobject"/>
  <manifest:file-entry manifest:full-path="Object 46" manifest:media-type="application/vnd.sun.star.oleobject"/>
  <manifest:file-entry manifest:full-path="Object 11" manifest:media-type="application/vnd.sun.star.oleobject"/>
  <manifest:file-entry manifest:full-path="Object 25" manifest:media-type="application/vnd.sun.star.oleobject"/>
  <manifest:file-entry manifest:full-path="Object 21" manifest:media-type="application/vnd.sun.star.oleobject"/>
  <manifest:file-entry manifest:full-path="Object 47" manifest:media-type="application/vnd.sun.star.oleobject"/>
  <manifest:file-entry manifest:full-path="Object 13" manifest:media-type="application/vnd.sun.star.oleobject"/>
  <manifest:file-entry manifest:full-path="Object 55" manifest:media-type="application/vnd.sun.star.oleobject"/>
  <manifest:file-entry manifest:full-path="Object 61" manifest:media-type="application/vnd.sun.star.oleobject"/>
  <manifest:file-entry manifest:full-path="Object 12" manifest:media-type="application/vnd.sun.star.oleobject"/>
  <manifest:file-entry manifest:full-path="Object 49" manifest:media-type="application/vnd.sun.star.oleobject"/>
  <manifest:file-entry manifest:full-path="Object 18" manifest:media-type="application/vnd.sun.star.oleobject"/>
  <manifest:file-entry manifest:full-path="Object 19" manifest:media-type="application/vnd.sun.star.oleobject"/>
  <manifest:file-entry manifest:full-path="Object 41" manifest:media-type="application/vnd.sun.star.oleobject"/>
  <manifest:file-entry manifest:full-path="Object 30" manifest:media-type="application/vnd.sun.star.oleobject"/>
  <manifest:file-entry manifest:full-path="Object 23" manifest:media-type="application/vnd.sun.star.oleobject"/>
  <manifest:file-entry manifest:full-path="Object 20" manifest:media-type="application/vnd.sun.star.oleobject"/>
  <manifest:file-entry manifest:full-path="Object 34" manifest:media-type="application/vnd.sun.star.oleobject"/>
  <manifest:file-entry manifest:full-path="Object 27" manifest:media-type="application/vnd.sun.star.oleobject"/>
  <manifest:file-entry manifest:full-path="Object 28" manifest:media-type="application/vnd.sun.star.oleobject"/>
  <manifest:file-entry manifest:full-path="content.xml" manifest:media-type="text/xml"/>
  <manifest:file-entry manifest:full-path="Object 36" manifest:media-type="application/vnd.sun.star.oleobject"/>
  <manifest:file-entry manifest:full-path="Object 33" manifest:media-type="application/vnd.sun.star.oleobject"/>
  <manifest:file-entry manifest:full-path="Object 64" manifest:media-type="application/vnd.sun.star.oleobject"/>
  <manifest:file-entry manifest:full-path="Object 31" manifest:media-type="application/vnd.sun.star.oleobject"/>
  <manifest:file-entry manifest:full-path="Object 35" manifest:media-type="application/vnd.sun.star.oleobject"/>
  <manifest:file-entry manifest:full-path="Object 58" manifest:media-type="application/vnd.sun.star.oleobject"/>
  <manifest:file-entry manifest:full-path="Object 24" manifest:media-type="application/vnd.sun.star.oleobject"/>
  <manifest:file-entry manifest:full-path="Object 57" manifest:media-type="application/vnd.sun.star.oleobject"/>
  <manifest:file-entry manifest:full-path="Object 38" manifest:media-type="application/vnd.sun.star.oleobject"/>
  <manifest:file-entry manifest:full-path="Object 40" manifest:media-type="application/vnd.sun.star.oleobject"/>
  <manifest:file-entry manifest:full-path="Object 26" manifest:media-type="application/vnd.sun.star.oleobject"/>
  <manifest:file-entry manifest:full-path="Object 42" manifest:media-type="application/vnd.sun.star.oleobject"/>
  <manifest:file-entry manifest:full-path="Object 66" manifest:media-type="application/vnd.sun.star.oleobject"/>
  <manifest:file-entry manifest:full-path="Object 44" manifest:media-type="application/vnd.sun.star.oleobject"/>
  <manifest:file-entry manifest:full-path="Object 45" manifest:media-type="application/vnd.sun.star.oleobject"/>
  <manifest:file-entry manifest:full-path="Object 59" manifest:media-type="application/vnd.sun.star.oleobject"/>
  <manifest:file-entry manifest:full-path="Object 22" manifest:media-type="application/vnd.sun.star.oleobject"/>
  <manifest:file-entry manifest:full-path="Object 48" manifest:media-type="application/vnd.sun.star.oleobject"/>
  <manifest:file-entry manifest:full-path="Object 51" manifest:media-type="application/vnd.sun.star.oleobject"/>
  <manifest:file-entry manifest:full-path="Object 50" manifest:media-type="application/vnd.sun.star.oleobject"/>
  <manifest:file-entry manifest:full-path="Object 52" manifest:media-type="application/vnd.sun.star.oleobject"/>
  <manifest:file-entry manifest:full-path="Pictures/200000C500000171000000BDEA8AAA3E.pct" manifest:media-type=""/>
  <manifest:file-entry manifest:full-path="Pictures/200001470000014B00000270407B9983.pct" manifest:media-type=""/>
  <manifest:file-entry manifest:full-path="Pictures/200000C00000014F000000EFD3E9AB85.pct" manifest:media-type=""/>
  <manifest:file-entry manifest:full-path="Pictures/2000025A0000018A0000021D1551A52B.pct" manifest:media-type=""/>
  <manifest:file-entry manifest:full-path="Pictures/2000025B000001B5000001B56A105681.pct" manifest:media-type=""/>
  <manifest:file-entry manifest:full-path="Pictures/2000018C00000167000001E891380FD7.pct" manifest:media-type=""/>
  <manifest:file-entry manifest:full-path="Pictures/200002DC0000015B0000020AF23D52AD.pct" manifest:media-type=""/>
  <manifest:file-entry manifest:full-path="Pictures/200004BF000001B50000027F0EB1856D.pct" manifest:media-type=""/>
  <manifest:file-entry manifest:full-path="Pictures/2000028500000187000001F4C03EAEF4.pct" manifest:media-type=""/>
  <manifest:file-entry manifest:full-path="Pictures/2000003B000000740000004C62C59DDA.pct" manifest:media-type=""/>
  <manifest:file-entry manifest:full-path="Pictures/200000880000012F0000006CFEE05523.pct" manifest:media-type=""/>
  <manifest:file-entry manifest:full-path="Pictures/200004740000018D0000028043F7C5AA.pct" manifest:media-type=""/>
  <manifest:file-entry manifest:full-path="Pictures/200000820000012B000000E5127178BB.pct" manifest:media-type=""/>
  <manifest:file-entry manifest:full-path="Pictures/20000097000000750000003B81D9B719.pct" manifest:media-type=""/>
  <manifest:file-entry manifest:full-path="Pictures/2000002A0000006400000031C411E22B.pct" manifest:media-type=""/>
  <manifest:file-entry manifest:full-path="Pictures/2000005400000076000000757E4CC739.pct" manifest:media-type=""/>
  <manifest:file-entry manifest:full-path="Pictures/200000250000008D0000003DE3E7142C.pct" manifest:media-type=""/>
  <manifest:file-entry manifest:full-path="Pictures/200000A2000000DA000000457FE97FF9.pct" manifest:media-type=""/>
  <manifest:file-entry manifest:full-path="Pictures/20000136000000B80000009F0762EFE7.pct" manifest:media-type=""/>
  <manifest:file-entry manifest:full-path="Pictures/200000370000009A00000055BA989B53.pct" manifest:media-type=""/>
  <manifest:file-entry manifest:full-path="Pictures/2000039400000179000002735FA60EA5.pct" manifest:media-type=""/>
  <manifest:file-entry manifest:full-path="Pictures/2000016800000137000001BA3BCF15B9.pct" manifest:media-type=""/>
  <manifest:file-entry manifest:full-path="Pictures/2000007200000102000000BFBFB0FB16.pct" manifest:media-type=""/>
  <manifest:file-entry manifest:full-path="Pictures/200001030000009F000000710C329B0F.pct" manifest:media-type=""/>
  <manifest:file-entry manifest:full-path="Pictures/200000370000008100000040C18DDC5E.pct" manifest:media-type=""/>
  <manifest:file-entry manifest:full-path="Pictures/2000034B000001500000022A40EF98F0.pct" manifest:media-type=""/>
  <manifest:file-entry manifest:full-path="Pictures/2000003300000056000000429D491760.pct" manifest:media-type=""/>
  <manifest:file-entry manifest:full-path="Pictures/200001BB00000124000001AD99380564.pct" manifest:media-type=""/>
  <manifest:file-entry manifest:full-path="Pictures/200001CB000000BF000000A57DBCD76E.pct" manifest:media-type=""/>
  <manifest:file-entry manifest:full-path="Pictures/20000083000001440000006CEEE8FA4F.pct" manifest:media-type=""/>
  <manifest:file-entry manifest:full-path="Pictures/200002B40000018F0000024085E968D5.pct" manifest:media-type=""/>
  <manifest:file-entry manifest:full-path="Pictures/20000486000001710000027FB9AA3183.pct" manifest:media-type=""/>
  <manifest:file-entry manifest:full-path="Pictures/200002AB0000018700000285D87F4DCE.pct" manifest:media-type=""/>
  <manifest:file-entry manifest:full-path="Pictures/200000F5000000FD0000022B57CA23EC.pct" manifest:media-type=""/>
  <manifest:file-entry manifest:full-path="Pictures/20000472000001610000026212A344F5.pct" manifest:media-type=""/>
  <manifest:file-entry manifest:full-path="Pictures/200002090000015D000001E823DB1E30.pct" manifest:media-type=""/>
  <manifest:file-entry manifest:full-path="Pictures/20000034000000AB00000040139252AA.pct" manifest:media-type=""/>
  <manifest:file-entry manifest:full-path="Pictures/200002D60000017F000001DA6E6CCA9A.pct" manifest:media-type=""/>
  <manifest:file-entry manifest:full-path="Pictures/200000860000019500000138D4B8D01B.pct" manifest:media-type=""/>
  <manifest:file-entry manifest:full-path="Pictures/20000062000000FF0000009CF24E110D.pct" manifest:media-type=""/>
  <manifest:file-entry manifest:full-path="Pictures/200000790000012B000000B73DE6ED17.pct" manifest:media-type=""/>
  <manifest:file-entry manifest:full-path="Pictures/200000400000008D000000514D34E221.pct" manifest:media-type=""/>
  <manifest:file-entry manifest:full-path="Pictures/2000006A0000007A0000009F643052BF.pct" manifest:media-type=""/>
  <manifest:file-entry manifest:full-path="Pictures/2000010E00000102000000FC4978E517.pct" manifest:media-type=""/>
  <manifest:file-entry manifest:full-path="Pictures/200002D200000194000001EA2FBFE50A.pct" manifest:media-type=""/>
  <manifest:file-entry manifest:full-path="Pictures/2000011D000000A10000008B36C985F4.pct" manifest:media-type=""/>
  <manifest:file-entry manifest:full-path="Pictures/200000AF000000EC000000E882C5EBD9.pct" manifest:media-type=""/>
  <manifest:file-entry manifest:full-path="Pictures/2000008F000000FD000000F6E685F5E0.pct" manifest:media-type=""/>
  <manifest:file-entry manifest:full-path="Pictures/2000022800000178000001DE57C2E2BC.pct" manifest:media-type=""/>
  <manifest:file-entry manifest:full-path="Pictures/20000035000000E60000003C5F8ACF3C.pct" manifest:media-type=""/>
  <manifest:file-entry manifest:full-path="Pictures/200002AB0000018700000270DA60DCD0.pct" manifest:media-type=""/>
  <manifest:file-entry manifest:full-path="Pictures/200001C6000000FB000001E3AE8815FE.pct" manifest:media-type=""/>
  <manifest:file-entry manifest:full-path="Pictures/2000019D0000010B000001F7B9122444.pct" manifest:media-type=""/>
  <manifest:file-entry manifest:full-path="Pictures/20000306000001AE000002540DBBC448.pct" manifest:media-type=""/>
  <manifest:file-entry manifest:full-path="Pictures/200000BE000000F4000000950E477B34.pct" manifest:media-type=""/>
  <manifest:file-entry manifest:full-path="Pictures/200002F80000017C000002297955C78F.pct" manifest:media-type=""/>
  <manifest:file-entry manifest:full-path="Pictures/200001AC0000014600000148162F1BCF.pct" manifest:media-type=""/>
  <manifest:file-entry manifest:full-path="Pictures/20000099000000AC000000C0BF4E0106.pct" manifest:media-type=""/>
  <manifest:file-entry manifest:full-path="Pictures/2000003300000041000000147BB9B3B2.pct" manifest:media-type=""/>
  <manifest:file-entry manifest:full-path="Pictures/20000044000000810000003EFD7D98C3.pct" manifest:media-type=""/>
  <manifest:file-entry manifest:full-path="Pictures/200000380000004600000012BCF5DF11.pct" manifest:media-type=""/>
  <manifest:file-entry manifest:full-path="Pictures/200000320000005C0000001AD9649644.pct" manifest:media-type=""/>
  <manifest:file-entry manifest:full-path="Pictures/200000B300000121000000774BF5B0CB.pct" manifest:media-type=""/>
  <manifest:file-entry manifest:full-path="Pictures/200001B100000164000001B230C58C06.pct" manifest:media-type=""/>
  <manifest:file-entry manifest:full-path="Pictures/200000C30000015C000000FB0A83A104.pct" manifest:media-type=""/>
  <manifest:file-entry manifest:full-path="Pictures/2000014C0000014600000108963B23CC.pct" manifest:media-type=""/>
  <manifest:file-entry manifest:full-path="Pictures/200002A30000017F000001BACCB14677.pct" manifest:media-type=""/>
  <manifest:file-entry manifest:full-path="Pictures/2000001A0000001C0000001E75A1CE20.pct" manifest:media-type=""/>
  <manifest:file-entry manifest:full-path="Pictures/200000DB0000012B0000013C4F5FADCE.pct" manifest:media-type=""/>
  <manifest:file-entry manifest:full-path="Pictures/200000410000008600000042216F3230.pct" manifest:media-type=""/>
  <manifest:file-entry manifest:full-path="Pictures/20000214000001900000022430740DEF.pct" manifest:media-type=""/>
  <manifest:file-entry manifest:full-path="Pictures/2000013C0000018500000190D8EB865C.pct" manifest:media-type=""/>
  <manifest:file-entry manifest:full-path="Object 53" manifest:media-type="application/vnd.sun.star.oleobject"/>
  <manifest:file-entry manifest:full-path="Object 60" manifest:media-type="application/vnd.sun.star.oleobject"/>
  <manifest:file-entry manifest:full-path="Object 29" manifest:media-type="application/vnd.sun.star.oleobject"/>
  <manifest:file-entry manifest:full-path="Object 62" manifest:media-type="application/vnd.sun.star.oleobject"/>
  <manifest:file-entry manifest:full-path="Object 63" manifest:media-type="application/vnd.sun.star.oleobject"/>
  <manifest:file-entry manifest:full-path="Object 65" manifest:media-type="application/vnd.sun.star.oleobject"/>
  <manifest:file-entry manifest:full-path="Object 56" manifest:media-type="application/vnd.sun.star.oleobject"/>
  <manifest:file-entry manifest:full-path="Object 68" manifest:media-type="application/vnd.sun.star.oleobject"/>
  <manifest:file-entry manifest:full-path="Object 17" manifest:media-type="application/vnd.sun.star.oleobject"/>
  <manifest:file-entry manifest:full-path="ObjectReplacements/Object 1" manifest:media-type=""/>
  <manifest:file-entry manifest:full-path="ObjectReplacements/Object 2" manifest:media-type=""/>
  <manifest:file-entry manifest:full-path="ObjectReplacements/Object 32" manifest:media-type=""/>
  <manifest:file-entry manifest:full-path="ObjectReplacements/Object 37" manifest:media-type=""/>
  <manifest:file-entry manifest:full-path="ObjectReplacements/Object 6" manifest:media-type=""/>
  <manifest:file-entry manifest:full-path="ObjectReplacements/Object 14" manifest:media-type=""/>
  <manifest:file-entry manifest:full-path="ObjectReplacements/Object 39"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16" manifest:media-type=""/>
  <manifest:file-entry manifest:full-path="ObjectReplacements/Object 17" manifest:media-type=""/>
  <manifest:file-entry manifest:full-path="ObjectReplacements/Object 43" manifest:media-type=""/>
  <manifest:file-entry manifest:full-path="ObjectReplacements/Object 15" manifest:media-type=""/>
  <manifest:file-entry manifest:full-path="ObjectReplacements/Object 54" manifest:media-type=""/>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46" manifest:media-type=""/>
  <manifest:file-entry manifest:full-path="ObjectReplacements/Object 11" manifest:media-type=""/>
  <manifest:file-entry manifest:full-path="ObjectReplacements/Object 25" manifest:media-type=""/>
  <manifest:file-entry manifest:full-path="ObjectReplacements/Object 21" manifest:media-type=""/>
  <manifest:file-entry manifest:full-path="ObjectReplacements/Object 47" manifest:media-type=""/>
  <manifest:file-entry manifest:full-path="ObjectReplacements/Object 13" manifest:media-type=""/>
  <manifest:file-entry manifest:full-path="ObjectReplacements/Object 55" manifest:media-type=""/>
  <manifest:file-entry manifest:full-path="ObjectReplacements/Object 61" manifest:media-type=""/>
  <manifest:file-entry manifest:full-path="ObjectReplacements/Object 12" manifest:media-type=""/>
  <manifest:file-entry manifest:full-path="ObjectReplacements/Object 49" manifest:media-type=""/>
  <manifest:file-entry manifest:full-path="ObjectReplacements/Object 18" manifest:media-type=""/>
  <manifest:file-entry manifest:full-path="ObjectReplacements/Object 19" manifest:media-type=""/>
  <manifest:file-entry manifest:full-path="ObjectReplacements/Object 41" manifest:media-type=""/>
  <manifest:file-entry manifest:full-path="ObjectReplacements/Object 30" manifest:media-type=""/>
  <manifest:file-entry manifest:full-path="ObjectReplacements/Object 23" manifest:media-type=""/>
  <manifest:file-entry manifest:full-path="ObjectReplacements/Object 20" manifest:media-type=""/>
  <manifest:file-entry manifest:full-path="ObjectReplacements/Object 34" manifest:media-type=""/>
  <manifest:file-entry manifest:full-path="ObjectReplacements/Object 27" manifest:media-type=""/>
  <manifest:file-entry manifest:full-path="ObjectReplacements/Object 28" manifest:media-type=""/>
  <manifest:file-entry manifest:full-path="ObjectReplacements/Object 36" manifest:media-type=""/>
  <manifest:file-entry manifest:full-path="ObjectReplacements/Object 33" manifest:media-type=""/>
  <manifest:file-entry manifest:full-path="ObjectReplacements/Object 64" manifest:media-type=""/>
  <manifest:file-entry manifest:full-path="ObjectReplacements/Object 31" manifest:media-type=""/>
  <manifest:file-entry manifest:full-path="ObjectReplacements/Object 35" manifest:media-type=""/>
  <manifest:file-entry manifest:full-path="ObjectReplacements/Object 58" manifest:media-type=""/>
  <manifest:file-entry manifest:full-path="ObjectReplacements/Object 24" manifest:media-type=""/>
  <manifest:file-entry manifest:full-path="ObjectReplacements/Object 57" manifest:media-type=""/>
  <manifest:file-entry manifest:full-path="ObjectReplacements/Object 38" manifest:media-type=""/>
  <manifest:file-entry manifest:full-path="ObjectReplacements/Object 40" manifest:media-type=""/>
  <manifest:file-entry manifest:full-path="ObjectReplacements/Object 66" manifest:media-type=""/>
  <manifest:file-entry manifest:full-path="ObjectReplacements/Object 44" manifest:media-type=""/>
  <manifest:file-entry manifest:full-path="ObjectReplacements/Object 45" manifest:media-type=""/>
  <manifest:file-entry manifest:full-path="ObjectReplacements/Object 59" manifest:media-type=""/>
  <manifest:file-entry manifest:full-path="ObjectReplacements/Object 22" manifest:media-type=""/>
  <manifest:file-entry manifest:full-path="ObjectReplacements/Object 48" manifest:media-type=""/>
  <manifest:file-entry manifest:full-path="ObjectReplacements/Object 51" manifest:media-type=""/>
  <manifest:file-entry manifest:full-path="ObjectReplacements/Object 50" manifest:media-type=""/>
  <manifest:file-entry manifest:full-path="ObjectReplacements/Object 52" manifest:media-type=""/>
  <manifest:file-entry manifest:full-path="ObjectReplacements/Object 53" manifest:media-type=""/>
  <manifest:file-entry manifest:full-path="ObjectReplacements/Object 60" manifest:media-type=""/>
  <manifest:file-entry manifest:full-path="ObjectReplacements/Object 29" manifest:media-type=""/>
  <manifest:file-entry manifest:full-path="ObjectReplacements/Object 62" manifest:media-type=""/>
  <manifest:file-entry manifest:full-path="ObjectReplacements/Object 63" manifest:media-type=""/>
  <manifest:file-entry manifest:full-path="ObjectReplacements/Object 65" manifest:media-type=""/>
  <manifest:file-entry manifest:full-path="ObjectReplacements/Object 56" manifest:media-type=""/>
  <manifest:file-entry manifest:full-path="ObjectReplacements/Object 26" manifest:media-type=""/>
  <manifest:file-entry manifest:full-path="ObjectReplacements/Object 42" manifest:media-type=""/>
  <manifest:file-entry manifest:full-path="ObjectReplacements/Object 5" manifest:media-type=""/>
  <manifest:file-entry manifest:full-path="ObjectReplacements/Object 67" manifest:media-type=""/>
  <manifest:file-entry manifest:full-path="ObjectReplacements/Object 68" manifest:media-type=""/>
  <manifest:file-entry manifest:full-path="Object 5" manifest:media-type="application/vnd.sun.star.oleobject"/>
  <manifest:file-entry manifest:full-path="Object 67"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svg:font-family="Courier" style:font-family-generic="modern"/>
    <style:font-face style:name="DejaVu Sans1" svg:font-family="'DejaVu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1069in" fo:margin-left="-0.0569in" table:align="left" style:writing-mode="lr-tb"/>
    </style:style>
    <style:style style:name="Table1.A" style:family="table-column">
      <style:table-column-properties style:column-width="2.3625in"/>
    </style:style>
    <style:style style:name="Table1.C" style:family="table-column">
      <style:table-column-properties style:column-width="0.9847in"/>
    </style:style>
    <style:style style:name="Table1.D" style:family="table-column">
      <style:table-column-properties style:column-width="0.3972in"/>
    </style:style>
    <style:style style:name="Table1.1" style:family="table-row">
      <style:table-row-properties fo:keep-together="auto"/>
    </style:style>
    <style:style style:name="Table1.A1" style:family="table-cell">
      <style:table-cell-properties style:vertical-align="top" fo:padding-left="0.0556in" fo:padding-right="0.0556in" fo:padding-top="0in" fo:padding-bottom="0in" fo:border-left="0.25pt solid #000000" fo:border-right="none" fo:border-top="0.25pt solid #000000" fo:border-bottom="0.25pt solid #000000" style:writing-mode="lr-tb"/>
    </style:style>
    <style:style style:name="Table1.D1" style:family="table-cell">
      <style:table-cell-properties style:vertical-align="top" fo:padding-left="0.0556in" fo:padding-right="0.0556in" fo:padding-top="0in" fo:padding-bottom="0in" fo:border="0.25pt solid #000000" style:writing-mode="lr-tb"/>
    </style:style>
    <style:style style:name="Table1.A2" style:family="table-cell">
      <style:table-cell-properties style:vertical-align="top" fo:padding-left="0.0556in" fo:padding-right="0.0556in" fo:padding-top="0in" fo:padding-bottom="0in" fo:border-left="0.25pt solid #000000" fo:border-right="none" fo:border-top="0.25pt solid #000000" fo:border-bottom="none" style:writing-mode="lr-tb"/>
    </style:style>
    <style:style style:name="Table1.D2" style:family="table-cell">
      <style:table-cell-properties style:vertical-align="top" fo:padding-left="0.0556in" fo:padding-right="0.0556in" fo:padding-top="0in" fo:padding-bottom="0in" fo:border-left="0.25pt solid #000000" fo:border-right="0.25pt solid #000000" fo:border-top="0.25pt solid #000000" fo:border-bottom="none" style:writing-mode="lr-tb"/>
    </style:style>
    <style:style style:name="Table1.A3" style:family="table-cell">
      <style:table-cell-properties style:vertical-align="top" fo:padding-left="0.0556in" fo:padding-right="0.0556in" fo:padding-top="0in" fo:padding-bottom="0in" fo:border-left="0.25pt solid #000000" fo:border-right="none" fo:border-top="none" fo:border-bottom="none" style:writing-mode="lr-tb"/>
    </style:style>
    <style:style style:name="Table1.D3" style:family="table-cell">
      <style:table-cell-properties style:vertical-align="top" fo:padding-left="0.0556in" fo:padding-right="0.0556in" fo:padding-top="0in" fo:padding-bottom="0in" fo:border-left="0.25pt solid #000000" fo:border-right="0.25pt solid #000000" fo:border-top="none" fo:border-bottom="none" style:writing-mode="lr-tb"/>
    </style:style>
    <style:style style:name="Table1.A5" style:family="table-cell">
      <style:table-cell-properties style:vertical-align="top" fo:padding-left="0.0556in" fo:padding-right="0.0556in" fo:padding-top="0in" fo:padding-bottom="0in" fo:border-left="0.25pt solid #000000" fo:border-right="none" fo:border-top="none" fo:border-bottom="0.25pt solid #000000" style:writing-mode="lr-tb"/>
    </style:style>
    <style:style style:name="Table1.D5" style:family="table-cell">
      <style:table-cell-properties style:vertical-align="top" fo:padding-left="0.0556in" fo:padding-right="0.0556in" fo:padding-top="0in" fo:padding-bottom="0in" fo:border-left="0.25pt solid #000000" fo:border-right="0.25pt solid #000000" fo:border-top="none" fo:border-bottom="0.25pt solid #000000" style:writing-mode="lr-tb"/>
    </style:style>
    <style:style style:name="Table2" style:family="table">
      <style:table-properties style:width="6.1069in" fo:margin-left="-0.0569in" table:align="left" style:writing-mode="lr-tb"/>
    </style:style>
    <style:style style:name="Table2.A" style:family="table-column">
      <style:table-column-properties style:column-width="2.3625in"/>
    </style:style>
    <style:style style:name="Table2.C" style:family="table-column">
      <style:table-column-properties style:column-width="0.9847in"/>
    </style:style>
    <style:style style:name="Table2.D" style:family="table-column">
      <style:table-column-properties style:column-width="0.3972in"/>
    </style:style>
    <style:style style:name="Table2.1" style:family="table-row">
      <style:table-row-properties fo:keep-together="auto"/>
    </style:style>
    <style:style style:name="Table2.A1" style:family="table-cell">
      <style:table-cell-properties style:vertical-align="top" fo:padding-left="0.0556in" fo:padding-right="0.0556in" fo:padding-top="0in" fo:padding-bottom="0in" fo:border-left="0.25pt solid #000000" fo:border-right="none" fo:border-top="0.25pt solid #000000" fo:border-bottom="0.25pt solid #000000" style:writing-mode="lr-tb"/>
    </style:style>
    <style:style style:name="Table2.D1" style:family="table-cell">
      <style:table-cell-properties style:vertical-align="top" fo:padding-left="0.0556in" fo:padding-right="0.0556in" fo:padding-top="0in" fo:padding-bottom="0in" fo:border="0.25pt solid #000000" style:writing-mode="lr-tb"/>
    </style:style>
    <style:style style:name="Table2.A2" style:family="table-cell">
      <style:table-cell-properties style:vertical-align="top" fo:padding-left="0.0556in" fo:padding-right="0.0556in" fo:padding-top="0in" fo:padding-bottom="0in" fo:border-left="0.25pt solid #000000" fo:border-right="none" fo:border-top="0.25pt solid #000000" fo:border-bottom="none" style:writing-mode="lr-tb"/>
    </style:style>
    <style:style style:name="Table2.D2" style:family="table-cell">
      <style:table-cell-properties style:vertical-align="top" fo:padding-left="0.0556in" fo:padding-right="0.0556in" fo:padding-top="0in" fo:padding-bottom="0in" fo:border-left="0.25pt solid #000000" fo:border-right="0.25pt solid #000000" fo:border-top="0.25pt solid #000000" fo:border-bottom="none" style:writing-mode="lr-tb"/>
    </style:style>
    <style:style style:name="Table2.A3" style:family="table-cell">
      <style:table-cell-properties style:vertical-align="top" fo:padding-left="0.0556in" fo:padding-right="0.0556in" fo:padding-top="0in" fo:padding-bottom="0in" fo:border-left="0.25pt solid #000000" fo:border-right="none" fo:border-top="none" fo:border-bottom="none" style:writing-mode="lr-tb"/>
    </style:style>
    <style:style style:name="Table2.D3" style:family="table-cell">
      <style:table-cell-properties style:vertical-align="top" fo:padding-left="0.0556in" fo:padding-right="0.0556in" fo:padding-top="0in" fo:padding-bottom="0in" fo:border-left="0.25pt solid #000000" fo:border-right="0.25pt solid #000000" fo:border-top="none" fo:border-bottom="none" style:writing-mode="lr-tb"/>
    </style:style>
    <style:style style:name="Table2.A5" style:family="table-cell">
      <style:table-cell-properties style:vertical-align="top" fo:padding-left="0.0556in" fo:padding-right="0.0556in" fo:padding-top="0in" fo:padding-bottom="0in" fo:border-left="0.25pt solid #000000" fo:border-right="none" fo:border-top="none" fo:border-bottom="0.25pt solid #000000" style:writing-mode="lr-tb"/>
    </style:style>
    <style:style style:name="Table2.D5" style:family="table-cell">
      <style:table-cell-properties style:vertical-align="top" fo:padding-left="0.0556in" fo:padding-right="0.0556in" fo:padding-top="0in" fo:padding-bottom="0in" fo:border-left="0.25pt solid #000000" fo:border-right="0.25pt solid #000000" fo:border-top="none" fo:border-bottom="0.25pt solid #000000" style:writing-mode="lr-tb"/>
    </style:style>
    <style:style style:name="Table3" style:family="table">
      <style:table-properties style:width="6.3035in" fo:margin-left="-0.0569in" table:align="left" style:writing-mode="lr-tb"/>
    </style:style>
    <style:style style:name="Table3.A" style:family="table-column">
      <style:table-column-properties style:column-width="2.3625in"/>
    </style:style>
    <style:style style:name="Table3.C" style:family="table-column">
      <style:table-column-properties style:column-width="1.5785in"/>
    </style:style>
    <style:style style:name="Table3.1" style:family="table-row">
      <style:table-row-properties fo:keep-together="auto"/>
    </style:style>
    <style:style style:name="Table3.A1" style:family="table-cell">
      <style:table-cell-properties style:vertical-align="top" fo:padding-left="0.0556in" fo:padding-right="0.0556in" fo:padding-top="0in" fo:padding-bottom="0in" fo:border-left="0.25pt solid #000000" fo:border-right="none" fo:border-top="0.25pt solid #000000" fo:border-bottom="0.25pt solid #000000" style:writing-mode="lr-tb"/>
    </style:style>
    <style:style style:name="Table3.C1" style:family="table-cell">
      <style:table-cell-properties style:vertical-align="top" fo:padding-left="0.0556in" fo:padding-right="0.0556in" fo:padding-top="0in" fo:padding-bottom="0in" fo:border="0.25pt solid #000000" style:writing-mode="lr-tb"/>
    </style:style>
    <style:style style:name="Table3.A2" style:family="table-cell">
      <style:table-cell-properties style:vertical-align="top" fo:padding-left="0.0556in" fo:padding-right="0.0556in" fo:padding-top="0in" fo:padding-bottom="0in" fo:border-left="0.25pt solid #000000" fo:border-right="none" fo:border-top="0.25pt solid #000000" fo:border-bottom="none" style:writing-mode="lr-tb"/>
    </style:style>
    <style:style style:name="Table3.C2" style:family="table-cell">
      <style:table-cell-properties style:vertical-align="top" fo:padding-left="0.0556in" fo:padding-right="0.0556in" fo:padding-top="0in" fo:padding-bottom="0in" fo:border-left="0.25pt solid #000000" fo:border-right="0.25pt solid #000000" fo:border-top="0.25pt solid #000000" fo:border-bottom="none" style:writing-mode="lr-tb"/>
    </style:style>
    <style:style style:name="Table3.A3" style:family="table-cell">
      <style:table-cell-properties style:vertical-align="top" fo:padding-left="0.0556in" fo:padding-right="0.0556in" fo:padding-top="0in" fo:padding-bottom="0in" fo:border-left="0.25pt solid #000000" fo:border-right="none" fo:border-top="none" fo:border-bottom="0.25pt solid #000000" style:writing-mode="lr-tb"/>
    </style:style>
    <style:style style:name="Table3.C3" style:family="table-cell">
      <style:table-cell-properties style:vertical-align="top" fo:padding-left="0.0556in" fo:padding-right="0.0556in" fo:padding-top="0in" fo:padding-bottom="0in" fo:border-left="0.25pt solid #000000" fo:border-right="0.25pt solid #000000" fo:border-top="none" fo:border-bottom="0.25pt solid #000000" style:writing-mode="lr-tb"/>
    </style:style>
    <style:style style:name="Table4" style:family="table">
      <style:table-properties style:width="6.3035in" fo:margin-left="-0.0569in" table:align="left" style:writing-mode="lr-tb"/>
    </style:style>
    <style:style style:name="Table4.A" style:family="table-column">
      <style:table-column-properties style:column-width="2.3625in"/>
    </style:style>
    <style:style style:name="Table4.C" style:family="table-column">
      <style:table-column-properties style:column-width="1.5785in"/>
    </style:style>
    <style:style style:name="Table4.1" style:family="table-row">
      <style:table-row-properties fo:keep-together="auto"/>
    </style:style>
    <style:style style:name="Table4.A1" style:family="table-cell">
      <style:table-cell-properties style:vertical-align="top" fo:padding-left="0.0556in" fo:padding-right="0.0556in" fo:padding-top="0in" fo:padding-bottom="0in" fo:border-left="0.25pt solid #000000" fo:border-right="none" fo:border-top="0.25pt solid #000000" fo:border-bottom="0.25pt solid #000000" style:writing-mode="lr-tb"/>
    </style:style>
    <style:style style:name="Table4.C1" style:family="table-cell">
      <style:table-cell-properties style:vertical-align="top" fo:padding-left="0.0556in" fo:padding-right="0.0556in" fo:padding-top="0in" fo:padding-bottom="0in" fo:border="0.25pt solid #000000" style:writing-mode="lr-tb"/>
    </style:style>
    <style:style style:name="Table4.A2" style:family="table-cell">
      <style:table-cell-properties style:vertical-align="top" fo:padding-left="0.0556in" fo:padding-right="0.0556in" fo:padding-top="0in" fo:padding-bottom="0in" fo:border-left="0.25pt solid #000000" fo:border-right="none" fo:border-top="0.25pt solid #000000" fo:border-bottom="none" style:writing-mode="lr-tb"/>
    </style:style>
    <style:style style:name="Table4.C2" style:family="table-cell">
      <style:table-cell-properties style:vertical-align="top" fo:padding-left="0.0556in" fo:padding-right="0.0556in" fo:padding-top="0in" fo:padding-bottom="0in" fo:border-left="0.25pt solid #000000" fo:border-right="0.25pt solid #000000" fo:border-top="0.25pt solid #000000" fo:border-bottom="none" style:writing-mode="lr-tb"/>
    </style:style>
    <style:style style:name="Table4.A3" style:family="table-cell">
      <style:table-cell-properties style:vertical-align="top" fo:padding-left="0.0556in" fo:padding-right="0.0556in" fo:padding-top="0in" fo:padding-bottom="0in" fo:border-left="0.25pt solid #000000" fo:border-right="none" fo:border-top="none" fo:border-bottom="0.25pt solid #000000" style:writing-mode="lr-tb"/>
    </style:style>
    <style:style style:name="Table4.C3" style:family="table-cell">
      <style:table-cell-properties style:vertical-align="top" fo:padding-left="0.0556in" fo:padding-right="0.0556in" fo:padding-top="0in" fo:padding-bottom="0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style>
    <style:style style:name="P3" style:family="paragraph" style:parent-style-name="Standard">
      <style:paragraph-properties fo:break-before="page"/>
    </style:style>
    <style:style style:name="P4" style:family="paragraph" style:parent-style-name="Standard" style:master-page-name="Standard">
      <style:paragraph-properties fo:text-align="center" style:justify-single-word="false" style:page-number="auto"/>
      <style:text-properties fo:font-size="24pt" style:font-size-asian="24pt"/>
    </style:style>
    <style:style style:name="P5" style:family="paragraph" style:parent-style-name="Heading_20_2">
      <style:text-properties fo:font-weight="normal" style:font-weight-asian="normal"/>
    </style:style>
    <style:style style:name="P6" style:family="paragraph" style:parent-style-name="Heading_20_2">
      <style:paragraph-properties fo:break-before="page"/>
    </style:style>
    <style:style style:name="P7" style:family="paragraph" style:parent-style-name="Heading_20_2">
      <style:paragraph-properties fo:break-before="page"/>
      <style:text-properties fo:font-weight="normal" style:font-weight-asian="normal"/>
    </style:style>
    <style:style style:name="P8" style:family="paragraph" style:parent-style-name="Heading_20_2">
      <style:paragraph-properties fo:break-before="page"/>
      <style:text-properties fo:font-size="24pt" fo:font-weight="normal" style:font-size-asian="24pt" style:font-weight-asian="normal"/>
    </style:style>
    <style:style style:name="P9" style:family="paragraph" style:parent-style-name="Heading_20_3">
      <style:text-properties fo:font-weight="bold" style:font-weight-asian="bold"/>
    </style:style>
    <style:style style:name="P10" style:family="paragraph" style:parent-style-name="Heading_20_3">
      <style:paragraph-properties fo:break-before="page"/>
    </style:style>
    <style:style style:name="P11" style:family="paragraph" style:parent-style-name="Heading_20_3">
      <style:paragraph-properties fo:break-before="page"/>
      <style:text-properties fo:font-weight="bold" style:font-weight-asian="bold"/>
    </style:style>
    <style:style style:name="P12" style:family="paragraph" style:parent-style-name="Heading_20_1">
      <style:paragraph-properties fo:break-before="page"/>
    </style:style>
    <style:style style:name="P13" style:family="paragraph" style:parent-style-name="Heading_20_1" style:master-page-name="Convert_20_1">
      <style:paragraph-properties style:page-number="auto"/>
    </style:style>
    <style:style style:name="P14" style:family="paragraph" style:parent-style-name="Heading_20_1" style:master-page-name="Convert_20_3">
      <style:paragraph-properties style:page-number="auto"/>
    </style:style>
    <style:style style:name="P15" style:family="paragraph" style:parent-style-name="Heading_20_4">
      <style:paragraph-properties fo:break-before="page"/>
    </style:style>
    <style:style style:name="P16" style:family="paragraph" style:parent-style-name="deb_5f_parag">
      <style:paragraph-properties fo:break-before="page"/>
    </style:style>
    <style:style style:name="P17" style:family="paragraph" style:parent-style-name="deb_5f_parag" style:master-page-name="Convert_20_5">
      <style:paragraph-properties style:page-number="auto"/>
    </style:style>
    <style:style style:name="P18" style:family="paragraph" style:parent-style-name="deb_5f_parag" style:master-page-name="Convert_20_7">
      <style:paragraph-properties style:page-number="auto"/>
    </style:style>
    <style:style style:name="P19" style:family="paragraph" style:parent-style-name="deb_5f_parag" style:master-page-name="Convert_20_11">
      <style:paragraph-properties style:page-number="auto"/>
    </style:style>
    <style:style style:name="P20" style:family="paragraph" style:parent-style-name="deb_5f_parag" style:master-page-name="Convert_20_13">
      <style:paragraph-properties style:page-number="auto"/>
    </style:style>
    <style:style style:name="P21" style:family="paragraph" style:parent-style-name="deb_5f_parag" style:master-page-name="Convert_20_15">
      <style:paragraph-properties style:page-number="auto"/>
    </style:style>
    <style:style style:name="P22" style:family="paragraph" style:parent-style-name="base">
      <style:paragraph-properties fo:text-align="center" style:justify-single-word="false"/>
    </style:style>
    <style:style style:name="P23" style:family="paragraph" style:parent-style-name="base">
      <style:paragraph-properties fo:text-align="center" style:justify-single-word="false" fo:keep-together="always"/>
    </style:style>
    <style:style style:name="P24" style:family="paragraph" style:parent-style-name="base">
      <style:paragraph-properties fo:text-align="center" style:justify-single-word="false"/>
      <style:text-properties fo:font-size="12pt" style:font-size-asian="12pt"/>
    </style:style>
    <style:style style:name="P25" style:family="paragraph" style:parent-style-name="base">
      <style:paragraph-properties fo:text-align="center" style:justify-single-word="false"/>
      <style:text-properties fo:font-size="14pt" style:font-size-asian="14pt"/>
    </style:style>
    <style:style style:name="P26" style:family="paragraph" style:parent-style-name="base">
      <style:text-properties fo:font-weight="bold" style:font-weight-asian="bold"/>
    </style:style>
    <style:style style:name="P27" style:family="paragraph" style:parent-style-name="base">
      <style:paragraph-properties>
        <style:tab-stops>
          <style:tab-stop style:position="6.2736in" style:type="right" style:leader-style="dotted" style:leader-text="."/>
        </style:tab-stops>
      </style:paragraph-properties>
      <style:text-properties fo:text-transform="uppercase" style:font-name="Times New Roman" fo:font-weight="bold" style:font-weight-asian="bold" style:font-name-complex="Times New Roman"/>
    </style:style>
    <style:style style:name="P28" style:family="paragraph" style:parent-style-name="base">
      <style:text-properties style:font-name="Courier" style:font-name-complex="Courier"/>
    </style:style>
    <style:style style:name="P29" style:family="paragraph" style:parent-style-name="base">
      <style:paragraph-properties fo:keep-together="always"/>
      <style:text-properties style:font-name="Courier" style:font-name-complex="Courier"/>
    </style:style>
    <style:style style:name="P30" style:family="paragraph" style:parent-style-name="base">
      <style:paragraph-properties fo:text-align="justify" style:justify-single-word="false"/>
    </style:style>
    <style:style style:name="P31" style:family="paragraph" style:parent-style-name="base">
      <style:paragraph-properties fo:text-align="center" style:justify-single-word="false"/>
      <style:text-properties fo:font-size="9pt" style:font-size-asian="9pt"/>
    </style:style>
    <style:style style:name="P32" style:family="paragraph" style:parent-style-name="base">
      <style:text-properties style:font-name-asian="Helvetica"/>
    </style:style>
    <style:style style:name="P33" style:family="paragraph" style:parent-style-name="base">
      <style:text-properties style:text-underline-style="solid" style:text-underline-width="auto" style:text-underline-color="font-color"/>
    </style:style>
    <style:style style:name="P34" style:family="paragraph" style:parent-style-name="base">
      <style:paragraph-properties fo:keep-together="always"/>
    </style:style>
    <style:style style:name="P35" style:family="paragraph" style:parent-style-name="base">
      <style:paragraph-properties>
        <style:tab-stops>
          <style:tab-stop style:position="1.8055in"/>
          <style:tab-stop style:position="6.1528in" style:type="right"/>
        </style:tab-stops>
      </style:paragraph-properties>
    </style:style>
    <style:style style:name="P36" style:family="paragraph" style:parent-style-name="base">
      <style:paragraph-properties fo:break-before="page"/>
    </style:style>
    <style:style style:name="P37" style:family="paragraph" style:parent-style-name="base">
      <style:paragraph-properties fo:text-align="center" style:justify-single-word="false" fo:break-before="page"/>
    </style:style>
    <style:style style:name="P38" style:family="paragraph" style:parent-style-name="base">
      <style:paragraph-properties fo:text-align="center" style:justify-single-word="false" fo:break-before="page"/>
      <style:text-properties fo:font-size="24pt" fo:font-weight="bold" style:font-size-asian="24pt" style:font-weight-asian="bold"/>
    </style:style>
    <style:style style:name="P39" style:family="paragraph" style:parent-style-name="base">
      <style:paragraph-properties fo:text-align="justify" style:justify-single-word="false" fo:break-before="page"/>
    </style:style>
    <style:style style:name="P40" style:family="paragraph" style:parent-style-name="base">
      <style:paragraph-properties fo:margin-left="1.472in" fo:margin-right="1.4472in" fo:text-align="justify" style:justify-single-word="false" fo:text-indent="0in" style:auto-text-indent="false">
        <style:tab-stops>
          <style:tab-stop style:position="2.5555in"/>
        </style:tab-stops>
      </style:paragraph-properties>
    </style:style>
    <style:style style:name="P41" style:family="paragraph" style:parent-style-name="base">
      <style:paragraph-properties fo:margin-left="0.1945in" fo:margin-right="0.072in" fo:text-align="center" style:justify-single-word="false" fo:text-indent="0in" style:auto-text-indent="false" fo:break-before="page" fo:padding="0in" fo:border="0.26pt solid #000000"/>
    </style:style>
    <style:style style:name="P42" style:family="paragraph" style:parent-style-name="base">
      <style:paragraph-properties fo:margin-left="0.1945in" fo:margin-right="0.072in" fo:text-align="center" style:justify-single-word="false" fo:text-indent="0in" style:auto-text-indent="false" fo:padding="0in" fo:border="0.26pt solid #000000"/>
    </style:style>
    <style:style style:name="P43" style:family="paragraph" style:parent-style-name="base" style:master-page-name="Convert_20_9">
      <style:paragraph-properties style:page-number="auto"/>
    </style:style>
    <style:style style:name="P44" style:family="paragraph" style:parent-style-name="base" style:master-page-name="Convert_20_17">
      <style:paragraph-properties style:page-number="auto"/>
    </style:style>
    <style:style style:name="P45" style:family="paragraph" style:parent-style-name="noyau">
      <style:paragraph-properties fo:break-before="page"/>
    </style:style>
    <style:style style:name="P46" style:family="paragraph" style:parent-style-name="noyau_5f_def">
      <style:text-properties style:font-name="Courier" style:font-name-complex="Courier"/>
    </style:style>
    <style:style style:name="P47" style:family="paragraph" style:parent-style-name="noyau_5f_def">
      <style:paragraph-properties fo:text-align="center" style:justify-single-word="false"/>
    </style:style>
    <style:style style:name="P48" style:family="paragraph" style:parent-style-name="noyau_5f_def">
      <style:paragraph-properties fo:break-before="page"/>
    </style:style>
    <style:style style:name="P49" style:family="paragraph" style:parent-style-name="noyau_5f_def">
      <style:paragraph-properties fo:break-before="page"/>
      <style:text-properties style:font-name="Courier" style:font-name-complex="Courier"/>
    </style:style>
    <style:style style:name="P50" style:family="paragraph" style:parent-style-name="noyau_5f_def">
      <style:paragraph-properties fo:padding="0in" fo:border="0.26pt solid #000000"/>
    </style:style>
    <style:style style:name="P51" style:family="paragraph" style:parent-style-name="noyau_5f_def">
      <style:paragraph-properties fo:text-align="start" style:justify-single-word="false" fo:padding="0in" fo:border="0.26pt solid #000000"/>
    </style:style>
    <style:style style:name="P52" style:family="paragraph" style:parent-style-name="noyau_5f_def">
      <style:paragraph-properties fo:text-align="start" style:justify-single-word="false" fo:keep-together="always" fo:padding="0in" fo:border="0.26pt solid #000000"/>
    </style:style>
    <style:style style:name="P53" style:family="paragraph" style:parent-style-name="noyau_5f_def">
      <style:paragraph-properties fo:keep-together="always" fo:padding="0in" fo:border="0.26pt solid #000000"/>
    </style:style>
    <style:style style:name="P54" style:family="paragraph" style:parent-style-name="noyau_5f_def">
      <style:paragraph-properties fo:margin-left="0.2083in" fo:margin-right="0in" fo:text-align="start" style:justify-single-word="false" fo:text-indent="0in" style:auto-text-indent="false">
        <style:tab-stops>
          <style:tab-stop style:position="0.6807in"/>
          <style:tab-stop style:position="1.2083in"/>
        </style:tab-stops>
      </style:paragraph-properties>
    </style:style>
    <style:style style:name="P55" style:family="paragraph" style:parent-style-name="noyau_5f_def">
      <style:paragraph-properties fo:margin-left="0.2083in" fo:margin-right="0in" fo:text-align="start" style:justify-single-word="false" fo:text-indent="0in" style:auto-text-indent="false">
        <style:tab-stops>
          <style:tab-stop style:position="0.6807in"/>
          <style:tab-stop style:position="1.2083in"/>
        </style:tab-stops>
      </style:paragraph-properties>
      <style:text-properties style:font-name="Courier" style:font-name-complex="Courier"/>
    </style:style>
    <style:style style:name="P56" style:family="paragraph" style:parent-style-name="noyau_5f_def_5f_1">
      <style:text-properties style:font-name="Courier" style:font-name-complex="Courier"/>
    </style:style>
    <style:style style:name="P57" style:family="paragraph" style:parent-style-name="noyau_5f_def_5f_1">
      <style:paragraph-properties fo:break-before="page"/>
    </style:style>
    <style:style style:name="P58" style:family="paragraph" style:parent-style-name="code">
      <style:text-properties style:font-name="Helvetica" style:font-name-complex="Helvetica"/>
    </style:style>
    <style:style style:name="P59" style:family="paragraph" style:parent-style-name="code">
      <style:paragraph-properties fo:text-align="center" style:justify-single-word="false"/>
    </style:style>
    <style:style style:name="P60" style:family="paragraph" style:parent-style-name="Operation">
      <style:text-properties style:font-name="Helvetica" style:font-name-complex="Helvetica"/>
    </style:style>
    <style:style style:name="P61" style:family="paragraph" style:parent-style-name="Operation">
      <style:paragraph-properties fo:break-before="page"/>
    </style:style>
    <style:style style:name="P62" style:family="paragraph" style:parent-style-name="figure">
      <style:paragraph-properties fo:break-before="page"/>
    </style:style>
    <style:style style:name="P63" style:family="paragraph" style:parent-style-name="Contents_20_1">
      <style:paragraph-properties>
        <style:tab-stops>
          <style:tab-stop style:position="6.2807in" style:type="right" style:leader-style="dotted" style:leader-text="."/>
        </style:tab-stops>
      </style:paragraph-properties>
    </style:style>
    <style:style style:name="P64" style:family="paragraph" style:parent-style-name="Contents_20_2">
      <style:paragraph-properties>
        <style:tab-stops>
          <style:tab-stop style:position="6.2807in" style:type="right" style:leader-style="dotted" style:leader-text="."/>
        </style:tab-stops>
      </style:paragraph-properties>
    </style:style>
    <style:style style:name="P65" style:family="paragraph" style:parent-style-name="Contents_20_3">
      <style:paragraph-properties>
        <style:tab-stops>
          <style:tab-stop style:position="6.2807in" style:type="right" style:leader-style="dotted" style:leader-text="."/>
        </style:tab-stops>
      </style:paragraph-properties>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style>
    <style:style style:name="T4" style:family="text">
      <style:text-properties style:font-name="Courier" style:font-name-complex="Courier"/>
    </style:style>
    <style:style style:name="T5" style:family="text">
      <style:text-properties style:font-name="Courier" fo:font-weight="bold" style:font-weight-asian="bold" style:font-name-complex="Courier"/>
    </style:style>
    <style:style style:name="T6" style:family="text">
      <style:text-properties style:font-name="Courier" fo:font-size="10pt" style:font-size-asian="10pt" style:font-name-complex="Courier"/>
    </style:style>
    <style:style style:name="T7" style:family="text">
      <style:text-properties style:font-name="Helvetica" style:font-name-complex="Helvetica"/>
    </style:style>
    <style:style style:name="T8" style:family="text">
      <style:text-properties style:font-name="Helvetica" fo:font-size="10pt" style:font-size-asian="10pt" style:font-name-complex="Helvetica"/>
    </style:style>
    <style:style style:name="T9" style:family="text">
      <style:text-properties style:font-name="Helvetica" fo:font-size="10pt" fo:font-weight="bold" style:font-size-asian="10pt" style:font-weight-asian="bold" style:font-name-complex="Helvetica"/>
    </style:style>
    <style:style style:name="T10" style:family="text">
      <style:text-properties style:font-name="Symbol"/>
    </style:style>
    <style:style style:name="T11" style:family="text">
      <style:text-properties style:font-name="Symbol" style:font-name-complex="Symbol"/>
    </style:style>
    <style:style style:name="T12" style:family="text">
      <style:text-properties style:font-name="Symbol" fo:font-weight="bold" style:font-weight-asian="bold" style:font-name-complex="Symbol"/>
    </style:style>
    <style:style style:name="T13" style:family="text">
      <style:text-properties style:font-name="Symbol" style:text-underline-style="solid" style:text-underline-width="auto" style:text-underline-color="font-color" style:font-name-complex="Symbol"/>
    </style:style>
    <style:style style:name="T14" style:family="text">
      <style:text-properties fo:font-size="9pt" style:font-size-asian="9pt"/>
    </style:style>
    <style:style style:name="T15" style:family="text">
      <style:text-properties style:text-position="33% 100%" fo:font-size="9pt" style:font-size-asian="9pt"/>
    </style:style>
    <style:style style:name="T16" style:family="text">
      <style:text-properties fo:font-size="24pt" style:font-size-asian="24pt"/>
    </style:style>
    <style:style style:name="T17" style:family="text">
      <style:text-properties style:font-name-asian="Arial"/>
    </style:style>
    <style:style style:name="T18" style:family="text">
      <style:text-properties style:font-name="Times" style:font-name-complex="Times"/>
    </style:style>
    <style:style style:name="T19" style:family="text">
      <style:text-properties style:text-position="-22% 100%" fo:font-size="9pt" style:font-size-asian="9pt"/>
    </style:style>
    <style:style style:name="T20" style:family="text">
      <style:text-properties fo:font-weight="normal" style:font-weight-asian="normal"/>
    </style:style>
    <style:style style:name="T21" style:family="text">
      <style:text-properties style:text-position="-20% 100%"/>
    </style:style>
    <style:style style:name="T22" style:family="text">
      <style:text-properties style:font-name-asian="Helvetica"/>
    </style:style>
    <style:style style:name="T23" style:family="text">
      <style:text-properties style:font-name-asian="Courie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width="2.0835in" draw:visible-area-height="1.0693in"/>
    </style:style>
    <style:style style:name="fr4" style:family="graphic" style:parent-style-name="OLE">
      <style:graphic-properties style:vertical-pos="top" style:vertical-rel="baseline" draw:ole-draw-aspect="1" draw:visible-area-width="2.9445in" draw:visible-area-height="0.2638in"/>
    </style:style>
    <style:style style:name="fr5" style:family="graphic" style:parent-style-name="OLE">
      <style:graphic-properties style:vertical-pos="top" style:vertical-rel="baseline" draw:ole-draw-aspect="1" draw:visible-area-width="2.7362in" draw:visible-area-height="0.278in"/>
    </style:style>
    <style:style style:name="fr6" style:family="graphic" style:parent-style-name="OLE">
      <style:graphic-properties style:vertical-pos="top" style:vertical-rel="baseline" draw:ole-draw-aspect="1" draw:visible-area-width="3.4445in" draw:visible-area-height="0.361in"/>
    </style:style>
    <style:style style:name="fr7" style:family="graphic" style:parent-style-name="OLE">
      <style:graphic-properties style:vertical-pos="top" style:vertical-rel="baseline" draw:ole-draw-aspect="1" draw:visible-area-width="2.75in" draw:visible-area-height="0.2638in"/>
    </style:style>
    <style:style style:name="fr8" style:family="graphic" style:parent-style-name="OLE">
      <style:graphic-properties style:vertical-pos="top" style:vertical-rel="baseline" draw:ole-draw-aspect="1" draw:visible-area-width="2.778in" draw:visible-area-height="0.2638in"/>
    </style:style>
    <style:style style:name="fr9" style:family="graphic" style:parent-style-name="OLE">
      <style:graphic-properties style:vertical-pos="top" style:vertical-rel="baseline" draw:ole-draw-aspect="1" draw:visible-area-width="5.4862in" draw:visible-area-height="5.5972in"/>
    </style:style>
    <style:style style:name="fr10" style:family="graphic" style:parent-style-name="OLE">
      <style:graphic-properties style:vertical-pos="top" style:vertical-rel="baseline" draw:ole-draw-aspect="1" draw:visible-area-width="5.1528in" draw:visible-area-height="6.7083in"/>
    </style:style>
    <style:style style:name="fr11" style:family="graphic" style:parent-style-name="OLE">
      <style:graphic-properties style:vertical-pos="top" style:vertical-rel="baseline" draw:ole-draw-aspect="1" draw:visible-area-width="5.3335in" draw:visible-area-height="7.1807in"/>
    </style:style>
    <style:style style:name="fr12" style:family="graphic" style:parent-style-name="OLE">
      <style:graphic-properties style:vertical-pos="top" style:vertical-rel="baseline" draw:ole-draw-aspect="1" draw:visible-area-width="5.1945in" draw:visible-area-height="5.8193in"/>
    </style:style>
    <style:style style:name="fr13" style:family="graphic" style:parent-style-name="OLE">
      <style:graphic-properties style:vertical-pos="top" style:vertical-rel="baseline" draw:ole-draw-aspect="1" draw:visible-area-width="4.9583in" draw:visible-area-height="3.9307in"/>
    </style:style>
    <style:style style:name="fr14" style:family="graphic" style:parent-style-name="OLE">
      <style:graphic-properties style:vertical-pos="top" style:vertical-rel="baseline" draw:ole-draw-aspect="1" draw:visible-area-width="4.6807in" draw:visible-area-height="5.0138in"/>
    </style:style>
    <style:style style:name="fr15" style:family="graphic" style:parent-style-name="OLE">
      <style:graphic-properties style:vertical-pos="top" style:vertical-rel="baseline" draw:ole-draw-aspect="1" draw:visible-area-width="4.9165in" draw:visible-area-height="5.3472in"/>
    </style:style>
    <style:style style:name="fr16" style:family="graphic" style:parent-style-name="OLE">
      <style:graphic-properties style:vertical-pos="top" style:vertical-rel="baseline" draw:ole-draw-aspect="1" draw:visible-area-width="3.8472in" draw:visible-area-height="2.6252in"/>
    </style:style>
    <style:style style:name="fr17" style:family="graphic" style:parent-style-name="OLE">
      <style:graphic-properties style:vertical-pos="top" style:vertical-rel="baseline" draw:ole-draw-aspect="1" draw:visible-area-width="5.639in" draw:visible-area-height="5.1665in"/>
    </style:style>
    <style:style style:name="fr18" style:family="graphic" style:parent-style-name="OLE">
      <style:graphic-properties style:vertical-pos="top" style:vertical-rel="baseline" draw:ole-draw-aspect="1" draw:visible-area-width="3.0972in" draw:visible-area-height="2.1665in"/>
    </style:style>
    <style:style style:name="fr19" style:family="graphic" style:parent-style-name="OLE">
      <style:graphic-properties style:vertical-pos="top" style:vertical-rel="baseline" draw:ole-draw-aspect="1" draw:visible-area-width="4.75in" draw:visible-area-height="5.0555in"/>
    </style:style>
    <style:style style:name="fr20" style:family="graphic" style:parent-style-name="OLE">
      <style:graphic-properties style:vertical-pos="top" style:vertical-rel="baseline" draw:ole-draw-aspect="1" draw:visible-area-width="4.889in" draw:visible-area-height="4.028in"/>
    </style:style>
    <style:style style:name="fr21" style:family="graphic" style:parent-style-name="OLE">
      <style:graphic-properties style:vertical-pos="top" style:vertical-rel="baseline" draw:ole-draw-aspect="1" draw:visible-area-width="4in" draw:visible-area-height="8.278in"/>
    </style:style>
    <style:style style:name="fr22" style:family="graphic" style:parent-style-name="OLE">
      <style:graphic-properties style:vertical-pos="top" style:vertical-rel="baseline" draw:ole-draw-aspect="1" draw:visible-area-width="5.2638in" draw:visible-area-height="7.639in"/>
    </style:style>
    <style:style style:name="fr23" style:family="graphic" style:parent-style-name="OLE">
      <style:graphic-properties style:vertical-pos="top" style:vertical-rel="baseline" draw:ole-draw-aspect="1" draw:visible-area-width="4.8335in" draw:visible-area-height="4.028in"/>
    </style:style>
    <style:style style:name="fr24" style:family="graphic" style:parent-style-name="OLE">
      <style:graphic-properties style:vertical-pos="top" style:vertical-rel="baseline" draw:ole-draw-aspect="1" draw:visible-area-width="4.639in" draw:visible-area-height="5.1252in"/>
    </style:style>
    <style:style style:name="fr25" style:family="graphic" style:parent-style-name="OLE">
      <style:graphic-properties style:vertical-pos="top" style:vertical-rel="baseline" draw:ole-draw-aspect="1" draw:visible-area-width="4.8193in" draw:visible-area-height="4.5835in"/>
    </style:style>
    <style:style style:name="fr26" style:family="graphic" style:parent-style-name="OLE">
      <style:graphic-properties style:vertical-pos="top" style:vertical-rel="baseline" draw:ole-draw-aspect="1" draw:visible-area-width="4.6252in" draw:visible-area-height="4.6665in"/>
    </style:style>
    <style:style style:name="fr27" style:family="graphic" style:parent-style-name="OLE">
      <style:graphic-properties style:vertical-pos="top" style:vertical-rel="baseline" draw:ole-draw-aspect="1" draw:visible-area-width="4.75in" draw:visible-area-height="5.278in"/>
    </style:style>
    <style:style style:name="fr28" style:family="graphic" style:parent-style-name="OLE">
      <style:graphic-properties style:vertical-pos="top" style:vertical-rel="baseline" draw:ole-draw-aspect="1" draw:visible-area-width="3.7638in" draw:visible-area-height="5.5693in"/>
    </style:style>
    <style:style style:name="fr29" style:family="graphic" style:parent-style-name="OLE">
      <style:graphic-properties style:vertical-pos="top" style:vertical-rel="baseline" draw:ole-draw-aspect="1" draw:visible-area-width="5.0138in" draw:visible-area-height="3.8335in"/>
    </style:style>
    <style:style style:name="fr30" style:family="graphic" style:parent-style-name="OLE">
      <style:graphic-properties style:vertical-pos="top" style:vertical-rel="baseline" draw:ole-draw-aspect="1" draw:visible-area-width="2.972in" draw:visible-area-height="4.2917in"/>
    </style:style>
    <style:style style:name="fr31" style:family="graphic" style:parent-style-name="OLE">
      <style:graphic-properties style:vertical-pos="top" style:vertical-rel="baseline" draw:ole-draw-aspect="1" draw:visible-area-width="2.5417in" draw:visible-area-height="4.111in"/>
    </style:style>
    <style:style style:name="fr32" style:family="graphic" style:parent-style-name="OLE">
      <style:graphic-properties style:vertical-pos="top" style:vertical-rel="baseline" draw:ole-draw-aspect="1" draw:visible-area-width="2.8752in" draw:visible-area-height="2.9165in"/>
    </style:style>
    <style:style style:name="fr33" style:family="graphic" style:parent-style-name="OLE">
      <style:graphic-properties style:vertical-pos="top" style:vertical-rel="baseline" draw:ole-draw-aspect="1" draw:visible-area-width="5.5in" draw:visible-area-height="3.4028in"/>
    </style:style>
    <style:style style:name="fr34" style:family="graphic" style:parent-style-name="OLE">
      <style:graphic-properties style:vertical-pos="top" style:vertical-rel="baseline" draw:ole-draw-aspect="1" draw:visible-area-width="2.389in" draw:visible-area-height="2.8055in"/>
    </style:style>
    <style:style style:name="fr35" style:family="graphic" style:parent-style-name="OLE">
      <style:graphic-properties style:vertical-pos="top" style:vertical-rel="baseline" draw:ole-draw-aspect="1" draw:visible-area-width="5.4028in" draw:visible-area-height="3.1807in"/>
    </style:style>
    <style:style style:name="fr36" style:family="graphic" style:parent-style-name="OLE">
      <style:graphic-properties style:vertical-pos="top" style:vertical-rel="baseline" draw:ole-draw-aspect="1" draw:visible-area-width="4.9445in" draw:visible-area-height="3.778in"/>
    </style:style>
    <style:style style:name="fr37" style:family="graphic" style:parent-style-name="OLE">
      <style:graphic-properties style:vertical-pos="top" style:vertical-rel="baseline" draw:ole-draw-aspect="1" draw:visible-area-width="5.028in" draw:visible-area-height="5.1807in"/>
    </style:style>
    <style:style style:name="fr38" style:family="graphic" style:parent-style-name="OLE">
      <style:graphic-properties style:vertical-pos="top" style:vertical-rel="baseline" draw:ole-draw-aspect="1" draw:visible-area-width="4.6945in" draw:visible-area-height="3.9862in"/>
    </style:style>
    <style:style style:name="fr39" style:family="graphic" style:parent-style-name="OLE">
      <style:graphic-properties style:vertical-pos="top" style:vertical-rel="baseline" draw:ole-draw-aspect="1" draw:visible-area-width="5.4028in" draw:visible-area-height="5.1252in"/>
    </style:style>
    <style:style style:name="fr40" style:family="graphic" style:parent-style-name="OLE">
      <style:graphic-properties style:vertical-pos="middle" style:vertical-rel="text" draw:ole-draw-aspect="1" draw:visible-area-width="3.0693in" draw:visible-area-height="0.4583in"/>
    </style:style>
    <style:style style:name="fr41" style:family="graphic" style:parent-style-name="OLE">
      <style:graphic-properties style:vertical-pos="top" style:vertical-rel="baseline" draw:ole-draw-aspect="1" draw:visible-area-width="0.3472in" draw:visible-area-height="0.2362in"/>
    </style:style>
    <style:style style:name="fr42" style:family="graphic" style:parent-style-name="OLE">
      <style:graphic-properties style:vertical-pos="top" style:vertical-rel="baseline" draw:ole-draw-aspect="1" draw:visible-area-width="0.3335in" draw:visible-area-height="0.2917in"/>
    </style:style>
    <style:style style:name="fr43" style:family="graphic" style:parent-style-name="OLE">
      <style:graphic-properties style:vertical-pos="top" style:vertical-rel="baseline" draw:ole-draw-aspect="1" draw:visible-area-width="0.2638in" draw:visible-area-height="0.2638in"/>
    </style:style>
    <style:style style:name="fr44" style:family="graphic" style:parent-style-name="OLE">
      <style:graphic-properties style:vertical-pos="top" style:vertical-rel="baseline" draw:ole-draw-aspect="1" draw:visible-area-width="0.0972in" draw:visible-area-height="0.1807in"/>
    </style:style>
    <style:style style:name="fr45" style:family="graphic" style:parent-style-name="OLE">
      <style:graphic-properties style:vertical-pos="top" style:vertical-rel="baseline" draw:ole-draw-aspect="1" draw:visible-area-width="0.1665in" draw:visible-area-height="0.2083in"/>
    </style:style>
    <style:style style:name="fr46" style:family="graphic" style:parent-style-name="OLE">
      <style:graphic-properties style:vertical-pos="middle" style:vertical-rel="text" draw:ole-draw-aspect="1" draw:visible-area-width="5.278in" draw:visible-area-height="0.4028in"/>
    </style:style>
    <style:style style:name="fr47" style:family="graphic" style:parent-style-name="OLE">
      <style:graphic-properties style:vertical-pos="top" style:vertical-rel="baseline" draw:ole-draw-aspect="1" draw:visible-area-width="0.25in" draw:visible-area-height="0.2917in"/>
    </style:style>
    <style:style style:name="fr48" style:family="graphic" style:parent-style-name="OLE">
      <style:graphic-properties style:vertical-pos="top" style:vertical-rel="baseline" draw:ole-draw-aspect="1" draw:visible-area-width="0.1665in" draw:visible-area-height="0.1945in"/>
    </style:style>
    <style:style style:name="fr49" style:family="graphic" style:parent-style-name="OLE">
      <style:graphic-properties style:vertical-pos="top" style:vertical-rel="baseline" draw:ole-draw-aspect="1" draw:visible-area-width="0.0972in" draw:visible-area-height="0.2362in"/>
    </style:style>
    <style:style style:name="fr50" style:family="graphic" style:parent-style-name="OLE">
      <style:graphic-properties style:vertical-pos="middle" style:vertical-rel="text" draw:ole-draw-aspect="1" draw:visible-area-width="2.3193in" draw:visible-area-height="0.389in"/>
    </style:style>
    <style:style style:name="fr51" style:family="graphic" style:parent-style-name="OLE">
      <style:graphic-properties style:vertical-pos="top" style:vertical-rel="baseline" draw:ole-draw-aspect="1" draw:visible-area-width="0.1807in" draw:visible-area-height="0.2083in"/>
    </style:style>
    <style:style style:name="fr52" style:family="graphic" style:parent-style-name="OLE">
      <style:graphic-properties style:vertical-pos="top" style:vertical-rel="baseline" draw:ole-draw-aspect="1" draw:visible-area-width="5.5in" draw:visible-area-height="8.139in"/>
    </style:style>
    <style:style style:name="fr53" style:family="graphic" style:parent-style-name="OLE">
      <style:graphic-properties style:vertical-pos="top" style:vertical-rel="baseline" draw:ole-draw-aspect="1" draw:visible-area-width="5.4307in" draw:visible-area-height="5.861in"/>
    </style:style>
    <style:style style:name="fr54" style:family="graphic" style:parent-style-name="OLE">
      <style:graphic-properties style:vertical-pos="top" style:vertical-rel="baseline" draw:ole-draw-aspect="1" draw:visible-area-width="6.0555in" draw:visible-area-height="6.0417in"/>
    </style:style>
    <style:style style:name="fr55" style:family="graphic" style:parent-style-name="OLE">
      <style:graphic-properties style:vertical-pos="top" style:vertical-rel="baseline" draw:ole-draw-aspect="1" draw:visible-area-width="4.9028in" draw:visible-area-height="6.7917in"/>
    </style:style>
    <style:style style:name="fr56" style:family="graphic" style:parent-style-name="OLE">
      <style:graphic-properties style:vertical-pos="top" style:vertical-rel="baseline" draw:ole-draw-aspect="1" draw:visible-area-width="3.3055in" draw:visible-area-height="2.1807in"/>
    </style:style>
    <style:style style:name="fr57" style:family="graphic" style:parent-style-name="OLE">
      <style:graphic-properties style:vertical-pos="top" style:vertical-rel="baseline" draw:ole-draw-aspect="1" draw:visible-area-width="5.111in" draw:visible-area-height="7.6252in"/>
    </style:style>
    <style:style style:name="fr58" style:family="graphic" style:parent-style-name="OLE">
      <style:graphic-properties style:vertical-pos="top" style:vertical-rel="baseline" draw:ole-draw-aspect="1" draw:visible-area-width="5.3055in" draw:visible-area-height="4.0138in"/>
    </style:style>
    <style:style style:name="fr59" style:family="graphic" style:parent-style-name="OLE">
      <style:graphic-properties style:vertical-pos="top" style:vertical-rel="baseline" draw:ole-draw-aspect="1" draw:visible-area-width="3.778in" draw:visible-area-height="2.9583in"/>
    </style:style>
    <style:style style:name="fr60" style:family="graphic" style:parent-style-name="OLE">
      <style:graphic-properties style:vertical-pos="top" style:vertical-rel="baseline" draw:ole-draw-aspect="1" draw:visible-area-width="5.5138in" draw:visible-area-height="7.6945in"/>
    </style:style>
    <style:style style:name="fr61" style:family="graphic" style:parent-style-name="OLE">
      <style:graphic-properties style:vertical-pos="top" style:vertical-rel="baseline" draw:ole-draw-aspect="1" draw:visible-area-width="5.3193in" draw:visible-area-height="8.528in"/>
    </style:style>
    <style:style style:name="fr62" style:family="graphic" style:parent-style-name="OLE">
      <style:graphic-properties style:vertical-pos="top" style:vertical-rel="baseline" draw:ole-draw-aspect="1" draw:visible-area-width="5.7362in" draw:visible-area-height="8.5417in"/>
    </style:style>
    <style:style style:name="fr63" style:family="graphic" style:parent-style-name="OLE">
      <style:graphic-properties style:vertical-pos="top" style:vertical-rel="baseline" draw:ole-draw-aspect="1" draw:visible-area-width="5.7083in" draw:visible-area-height="8.4028in"/>
    </style:style>
    <style:style style:name="fr64" style:family="graphic" style:parent-style-name="OLE">
      <style:graphic-properties style:vertical-pos="top" style:vertical-rel="baseline" draw:ole-draw-aspect="1" draw:visible-area-width="5.3055in" draw:visible-area-height="7.2083in"/>
    </style:style>
    <style:style style:name="fr65" style:family="graphic" style:parent-style-name="OLE">
      <style:graphic-properties style:vertical-pos="top" style:vertical-rel="baseline" draw:ole-draw-aspect="1" draw:visible-area-width="3.278in" draw:visible-area-height="5.9307in"/>
    </style:style>
    <style:style style:name="fr66" style:family="graphic" style:parent-style-name="OLE">
      <style:graphic-properties style:vertical-pos="top" style:vertical-rel="baseline" draw:ole-draw-aspect="1" draw:visible-area-width="4.9862in" draw:visible-area-height="6.9445in"/>
    </style:style>
    <style:style style:name="fr67" style:family="graphic" style:parent-style-name="OLE">
      <style:graphic-properties style:vertical-pos="top" style:vertical-rel="baseline" draw:ole-draw-aspect="1" draw:visible-area-width="4.8752in" draw:visible-area-height="6.9445in"/>
    </style:style>
    <style:style style:name="fr68" style:family="graphic" style:parent-style-name="OLE">
      <style:graphic-properties style:vertical-pos="top" style:vertical-rel="baseline" draw:ole-draw-aspect="1" draw:visible-area-width="5.0555in" draw:visible-area-height="8.2362in"/>
    </style:style>
    <style:style style:name="fr69" style:family="graphic" style:parent-style-name="OLE">
      <style:graphic-properties style:vertical-pos="top" style:vertical-rel="baseline" draw:ole-draw-aspect="1" draw:visible-area-width="5.4307in" draw:visible-area-height="8.111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cument de conception</text:p>
      <text:p text:style-name="P2">TRIO_U <text:s/>Version 1</text:p>
      <text:p text:style-name="base"/>
      <text:p text:style-name="P22">Juillet 1996</text:p>
      <text:p text:style-name="P22"/>
      <text:p text:style-name="P22"/>
      <text:p text:style-name="P24">M. Farvacque , Ph. Emonot, O. Cueto</text:p>
      <text:p text:style-name="P22"/>
      <text:p text:style-name="P22"/>
      <text:p text:style-name="P22"/>
      <text:p text:style-name="P22"/>
      <text:p text:style-name="P22"/>
      <text:p text:style-name="P22"/>
      <text:p text:style-name="P25">STR/LMTL/96-20</text:p>
      <text:p text:style-name="P26"/>
      <text:p text:style-name="P26"/>
      <text:p text:style-name="P26"/>
      <text:p text:style-name="P38">Table des matière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63"><text:a xlink:type="simple" xlink:href="#__RefHeading__1_1245104832" text:style-name="Index_20_Link" text:visited-style-name="Index_20_Link">INTRODUCTION<text:tab/>5</text:a></text:p>
          <text:p text:style-name="P64"><text:a xlink:type="simple" xlink:href="#__RefHeading__3_1245104832" text:style-name="Index_20_Link" text:visited-style-name="Index_20_Link">1. Les concepts de l'approche objet<text:tab/>5</text:a></text:p>
          <text:p text:style-name="P64"><text:a xlink:type="simple" xlink:href="#__RefHeading__5_1245104832" text:style-name="Index_20_Link" text:visited-style-name="Index_20_Link">2. Modèle objet OMT<text:tab/>6</text:a></text:p>
          <text:p text:style-name="P64"><text:a xlink:type="simple" xlink:href="#__RefHeading__7_1245104832" text:style-name="Index_20_Link" text:visited-style-name="Index_20_Link">3. Structure de TRIO_U Version 1<text:tab/>8</text:a></text:p>
          <text:p text:style-name="P64"><text:a xlink:type="simple" xlink:href="#__RefHeading__9_1245104832" text:style-name="Index_20_Link" text:visited-style-name="Index_20_Link">4. Notations du document<text:tab/>8</text:a></text:p>
          <text:p text:style-name="P64"><text:a xlink:type="simple" xlink:href="#__RefHeading__11_1245104832" text:style-name="Index_20_Link" text:visited-style-name="Index_20_Link">5. Si vous voulez des précisions<text:tab/>8</text:a></text:p>
          <text:p text:style-name="P63"><text:a xlink:type="simple" xlink:href="#__RefHeading__13_1245104832" text:style-name="Index_20_Link" text:visited-style-name="Index_20_Link">TRIO_U : LE <text:s/>NOYAU<text:tab/>9</text:a></text:p>
          <text:p text:style-name="P64"><text:a xlink:type="simple" xlink:href="#__RefHeading__15_1245104832" text:style-name="Index_20_Link" text:visited-style-name="Index_20_Link">1-NOYAU : LES PROBLEMES<text:tab/>10</text:a></text:p>
          <text:p text:style-name="P64"><text:a xlink:type="simple" xlink:href="#__RefHeading__17_1245104832" text:style-name="Index_20_Link" text:visited-style-name="Index_20_Link">2-NOYAU : LES EQUATIONS<text:tab/>13</text:a></text:p>
          <text:p text:style-name="P64"><text:a xlink:type="simple" xlink:href="#__RefHeading__19_1245104832" text:style-name="Index_20_Link" text:visited-style-name="Index_20_Link">3-NOYAU : LES OPERATEURS<text:tab/>16</text:a></text:p>
          <text:p text:style-name="P64"><text:a xlink:type="simple" xlink:href="#__RefHeading__21_1245104832" text:style-name="Index_20_Link" text:visited-style-name="Index_20_Link">4-NOYAU : LES SOURCES<text:tab/>19</text:a></text:p>
          <text:p text:style-name="P64"><text:a xlink:type="simple" xlink:href="#__RefHeading__23_1245104832" text:style-name="Index_20_Link" text:visited-style-name="Index_20_Link">5-NOYAU : SOLVEUR MASSE<text:tab/>21</text:a></text:p>
          <text:p text:style-name="P64"><text:a xlink:type="simple" xlink:href="#__RefHeading__25_1245104832" text:style-name="Index_20_Link" text:visited-style-name="Index_20_Link">6-NOYAU : MILIEU<text:tab/>22</text:a></text:p>
          <text:p text:style-name="P64"><text:a xlink:type="simple" xlink:href="#__RefHeading__27_1245104832" text:style-name="Index_20_Link" text:visited-style-name="Index_20_Link">7-NOYAU : DISCRETISATION EN TEMPS<text:tab/>23</text:a></text:p>
          <text:p text:style-name="P64"><text:a xlink:type="simple" xlink:href="#__RefHeading__29_1245104832" text:style-name="Index_20_Link" text:visited-style-name="Index_20_Link">8-NOYAU: DISCRETISATION EN ESPACE<text:tab/>24</text:a></text:p>
          <text:p text:style-name="P65"><text:a xlink:type="simple" xlink:href="#__RefHeading__31_1245104832" text:style-name="Index_20_Link" text:visited-style-name="Index_20_Link">8.1 La discrétisation<text:tab/>24</text:a></text:p>
          <text:p text:style-name="P65"><text:a xlink:type="simple" xlink:href="#__RefHeading__33_1245104832" text:style-name="Index_20_Link" text:visited-style-name="Index_20_Link">8.2 Le Domaine discrétisé<text:tab/>25</text:a></text:p>
          <text:p text:style-name="P65"><text:a xlink:type="simple" xlink:href="#__RefHeading__35_1245104832" text:style-name="Index_20_Link" text:visited-style-name="Index_20_Link">8.3 Discrétisation des zones :<text:tab/>25</text:a></text:p>
          <text:p text:style-name="P65"><text:a xlink:type="simple" xlink:href="#__RefHeading__37_1245104832" text:style-name="Index_20_Link" text:visited-style-name="Index_20_Link">8.4 <text:s/>Discrétisation des Frontières :<text:tab/>26</text:a></text:p>
          <text:p text:style-name="P65"><text:a xlink:type="simple" xlink:href="#__RefHeading__39_1245104832" text:style-name="Index_20_Link" text:visited-style-name="Index_20_Link">8.5 Discrétisation des conditions limites:<text:tab/>27</text:a></text:p>
          <text:p text:style-name="P64"><text:a xlink:type="simple" xlink:href="#__RefHeading__41_1245104832" text:style-name="Index_20_Link" text:visited-style-name="Index_20_Link">9-NOYAU : CONDITIONS LIMITES<text:tab/>28</text:a></text:p>
          <text:p text:style-name="P64"><text:a xlink:type="simple" xlink:href="#__RefHeading__43_1245104832" text:style-name="Index_20_Link" text:visited-style-name="Index_20_Link">10-NOYAU : LES CHAMPS<text:tab/>29</text:a></text:p>
          <text:p text:style-name="P65"><text:a xlink:type="simple" xlink:href="#__RefHeading__45_1245104832" text:style-name="Index_20_Link" text:visited-style-name="Index_20_Link">10.1 <text:s/>Champ_Inc<text:tab/>29</text:a></text:p>
          <text:p text:style-name="P65"><text:a xlink:type="simple" xlink:href="#__RefHeading__47_1245104832" text:style-name="Index_20_Link" text:visited-style-name="Index_20_Link">10.2 <text:s/>Champ_Don<text:tab/>30</text:a></text:p>
          <text:p text:style-name="P65"><text:a xlink:type="simple" xlink:href="#__RefHeading__49_1245104832" text:style-name="Index_20_Link" text:visited-style-name="Index_20_Link">10.3 <text:s/>Champ_Fonc<text:tab/>30</text:a></text:p>
          <text:p text:style-name="P65"><text:a xlink:type="simple" xlink:href="#__RefHeading__51_1245104832" text:style-name="Index_20_Link" text:visited-style-name="Index_20_Link">10.4 Champ_front<text:tab/>30</text:a></text:p>
          <text:p text:style-name="P64"><text:a xlink:type="simple" xlink:href="#__RefHeading__53_1245104832" text:style-name="Index_20_Link" text:visited-style-name="Index_20_Link">11-NOYAU : POSTRAITEMENT<text:tab/>37</text:a></text:p>
          <text:p text:style-name="P65"><text:a xlink:type="simple" xlink:href="#__RefHeading__55_1245104832" text:style-name="Index_20_Link" text:visited-style-name="Index_20_Link">11.1 <text:s text:c="2"/>Postraitement<text:tab/>37</text:a></text:p>
          <text:p text:style-name="P65"><text:a xlink:type="simple" xlink:href="#__RefHeading__57_1245104832" text:style-name="Index_20_Link" text:visited-style-name="Index_20_Link">11.2 <text:s text:c="2"/>Sonde<text:tab/>38</text:a></text:p>
          <text:p text:style-name="P65"><text:a xlink:type="simple" xlink:href="#__RefHeading__59_1245104832" text:style-name="Index_20_Link" text:visited-style-name="Index_20_Link">11.3 <text:s text:c="2"/>Operateur_Statistique_tps<text:tab/>39</text:a></text:p>
          <text:p text:style-name="P65"><text:a xlink:type="simple" xlink:href="#__RefHeading__61_1245104832" text:style-name="Index_20_Link" text:visited-style-name="Index_20_Link">11.4 <text:s/>Champ_Post<text:tab/>40</text:a></text:p>
          <text:p text:style-name="P63"><text:a xlink:type="simple" xlink:href="#__RefHeading__63_1245104832" text:style-name="Index_20_Link" text:visited-style-name="Index_20_Link">TRIO_U : Champs<text:tab/>41</text:a></text:p>
          <text:p text:style-name="P64"><text:a xlink:type="simple" xlink:href="#__RefHeading__65_1245104832" text:style-name="Index_20_Link" text:visited-style-name="Index_20_Link">1- Champ_Uniforme<text:tab/>42</text:a></text:p>
          <text:p text:style-name="P64"><text:a xlink:type="simple" xlink:href="#__RefHeading__67_1245104832" text:style-name="Index_20_Link" text:visited-style-name="Index_20_Link">2- Champ_front_uniforme<text:tab/>43</text:a></text:p>
          <text:p text:style-name="P63"><text:a xlink:type="simple" xlink:href="#__RefHeading__69_1245104832" text:style-name="Index_20_Link" text:visited-style-name="Index_20_Link">TRIO_U : Champs_dis<text:tab/>45</text:a></text:p>
          <text:p text:style-name="P64"><text:a xlink:type="simple" xlink:href="#__RefHeading__71_1245104832" text:style-name="Index_20_Link" text:visited-style-name="Index_20_Link">1- Discrétisation des Champ_Inc<text:tab/>46</text:a></text:p>
          <text:p text:style-name="P64"><text:a xlink:type="simple" xlink:href="#__RefHeading__73_1245104832" text:style-name="Index_20_Link" text:visited-style-name="Index_20_Link">2- Discrétisation des Champ_Fonc<text:tab/>47</text:a></text:p>
          <text:p text:style-name="P63"><text:a xlink:type="simple" xlink:href="#__RefHeading__75_1245104832" text:style-name="Index_20_Link" text:visited-style-name="Index_20_Link">TRIO_U : Statistiques_temps<text:tab/>49</text:a></text:p>
          <text:p text:style-name="P64"><text:a xlink:type="simple" xlink:href="#__RefHeading__77_1245104832" text:style-name="Index_20_Link" text:visited-style-name="Index_20_Link"><text:s/>Moyenne et Ecart type d'un champ<text:tab/>50</text:a></text:p>
          <text:p text:style-name="P63"><text:a xlink:type="simple" xlink:href="#__RefHeading__79_1245104832" text:style-name="Index_20_Link" text:visited-style-name="Index_20_Link">TRIO_U : ThHYD<text:tab/>51</text:a></text:p>
          <text:p text:style-name="P64"><text:a xlink:type="simple" xlink:href="#__RefHeading__81_1245104832" text:style-name="Index_20_Link" text:visited-style-name="Index_20_Link">1- ThHyd : LES PROBLEMES<text:tab/>52</text:a></text:p>
          <text:p text:style-name="P65"><text:a xlink:type="simple" xlink:href="#__RefHeading__83_1245104832" text:style-name="Index_20_Link" text:visited-style-name="Index_20_Link">1.1 <text:s/>Problèmes thermohydrauliques traités en laminaire :<text:tab/>52</text:a></text:p>
          <text:p text:style-name="P65"><text:a xlink:type="simple" xlink:href="#__RefHeading__85_1245104832" text:style-name="Index_20_Link" text:visited-style-name="Index_20_Link">1.2 <text:s/>Problèmes thermohydrauliques traités avec un modèle de turbulence :<text:tab/>52</text:a></text:p>
          <text:p text:style-name="P64"><text:a xlink:type="simple" xlink:href="#__RefHeading__87_1245104832" text:style-name="Index_20_Link" text:visited-style-name="Index_20_Link">2- ThHyd : LES EQUATIONS<text:tab/>56</text:a></text:p>
          <text:p text:style-name="P65"><text:a xlink:type="simple" xlink:href="#__RefHeading__89_1245104832" text:style-name="Index_20_Link" text:visited-style-name="Index_20_Link">2.1 Les équations de Navier_Stokes<text:tab/>56</text:a></text:p>
          <text:p text:style-name="P65"><text:a xlink:type="simple" xlink:href="#__RefHeading__91_1245104832" text:style-name="Index_20_Link" text:visited-style-name="Index_20_Link">2.2 Les équations de Convection_Diffusion<text:tab/>57</text:a></text:p>
          <text:p text:style-name="P65"><text:a xlink:type="simple" xlink:href="#__RefHeading__93_1245104832" text:style-name="Index_20_Link" text:visited-style-name="Index_20_Link">2.3 Equations de transport pour K, </text:a><text:a xlink:type="simple" xlink:href="#__RefHeading__93_1245104832" text:style-name="Index_20_Link" text:visited-style-name="Index_20_Link"><text:span text:style-name="T10"></text:span></text:a><text:a xlink:type="simple" xlink:href="#__RefHeading__93_1245104832" text:style-name="Index_20_Link" text:visited-style-name="Index_20_Link"> :<text:tab/>58</text:a></text:p>
          <text:p text:style-name="P64"><text:a xlink:type="simple" xlink:href="#__RefHeading__95_1245104832" text:style-name="Index_20_Link" text:visited-style-name="Index_20_Link">3- ThHyd : MILIEU<text:tab/>63</text:a></text:p>
          <text:p text:style-name="P64"><text:a xlink:type="simple" xlink:href="#__RefHeading__97_1245104832" text:style-name="Index_20_Link" text:visited-style-name="Index_20_Link">4- ThHyd : Discrétisation<text:tab/>70</text:a></text:p>
          <text:p text:style-name="P64"><text:a xlink:type="simple" xlink:href="#__RefHeading__99_1245104832" text:style-name="Index_20_Link" text:visited-style-name="Index_20_Link">5- ThHyd : CONDITIONS LIMITES<text:tab/>72</text:a></text:p>
          <text:p text:style-name="P65"><text:a xlink:type="simple" xlink:href="#__RefHeading__101_1245104832" text:style-name="Index_20_Link" text:visited-style-name="Index_20_Link">5.1 <text:s/>Conditions limites de type Dirichlet<text:tab/>72</text:a></text:p>
          <text:p text:style-name="P65"><text:a xlink:type="simple" xlink:href="#__RefHeading__103_1245104832" text:style-name="Index_20_Link" text:visited-style-name="Index_20_Link">5.2 <text:s/>Conditions limites de type Neumann<text:tab/>72</text:a></text:p>
          <text:p text:style-name="P65"><text:a xlink:type="simple" xlink:href="#__RefHeading__105_1245104832" text:style-name="Index_20_Link" text:visited-style-name="Index_20_Link">5.3 <text:s/>Conditions limites de Symetrie<text:tab/>73</text:a></text:p>
          <text:p text:style-name="P65"><text:soft-page-break/><text:a xlink:type="simple" xlink:href="#__RefHeading__107_1245104832" text:style-name="Index_20_Link" text:visited-style-name="Index_20_Link">5.4 <text:s/>Conditions limites de type Echange_impose <text:s/><text:tab/>73</text:a></text:p>
          <text:p text:style-name="P64"><text:a xlink:type="simple" xlink:href="#__RefHeading__109_1245104832" text:style-name="Index_20_Link" text:visited-style-name="Index_20_Link">6- ThHYd : SOLVEUR PRESSION<text:tab/>84</text:a></text:p>
          <text:p text:style-name="P64"><text:a xlink:type="simple" xlink:href="#__RefHeading__111_1245104832" text:style-name="Index_20_Link" text:visited-style-name="Index_20_Link">7- ThHyd : MODELES DE TURBULENCE<text:tab/>87</text:a></text:p>
          <text:p text:style-name="P65"><text:a xlink:type="simple" xlink:href="#__RefHeading__113_1245104832" text:style-name="Index_20_Link" text:visited-style-name="Index_20_Link">7.1 Modèles de turbulence (hyd)<text:tab/>87</text:a></text:p>
          <text:p text:style-name="P65"><text:a xlink:type="simple" xlink:href="#__RefHeading__115_1245104832" text:style-name="Index_20_Link" text:visited-style-name="Index_20_Link">7.2 Modèles de turbulence (scalaire)<text:tab/>87</text:a></text:p>
          <text:p text:style-name="P65"><text:a xlink:type="simple" xlink:href="#__RefHeading__117_1245104832" text:style-name="Index_20_Link" text:visited-style-name="Index_20_Link">7.3 Lois de paroi<text:tab/>88</text:a></text:p>
          <text:p text:style-name="P64"><text:a xlink:type="simple" xlink:href="#__RefHeading__119_1245104832" text:style-name="Index_20_Link" text:visited-style-name="Index_20_Link">8- ThHyd : Termes SOURCE<text:tab/>96</text:a></text:p>
          <text:p text:style-name="P65"><text:a xlink:type="simple" xlink:href="#__RefHeading__121_1245104832" text:style-name="Index_20_Link" text:visited-style-name="Index_20_Link">8.1 Boussinesq<text:tab/>96</text:a></text:p>
          <text:p text:style-name="P64"><text:a xlink:type="simple" xlink:href="#__RefHeading__123_1245104832" text:style-name="Index_20_Link" text:visited-style-name="Index_20_Link">8.2 Puissance thermique<text:tab/>99</text:a></text:p>
          <text:p text:style-name="P63"><text:a xlink:type="simple" xlink:href="#__RefHeading__125_1245104832" text:style-name="Index_20_Link" text:visited-style-name="Index_20_Link">TRIO_U : ThSol<text:tab/>100</text:a></text:p>
          <text:p text:style-name="P64"><text:a xlink:type="simple" xlink:href="#__RefHeading__127_1245104832" text:style-name="Index_20_Link" text:visited-style-name="Index_20_Link">1- ThSol : LES PROBLEMES<text:tab/>101</text:a></text:p>
          <text:p text:style-name="P64"><text:a xlink:type="simple" xlink:href="#__RefHeading__129_1245104832" text:style-name="Index_20_Link" text:visited-style-name="Index_20_Link">2- ThSol : LES EQUATIONS<text:tab/>102</text:a></text:p>
          <text:p text:style-name="P64"><text:a xlink:type="simple" xlink:href="#__RefHeading__131_1245104832" text:style-name="Index_20_Link" text:visited-style-name="Index_20_Link">3- ThSol : MILIEU<text:tab/>105</text:a></text:p>
          <text:p text:style-name="P64"><text:a xlink:type="simple" xlink:href="#__RefHeading__133_1245104832" text:style-name="Index_20_Link" text:visited-style-name="Index_20_Link">4- ThSol : Discrétisation<text:tab/>108</text:a></text:p>
          <text:p text:style-name="P63"><text:a xlink:type="simple" xlink:href="#__RefHeading__135_1245104832" text:style-name="Index_20_Link" text:visited-style-name="Index_20_Link">TRIO_U : OPERATEURS<text:tab/>109</text:a></text:p>
          <text:p text:style-name="P64"><text:a xlink:type="simple" xlink:href="#__RefHeading__137_1245104832" text:style-name="Index_20_Link" text:visited-style-name="Index_20_Link">1- Les opérateurs de diffusion:<text:tab/>110</text:a></text:p>
          <text:p text:style-name="P64"><text:a xlink:type="simple" xlink:href="#__RefHeading__139_1245104832" text:style-name="Index_20_Link" text:visited-style-name="Index_20_Link">2- Les opérateurs de convection:<text:tab/>110</text:a></text:p>
          <text:p text:style-name="P64"><text:a xlink:type="simple" xlink:href="#__RefHeading__141_1245104832" text:style-name="Index_20_Link" text:visited-style-name="Index_20_Link">3- Les opérateurs de divergence:<text:tab/>111</text:a></text:p>
          <text:p text:style-name="P64"><text:a xlink:type="simple" xlink:href="#__RefHeading__143_1245104832" text:style-name="Index_20_Link" text:visited-style-name="Index_20_Link">4- Les opérateurs de gradient:<text:tab/>111</text:a></text:p>
          <text:p text:style-name="P63"><text:a xlink:type="simple" xlink:href="#__RefHeading__145_1245104832" text:style-name="Index_20_Link" text:visited-style-name="Index_20_Link">TRIO_U : GEOMETRIE<text:tab/>123</text:a></text:p>
          <text:p text:style-name="P64"><text:a xlink:type="simple" xlink:href="#__RefHeading__147_1245104832" text:style-name="Index_20_Link" text:visited-style-name="Index_20_Link">1- Geometrie / Domaine<text:tab/>124</text:a></text:p>
          <text:p text:style-name="P64"><text:a xlink:type="simple" xlink:href="#__RefHeading__149_1245104832" text:style-name="Index_20_Link" text:visited-style-name="Index_20_Link">2- Geometrie / Zone<text:tab/>131</text:a></text:p>
          <text:p text:style-name="P64"><text:a xlink:type="simple" xlink:href="#__RefHeading__151_1245104832" text:style-name="Index_20_Link" text:visited-style-name="Index_20_Link">3- Geometrie / Frontiere<text:tab/>132</text:a></text:p>
          <text:p text:style-name="P64"><text:a xlink:type="simple" xlink:href="#__RefHeading__153_1245104832" text:style-name="Index_20_Link" text:visited-style-name="Index_20_Link">4- Geometrie / Sous_Zone, Frontiere_utilisateur<text:tab/>133</text:a></text:p>
          <text:p text:style-name="P64"><text:a xlink:type="simple" xlink:href="#__RefHeading__155_1245104832" text:style-name="Index_20_Link" text:visited-style-name="Index_20_Link">5- Geometrie / Elem_geom<text:tab/>134</text:a></text:p>
          <text:p text:style-name="P63"><text:a xlink:type="simple" xlink:href="#__RefHeading__157_1245104832" text:style-name="Index_20_Link" text:visited-style-name="Index_20_Link">TRIO_U : Schemas_Temps<text:tab/>143</text:a></text:p>
          <text:p text:style-name="P64"><text:a xlink:type="simple" xlink:href="#__RefHeading__159_1245104832" text:style-name="Index_20_Link" text:visited-style-name="Index_20_Link">1- Schemas_Temps/ Schema_Euler_explicite<text:tab/>143</text:a></text:p>
          <text:p text:style-name="P63"><text:a xlink:type="simple" xlink:href="#__RefHeading__161_1245104832" text:style-name="Index_20_Link" text:visited-style-name="Index_20_Link">TRIO_U : VF<text:tab/>145</text:a></text:p>
          <text:p text:style-name="P64"><text:a xlink:type="simple" xlink:href="#__RefHeading__163_1245104832" text:style-name="Index_20_Link" text:visited-style-name="Index_20_Link">1- VF / Zones<text:tab/>146</text:a></text:p>
          <text:p text:style-name="P64"><text:a xlink:type="simple" xlink:href="#__RefHeading__165_1245104832" text:style-name="Index_20_Link" text:visited-style-name="Index_20_Link">2- VF / Eléments<text:tab/>149</text:a></text:p>
          <text:p text:style-name="P63"><text:a xlink:type="simple" xlink:href="#__RefHeading__167_1245104832" text:style-name="Index_20_Link" text:visited-style-name="Index_20_Link">TRIO_U : VDF<text:tab/>150</text:a></text:p>
          <text:p text:style-name="P64"><text:a xlink:type="simple" xlink:href="#__RefHeading__169_1245104832" text:style-name="Index_20_Link" text:visited-style-name="Index_20_Link">1- VDF / ZONES : Zone_VDF<text:tab/>153</text:a></text:p>
          <text:p text:style-name="P64"><text:a xlink:type="simple" xlink:href="#__RefHeading__171_1245104832" text:style-name="Index_20_Link" text:visited-style-name="Index_20_Link">2- VDF / ZONES : Zone_Cl_VDF<text:tab/>177</text:a></text:p>
          <text:p text:style-name="P64"><text:a xlink:type="simple" xlink:href="#__RefHeading__173_1245104832" text:style-name="Index_20_Link" text:visited-style-name="Index_20_Link">3- VDF / Elements <text:tab/>180</text:a></text:p>
          <text:p text:style-name="P64"><text:a xlink:type="simple" xlink:href="#__RefHeading__175_1245104832" text:style-name="Index_20_Link" text:visited-style-name="Index_20_Link">4- VDF / Discrétisation <text:tab/>181</text:a></text:p>
          <text:p text:style-name="P64"><text:a xlink:type="simple" xlink:href="#__RefHeading__177_1245104832" text:style-name="Index_20_Link" text:visited-style-name="Index_20_Link">5- VDF / Operateurs <text:tab/>182</text:a></text:p>
          <text:p text:style-name="P65"><text:a xlink:type="simple" xlink:href="#__RefHeading__179_1245104832" text:style-name="Index_20_Link" text:visited-style-name="Index_20_Link">5.1 <text:s/>Les itérateurs VDF :<text:tab/>187</text:a></text:p>
          <text:p text:style-name="P65"><text:a xlink:type="simple" xlink:href="#__RefHeading__181_1245104832" text:style-name="Index_20_Link" text:visited-style-name="Index_20_Link">5.2 <text:s/>Classes particulières des opérateurs VDF pour la diffusion :<text:tab/>199</text:a></text:p>
          <text:p text:style-name="P65"><text:a xlink:type="simple" xlink:href="#__RefHeading__183_1245104832" text:style-name="Index_20_Link" text:visited-style-name="Index_20_Link">5.3 <text:s/>Classes particulières des opérateurs VDF pour la convection:<text:tab/>213</text:a></text:p>
          <text:p text:style-name="P65"><text:a xlink:type="simple" xlink:href="#__RefHeading__185_1245104832" text:style-name="Index_20_Link" text:visited-style-name="Index_20_Link">5.4 <text:s/>Classes particulières des opérateurs VDF pour la divergence:<text:tab/>217</text:a></text:p>
          <text:p text:style-name="P65"><text:a xlink:type="simple" xlink:href="#__RefHeading__187_1245104832" text:style-name="Index_20_Link" text:visited-style-name="Index_20_Link">5.5 <text:s/>Classes particulières des opérateurs VDF pour le gradient:<text:tab/>217</text:a></text:p>
          <text:p text:style-name="P64"><text:a xlink:type="simple" xlink:href="#__RefHeading__189_1245104832" text:style-name="Index_20_Link" text:visited-style-name="Index_20_Link">6- VDF / Sources <text:tab/>221</text:a></text:p>
          <text:p text:style-name="P65"><text:a xlink:type="simple" xlink:href="#__RefHeading__191_1245104832" text:style-name="Index_20_Link" text:visited-style-name="Index_20_Link">6.1 <text:s/>Termes sources traités dans la hiérarchie des itérateurs et des évaluateurs <text:tab/>221</text:a></text:p>
          <text:p text:style-name="P65"><text:a xlink:type="simple" xlink:href="#__RefHeading__193_1245104832" text:style-name="Index_20_Link" text:visited-style-name="Index_20_Link">6.2 Termes sources VDF traités directement : <text:tab/>227</text:a></text:p>
          <text:p text:style-name="P64"><text:a xlink:type="simple" xlink:href="#__RefHeading__195_1245104832" text:style-name="Index_20_Link" text:visited-style-name="Index_20_Link">7- VDF / Solveur_Masse <text:tab/>235</text:a></text:p>
          <text:p text:style-name="P64"><text:a xlink:type="simple" xlink:href="#__RefHeading__197_1245104832" text:style-name="Index_20_Link" text:visited-style-name="Index_20_Link">8- VDF / Solveur_Pression <text:tab/>238</text:a></text:p>
          <text:p text:style-name="P64"><text:a xlink:type="simple" xlink:href="#__RefHeading__199_1245104832" text:style-name="Index_20_Link" text:visited-style-name="Index_20_Link">9- VDF / Turbulence <text:tab/>241</text:a></text:p>
          <text:p text:style-name="P65"><text:a xlink:type="simple" xlink:href="#__RefHeading__201_1245104832" text:style-name="Index_20_Link" text:visited-style-name="Index_20_Link">9.1 Modèles de turbulence :<text:tab/>241</text:a></text:p>
          <text:p text:style-name="P65"><text:a xlink:type="simple" xlink:href="#__RefHeading__203_1245104832" text:style-name="Index_20_Link" text:visited-style-name="Index_20_Link">9.2 Lois de paroi :<text:tab/>241</text:a></text:p>
          <text:p text:style-name="P64"><text:a xlink:type="simple" xlink:href="#__RefHeading__205_1245104832" text:style-name="Index_20_Link" text:visited-style-name="Index_20_Link">10- VDF / Cond_Lim <text:tab/>247</text:a></text:p>
          <text:p text:style-name="P64"><text:a xlink:type="simple" xlink:href="#__RefHeading__207_1245104832" text:style-name="Index_20_Link" text:visited-style-name="Index_20_Link">11- VDF / Champs <text:tab/>248</text:a></text:p>
          <text:p text:style-name="P65"><text:a xlink:type="simple" xlink:href="#__RefHeading__209_1245104832" text:style-name="Index_20_Link" text:visited-style-name="Index_20_Link">11.1 Classes Champ_Inc implémentées pour les VDF: <text:tab/>248</text:a></text:p>
          <text:p text:style-name="P65"><text:a xlink:type="simple" xlink:href="#__RefHeading__211_1245104832" text:style-name="Index_20_Link" text:visited-style-name="Index_20_Link">11.2 Classes Champ_Fonc implémentées pour les VDF: <text:tab/>250</text:a></text:p>
          <text:p text:style-name="P63"><text:a xlink:type="simple" xlink:href="#__RefHeading__213_1245104832" text:style-name="Index_20_Link" text:visited-style-name="Index_20_Link">VDF / Statistiques_temps<text:tab/>253</text:a></text:p>
          <text:p text:style-name="P63"><text:a xlink:type="simple" xlink:href="#__RefHeading__215_1245104832" text:style-name="Index_20_Link" text:visited-style-name="Index_20_Link">REFERENCES<text:tab/>255</text:a></text:p>
        </text:index-body>
      </text:table-of-content>
      <text:p text:style-name="P27"><text:soft-page-break/></text:p>
      <text:p text:style-name="base"/>
      <text:p text:style-name="baseMargeGras"/>
      <text:h text:style-name="P13" text:outline-level="1"><text:bookmark-start text:name="__RefHeading__1_1245104832"/>INTRODUCTION<text:bookmark-end text:name="__RefHeading__1_1245104832"/></text:h>
      <text:p text:style-name="P26"/>
      <text:p text:style-name="P26"/>
      <text:h text:style-name="P5" text:outline-level="2"><text:bookmark-start text:name="__RefHeading__3_1245104832"/>1. Les concepts de l'approche objet<text:bookmark-end text:name="__RefHeading__3_1245104832"/></text:h>
      <text:p text:style-name="base"/>
      <text:p text:style-name="base">Ces concepts sont maintenant largement diffusés. On rappelle ici quelques définitions et on renvoie à la bibliographie pour une présentation complète de ces concepts.</text:p>
      <text:p text:style-name="base"/>
      <text:p text:style-name="base">Modélisation et conception orientées objet. J. RUMBAUGH (1995)</text:p>
      <text:p text:style-name="base">Éditions Masson. Prentice Hall</text:p>
      <text:p text:style-name="base"/>
      <text:p text:style-name="base"/>
      <text:p text:style-name="base"><text:span text:style-name="T2">Les concepts</text:span>:</text:p>
      <text:p text:style-name="base"/>
      <text:p text:style-name="base">Un <text:span text:style-name="T3">objet</text:span> <text:s/>regroupe: <text:tab/>des données, </text:p>
      <text:p text:style-name="base"><text:tab/><text:tab/><text:tab/>des traitements, </text:p>
      <text:p text:style-name="base"><text:tab/><text:tab/><text:tab/>des états, des comportements, </text:p>
      <text:p text:style-name="base"><text:tab/><text:tab/><text:tab/>d'autres objets.</text:p>
      <text:p text:style-name="base"/>
      <text:p text:style-name="base">Une <text:span text:style-name="T3">classe</text:span> <text:s/>rassemble les objets ayant les mêmes caractéristiques et les mêmes comportements.</text:p>
      <text:p text:style-name="base"/>
      <text:p text:style-name="base">Un objet fournit des <text:span text:style-name="T3">services</text:span> <text:s/>à l'extérieur.</text:p>
      <text:p text:style-name="base"/>
      <text:p text:style-name="base"><text:span text:style-name="T3">L'interface</text:span> <text:s/>d'un objet (ou la classe) est l'ensemble des services proposés par l'objet (ou la classe).</text:p>
      <text:p text:style-name="base"/>
      <text:p text:style-name="base">La <text:span text:style-name="T3">mise en oeuvre</text:span> <text:s text:c="2"/>est la réalisation de l'interface.</text:p>
      <text:p text:style-name="base"/>
      <text:p text:style-name="base">Une <text:span text:style-name="T3">requête</text:span> <text:s/>est l'appel d'un service (par l'envoi d'un message).</text:p>
      <text:p text:style-name="base"/>
      <text:p text:style-name="base">Une <text:span text:style-name="T3">opération</text:span> <text:s/>représente la mise en oeuvre d'un service.</text:p>
      <text:p text:style-name="base"/>
      <text:p text:style-name="base"><text:span text:style-name="T3">Surcharge</text:span> <text:s/>d'opération: représente la mise en oeuvre d'un service par plusieurs opérations de signatures différentes.</text:p>
      <text:p text:style-name="base"/>
      <text:p text:style-name="base">L'<text:span text:style-name="T3">encapsulation</text:span> <text:s/>assure l'indépendance de l'interface vis-à-vis de la mise en oeuvre. La mise en oeuvre peut changer mais l'interface est conservée.</text:p>
      <text:p text:style-name="base">Pour supporter l'encapsulation, le paradigme objet prévoit le <text:span text:style-name="T3">masquage</text:span> <text:s/>de l'information : une partie de l'interface n'est disponible que pour certains clients. </text:p>
      <text:p text:style-name="base"/>
      <text:p text:style-name="base">On regroupe les classes de même caractéristique et de même comportement. Les classes sont ordonnées par deux mouvements contraires: la <text:span text:style-name="T3">généralisation</text:span> <text:s/>et la <text:span text:style-name="T3">spécialisation</text:span>.</text:p>
      <text:p text:style-name="base">L'<text:span text:style-name="T3">héritage</text:span> <text:s/>est le procédé par lequel une classe dite sous-classe reçoit une partie de sa définition d'une autre classe, dite super-classe. On dit aussi que la sous-classe <text:span text:style-name="T3">dérive</text:span> <text:s/>de sa super-classe.</text:p>
      <text:p text:style-name="base">Les caractéristiques de la classe ancêtre sont transmises à la classe dérivée.</text:p>
      <text:p text:style-name="base">Les mises en oeuvre d'opérations de la classe ancêtre sont applicables à la classe dérivée.</text:p>
      <text:p text:style-name="base">La classe ancêtre prévoit des comportements pour la classe dérivée.</text:p>
      <text:p text:style-name="base">La classe dérivée peut redéfinir un comportement hérité de la classe ancêtre: on dit qu'il y a <text:span text:style-name="T3">surcharge</text:span>.</text:p>
      <text:p text:style-name="Standard"/>
      <text:p text:style-name="base">Un <text:span text:style-name="T3">attribut</text:span> <text:s/>est un caractère propre à la classe.</text:p>
      <text:p text:style-name="base"/>
      <text:p text:style-name="base">On définit des <text:span text:style-name="T3">relations</text:span> <text:s/>(ou associations) entre les classes.</text:p>
      <text:p text:style-name="base"/>
      <text:p text:style-name="base">L'<text:span text:style-name="T3">agrégation</text:span> <text:s/>est une forme d'association forte dans laquelle un objet agrégat est fait de composants. Deux objets distincts sont englobés, l'un des deux est <text:span text:style-name="T3">une partie</text:span> de l'autre.</text:p>
      <text:p text:style-name="base"><text:soft-page-break/></text:p>
      <text:p text:style-name="base"><text:span text:style-name="T3">Polymorphisme</text:span>: fonctionnalité qui permet d'associer plusieurs implémentations de méthodes à un seul identificateur. Le polymorphisme est implémenté par liaison dynamique. Il confère autant de puissance que de souplesse au code qui en fait usage.</text:p>
      <text:p text:style-name="base"/>
      <text:p text:style-name="base"/>
      <text:p text:style-name="base"/>
      <text:p text:style-name="base"/>
      <text:h text:style-name="P5" text:outline-level="2"><text:bookmark-start text:name="__RefHeading__5_1245104832"/>2. Modèle objet OMT<text:bookmark-end text:name="__RefHeading__5_1245104832"/></text:h>
      <text:p text:style-name="base"/>
      <text:p text:style-name="base">Les concepts objets sont utilisés dans TRIO_U. <text:s/>Le modèle objet OMT permet la représentation de la structure statique du système.</text:p>
      <text:p text:style-name="base">On définit rapidement ci-dessous le formalisme OMT utilisé dans ce document.</text:p>
      <text:p text:style-name="base"/>
      <text:p text:style-name="base"/>
      <text:p text:style-name="base">1.1 <text:s/>Représentation OMT utilisée dans le modèle objet:</text:p>
      <text:p text:style-name="base"/>
      <text:p text:style-name="base">- l’<text:span text:style-name="T1">héritage</text:span>: <text:tab/></text:p>
      <text:p text:style-name="base">ex :<text:tab/><text:span text:style-name="T4">Fluide_Incompressible</text:span> dérive ( hérite) de <text:span text:style-name="T4">Milieu_base</text:span></text:p>
      <text:p text:style-name="base"><text:tab/><text:span text:style-name="T4">Fluide_Incompressible</text:span> <text:s/>est une spécialisation de <text:span text:style-name="T4">Milieu_base</text:span></text:p>
      <text:p text:style-name="base"/>
      <text:p text:style-name="P22"><draw:frame draw:style-name="fr3" draw:name="Object1" text:anchor-type="as-char" svg:width="2.0835in" svg:height="1.0693in" draw:z-index="0"><draw:object-ole xlink:href="./Object 1" xlink:type="simple" xlink:show="embed" xlink:actuate="onLoad"/><draw:image xlink:href="./ObjectReplacements/Object 1" xlink:type="simple" xlink:show="embed" xlink:actuate="onLoad"/></draw:frame></text:p>
      <text:p text:style-name="base"/>
      <text:p text:style-name="base"/>
      <text:p text:style-name="base">- les <text:span text:style-name="T1">agrégations simples</text:span> : <text:tab/></text:p>
      <text:p text:style-name="base">ex :<text:tab/><text:span text:style-name="T4">Equation_base</text:span> contient un objet <text:span text:style-name="T4">Zone_Cl_dis</text:span> <text:s/></text:p>
      <text:p text:style-name="base"/>
      <text:p text:style-name="P22"><draw:frame draw:style-name="fr4" draw:name="Object2" text:anchor-type="as-char" svg:width="2.9445in" svg:height="0.2638in" draw:z-index="1"><draw:object-ole xlink:href="./Object 2" xlink:type="simple" xlink:show="embed" xlink:actuate="onLoad"/><draw:image xlink:href="./ObjectReplacements/Object 2" xlink:type="simple" xlink:show="embed" xlink:actuate="onLoad"/></draw:frame></text:p>
      <text:p text:style-name="base"/>
      <text:p text:style-name="base"/>
      <text:p text:style-name="base">- les <text:span text:style-name="T1">agrégations multiples</text:span> : elles sont mises en oeuvre via un vecteur, ou une liste.</text:p>
      <text:p text:style-name="base"/>
      <text:p text:style-name="base">directement :</text:p>
      <text:p text:style-name="base">ex: <text:tab/><text:span text:style-name="T4">Zone_VF</text:span> <text:s/>contient plusieurs objets <text:span text:style-name="T4">Front_VF</text:span>.</text:p>
      <text:p text:style-name="base"><text:span text:style-name="T4"><text:tab/>Zone_VF</text:span> porte un <text:span text:style-name="T4">VECT</text:span> de <text:span text:style-name="T4">Front_VF</text:span>:</text:p>
      <text:p text:style-name="base"/>
      <text:p text:style-name="P22"><draw:frame draw:style-name="fr5" draw:name="Object3" text:anchor-type="as-char" svg:width="2.7362in" svg:height="0.278in" draw:z-index="2"><draw:object-ole xlink:href="./Object 3" xlink:type="simple" xlink:show="embed" xlink:actuate="onLoad"/><draw:image xlink:href="./ObjectReplacements/Object 3" xlink:type="simple" xlink:show="embed" xlink:actuate="onLoad"/></draw:frame></text:p>
      <text:p text:style-name="base"/>
      <text:p text:style-name="base">ou par héritage :</text:p>
      <text:p text:style-name="base">ex:<text:tab/><text:span text:style-name="T4">Zone</text:span> contient l'objet <text:span text:style-name="T4">Bords</text:span>. </text:p>
      <text:p text:style-name="base"><text:tab/><text:span text:style-name="T4">Bords</text:span> hérite de la classe <text:span text:style-name="T4">LIST(Bord)</text:span> <text:s/></text:p>
      <text:p text:style-name="base"/>
      <text:p text:style-name="P22"><draw:frame draw:style-name="fr6" draw:name="Object4" text:anchor-type="as-char" svg:width="3.4445in" svg:height="0.361in" draw:z-index="3"><draw:object-ole xlink:href="./Object 4" xlink:type="simple" xlink:show="embed" xlink:actuate="onLoad"/><draw:image xlink:href="./ObjectReplacements/Object 4" xlink:type="simple" xlink:show="embed" xlink:actuate="onLoad"/></draw:frame></text:p>
      <text:p text:style-name="base"/>
      <text:p text:style-name="base"/>
      <text:p text:style-name="base">- les <text:span text:style-name="T1">associations </text:span>: En phase de conception on peut indiquer la direction du lien. </text:p>
      <text:p text:style-name="base"/>
      <text:p text:style-name="base"><text:soft-page-break/>ex:<text:tab/><text:span text:style-name="T4">Equation_base</text:span> a une référence à un objet <text:span text:style-name="T4">Zone_dis</text:span></text:p>
      <text:p text:style-name="base"/>
      <text:p text:style-name="P22"><draw:frame draw:style-name="fr7" draw:name="Object5" text:anchor-type="as-char" svg:width="2.75in" svg:height="0.2638in" draw:z-index="4"><draw:object-ole xlink:href="./Object 5" xlink:type="simple" xlink:show="embed" xlink:actuate="onLoad"/><draw:image xlink:href="./ObjectReplacements/Object 5" xlink:type="simple" xlink:show="embed" xlink:actuate="onLoad"/></draw:frame></text:p>
      <text:p text:style-name="base"/>
      <text:p text:style-name="base"/>
      <text:p text:style-name="base">- les opérations <text:span text:style-name="T1">virtuelles pures</text:span> notées oper{} qui rendent abstraite la classe qui les porte.</text:p>
      <text:p text:style-name="base"/>
      <text:p text:style-name="base"/>
      <text:p text:style-name="base"/>
      <text:p text:style-name="base">1.2 <text:s/>Les objets dits “<text:span text:style-name="T1">génériques</text:span>” dans TRIO_U: ces objets permettent la mise en oeuvre du polymorphisme et l’écriture d’opérations génériques. </text:p>
      <text:p text:style-name="base">Dans ce document cette relation (qui n’est pas formalisée par OMT) est représentée par un double trait.</text:p>
      <text:p text:style-name="base"/>
      <text:p text:style-name="P22"><draw:frame draw:style-name="fr8" draw:name="Object6" text:anchor-type="as-char" svg:width="2.778in" svg:height="0.2638in" draw:z-index="5"><draw:object-ole xlink:href="./Object 6" xlink:type="simple" xlink:show="embed" xlink:actuate="onLoad"/><draw:image xlink:href="./ObjectReplacements/Object 6" xlink:type="simple" xlink:show="embed" xlink:actuate="onLoad"/></draw:frame></text:p>
      <text:p text:style-name="base"/>
      <text:p text:style-name="base">Par exemple, il faut lire la relation entre les classes <text:span text:style-name="T4">Probleme</text:span> et <text:span text:style-name="T4">Probleme_base</text:span> de la façon suivante: <text:s/>“la classe <text:span text:style-name="T4">Probleme</text:span> représente une classe dérivée quelconque de la classe <text:span text:style-name="T4">Probleme_base</text:span>” : soit la classe <text:span text:style-name="T4">Pb_Hydraulique</text:span>, ou <text:span text:style-name="T4">Pb_Concentration</text:span>, ou <text:span text:style-name="T4">Pb_Conduction</text:span>, ou <text:span text:style-name="T4">Pb_Thermohydraulique</text:span> ou <text:span text:style-name="T4">Pb_Hyd_Therm_Concen</text:span>.</text:p>
      <text:p text:style-name="base"/>
      <text:p text:style-name="base">Ce lien est mis en oeuvre dans Trio_U par l’intermédiaire de la classe <text:span text:style-name="T5">Deriv</text:span> soit :</text:p>
      <text:p text:style-name="P28">class Probleme : public DERIV(Probleme_base)</text:p>
      <text:p text:style-name="base"/>
      <text:p text:style-name="base"/>
      <text:p text:style-name="base">1.3 Les liens d’association sont mis en oeuvre dans Trio_U par l’intermédiaire de la classe <text:span text:style-name="T5">Ref</text:span>.</text:p>
      <text:p text:style-name="base">exemple:</text:p>
      <text:p text:style-name="P28"><text:tab/><text:tab/>class Convection_Diffusion_std</text:p>
      <text:p text:style-name="P28"><text:tab/><text:tab/>{ ---</text:p>
      <text:p text:style-name="P28"><text:tab/><text:tab/>protected:</text:p>
      <text:p text:style-name="P28"><text:tab/><text:tab/>REF(Champ_Inc) <text:s/>la_vitesse_transportante;</text:p>
      <text:p text:style-name="P28"><text:tab/><text:tab/>}</text:p>
      <text:h text:style-name="P7" text:outline-level="2"><text:bookmark-start text:name="__RefHeading__7_1245104832"/>3. Structure de TRIO_U Version 1<text:bookmark-end text:name="__RefHeading__7_1245104832"/></text:h>
      <text:p text:style-name="base"/>
      <text:p text:style-name="base">TRIO_U est structuré en modules. Ce document décrit chaque module.</text:p>
      <text:p text:style-name="base"/>
      <text:p text:style-name="noyau_5f_def"><text:span text:style-name="T1">Noyau</text:span> <text:tab/>Ensemble d'objets que peuvent se partager plusieurs applications.</text:p>
      <text:p text:style-name="noyau_5f_def"/>
      <text:p text:style-name="noyau_5f_def"><text:span text:style-name="T1">ThHyd</text:span><text:tab/>Objets pour la thermo-hydraulique</text:p>
      <text:p text:style-name="noyau_5f_def"/>
      <text:p text:style-name="noyau_5f_def"><text:span text:style-name="T1">ThSol</text:span><text:tab/>Objets pour le calcul de la température dans un solide</text:p>
      <text:p text:style-name="noyau_5f_def"/>
      <text:p text:style-name="noyau_5f_def"><text:span text:style-name="T1">Operateurs</text:span><text:tab/>Opérateurs pour la thermo-hydraulique ou la thermique</text:p>
      <text:p text:style-name="noyau_5f_def"/>
      <text:p text:style-name="noyau_5f_def"><text:span text:style-name="T1">Geometrie</text:span><text:tab/>Description du maillage</text:p>
      <text:p text:style-name="noyau_5f_def"/>
      <text:p text:style-name="noyau_5f_def"><text:span text:style-name="T1">Champs_dis</text:span><text:tab/>Discrétisation des champs</text:p>
      <text:p text:style-name="noyau_5f_def"/>
      <text:p text:style-name="noyau_5f_def"><text:span text:style-name="T1">Schemas_temps</text:span><text:tab/>Discrétisation en temps : Schémas en temps</text:p>
      <text:p text:style-name="noyau_5f_def"/>
      <text:p text:style-name="noyau_5f_def"><text:span text:style-name="T1">Statistiques_temps</text:span><text:tab/>Traitement statistique des champs</text:p>
      <text:p text:style-name="noyau_5f_def"/>
      <text:p text:style-name="noyau_5f_def"><text:span text:style-name="T1">VF</text:span><text:tab/>Objets communs aux méthodes de discrétisation "volumes finis"</text:p>
      <text:p text:style-name="noyau_5f_def"/>
      <text:p text:style-name="noyau_5f_def"><text:span text:style-name="T1">VDF</text:span><text:tab/>Objets pour une discrétisation spatiale de type "volumes différences finies"</text:p>
      <text:p text:style-name="noyau_5f_def"/>
      <text:p text:style-name="noyau_5f_def"><text:span text:style-name="T1">VEF</text:span><text:tab/>Objets pour une discrétisation spatiale de type "volumes éléments finis" (à écrire)</text:p>
      <text:p text:style-name="noyau_5f_def"/>
      <text:p text:style-name="noyau_5f_def"/>
      <text:p text:style-name="noyau_5f_def"><text:span text:style-name="T1">Utilitaires</text:span><text:tab/>Gestion des objets et des communications dans TRIO_U</text:p>
      <text:p text:style-name="noyau_5f_def"/>
      <text:p text:style-name="noyau_5f_def"><text:span text:style-name="T1">Math</text:span><text:tab/>Module mathématique.</text:p>
      <text:p text:style-name="noyau_5f_def"/>
      <text:p text:style-name="base">Ces deux derniers modules seront décrits dans un autre document.</text:p>
      <text:p text:style-name="base"/>
      <text:p text:style-name="base"/>
      <text:h text:style-name="P5" text:outline-level="2"><text:bookmark-start text:name="__RefHeading__9_1245104832"/>4. Notations du document<text:bookmark-end text:name="__RefHeading__9_1245104832"/></text:h>
      <text:p text:style-name="base"/>
      <text:p text:style-name="P30">Dans le texte, les noms des classes et de leurs membres sont écrits avec la police Courier : exemple, la classe <text:span text:style-name="T4">Probleme</text:span>.</text:p>
      <text:p text:style-name="P30">Une classe représente une entité. Dans le texte, on assimile souvent le nom de la classe et l'entité qu'elle représente . On écrit par exemple : "un problème porte des équations" au lieu de "un objet de type <text:span text:style-name="T4">Probleme</text:span> porte des objets de type <text:span text:style-name="T4">Equation</text:span>", ce qui ne prête pas à confusion.</text:p>
      <text:p text:style-name="P30"/>
      <text:p text:style-name="P30">Ce document a été saisi avec WORD 5; les diagrammes saisis avec Mac Draw Pro, sont insérés dans le texte.</text:p>
      <text:p text:style-name="P30"/>
      <text:p text:style-name="P30"/>
      <text:h text:style-name="P5" text:outline-level="2"><text:bookmark-start text:name="__RefHeading__11_1245104832"/>5. Si vous voulez des précisions<text:bookmark-end text:name="__RefHeading__11_1245104832"/></text:h>
      <text:p text:style-name="P30"/>
      <text:p text:style-name="P30">Contactez l'équipe TRIO_U !</text:p>
      <text:p text:style-name="P30"/>
      <text:p text:style-name="P22">E-Mail : <text:s/>triou@alpes.cea.fr</text:p>
      <text:h text:style-name="P14" text:outline-level="1"><text:bookmark-start text:name="__RefHeading__13_1245104832"/>TRIO_U : LE <text:s/>NOYAU<text:bookmark-end text:name="__RefHeading__13_1245104832"/></text:h>
      <text:p text:style-name="base"/>
      <text:p text:style-name="base"/>
      <text:p text:style-name="base"/>
      <text:p text:style-name="P30">Le NOYAU de TRIO_U est un module qui contient un ensemble d'objets que peuvent se partager les différentes applications de la thermo-hydraulique : fluide incompressible ou compressible, monophasique ou diphasique, mono ou poly-constituants. </text:p>
      <text:p text:style-name="P30">D'autres types d'applications peuvent être aussi déduites de ce noyau : calculs thermiques, mécaniques, ...</text:p>
      <text:p text:style-name="P30"/>
      <text:p text:style-name="P30">On trouve surtout dans le noyau des classes de base et des classes génériques obtenues à partir des classes de base. Les classes instanciables appartiennent à des modules spécialisés.</text:p>
      <text:p text:style-name="P30"/>
      <text:p text:style-name="P30">Le Noyau contient les familles de classe suivantes:</text:p>
      <text:p text:style-name="P30"/>
      <text:p text:style-name="P40">1<text:tab/>Problème</text:p>
      <text:p text:style-name="P40">2<text:tab/>Equation</text:p>
      <text:p text:style-name="P40">3<text:tab/>Opérateur</text:p>
      <text:p text:style-name="P40">4<text:tab/>Source</text:p>
      <text:p text:style-name="P40">5<text:tab/>Solveur_Masse</text:p>
      <text:p text:style-name="P40">6<text:tab/>Milieu</text:p>
      <text:p text:style-name="P40">7<text:tab/>Discrétisation en temps</text:p>
      <text:p text:style-name="P40">8<text:tab/>Discrétisation en espace</text:p>
      <text:p text:style-name="P40">9<text:tab/>Conditions limites</text:p>
      <text:p text:style-name="P40">10<text:tab/>Champ</text:p>
      <text:p text:style-name="P40">11<text:tab/>Postraitement</text:p>
      <text:p text:style-name="P30"/>
      <text:p text:style-name="P30"/>
      <text:h text:style-name="P6" text:outline-level="2"><text:bookmark-start text:name="__RefHeading__15_1245104832"/>1-NOYAU : LES PROBLEMES<text:bookmark-end text:name="__RefHeading__15_1245104832"/></text:h>
      <text:p text:style-name="base"/>
      <text:p text:style-name="base"/>
      <text:p text:style-name="base"/>
      <text:p text:style-name="noyau_5f_def">Généralités:<text:tab/>Le rôle d'un problème est la résolution sur un domaine des équations qui le composent. Un schéma de discrétisation en temps ainsi qu'un schéma de discrétisation en espace lui sont associés.</text:p>
      <text:p text:style-name="noyau_5f_def"/>
      <text:p text:style-name="noyau_5f_def">Classe générique:<text:tab/><text:span text:style-name="T4">Probleme</text:span></text:p>
      <text:p text:style-name="noyau_5f_def"/>
      <text:p text:style-name="noyau_5f_def">Classe de base:<text:tab/><text:span text:style-name="T4">Probleme_base</text:span></text:p>
      <text:p text:style-name="noyau_5f_def"/>
      <text:p text:style-name="base"/>
      <text:p text:style-name="base"/>
      <text:p text:style-name="base">Méthodes virtuelles pures à implémenter par les classes dérivées de <text:span text:style-name="T4">Probleme_base</text:span>: </text:p>
      <text:p text:style-name="noyau_5f_def"/>
      <text:p text:style-name="Operation">nombre_d_equations() : <text:tab/><text:span text:style-name="T7">renvoie le nombre d'équations portées par une classe dérivée de </text:span>Probleme_base</text:p>
      <text:p text:style-name="Operation"/>
      <text:p text:style-name="Operation">equation(int i) : <text:tab/><text:span text:style-name="T7">renvoie l'équation de rang i. L'ordre des équations est fixé par la classe dérivée</text:span></text:p>
      <text:p text:style-name="base"/>
      <text:p text:style-name="base"/>
      <text:p text:style-name="base">Méthodes permettant de définir des algorithmes généraux, pouvant être éventuellement redéfinies par un problème particulier:</text:p>
      <text:p text:style-name="base">Les opérations suivantes sont déléguées à chaque équation composant le problème.</text:p>
      <text:p text:style-name="Operation"/>
      <text:p text:style-name="Operation">calculer_pas_de_temps(): <text:s/><text:tab/><text:span text:style-name="T7">calcul de la valeur du prochain pas de temps</text:span></text:p>
      <text:p text:style-name="Operation"/>
      <text:p text:style-name="Operation">sauvegarder(Sortie&amp;):<text:tab/><text:span text:style-name="T7">sauvegarde du problème sur fichier.</text:span></text:p>
      <text:p text:style-name="Operation"/>
      <text:p text:style-name="Operation">reprendre(Entree&amp;):<text:tab/><text:span text:style-name="T7">lecture d'un fichier pour une reprise.</text:span></text:p>
      <text:p text:style-name="Operation"/>
      <text:p text:style-name="Operation"/>
      <text:p text:style-name="base">Méthodes d'acquisition et d'instanciation :</text:p>
      <text:p text:style-name="base"/>
      <text:p text:style-name="Operation">completer():<text:tab/><text:span text:style-name="T7">remplissage des références, opération déléguée aux équations</text:span></text:p>
      <text:p text:style-name="Operation"/>
      <text:p text:style-name="Operation">discretiser(Discretisation_base&amp;):<text:tab/><text:span text:style-name="T7">discrétisation du domaine et de chaque équation</text:span></text:p>
      <text:p text:style-name="Operation"/>
      <text:p text:style-name="Operation">associer():<text:tab/><text:span text:style-name="T7">envoie sa référence de </text:span>Probleme_base<text:span text:style-name="T7"> aux équations</text:span></text:p>
      <text:p text:style-name="Operation"/>
      <text:p text:style-name="Operation">associer(const Schema_Temps_base&amp;): <text:span text:style-name="T7">remplit la référence </text:span>le_schema_en_temps<text:span text:style-name="T7"> et la transmet aux équations</text:span></text:p>
      <text:p text:style-name="Operation"/>
      <text:p text:style-name="Operation">associer(const Milieu_base&amp;): <text:tab/><text:span text:style-name="T7">transmet la référence </text:span>Milieu_base<text:span text:style-name="T7"> aux équations</text:span></text:p>
      <text:p text:style-name="Operation"/>
      <text:p text:style-name="Operation">associer(const Domaine&amp;): <text:tab/><text:span text:style-name="T7">transmet la référence </text:span>Domaine<text:span text:style-name="T7"> au</text:span> Domaine_dis</text:p>
      <text:p text:style-name="Operation"/>
      <text:p text:style-name="base"/>
      <text:p text:style-name="base"/>
      <text:p text:style-name="base">Autres méthodes:</text:p>
      <text:p text:style-name="base"/>
      <text:p text:style-name="Operation">traiter_postraitement(): <text:s/><text:tab/><text:span text:style-name="T7">exécution du postraitement</text:span></text:p>
      <text:p text:style-name="Operation"/>
      <text:p text:style-name="P60"><text:soft-page-break/>Méthodes d'accès aux membres privés : <text:tab/>non décrites dans ce document</text:p>
      <text:p text:style-name="P61"/>
      <text:p text:style-name="Operation"/>
      <text:p text:style-name="figure"/>
      <text:p text:style-name="figure"><draw:frame draw:style-name="fr9" draw:name="Object7" text:anchor-type="as-char" svg:width="5.4862in" svg:height="5.5972in" draw:z-index="6"><draw:object-ole xlink:href="./Object 7" xlink:type="simple" xlink:show="embed" xlink:actuate="onLoad"/><draw:image xlink:href="./ObjectReplacements/Object 7" xlink:type="simple" xlink:show="embed" xlink:actuate="onLoad"/></draw:frame></text:p>
      <text:p text:style-name="base"/>
      <text:h text:style-name="P6" text:outline-level="2"><text:bookmark-start text:name="__RefHeading__17_1245104832"/>2-NOYAU : LES EQUATIONS<text:bookmark-end text:name="__RefHeading__17_1245104832"/></text:h>
      <text:p text:style-name="base"/>
      <text:p text:style-name="base"/>
      <text:p text:style-name="base"/>
      <text:p text:style-name="noyau_5f_def">Généralités:<text:tab/>Le rôle d'une équation est le calcul d'un ou plusieurs champs compte tenu des choix suivants:</text:p>
      <text:p text:style-name="noyau_5f_def"><text:tab/>- un schéma en temps,</text:p>
      <text:p text:style-name="noyau_5f_def"><text:tab/>- un schéma de discrétisation spatiale,</text:p>
      <text:p text:style-name="noyau_5f_def"><text:tab/>- des conditions aux limites,</text:p>
      <text:p text:style-name="noyau_5f_def"><text:tab/>- des termes sources et des opérateurs.</text:p>
      <text:p text:style-name="noyau_5f_def"/>
      <text:p text:style-name="noyau_5f_def"><text:tab/>Une équation est portée par un Problème et possède une référence qui permet de remonter au problème qui la porte : </text:p>
      <text:p text:style-name="noyau_5f_def"><text:tab/><text:tab/><text:tab/> (<text:span text:style-name="T4">Probleme_base le_probleme</text:span>).</text:p>
      <text:p text:style-name="noyau_5f_def"><text:tab/>par la méthode:</text:p>
      <text:p text:style-name="noyau_5f_def"><text:tab/><text:tab/><text:tab/><text:span text:style-name="T4">Probleme_base&amp; <text:s/>probleme();</text:span></text:p>
      <text:p text:style-name="noyau_5f_def"/>
      <text:p text:style-name="noyau_5f_def"/>
      <text:p text:style-name="noyau_5f_def">Classe générique:<text:tab/><text:span text:style-name="T4">Equation</text:span></text:p>
      <text:p text:style-name="noyau_5f_def"/>
      <text:p text:style-name="noyau_5f_def">Classe de base:<text:tab/><text:span text:style-name="T4">Equation_base</text:span></text:p>
      <text:p text:style-name="noyau_5f_def"/>
      <text:p text:style-name="base"/>
      <text:p text:style-name="base">Méthodes virtuelles pures à implémenter par les classes dérivées de <text:span text:style-name="T4">Equation_base</text:span>: </text:p>
      <text:p text:style-name="noyau_5f_def"/>
      <text:p text:style-name="Operation">nombre_d_operateurs() : <text:tab/><text:span text:style-name="T7">renvoie le nombre d'opérateurs portés par une classe dérivée de </text:span>Equation_base</text:p>
      <text:p text:style-name="Operation"/>
      <text:p text:style-name="Operation">operateur(int i) : <text:tab/><text:span text:style-name="T7">renvoie l'opérateur de rang i. L'ordre des opérateurs est fixé par la classe dérivée</text:span></text:p>
      <text:p text:style-name="Operation"/>
      <text:p text:style-name="Operation">inconnue()<text:tab/><text:span text:style-name="T7">renvoie le </text:span>Champ_Inc<text:span text:style-name="T7"> calculé par l'équation.</text:span></text:p>
      <text:p text:style-name="Operation"/>
      <text:p text:style-name="Operation">milieu()<text:tab/><text:span text:style-name="T7">renvoie l'objet </text:span>Milieu<text:span text:style-name="T7"> associé à l'équation.</text:span></text:p>
      <text:p text:style-name="Operation"/>
      <text:p text:style-name="Operation">associer(const Milieu_base&amp;):<text:tab/><text:span text:style-name="T7">associe un objet </text:span>Milieu<text:span text:style-name="T7"> à l'équation</text:span></text:p>
      <text:p text:style-name="Operation"/>
      <text:p text:style-name="base"/>
      <text:p text:style-name="base"/>
      <text:p text:style-name="base">Méthodes permettant de définir des algorithmes généraux, pouvant être éventuellement redéfinies par une équation particulière:</text:p>
      <text:p text:style-name="base"/>
      <text:p text:style-name="Operation">calculer_pas_de_temps(): <text:tab/><text:span text:style-name="T7">calcul du prochain pas de temps (opération déléguée aux opérateurs )</text:span></text:p>
      <text:p text:style-name="Operation"/>
      <text:p text:style-name="Operation">sauvegarder(Sortie&amp;):<text:tab/><text:span text:style-name="T7">Sauvegarde du problème sur fichier. Opération déléguée au champ </text:span>inconnue()<text:span text:style-name="T7">.</text:span></text:p>
      <text:p text:style-name="Operation"/>
      <text:p text:style-name="Operation">reprendre(Entree&amp;):<text:tab/><text:span text:style-name="T7">Lecture d'un fichier pour une reprise. Opération déléguée au champ</text:span> inconnue().</text:p>
      <text:p text:style-name="Operation"/>
      <text:p text:style-name="Operation">derivee_en_temps_inco(...) : <text:s/><text:tab/><text:span text:style-name="T7">méthode générale pour le calcul de la dérivée du champ inconnue par rapport au temps. L'implémentation de la méthode est décrite ci-dessous :</text:span></text:p>
      <text:p text:style-name="Operation"/>
      <text:p text:style-name="code">DoubleTable&amp; <text:span text:style-name="T1">derivee_en_temps_inco</text:span>(DoubleTable&amp; derivee )</text:p>
      <text:p text:style-name="code">{</text:p>
      <text:p text:style-name="code"><text:soft-page-break/><text:tab/><text:tab/>derivee = 0;</text:p>
      <text:p text:style-name="code"><text:tab/><text:tab/>for (int i=0, i&lt;nombre_d_operateurs(); i++)</text:p>
      <text:p text:style-name="code"><text:tab/><text:tab/><text:tab/>operateur(i).ajouter(derivee);</text:p>
      <text:p text:style-name="code"><text:tab/><text:tab/>les_sources.ajouter( derivee);</text:p>
      <text:p text:style-name="code"><text:tab/><text:tab/>return solveur_masse.appliquer(derivee);</text:p>
      <text:p text:style-name="code">}</text:p>
      <text:p text:style-name="base"/>
      <text:p text:style-name="Operation">mettre_a_jour() :<text:tab/><text:span text:style-name="T7">mise à jour de l'équation. L'opération est déléguée à tous ses composants (conditions aux limites , inconnue , opérateurs, <text:s/>solveur_masse et sources).</text:span></text:p>
      <text:p text:style-name="Operation"/>
      <text:p text:style-name="Operation">preparer_calcul() :<text:tab/></text:p>
      <text:p text:style-name="base"/>
      <text:p text:style-name="base"/>
      <text:p text:style-name="base"/>
      <text:p text:style-name="base">Méthodes d'acquisition et d'instanciation :</text:p>
      <text:p text:style-name="base"/>
      <text:p text:style-name="Operation">discretiser()<text:tab/><text:span text:style-name="T7">remplissage de la référence </text:span>la_zone_dis<text:span text:style-name="T7"> , typage du </text:span>solveur_masse</text:p>
      <text:p text:style-name="base"/>
      <text:p text:style-name="Operation">associer(Probleme_base&amp;)<text:tab/><text:span text:style-name="T7">remplissage de la référence</text:span> <text:s/>mon_probleme<text:span text:style-name="T7">, et envoi de sa référence d'</text:span>Equation_base<text:span text:style-name="T7"> aux Sources et aux Operateurs.</text:span></text:p>
      <text:p text:style-name="Operation"/>
      <text:p text:style-name="Operation">associer(cons Schema_Temps_base&amp;):<text:span text:style-name="T7"> remplit la référence </text:span>le_schema_en_temps</text:p>
      <text:p text:style-name="Operation"/>
      <text:p text:style-name="Operation">completer():<text:tab/><text:span text:style-name="T7">Opération déléguée aux Sources et aux Operateurs.</text:span></text:p>
      <text:p text:style-name="Operation"/>
      <text:p text:style-name="Operation"/>
      <text:p text:style-name="base"/>
      <text:p text:style-name="base"/>
      <text:p text:style-name="base">Autres méthodes:</text:p>
      <text:p text:style-name="Operation"/>
      <text:p text:style-name="Operation">Méthodes d'accès aux membres privés : <text:span text:style-name="T7">non décrites ici</text:span></text:p>
      <text:p text:style-name="P61"/>
      <text:p text:style-name="Operation"/>
      <text:p text:style-name="Operation"/>
      <text:p text:style-name="figure"/>
      <text:p text:style-name="figure"><draw:frame draw:style-name="fr10" draw:name="Object8" text:anchor-type="as-char" svg:width="5.1528in" svg:height="6.7083in" draw:z-index="7"><draw:object-ole xlink:href="./Object 8" xlink:type="simple" xlink:show="embed" xlink:actuate="onLoad"/><draw:image xlink:href="./ObjectReplacements/Object 8" xlink:type="simple" xlink:show="embed" xlink:actuate="onLoad"/></draw:frame></text:p>
      <text:p text:style-name="base"/>
      <text:h text:style-name="P6" text:outline-level="2"><text:bookmark-start text:name="__RefHeading__19_1245104832"/>3-NOYAU : LES OPERATEURS<text:bookmark-end text:name="__RefHeading__19_1245104832"/></text:h>
      <text:p text:style-name="base"/>
      <text:p text:style-name="base"/>
      <text:p text:style-name="base"/>
      <text:p text:style-name="noyau_5f_def">Généralités:<text:tab/>Les opérateurs sont des parties d'une équation. Ils héritent à la fois de la classe <text:span text:style-name="T4">Objet_U</text:span> et de la classe <text:span text:style-name="T4">MorEqn</text:span> <text:s/>(pour "morceau d'équation") qui est hors de la hiérarchie de TRIO_U.</text:p>
      <text:p text:style-name="noyau_5f_def"><text:tab/>La classe <text:span text:style-name="T4">MorEqn</text:span> possède une référence qui permet de remonter à l'équation qui la porte : (<text:span text:style-name="T4">Equation_base <text:s/>mon_equation</text:span>) et les méthodes:</text:p>
      <text:p text:style-name="noyau_5f_def"><text:tab/><text:span text:style-name="T4">const Equation_base&amp; equation() const;</text:span> <text:s text:c="2"/></text:p>
      <text:p text:style-name="noyau_5f_def"><text:tab/><text:span text:style-name="T4">Equation_base&amp; equation() ;</text:span> <text:s text:c="2"/></text:p>
      <text:p text:style-name="noyau_5f_def"/>
      <text:p text:style-name="noyau_5f_def"/>
      <text:p text:style-name="noyau_5f_def">Classe générique:<text:tab/><text:span text:style-name="T4">Operateur</text:span></text:p>
      <text:p text:style-name="noyau_5f_def"><text:tab/>La classe <text:span text:style-name="T4">Operateur</text:span> est une classe générique particulière car elle n'hérite pas de <text:span text:style-name="T4">DERIV(Operateur_base)</text:span> . Elle hérite uniquement de la classe <text:span text:style-name="T4">MorEqn</text:span> </text:p>
      <text:p text:style-name="noyau_5f_def"/>
      <text:p text:style-name="noyau_5f_def"/>
      <text:p text:style-name="noyau_5f_def"/>
      <text:p text:style-name="noyau_5f_def">Classe de base:<text:tab/><text:span text:style-name="T4">Operateur_base</text:span> qui hérite à la fois de la classe <text:span text:style-name="T4">Objet_U</text:span> et de la classe <text:span text:style-name="T4">MorEqn</text:span> .</text:p>
      <text:p text:style-name="noyau_5f_def"/>
      <text:p text:style-name="noyau_5f_def"/>
      <text:p text:style-name="noyau_5f_def"/>
      <text:p text:style-name="base">La classe <text:span text:style-name="T5">Operateur</text:span> porte les opérations virtuelles pures suivantes:</text:p>
      <text:p text:style-name="Operation">ajouter(...) <text:tab/><text:span text:style-name="T7">ajout de la contribution de l'opérateur au second membre de l'équation.</text:span></text:p>
      <text:p text:style-name="Operation"/>
      <text:p text:style-name="Operation">calculer(...) <text:tab/><text:span text:style-name="T7">calcul de la contribution de l'opérateur .</text:span></text:p>
      <text:p text:style-name="Operation"/>
      <text:p text:style-name="Operation">typer() <text:tab/><text:span text:style-name="T7">instanciation de l'opérateur du type nécessaire au calcul. Le type est calculé, il dépend notamment des données de l'utilisateur, du choix de la discrétisation, ...</text:span></text:p>
      <text:p text:style-name="Operation"/>
      <text:p text:style-name="Operation">l_op_base() <text:tab/><text:span text:style-name="T7">renvoi de l'</text:span>Operateur_base<text:span text:style-name="T7"> correspondant.</text:span></text:p>
      <text:p text:style-name="noyau_5f_def"/>
      <text:p text:style-name="base">Autres opérations générales:</text:p>
      <text:p text:style-name="Operation">inconnue()<text:tab/><text:span text:style-name="T7">renvoie le </text:span>Champ_Inc<text:span text:style-name="T7"> de l'équation qui contient l'opérateur</text:span></text:p>
      <text:p text:style-name="Operation">discretisation(): <text:tab/><text:span text:style-name="T7">renvoie la discrétisation supportée par l'équation</text:span></text:p>
      <text:p text:style-name="noyau_5f_def"/>
      <text:p text:style-name="base"/>
      <text:p text:style-name="base"/>
      <text:p text:style-name="base"/>
      <text:p text:style-name="base">La classe <text:span text:style-name="T5">Operateur_base</text:span><text:span text:style-name="T4"> </text:span>porte les opérations virtuelles pures suivantes:</text:p>
      <text:p text:style-name="noyau_5f_def"><text:span text:style-name="T4">ajouter(...)</text:span> <text:tab/>: ajout de la contribution de l'opérateur au second membre de l'équation.</text:p>
      <text:p text:style-name="noyau_5f_def"><text:span text:style-name="T4">calculer(...)</text:span> <text:tab/>: calcul de la contribution de l'opérateur .</text:p>
      <text:p text:style-name="noyau_5f_def"><text:span text:style-name="T4">associer(const Zone_dis&amp;, const Zone_Cl_dis&amp;, const Champ_Inc&amp;)</text:span> : association des références <text:s/>(protected)</text:p>
      <text:p text:style-name="noyau_5f_def"/>
      <text:p text:style-name="base">Autre opération:</text:p>
      <text:p text:style-name="Operation">mettre_a_jour() <text:tab/><text:span text:style-name="T7">mise à jour de l'opérateur.</text:span></text:p>
      <text:p text:style-name="base"/>
      <text:p text:style-name="base">Méthodes d'acquisition et d'instanciation :</text:p>
      <text:p text:style-name="Operation">completer():<text:tab/><text:span text:style-name="T7">appel de l'opération</text:span> associer(const Zone_dis&amp;, ...)</text:p>
      <text:p text:style-name="Operation"/>
      <text:p text:style-name="base"><text:soft-page-break/>Remarque : Si un opérateur est implicité, il participe à la construction de la matrice du système. Leur contribution se fait alors par une méthode <text:span text:style-name="T4">assembler()</text:span>, non écrite dans TRIO_U Version 1.</text:p>
      <text:p text:style-name="P36"/>
      <text:p text:style-name="figure"/>
      <text:p text:style-name="figure"><draw:frame draw:style-name="fr11" draw:name="Object9" text:anchor-type="as-char" svg:width="5.3335in" svg:height="7.1807in" draw:z-index="8"><draw:object-ole xlink:href="./Object 9" xlink:type="simple" xlink:show="embed" xlink:actuate="onLoad"/><draw:image xlink:href="./ObjectReplacements/Object 9" xlink:type="simple" xlink:show="embed" xlink:actuate="onLoad"/></draw:frame></text:p>
      <text:h text:style-name="P6" text:outline-level="2"><text:bookmark-start text:name="__RefHeading__21_1245104832"/>4-NOYAU : LES SOURCES<text:bookmark-end text:name="__RefHeading__21_1245104832"/></text:h>
      <text:p text:style-name="base"/>
      <text:p text:style-name="base"/>
      <text:p text:style-name="base"/>
      <text:p text:style-name="noyau_5f_def">Généralités:<text:tab/>Les sources sont des termes apparaissant au second membre d'une équation.</text:p>
      <text:p text:style-name="noyau_5f_def"/>
      <text:p text:style-name="noyau_5f_def"><text:tab/>La plupart des termes sources sont définis dans le jeu de données par l'utilisateur, et quelques-uns sont générés automatiquement par les constructeurs des équations.</text:p>
      <text:p text:style-name="noyau_5f_def"/>
      <text:p text:style-name="noyau_5f_def"><text:tab/>L'équation porte l'objet de type <text:span text:style-name="T4">Sources</text:span> , classe qui hérite de <text:span text:style-name="T4">LIST(Source)</text:span> et de la classe <text:span text:style-name="T4">MorEqn</text:span>. </text:p>
      <text:p text:style-name="noyau_5f_def"/>
      <text:p text:style-name="noyau_5f_def"/>
      <text:p text:style-name="noyau_5f_def">Classe générique:<text:tab/><text:span text:style-name="T4">Source</text:span></text:p>
      <text:p text:style-name="noyau_5f_def"/>
      <text:p text:style-name="noyau_5f_def">Classe de base:<text:tab/><text:span text:style-name="T4">Source_base</text:span></text:p>
      <text:p text:style-name="noyau_5f_def"/>
      <text:p text:style-name="noyau_5f_def"/>
      <text:p text:style-name="base">La classe <text:span text:style-name="T5">Source</text:span> porte les opérations suivantes:</text:p>
      <text:p text:style-name="Operation">typer(...) :<text:tab/><text:span text:style-name="T7">instanciation de la source du type nécessaire au calcul. Le type est calculé, il dépend notamment des données de l'utilisateur, du choix de la discrétisation, ...</text:span></text:p>
      <text:p text:style-name="Operation"><text:span text:style-name="T7">et les opérations d'accès aux opérations de la classe</text:span> Source_base.</text:p>
      <text:p text:style-name="Operation"/>
      <text:p text:style-name="base"/>
      <text:p text:style-name="base"/>
      <text:p text:style-name="base"/>
      <text:p text:style-name="base">La classe <text:span text:style-name="T5">Source_base</text:span><text:span text:style-name="T4"> </text:span>porte les opérations virtuelles pures suivantes:</text:p>
      <text:p text:style-name="base"/>
      <text:p text:style-name="Operation">ajouter(...) :<text:tab/><text:span text:style-name="T7">ajout de la contribution de la source au second membre de l'équation.</text:span></text:p>
      <text:p text:style-name="Operation"/>
      <text:p text:style-name="Operation">calculer(...) :<text:tab/><text:span text:style-name="T7">calcul de la contribution de la source.</text:span></text:p>
      <text:p text:style-name="Operation"/>
      <text:p text:style-name="Operation">associer_zones(const Zone_dis&amp;, const Zone_Cl_dis&amp;) : <text:span text:style-name="T7">association des références <text:s/>(méthode protégée)</text:span></text:p>
      <text:p text:style-name="Operation"/>
      <text:p text:style-name="Operation">associer_pb(const Probleme_base&amp;):<text:tab/><text:span text:style-name="T7">association des références <text:s/>(méthode protégée)</text:span></text:p>
      <text:p text:style-name="noyau_5f_def"/>
      <text:p text:style-name="noyau_5f_def"/>
      <text:p text:style-name="base">Autre opération:</text:p>
      <text:p text:style-name="Operation">mettre_a_jour() :<text:tab/><text:span text:style-name="T7">mise à jour de la source.</text:span></text:p>
      <text:p text:style-name="base"/>
      <text:p text:style-name="base"/>
      <text:p text:style-name="base">Méthodes d'acquisition et d'instanciation :</text:p>
      <text:p text:style-name="Operation">completer(): <text:tab/><text:span text:style-name="T7">appel des opérations </text:span>associer_zones( ...) <text:span text:style-name="T7">et</text:span> associer_pb(...)</text:p>
      <text:p text:style-name="P49"/>
      <text:p text:style-name="P46"/>
      <text:p text:style-name="figure"/>
      <text:p text:style-name="figure"><draw:frame draw:style-name="fr12" draw:name="Object10" text:anchor-type="as-char" svg:width="5.1945in" svg:height="5.8193in" draw:z-index="9"><draw:object-ole xlink:href="./Object 10" xlink:type="simple" xlink:show="embed" xlink:actuate="onLoad"/><draw:image xlink:href="./ObjectReplacements/Object 10" xlink:type="simple" xlink:show="embed" xlink:actuate="onLoad"/></draw:frame></text:p>
      <text:h text:style-name="P6" text:outline-level="2"><text:bookmark-start text:name="__RefHeading__23_1245104832"/>5-NOYAU : SOLVEUR MASSE<text:bookmark-end text:name="__RefHeading__23_1245104832"/></text:h>
      <text:p text:style-name="base"/>
      <text:p text:style-name="base"/>
      <text:p text:style-name="base"/>
      <text:p text:style-name="noyau_5f_def">Généralités:<text:tab/>L'intégration des équations de bilan à l'aide du théorème de Gauss sur des volumes de contrôle conduit à un système linéaire dans lequel intervient une matrice de masse.</text:p>
      <text:p text:style-name="noyau_5f_def"/>
      <text:p text:style-name="noyau_5f_def"><text:tab/>Masse * X = second_membre</text:p>
      <text:p text:style-name="noyau_5f_def"/>
      <text:p text:style-name="noyau_5f_def"><text:tab/>Le type du champ X dépend de l'équation <text:s/>et de la discrétisation.</text:p>
      <text:p text:style-name="noyau_5f_def"><text:tab/>Suivant le type d'équation et de problème, la masse représentera vraiment la masse (<text:span text:style-name="T11"></text:span>*V) ou se limitera au volume.</text:p>
      <text:p text:style-name="noyau_5f_def"/>
      <text:p text:style-name="noyau_5f_def"><text:tab/>Le Solveur_Masse est porté par une équation .</text:p>
      <text:p text:style-name="noyau_5f_def"/>
      <text:p text:style-name="noyau_5f_def">Classe générique:<text:tab/><text:span text:style-name="T4">Solveur_Masse</text:span></text:p>
      <text:p text:style-name="noyau_5f_def"><text:tab/>Cette classe hérite aussi de la classe <text:span text:style-name="T4">MorEqn</text:span>. </text:p>
      <text:p text:style-name="noyau_5f_def"><text:tab/>Possède la méthode <text:span text:style-name="T4">typer()</text:span> pour instancier la classe du type nécessaire au calcul.</text:p>
      <text:p text:style-name="noyau_5f_def"/>
      <text:p text:style-name="noyau_5f_def">Classe de base:<text:tab/><text:span text:style-name="T4">Solveur_Masse_base</text:span></text:p>
      <text:p text:style-name="noyau_5f_def"><text:tab/></text:p>
      <text:p text:style-name="noyau_5f_def"/>
      <text:p text:style-name="noyau_5f_def"/>
      <text:p text:style-name="base">La classe <text:span text:style-name="T5">Solveur_Masse_base</text:span><text:span text:style-name="T4"> </text:span>porte les opérations virtuelles pures suivantes:</text:p>
      <text:p text:style-name="base"/>
      <text:p text:style-name="Operation">appliquer(DoubleTab&amp; Y)<text:tab/>renvoie <text:s/>le DoubleTab <text:s text:c="2"/>(Masse<text:span text:style-name="T15">-1)</text:span>*Y</text:p>
      <text:p text:style-name="Operation">associer(const Zone_dis_base&amp;) : <text:tab/>méthode d'acquisition</text:p>
      <text:p text:style-name="Operation">associer(const Zone_Cl_dis_base&amp;)<text:tab/>idem</text:p>
      <text:p text:style-name="noyau_5f_def"/>
      <text:p text:style-name="figure"/>
      <text:p text:style-name="figure"><draw:frame draw:style-name="fr13" draw:name="Object11" text:anchor-type="as-char" svg:width="4.9583in" svg:height="3.9307in" draw:z-index="10"><draw:object-ole xlink:href="./Object 11" xlink:type="simple" xlink:show="embed" xlink:actuate="onLoad"/><draw:image xlink:href="./ObjectReplacements/Object 11" xlink:type="simple" xlink:show="embed" xlink:actuate="onLoad"/></draw:frame></text:p>
      <text:h text:style-name="P6" text:outline-level="2"><text:bookmark-start text:name="__RefHeading__25_1245104832"/>6-NOYAU : MILIEU<text:bookmark-end text:name="__RefHeading__25_1245104832"/></text:h>
      <text:p text:style-name="base"/>
      <text:p text:style-name="base"/>
      <text:p text:style-name="base"/>
      <text:p text:style-name="noyau_5f_def">Généralités:<text:tab/>Description du milieu fluide ou solide qu'on modélise</text:p>
      <text:p text:style-name="noyau_5f_def"><text:tab/>Le <text:span text:style-name="T4">Milieu</text:span> <text:s/>est associé au problème et aux équations.</text:p>
      <text:p text:style-name="noyau_5f_def"/>
      <text:p text:style-name="noyau_5f_def">Classe générique:<text:tab/><text:span text:style-name="T4">Milieu</text:span></text:p>
      <text:p text:style-name="noyau_5f_def"/>
      <text:p text:style-name="noyau_5f_def">Classe de base:<text:tab/><text:span text:style-name="T4">Milieu_base</text:span></text:p>
      <text:p text:style-name="noyau_5f_def"><text:tab/>Cette classe contient les "principaux" <text:span text:style-name="T4">Champ_Don</text:span> qui vont caractériser le milieu:</text:p>
      <text:p text:style-name="noyau_5f_def"><text:tab/>- la masse volumique,</text:p>
      <text:p text:style-name="noyau_5f_def"><text:tab/>- la diffusivité,</text:p>
      <text:p text:style-name="noyau_5f_def"><text:tab/>- la conductivité,</text:p>
      <text:p text:style-name="noyau_5f_def"><text:tab/>- la capacité calorifique, </text:p>
      <text:p text:style-name="noyau_5f_def"><text:tab/>- la variation de la masse volumique en fonction de la température (dilatabilité)</text:p>
      <text:p text:style-name="base"/>
      <text:p text:style-name="figure"/>
      <text:p text:style-name="figure"><draw:frame draw:style-name="fr14" draw:name="Object12" text:anchor-type="as-char" svg:width="4.6807in" svg:height="5.0138in" draw:z-index="11"><draw:object-ole xlink:href="./Object 12" xlink:type="simple" xlink:show="embed" xlink:actuate="onLoad"/><draw:image xlink:href="./ObjectReplacements/Object 12" xlink:type="simple" xlink:show="embed" xlink:actuate="onLoad"/></draw:frame></text:p>
      <text:h text:style-name="P6" text:outline-level="2"><text:bookmark-start text:name="__RefHeading__27_1245104832"/>7-NOYAU : DISCRETISATION EN TEMPS<text:bookmark-end text:name="__RefHeading__27_1245104832"/></text:h>
      <text:p text:style-name="base"/>
      <text:p text:style-name="base"/>
      <text:p text:style-name="base"/>
      <text:p text:style-name="noyau_5f_def">Généralités:<text:tab/>Schéma de discrétisation en temps choisi par l'utilisateur.</text:p>
      <text:p text:style-name="noyau_5f_def"><text:tab/>Le <text:span text:style-name="T4">Schema_temps</text:span> <text:s/>est associé au problème et aux équations.</text:p>
      <text:p text:style-name="noyau_5f_def"/>
      <text:p text:style-name="noyau_5f_def">Classe générique:<text:tab/><text:span text:style-name="T4">Schema_temps</text:span></text:p>
      <text:p text:style-name="noyau_5f_def"/>
      <text:p text:style-name="noyau_5f_def">Classe de base:<text:tab/><text:span text:style-name="T4">Schema_temps_base</text:span></text:p>
      <text:p text:style-name="noyau_5f_def"><text:tab/>Possède la méthode virtuelle pure:</text:p>
      <text:p text:style-name="noyau_5f_def"><text:tab/><text:span text:style-name="T4">faire_un_pas_de_temps(Equation_base&amp;)</text:span> <text:s text:c="2"/></text:p>
      <text:p text:style-name="base"/>
      <text:p text:style-name="figure"/>
      <text:p text:style-name="figure"><draw:frame draw:style-name="fr15" draw:name="Object13" text:anchor-type="as-char" svg:width="4.9165in" svg:height="5.3472in" draw:z-index="12"><draw:object-ole xlink:href="./Object 13" xlink:type="simple" xlink:show="embed" xlink:actuate="onLoad"/><draw:image xlink:href="./ObjectReplacements/Object 13" xlink:type="simple" xlink:show="embed" xlink:actuate="onLoad"/></draw:frame></text:p>
      <text:h text:style-name="P6" text:outline-level="2"><text:bookmark-start text:name="__RefHeading__29_1245104832"/>8-NOYAU: DISCRETISATION EN ESPACE<text:bookmark-end text:name="__RefHeading__29_1245104832"/></text:h>
      <text:p text:style-name="base"/>
      <text:p text:style-name="base"/>
      <text:p text:style-name="base"/>
      <text:h text:style-name="P9" text:outline-level="3"><text:bookmark-start text:name="__RefHeading__31_1245104832"/>8.1 La discrétisation<text:bookmark-end text:name="__RefHeading__31_1245104832"/></text:h>
      <text:p text:style-name="base"/>
      <text:p text:style-name="noyau_5f_def">Généralités:<text:tab/>Schéma de discrétisation en espace choisi par l'utilisateur.</text:p>
      <text:p text:style-name="noyau_5f_def"><text:tab/>La discrétisation est associée au problème.</text:p>
      <text:p text:style-name="noyau_5f_def"/>
      <text:p text:style-name="noyau_5f_def">Classe générique:<text:tab/><text:span text:style-name="T4">Discretisation</text:span></text:p>
      <text:p text:style-name="noyau_5f_def"/>
      <text:p text:style-name="noyau_5f_def">Classe de base:<text:tab/><text:span text:style-name="T4">Discretisation_base</text:span></text:p>
      <text:p text:style-name="base"/>
      <text:p text:style-name="base"/>
      <text:p text:style-name="base">Les méthodes:</text:p>
      <text:p text:style-name="Operation">zone_Cl_dis{---}: <text:tab/><text:span text:style-name="T7">méthode virtuelle pure à implémenter par les classes dérivées. </text:span></text:p>
      <text:p text:style-name="Operation"><text:span text:style-name="T7"><text:tab/>Discrétisation et typage de la </text:span>Zone_Cl_dis</text:p>
      <text:p text:style-name="base"/>
      <text:p text:style-name="base"/>
      <text:p text:style-name="base"/>
      <text:p text:style-name="base"/>
      <text:p text:style-name="figure"/>
      <text:p text:style-name="figure"><draw:frame draw:style-name="fr16" draw:name="Object14" text:anchor-type="as-char" svg:width="3.8472in" svg:height="2.6252in" draw:z-index="13"><draw:object-ole xlink:href="./Object 14" xlink:type="simple" xlink:show="embed" xlink:actuate="onLoad"/><draw:image xlink:href="./ObjectReplacements/Object 14" xlink:type="simple" xlink:show="embed" xlink:actuate="onLoad"/></draw:frame></text:p>
      <text:p text:style-name="base"/>
      <text:h text:style-name="P11" text:outline-level="3"><text:bookmark-start text:name="__RefHeading__33_1245104832"/>8.2 Le Domaine discrétisé<text:bookmark-end text:name="__RefHeading__33_1245104832"/></text:h>
      <text:p text:style-name="base"/>
      <text:p text:style-name="noyau_5f_def">Généralités:<text:tab/>Le problème porte le domaine discrétisé <text:span text:style-name="T4">Domaine_dis</text:span>.</text:p>
      <text:p text:style-name="noyau_5f_def"/>
      <text:p text:style-name="noyau_5f_def"><text:span text:style-name="T4">Domaine_dis</text:span><text:tab/>La classe <text:span text:style-name="T4">Domaine_dis</text:span> représente le domaine discrétisé. Cette classe porte la classe <text:span text:style-name="T4">Zones_dis</text:span> qui contient elle même autant de <text:span text:style-name="T4">Zone_dis</text:span> qu'il y a de <text:span text:style-name="T4">Zone</text:span> dans le <text:span text:style-name="T4">Domaine</text:span>. (Rappel : dans TRIO_U Version 1 il n'y a qu'une Zone par domaine.)</text:p>
      <text:p text:style-name="noyau_5f_def"><text:tab/>Possède une référence au <text:span text:style-name="T4">Domaine</text:span>.</text:p>
      <text:p text:style-name="base"/>
      <text:h text:style-name="P9" text:outline-level="3"><text:bookmark-start text:name="__RefHeading__35_1245104832"/>8.3 Discrétisation des zones :<text:bookmark-end text:name="__RefHeading__35_1245104832"/></text:h>
      <text:p text:style-name="noyau_5f_def"/>
      <text:p text:style-name="noyau_5f_def">Classe générique:<text:tab/>La classe <text:span text:style-name="T4">Zone_dis</text:span> <text:s text:c="2"/>représente une zone discrétisée. </text:p>
      <text:p text:style-name="base"/>
      <text:p text:style-name="noyau_5f_def">Classe de base:<text:tab/><text:span text:style-name="T4">Zone_dis_base</text:span></text:p>
      <text:p text:style-name="noyau_5f_def"><text:span text:style-name="T4"><text:tab/></text:span>Classe de base représentant la discrétisation appliquée à une zone. </text:p>
      <text:p text:style-name="noyau_5f_def"><text:tab/>Possède une référence à la <text:span text:style-name="T4">Zone</text:span> correspondante<text:span text:style-name="T4">.</text:span></text:p>
      <text:p text:style-name="noyau_5f_def"/>
      <text:p text:style-name="noyau_5f_def">Méthodes virtuelles pures <text:s/>de la classe <text:span text:style-name="T4">Zone_dis_base</text:span> : </text:p>
      <text:p text:style-name="Operation">discretiser() <text:tab/><text:span text:style-name="T7">construction de tous les tableaux et les connectivités nécessaires au calcul pour la discrétisation choisie.</text:span></text:p>
      <text:p text:style-name="Operation">frontiere_dis(int) <text:s/><text:tab/><text:span text:style-name="T7">Envoi de la </text:span>Frontiere_dis_base<text:span text:style-name="T7"> de rang i</text:span></text:p>
      <text:p text:style-name="base"/>
      <text:p text:style-name="figure"><draw:frame draw:style-name="fr17" draw:name="Object15" text:anchor-type="as-char" svg:width="5.639in" svg:height="5.1665in" draw:z-index="14"><draw:object-ole xlink:href="./Object 15" xlink:type="simple" xlink:show="embed" xlink:actuate="onLoad"/><draw:image xlink:href="./ObjectReplacements/Object 15" xlink:type="simple" xlink:show="embed" xlink:actuate="onLoad"/></draw:frame></text:p>
      <text:h text:style-name="P11" text:outline-level="3"><text:bookmark-start text:name="__RefHeading__37_1245104832"/>8.4 <text:s/>Discrétisation des Frontières :<text:bookmark-end text:name="__RefHeading__37_1245104832"/></text:h>
      <text:p text:style-name="base"/>
      <text:p text:style-name="noyau_5f_def">Classe de base:<text:tab/><text:span text:style-name="T4">Frontiere_dis_base</text:span></text:p>
      <text:p text:style-name="noyau_5f_def"><text:span text:style-name="T4"><text:tab/></text:span>Classe de base représentant la discrétisation appliquée à une frontière.</text:p>
      <text:p text:style-name="noyau_5f_def"/>
      <text:p text:style-name="noyau_5f_def"/>
      <text:p text:style-name="noyau_5f_def"/>
      <text:p text:style-name="figure"/>
      <text:p text:style-name="figure"><draw:frame draw:style-name="fr18" draw:name="Object16" text:anchor-type="as-char" svg:width="3.0972in" svg:height="2.1665in" draw:z-index="15"><draw:object-ole xlink:href="./Object 16" xlink:type="simple" xlink:show="embed" xlink:actuate="onLoad"/><draw:image xlink:href="./ObjectReplacements/Object 16" xlink:type="simple" xlink:show="embed" xlink:actuate="onLoad"/></draw:frame></text:p>
      <text:p text:style-name="base"/>
      <text:h text:style-name="P11" text:outline-level="3"><text:bookmark-start text:name="__RefHeading__39_1245104832"/>8.5 Discrétisation des conditions limites:<text:bookmark-end text:name="__RefHeading__39_1245104832"/></text:h>
      <text:p text:style-name="base"/>
      <text:p text:style-name="noyau_5f_def">Généralités:<text:tab/>Les conditions aux limites (<text:span text:style-name="T4">Cond_lim</text:span>) sont associées aux équations. Les objets <text:span text:style-name="T4">Zone_Cl_dis</text:span> contiennent les conditions limites et les connectivités nécessaires à la discrétisation des conditions limites.</text:p>
      <text:p text:style-name="noyau_5f_def"><text:tab/></text:p>
      <text:p text:style-name="noyau_5f_def"/>
      <text:p text:style-name="noyau_5f_def">Classe générique:<text:tab/><text:span text:style-name="T4">Zone_Cl_dis</text:span></text:p>
      <text:p text:style-name="noyau_5f_def"/>
      <text:p text:style-name="noyau_5f_def">Classe de base:<text:tab/><text:span text:style-name="T4">Zone_Cl_dis_base</text:span></text:p>
      <text:p text:style-name="noyau_5f_def"/>
      <text:p text:style-name="noyau_5f_def"/>
      <text:p text:style-name="noyau_5f_def"/>
      <text:p text:style-name="figure"/>
      <text:p text:style-name="figure"><draw:frame draw:style-name="fr19" draw:name="Object17" text:anchor-type="as-char" svg:width="4.75in" svg:height="5.0555in" draw:z-index="16"><draw:object-ole xlink:href="./Object 17" xlink:type="simple" xlink:show="embed" xlink:actuate="onLoad"/><draw:image xlink:href="./ObjectReplacements/Object 17" xlink:type="simple" xlink:show="embed" xlink:actuate="onLoad"/></draw:frame></text:p>
      <text:h text:style-name="P6" text:outline-level="2"><text:bookmark-start text:name="__RefHeading__41_1245104832"/>9-NOYAU : CONDITIONS LIMITES<text:bookmark-end text:name="__RefHeading__41_1245104832"/></text:h>
      <text:p text:style-name="noyau_5f_def"/>
      <text:p text:style-name="noyau_5f_def"/>
      <text:p text:style-name="noyau_5f_def"/>
      <text:p text:style-name="noyau_5f_def">Généralités:<text:tab/>Un objet condition aux limites sert à définir, pour une équation donnée, des conditions limites sur une frontière d’un domaine. </text:p>
      <text:p text:style-name="noyau_5f_def"/>
      <text:p text:style-name="noyau_5f_def"/>
      <text:p text:style-name="noyau_5f_def">Classe générique:<text:tab/><text:span text:style-name="T4">Cond_lim</text:span></text:p>
      <text:p text:style-name="noyau_5f_def"/>
      <text:p text:style-name="noyau_5f_def">Classe de base:<text:tab/><text:span text:style-name="T4">Cond_lim_base</text:span></text:p>
      <text:p text:style-name="noyau_5f_def"><text:tab/>Porte un objet de type <text:span text:style-name="T4">Champ_front</text:span> qui contient les valeurs imposées sur la frontière.</text:p>
      <text:p text:style-name="noyau_5f_def"/>
      <text:p text:style-name="noyau_5f_def_5f_1">Remarque: les conditions aux limites (classe <text:span text:style-name="T4">Conds_lim</text:span> ) sont portées par la classe <text:span text:style-name="T4">Zone_Cl_dis</text:span> affectée à une équation.</text:p>
      <text:p text:style-name="noyau_5f_def"/>
      <text:p text:style-name="noyau_5f_def"/>
      <text:p text:style-name="noyau_5f_def"/>
      <text:p text:style-name="noyau_5f_def"/>
      <text:p text:style-name="figure"/>
      <text:p text:style-name="figure"><draw:frame draw:style-name="fr20" draw:name="Object18" text:anchor-type="as-char" svg:width="4.889in" svg:height="4.028in" draw:z-index="17"><draw:object-ole xlink:href="./Object 18" xlink:type="simple" xlink:show="embed" xlink:actuate="onLoad"/><draw:image xlink:href="./ObjectReplacements/Object 18" xlink:type="simple" xlink:show="embed" xlink:actuate="onLoad"/></draw:frame></text:p>
      <text:h text:style-name="P6" text:outline-level="2"><text:bookmark-start text:name="__RefHeading__43_1245104832"/>10-NOYAU : LES CHAMPS<text:bookmark-end text:name="__RefHeading__43_1245104832"/></text:h>
      <text:p text:style-name="base"/>
      <text:p text:style-name="base"/>
      <text:p text:style-name="base"/>
      <text:p text:style-name="noyau_5f_def">Généralités:<text:tab/>L'objet <text:span text:style-name="T4">Champ</text:span> représente un champ de valeurs. </text:p>
      <text:p text:style-name="noyau_5f_def"><text:tab/>Les données suivantes définissent un champ : un nom, une unité, un instant, des valeurs. Si le champ n'est pas uniforme en espace, les valeurs sont définies en référence à une géométrie discrétisée; la localisation des valeurs dépend de la discrétisation (faces, noeuds, ...).</text:p>
      <text:p text:style-name="noyau_5f_def"/>
      <text:p text:style-name="noyau_5f_def"><text:tab/>L'objet Champ contient en outre des méthodes telles que:</text:p>
      <text:p text:style-name="noyau_5f_def"><text:tab/>- des opérations arithmétiques,</text:p>
      <text:p text:style-name="noyau_5f_def"><text:tab/>- des méthodes d'accès aux valeurs,</text:p>
      <text:p text:style-name="noyau_5f_def"><text:tab/>- des méthodes de postraitement (formattage , interpolation...)</text:p>
      <text:p text:style-name="noyau_5f_def"/>
      <text:p text:style-name="noyau_5f_def"/>
      <text:p text:style-name="noyau_5f_def">Classe de base:<text:tab/><text:span text:style-name="T4">Champ_base</text:span></text:p>
      <text:p text:style-name="noyau_5f_def"><text:tab/>Cette classe possède les méthodes virtuelles pures <text:span text:style-name="T4">valeur_a(---)</text:span> , <text:span text:style-name="T4">valeur_aux(---)</text:span> <text:s/>qui interpolent les valeurs du champ en des points donnés. Toutes les classes de champ devront implémenter ces méthodes.</text:p>
      <text:p text:style-name="noyau_5f_def"/>
      <text:p text:style-name="noyau_5f_def">Prototype fonctionnel : <text:span text:style-name="T4">Champ_Proto</text:span> . Tous les champs vont hériter de cette classe</text:p>
      <text:p text:style-name="base"/>
      <text:p text:style-name="base"/>
      <text:p text:style-name="base"/>
      <text:p text:style-name="base">On distingue deux grands types de champ:</text:p>
      <text:p text:style-name="base"/>
      <text:p text:style-name="base">- les champs calculés par une équation: les <text:span text:style-name="T4">Champ_Inc</text:span>. On doit garder en mémoire un certain nombre d'états de ces champs: t<text:span text:style-name="T15">n-1</text:span>, t<text:span text:style-name="T15">n</text:span>, t<text:span text:style-name="T15">n+1</text:span>, ... C'est le schéma en temps qui gère ce nombre d'états.</text:p>
      <text:p text:style-name="base"/>
      <text:p text:style-name="base">- tous les autres champs : <text:s/>les <text:span text:style-name="T4">Champ_Don</text:span><text:tab/>champ constant,</text:p>
      <text:p text:style-name="base"><text:tab/><text:tab/><text:tab/><text:tab/><text:tab/><text:tab/>champ fonction du temps,</text:p>
      <text:p text:style-name="base"><text:tab/><text:tab/><text:tab/><text:tab/><text:tab/><text:tab/>champ fonction d'un ou plusieurs champs</text:p>
      <text:p text:style-name="base">Ces champs vont posséder la méthode <text:span text:style-name="T4">me_calculer()</text:span> <text:s/>pour en déterminer les valeurs. </text:p>
      <text:p text:style-name="base"/>
      <text:p text:style-name="base"/>
      <text:p text:style-name="base"/>
      <text:h text:style-name="Heading_20_3" text:outline-level="3"><text:bookmark-start text:name="__RefHeading__45_1245104832"/>10.1 <text:s/>Champ_Inc<text:bookmark-end text:name="__RefHeading__45_1245104832"/></text:h>
      <text:p text:style-name="base"/>
      <text:p text:style-name="noyau_5f_def">Généralités:<text:tab/>Les <text:span text:style-name="T4">Champ_Inc</text:span> sont des champs calculés par une équation. </text:p>
      <text:p text:style-name="noyau_5f_def"><text:tab/>Une <text:span text:style-name="T4">Roue</text:span> leur est associée. Cette <text:span text:style-name="T4">Roue</text:span> permet de gérer le nombre de valeurs du temps pour lesquels le champ reste en mémoire. Dans le cas d'un schéma en temps explicite, il suffit de conserver les valeurs du champ aux temps t<text:span text:style-name="T15">n</text:span> et t<text:span text:style-name="T15">n+1</text:span>.</text:p>
      <text:p text:style-name="noyau_5f_def"/>
      <text:p text:style-name="noyau_5f_def">Classe générique:<text:tab/><text:span text:style-name="T4">Champ_Inc</text:span></text:p>
      <text:p text:style-name="noyau_5f_def"/>
      <text:p text:style-name="noyau_5f_def">Classe de base:<text:tab/><text:span text:style-name="T4">Champ_Inc_base</text:span></text:p>
      <text:p text:style-name="noyau_5f_def"/>
      <text:p text:style-name="noyau_5f_def"/>
      <text:p text:style-name="base"/>
      <text:p text:style-name="base"/>
      <text:h text:style-name="Heading_20_3" text:outline-level="3"><text:bookmark-start text:name="__RefHeading__47_1245104832"/><text:soft-page-break/>10.2 <text:s/>Champ_Don<text:bookmark-end text:name="__RefHeading__47_1245104832"/></text:h>
      <text:p text:style-name="base"/>
      <text:p text:style-name="noyau_5f_def">Généralités:<text:tab/>Ce sont les champs qui, entre autres, fournissent une caractéristique physique du milieu.</text:p>
      <text:p text:style-name="noyau_5f_def"/>
      <text:p text:style-name="noyau_5f_def">Classe générique:<text:tab/><text:span text:style-name="T4">Champ_Don</text:span></text:p>
      <text:p text:style-name="noyau_5f_def"/>
      <text:p text:style-name="noyau_5f_def">Classe de base:<text:tab/><text:span text:style-name="T4">Champ_Don_base</text:span></text:p>
      <text:p text:style-name="noyau_5f_def"/>
      <text:p text:style-name="noyau_5f_def"/>
      <text:p text:style-name="base"/>
      <text:p text:style-name="base"/>
      <text:h text:style-name="Heading_20_3" text:outline-level="3"><text:bookmark-start text:name="__RefHeading__49_1245104832"/>10.3 <text:s/>Champ_Fonc<text:bookmark-end text:name="__RefHeading__49_1245104832"/></text:h>
      <text:p text:style-name="base"/>
      <text:p text:style-name="noyau_5f_def">Généralités:<text:tab/><text:span text:style-name="T4">Champ_Don</text:span> particuliers qui sont fonction d'autres champs.</text:p>
      <text:p text:style-name="noyau_5f_def"/>
      <text:p text:style-name="noyau_5f_def">Classe générique:<text:tab/><text:span text:style-name="T4">Champ_Fonc</text:span></text:p>
      <text:p text:style-name="noyau_5f_def"/>
      <text:p text:style-name="noyau_5f_def">Classe de base:<text:tab/><text:span text:style-name="T4">Champ_Fonc_base</text:span></text:p>
      <text:p text:style-name="noyau_5f_def"/>
      <text:p text:style-name="noyau_5f_def"/>
      <text:p text:style-name="noyau_5f_def"/>
      <text:p text:style-name="noyau_5f_def"/>
      <text:h text:style-name="Heading_20_3" text:outline-level="3"><text:bookmark-start text:name="__RefHeading__51_1245104832"/>10.4 Champ_front<text:bookmark-end text:name="__RefHeading__51_1245104832"/></text:h>
      <text:p text:style-name="base"/>
      <text:p text:style-name="noyau_5f_def">Généralités:<text:tab/>Un <text:span text:style-name="T4">Champ_front</text:span> est un objet qui définit un champ sur une frontière d'un domaine. Cet objet sera associé par exemple à une condition limite.</text:p>
      <text:p text:style-name="noyau_5f_def"><text:tab/>Les <text:span text:style-name="T4">Champ_front</text:span> héritent de la classe prototype <text:span text:style-name="T4">Champ_Proto</text:span>.</text:p>
      <text:p text:style-name="noyau_5f_def"/>
      <text:p text:style-name="noyau_5f_def">Classe générique:<text:tab/><text:span text:style-name="T4">Champ_front</text:span></text:p>
      <text:p text:style-name="noyau_5f_def"/>
      <text:p text:style-name="noyau_5f_def">Classe de base:<text:tab/><text:span text:style-name="T4">Champ_front_base</text:span></text:p>
      <text:p text:style-name="noyau_5f_def"/>
      <text:p text:style-name="noyau_5f_def"/>
      <text:p text:style-name="noyau_5f_def"/>
      <text:p text:style-name="noyau_5f_def"/>
      <text:p text:style-name="base"><text:span text:style-name="T2">Relations avec les autres classes :</text:span> <text:s/>L'utilisation des champs est multiple. Néanmoins on peut donner les utilisations les plus fréquentes dans TRIO_U.</text:p>
      <text:p text:style-name="base">Les <text:span text:style-name="T4">Champ_Inc</text:span> sont portés par les équations.</text:p>
      <text:p text:style-name="base">Les <text:span text:style-name="T4">Champ_Don</text:span> sont portés par le Milieu.</text:p>
      <text:p text:style-name="base">Pour l'instant on trouve des <text:span text:style-name="T4">Champ_Fonc</text:span> dans les modèles de turbulence.</text:p>
      <text:p text:style-name="base">Les <text:span text:style-name="T4">Champ_front</text:span> <text:s/>sont portés par les conditions aux limites.</text:p>
      <text:p text:style-name="base"/>
      <text:p text:style-name="P62"/>
      <text:p text:style-name="figure"><draw:frame draw:style-name="fr21" draw:name="Object19" text:anchor-type="as-char" svg:width="4in" svg:height="8.278in" draw:z-index="18"><draw:object-ole xlink:href="./Object 19" xlink:type="simple" xlink:show="embed" xlink:actuate="onLoad"/><draw:image xlink:href="./ObjectReplacements/Object 19" xlink:type="simple" xlink:show="embed" xlink:actuate="onLoad"/></draw:frame></text:p>
      <text:p text:style-name="P62"/>
      <text:p text:style-name="figure"><draw:frame draw:style-name="fr22" draw:name="Object20" text:anchor-type="as-char" svg:width="5.2638in" svg:height="7.639in" draw:z-index="19"><draw:object-ole xlink:href="./Object 20" xlink:type="simple" xlink:show="embed" xlink:actuate="onLoad"/><draw:image xlink:href="./ObjectReplacements/Object 20" xlink:type="simple" xlink:show="embed" xlink:actuate="onLoad"/></draw:frame></text:p>
      <text:p text:style-name="figure"/>
      <text:p text:style-name="P62"/>
      <text:p text:style-name="figure"><draw:frame draw:style-name="fr23" draw:name="Object21" text:anchor-type="as-char" svg:width="4.8335in" svg:height="4.028in" draw:z-index="20"><draw:object-ole xlink:href="./Object 21" xlink:type="simple" xlink:show="embed" xlink:actuate="onLoad"/><draw:image xlink:href="./ObjectReplacements/Object 21" xlink:type="simple" xlink:show="embed" xlink:actuate="onLoad"/></draw:frame></text:p>
      <text:p text:style-name="noyau_5f_def"/>
      <text:p text:style-name="P62"/>
      <text:p text:style-name="figure"><draw:frame draw:style-name="fr24" draw:name="Object22" text:anchor-type="as-char" svg:width="4.639in" svg:height="5.1252in" draw:z-index="21"><draw:object-ole xlink:href="./Object 22" xlink:type="simple" xlink:show="embed" xlink:actuate="onLoad"/><draw:image xlink:href="./ObjectReplacements/Object 22" xlink:type="simple" xlink:show="embed" xlink:actuate="onLoad"/></draw:frame></text:p>
      <text:p text:style-name="noyau_5f_def"/>
      <text:p text:style-name="P62"/>
      <text:p text:style-name="figure"><draw:frame draw:style-name="fr25" draw:name="Object23" text:anchor-type="as-char" svg:width="4.8193in" svg:height="4.5835in" draw:z-index="22"><draw:object-ole xlink:href="./Object 23" xlink:type="simple" xlink:show="embed" xlink:actuate="onLoad"/><draw:image xlink:href="./ObjectReplacements/Object 23" xlink:type="simple" xlink:show="embed" xlink:actuate="onLoad"/></draw:frame></text:p>
      <text:p text:style-name="noyau_5f_def"/>
      <text:p text:style-name="P45">Intégrale d'un champ</text:p>
      <text:p text:style-name="base"/>
      <text:p text:style-name="noyau_5f_def"><text:span text:style-name="T4">Integrale_tps_Ch_puissance</text:span> : représente l'intégrale en temps d'un champ élevé à une puissance entière et positive entre un temps initial et un temps courant. Cette classe est hors hiérarchie.</text:p>
      <text:p text:style-name="noyau_5f_def"><text:span text:style-name="T4">Integrale_tps_Champ</text:span> : cas particulier de <text:span text:style-name="T4">Integrale_tps_Ch_puissance</text:span> <text:s/>pour une puissance de 1</text:p>
      <text:p text:style-name="noyau_5f_def"><text:span text:style-name="T4">Integrale_tps_carre_Champ</text:span> : cas particulier de <text:span text:style-name="T4">Integrale_tps_Ch_puissance</text:span> <text:s/>pour le champ élevé au carré.</text:p>
      <text:p text:style-name="noyau_5f_def"/>
      <text:p text:style-name="noyau_5f_def"/>
      <text:p text:style-name="noyau_5f_def"/>
      <text:p text:style-name="noyau_5f_def"/>
      <text:p text:style-name="figure"/>
      <text:p text:style-name="figure"><draw:frame draw:style-name="fr26" draw:name="Object24" text:anchor-type="as-char" svg:width="4.6252in" svg:height="4.6665in" draw:z-index="23"><draw:object-ole xlink:href="./Object 24" xlink:type="simple" xlink:show="embed" xlink:actuate="onLoad"/><draw:image xlink:href="./ObjectReplacements/Object 24" xlink:type="simple" xlink:show="embed" xlink:actuate="onLoad"/></draw:frame></text:p>
      <text:p text:style-name="noyau_5f_def"/>
      <text:p text:style-name="noyau_5f_def"/>
      <text:p text:style-name="noyau_5f_def"/>
      <text:h text:style-name="P6" text:outline-level="2"><text:bookmark-start text:name="__RefHeading__53_1245104832"/>11-NOYAU : POSTRAITEMENT<text:bookmark-end text:name="__RefHeading__53_1245104832"/></text:h>
      <text:p text:style-name="base"/>
      <text:p text:style-name="base"/>
      <text:p text:style-name="base"/>
      <text:h text:style-name="P9" text:outline-level="3"><text:bookmark-start text:name="__RefHeading__55_1245104832"/>11.1 <text:s text:c="2"/>Postraitement<text:bookmark-end text:name="__RefHeading__55_1245104832"/></text:h>
      <text:p text:style-name="base"/>
      <text:p text:style-name="noyau_5f_def"><text:span text:style-name="T4">Postraitement</text:span> :<text:tab/>Cette classe permet le postraitement suivant deux approches:</text:p>
      <text:p text:style-name="noyau_5f_def"><text:tab/>- à l'aide de sondes (valeurs d'un champ en un ou plusieurs points en fonction du temps)</text:p>
      <text:p text:style-name="noyau_5f_def"><text:tab/>- à l'aide de champs sélectionnés </text:p>
      <text:p text:style-name="noyau_5f_def"/>
      <text:p text:style-name="noyau_5f_def"><text:span text:style-name="T2">Lien avec les autres objets</text:span> : L'objet <text:span text:style-name="T4">Postraitement</text:span> est porté par un objet <text:span text:style-name="T4">Probleme_base</text:span></text:p>
      <text:p text:style-name="noyau_5f_def"/>
      <text:p text:style-name="noyau_5f_def"/>
      <text:p text:style-name="noyau_5f_def"/>
      <text:p text:style-name="noyau_5f_def"/>
      <text:p text:style-name="figure"/>
      <text:p text:style-name="figure"><draw:frame draw:style-name="fr27" draw:name="Object25" text:anchor-type="as-char" svg:width="4.75in" svg:height="5.278in" draw:z-index="24"><draw:object-ole xlink:href="./Object 25" xlink:type="simple" xlink:show="embed" xlink:actuate="onLoad"/><draw:image xlink:href="./ObjectReplacements/Object 25" xlink:type="simple" xlink:show="embed" xlink:actuate="onLoad"/></draw:frame></text:p>
      <text:h text:style-name="P11" text:outline-level="3"><text:bookmark-start text:name="__RefHeading__57_1245104832"/>11.2 <text:s text:c="2"/>Sonde<text:bookmark-end text:name="__RefHeading__57_1245104832"/></text:h>
      <text:p text:style-name="noyau_5f_def"/>
      <text:p text:style-name="noyau_5f_def"><text:span text:style-name="T4">Sonde</text:span> :<text:tab/>Ensemble de points sur lesquels on veut connaître un champ en fonction du temps. La méthode <text:span text:style-name="T4">mettre_a_jour()</text:span> écrit sur le fichier.</text:p>
      <text:p text:style-name="noyau_5f_def"/>
      <text:p text:style-name="noyau_5f_def"><text:span text:style-name="T2">Lien avec les autres objets</text:span> : L'objet <text:span text:style-name="T4">Postraitement</text:span> porte les <text:s text:c="2"/><text:span text:style-name="T4">Sondes.</text:span></text:p>
      <text:p text:style-name="noyau_5f_def"/>
      <text:p text:style-name="P47"/>
      <text:p text:style-name="P47"/>
      <text:p text:style-name="figure"/>
      <text:p text:style-name="figure"><draw:frame draw:style-name="fr28" draw:name="Object26" text:anchor-type="as-char" svg:width="3.7638in" svg:height="5.5693in" draw:z-index="25"><draw:object-ole xlink:href="./Object 26" xlink:type="simple" xlink:show="embed" xlink:actuate="onLoad"/><draw:image xlink:href="./ObjectReplacements/Object 26" xlink:type="simple" xlink:show="embed" xlink:actuate="onLoad"/></draw:frame></text:p>
      <text:h text:style-name="P11" text:outline-level="3"><text:bookmark-start text:name="__RefHeading__59_1245104832"/>11.3 <text:s text:c="2"/>Operateur_Statistique_tps<text:bookmark-end text:name="__RefHeading__59_1245104832"/></text:h>
      <text:p text:style-name="noyau_5f_def"/>
      <text:p text:style-name="noyau_5f_def"><text:span text:style-name="T4">Operateur_Statistique</text:span> : classe générique</text:p>
      <text:p text:style-name="noyau_5f_def"><text:span text:style-name="T4">Operateur_Statistique_tps_base</text:span> : classe de base des opérateurs statistiques sur les champs.</text:p>
      <text:p text:style-name="noyau_5f_def"/>
      <text:p text:style-name="noyau_5f_def"><text:span text:style-name="T2">Lien avec les autres objets</text:span> : L'objet <text:span text:style-name="T4">Postraitement</text:span> porte les <text:s text:c="2"/><text:span text:style-name="T4">Operateurs_Statistiques_tps.</text:span></text:p>
      <text:p text:style-name="noyau_5f_def"/>
      <text:p text:style-name="noyau_5f_def"/>
      <text:p text:style-name="noyau_5f_def"/>
      <text:p text:style-name="figure"/>
      <text:p text:style-name="figure"><draw:frame draw:style-name="fr29" draw:name="Object27" text:anchor-type="as-char" svg:width="5.0138in" svg:height="3.8335in" draw:z-index="26"><draw:object-ole xlink:href="./Object 27" xlink:type="simple" xlink:show="embed" xlink:actuate="onLoad"/><draw:image xlink:href="./ObjectReplacements/Object 27" xlink:type="simple" xlink:show="embed" xlink:actuate="onLoad"/></draw:frame></text:p>
      <text:p text:style-name="noyau_5f_def"/>
      <text:p text:style-name="noyau_5f_def"/>
      <text:p text:style-name="noyau_5f_def"/>
      <text:p text:style-name="P48"/>
      <text:h text:style-name="P9" text:outline-level="3"><text:bookmark-start text:name="__RefHeading__61_1245104832"/>11.4 <text:s/>Champ_Post<text:bookmark-end text:name="__RefHeading__61_1245104832"/></text:h>
      <text:p text:style-name="noyau_5f_def"/>
      <text:p text:style-name="noyau_5f_def"><text:span text:style-name="T4">Champ_Post</text:span> : <text:tab/>Un <text:span text:style-name="T4">Champ_Post</text:span><text:span text:style-name="T1"> </text:span>est un objet qui définit un champ à postraiter. Il porte donc une référence à ce champ.</text:p>
      <text:p text:style-name="noyau_5f_def"/>
      <text:p text:style-name="noyau_5f_def"><text:span text:style-name="T2">Lien avec les autres objets</text:span> : L'objet <text:span text:style-name="T4">Postraitement</text:span> porte les <text:s text:c="2"/><text:span text:style-name="T4">Champs_Post.</text:span></text:p>
      <text:p text:style-name="noyau_5f_def"/>
      <text:p text:style-name="noyau_5f_def"/>
      <text:p text:style-name="noyau_5f_def"/>
      <text:p text:style-name="P47"/>
      <text:p text:style-name="figure"/>
      <text:p text:style-name="figure"><draw:frame draw:style-name="fr30" draw:name="Object28" text:anchor-type="as-char" svg:width="2.972in" svg:height="4.2917in" draw:z-index="27"><draw:object-ole xlink:href="./Object 28" xlink:type="simple" xlink:show="embed" xlink:actuate="onLoad"/><draw:image xlink:href="./ObjectReplacements/Object 28" xlink:type="simple" xlink:show="embed" xlink:actuate="onLoad"/></draw:frame></text:p>
      <text:p text:style-name="noyau_5f_def"/>
      <text:p text:style-name="deb_5f_parag"/>
      <text:h text:style-name="P12" text:outline-level="1"><text:bookmark-start text:name="__RefHeading__63_1245104832"/>TRIO_U : Champs<text:bookmark-end text:name="__RefHeading__63_1245104832"/></text:h>
      <text:p text:style-name="base"/>
      <text:p text:style-name="base"/>
      <text:p text:style-name="base"/>
      <text:p text:style-name="P30">Le Module <text:span text:style-name="T1">Champs</text:span><text:span text:style-name="T16"> </text:span>contient des classes contenant des champs particuliers, non discrétisés.</text:p>
      <text:p text:style-name="P30"/>
      <text:p text:style-name="base">On a défini les familles d'objets suivantes:</text:p>
      <text:p text:style-name="P30"/>
      <text:p text:style-name="base"/>
      <text:p text:style-name="P30"/>
      <text:p text:style-name="P40">1<text:tab/>Champ_Uniforme</text:p>
      <text:p text:style-name="P40">2<text:tab/>Champ_front_uniforme</text:p>
      <text:p text:style-name="base"/>
      <text:p text:style-name="base"/>
      <text:p text:style-name="base"/>
      <text:p text:style-name="base"/>
      <text:p text:style-name="P36"/>
      <text:h text:style-name="Heading_20_2" text:outline-level="2"><text:bookmark-start text:name="__RefHeading__65_1245104832"/>1- Champ_Uniforme<text:bookmark-end text:name="__RefHeading__65_1245104832"/></text:h>
      <text:p text:style-name="base"/>
      <text:p text:style-name="base"/>
      <text:p text:style-name="base"/>
      <text:p text:style-name="P51"><text:span text:style-name="T1">Hiérarchie</text:span>:</text:p>
      <text:p text:style-name="P50">Classe de base:<text:tab/><text:span text:style-name="T4">Champ_Don_base</text:span><text:tab/><text:tab/>(Noyau)</text:p>
      <text:p text:style-name="P50">Classe générique:<text:tab/><text:span text:style-name="T4">Champ_Don<text:tab/><text:tab/><text:tab/></text:span>(Noyau)</text:p>
      <text:p text:style-name="base"/>
      <text:p text:style-name="base"/>
      <text:p text:style-name="noyau_5f_def"><text:span text:style-name="T4">Champ_Uniforme</text:span> : <text:tab/>champ constant dans l'espace et dans le temps</text:p>
      <text:p text:style-name="noyau_5f_def"/>
      <text:p text:style-name="noyau_5f_def"><text:span text:style-name="T4">Champ_Uniforme_inst</text:span> : champ constant dans l'espace mais dépendant du temps</text:p>
      <text:p text:style-name="noyau_5f_def"/>
      <text:p text:style-name="noyau_5f_def"/>
      <text:p text:style-name="figure"/>
      <text:p text:style-name="figure"><draw:frame draw:style-name="fr31" draw:name="Object29" text:anchor-type="as-char" svg:width="2.5417in" svg:height="4.111in" draw:z-index="28"><draw:object-ole xlink:href="./Object 29" xlink:type="simple" xlink:show="embed" xlink:actuate="onLoad"/><draw:image xlink:href="./ObjectReplacements/Object 29" xlink:type="simple" xlink:show="embed" xlink:actuate="onLoad"/></draw:frame></text:p>
      <text:h text:style-name="P6" text:outline-level="2"><text:bookmark-start text:name="__RefHeading__67_1245104832"/>2- Champ_front_uniforme<text:bookmark-end text:name="__RefHeading__67_1245104832"/></text:h>
      <text:p text:style-name="base"/>
      <text:p text:style-name="base"/>
      <text:p text:style-name="base"/>
      <text:p text:style-name="P51"><text:span text:style-name="T1">Hiérarchie</text:span>:</text:p>
      <text:p text:style-name="P50">Classe de base:<text:tab/><text:span text:style-name="T4">Champ_front_base</text:span><text:tab/>(Noyau)</text:p>
      <text:p text:style-name="P50">Classe générique:<text:tab/><text:span text:style-name="T4">Champ_front<text:tab/><text:tab/></text:span>(Noyau)</text:p>
      <text:p text:style-name="base"/>
      <text:p text:style-name="base"/>
      <text:p text:style-name="noyau_5f_def"><text:span text:style-name="T4">Champ_front_uniforme</text:span> : champ constant dans l'espace et dans le temps défini sur une frontière</text:p>
      <text:p text:style-name="noyau_5f_def"/>
      <text:p text:style-name="noyau_5f_def"/>
      <text:p text:style-name="noyau_5f_def"/>
      <text:p text:style-name="figure"/>
      <text:p text:style-name="figure"><draw:frame draw:style-name="fr32" draw:name="Object30" text:anchor-type="as-char" svg:width="2.8752in" svg:height="2.9165in" draw:z-index="29"><draw:object-ole xlink:href="./Object 30" xlink:type="simple" xlink:show="embed" xlink:actuate="onLoad"/><draw:image xlink:href="./ObjectReplacements/Object 30" xlink:type="simple" xlink:show="embed" xlink:actuate="onLoad"/></draw:frame></text:p>
      <text:p text:style-name="base"/>
      <text:p text:style-name="base"/>
      <text:p text:style-name="P17"/>
      <text:h text:style-name="Heading_20_1" text:outline-level="1"><text:bookmark-start text:name="__RefHeading__69_1245104832"/>TRIO_U : Champs_dis<text:bookmark-end text:name="__RefHeading__69_1245104832"/></text:h>
      <text:p text:style-name="base"/>
      <text:p text:style-name="base"/>
      <text:p text:style-name="base"/>
      <text:p text:style-name="P30">Le Module <text:span text:style-name="T1">Champs_dis</text:span><text:span text:style-name="T16"> </text:span>contient les classes de base pour la discrétisation des champs. </text:p>
      <text:p text:style-name="P30"/>
      <text:p text:style-name="base">On a défini les familles d'objets suivantes:</text:p>
      <text:p text:style-name="P30"/>
      <text:p text:style-name="base"/>
      <text:p text:style-name="P30"/>
      <text:p text:style-name="P40">1<text:tab/>Discrétisation des Champ_Inc</text:p>
      <text:p text:style-name="P40">2<text:tab/>Discrétisation des Champ_Fonc</text:p>
      <text:p text:style-name="base"/>
      <text:p text:style-name="base"/>
      <text:p text:style-name="base"/>
      <text:p text:style-name="base"/>
      <text:p text:style-name="P36"/>
      <text:h text:style-name="Heading_20_2" text:outline-level="2"><text:bookmark-start text:name="__RefHeading__71_1245104832"/>1- Discrétisation des Champ_Inc<text:bookmark-end text:name="__RefHeading__71_1245104832"/></text:h>
      <text:p text:style-name="base"/>
      <text:p text:style-name="base"/>
      <text:p text:style-name="base"/>
      <text:p text:style-name="P51"><text:span text:style-name="T1">Hiérarchie</text:span>:</text:p>
      <text:p text:style-name="P50">Classe de base:<text:tab/><text:span text:style-name="T4">Champ_Inc_base</text:span><text:tab/><text:tab/>(Noyau)</text:p>
      <text:p text:style-name="P50">Classe générique:<text:tab/><text:span text:style-name="T4">Champ_Inc<text:tab/><text:tab/><text:tab/></text:span>(Noyau)</text:p>
      <text:p text:style-name="base"/>
      <text:p text:style-name="base"/>
      <text:p text:style-name="noyau_5f_def"><text:span text:style-name="T4">Champ_P0</text:span> : <text:tab/>classe de base pour un <text:span text:style-name="T4">Champ_Inc</text:span> de type P0 (champ constant par élément). Pour l'instant il existe deux classes dérivées instanciables : <text:span text:style-name="T4">Champ_P0_VDF</text:span> (Module VDF) et <text:span text:style-name="T4">Champ_P0_VEF</text:span> (Module VEF).</text:p>
      <text:p text:style-name="noyau_5f_def"/>
      <text:p text:style-name="noyau_5f_def"><text:span text:style-name="T4">Champ_P1</text:span> : <text:tab/>classe de base pour un <text:span text:style-name="T4">Champ_Inc</text:span> de type P1</text:p>
      <text:p text:style-name="noyau_5f_def"/>
      <text:p text:style-name="noyau_5f_def"/>
      <text:p text:style-name="base"/>
      <text:p text:style-name="figure"/>
      <text:p text:style-name="figure"><draw:frame draw:style-name="fr33" draw:name="Object31" text:anchor-type="as-char" svg:width="5.5in" svg:height="3.4028in" draw:z-index="30"><draw:object-ole xlink:href="./Object 31" xlink:type="simple" xlink:show="embed" xlink:actuate="onLoad"/><draw:image xlink:href="./ObjectReplacements/Object 31" xlink:type="simple" xlink:show="embed" xlink:actuate="onLoad"/></draw:frame></text:p>
      <text:p text:style-name="base"/>
      <text:p text:style-name="base"/>
      <text:p text:style-name="P36"/>
      <text:h text:style-name="Heading_20_2" text:outline-level="2"><text:bookmark-start text:name="__RefHeading__73_1245104832"/>2- Discrétisation des Champ_Fonc<text:bookmark-end text:name="__RefHeading__73_1245104832"/></text:h>
      <text:p text:style-name="base"/>
      <text:p text:style-name="base"/>
      <text:p text:style-name="base"/>
      <text:p text:style-name="P51"><text:span text:style-name="T1">Hiérarchie</text:span>:</text:p>
      <text:p text:style-name="P50">Classe de base:<text:tab/><text:span text:style-name="T4">Champ_Fonc_base</text:span><text:tab/><text:tab/>(Noyau)</text:p>
      <text:p text:style-name="P50">Classe générique:<text:tab/><text:span text:style-name="T4">Champ_Fonc<text:tab/><text:tab/></text:span>(Noyau)</text:p>
      <text:p text:style-name="base"/>
      <text:p text:style-name="base"/>
      <text:p text:style-name="base"/>
      <text:p text:style-name="noyau_5f_def"><text:span text:style-name="T4">Champ_Fonc_P0</text:span> : <text:tab/>classe de base pour un <text:span text:style-name="T4">Champ_Fonc</text:span> de type P0 </text:p>
      <text:p text:style-name="noyau_5f_def"/>
      <text:p text:style-name="noyau_5f_def"/>
      <text:p text:style-name="figure"/>
      <text:p text:style-name="figure"><draw:frame draw:style-name="fr34" draw:name="Object32" text:anchor-type="as-char" svg:width="2.389in" svg:height="2.8055in" draw:z-index="31"><draw:object-ole xlink:href="./Object 32" xlink:type="simple" xlink:show="embed" xlink:actuate="onLoad"/><draw:image xlink:href="./ObjectReplacements/Object 32" xlink:type="simple" xlink:show="embed" xlink:actuate="onLoad"/></draw:frame></text:p>
      <text:p text:style-name="base"/>
      <text:p text:style-name="P18"/>
      <text:h text:style-name="Heading_20_1" text:outline-level="1"><text:bookmark-start text:name="__RefHeading__75_1245104832"/>TRIO_U : Statistiques_temps<text:bookmark-end text:name="__RefHeading__75_1245104832"/></text:h>
      <text:p text:style-name="base"/>
      <text:p text:style-name="base"/>
      <text:p text:style-name="base"/>
      <text:p text:style-name="P30">Le Module <text:span text:style-name="T1">Statistiques_temps </text:span>contient les classes de base pour les calculs statistiques relatifs aux champs. </text:p>
      <text:p text:style-name="P30"/>
      <text:p text:style-name="base">On calcule : </text:p>
      <text:p text:style-name="P30"/>
      <text:p text:style-name="base"/>
      <text:p text:style-name="P30"/>
      <text:p text:style-name="P40"><text:tab/>Moyenne d'un champ</text:p>
      <text:p text:style-name="P40"><text:tab/>Ecart type d'un champ</text:p>
      <text:p text:style-name="base"/>
      <text:p text:style-name="base"/>
      <text:p text:style-name="base"/>
      <text:p text:style-name="base"/>
      <text:p text:style-name="P36"/>
      <text:h text:style-name="Heading_20_2" text:outline-level="2"><text:bookmark-start text:name="__RefHeading__77_1245104832"/><text:span text:style-name="T17"><text:s/></text:span>Moyenne et Ecart type d'un champ<text:bookmark-end text:name="__RefHeading__77_1245104832"/></text:h>
      <text:p text:style-name="base"/>
      <text:p text:style-name="base"/>
      <text:p text:style-name="base"/>
      <text:p text:style-name="P51"><text:span text:style-name="T1">Hiérarchie</text:span>:</text:p>
      <text:p text:style-name="P50">Classe de base:<text:tab/><text:span text:style-name="T4">Operateur_Statistique_tps_base</text:span><text:tab/><text:tab/>(Noyau)</text:p>
      <text:p text:style-name="P50">Classe générique:<text:tab/><text:span text:style-name="T4">Operateur_Statistique_tps<text:tab/><text:tab/><text:tab/></text:span>(Noyau)</text:p>
      <text:p text:style-name="base"/>
      <text:p text:style-name="base"/>
      <text:p text:style-name="noyau_5f_def"><text:span text:style-name="T4">Moyenne_base</text:span> : <text:tab/>classe de base pour le calcul de la moyenne d'un champ. Il faut connaître la discrétisation du champ pour définir la classe instanciable correspondante.</text:p>
      <text:p text:style-name="base"/>
      <text:p text:style-name="noyau_5f_def"><text:span text:style-name="T4">Ecart_type_base</text:span> : classe de base pour le calcul de l'écart type d'un champ. Il faut connaître la discrétisation du champ pour définir la classe instanciable correspondante.</text:p>
      <text:p text:style-name="base"/>
      <text:p text:style-name="base"/>
      <text:p text:style-name="base"><text:span text:style-name="T2">Lien avec les autres classes</text:span> : La classe <text:span text:style-name="T4">Postraitement</text:span> porte des <text:span text:style-name="T4">Operateur_Statistique_tps.</text:span></text:p>
      <text:p text:style-name="base"/>
      <text:p text:style-name="base"/>
      <text:p text:style-name="base"/>
      <text:p text:style-name="base"/>
      <text:p text:style-name="figure"/>
      <text:p text:style-name="figure"><draw:frame draw:style-name="fr35" draw:name="Object33" text:anchor-type="as-char" svg:width="5.4028in" svg:height="3.1807in" draw:z-index="32"><draw:object-ole xlink:href="./Object 33" xlink:type="simple" xlink:show="embed" xlink:actuate="onLoad"/><draw:image xlink:href="./ObjectReplacements/Object 33" xlink:type="simple" xlink:show="embed" xlink:actuate="onLoad"/></draw:frame></text:p>
      <text:p text:style-name="base"/>
      <text:p text:style-name="deb_5f_parag"/>
      <text:h text:style-name="P12" text:outline-level="1"><text:bookmark-start text:name="__RefHeading__79_1245104832"/>TRIO_U : ThHYD<text:bookmark-end text:name="__RefHeading__79_1245104832"/></text:h>
      <text:p text:style-name="base"/>
      <text:p text:style-name="base"/>
      <text:p text:style-name="base"/>
      <text:p text:style-name="P30">Le Module ThHyd contient les objets nécessaires au calcul de la thermo-hydraulique.</text:p>
      <text:p text:style-name="P30"/>
      <text:p text:style-name="base">On a défini les familles d'objets suivantes:</text:p>
      <text:p text:style-name="P30"/>
      <text:p text:style-name="baseMarge">1.<text:tab/>Problème</text:p>
      <text:p text:style-name="baseMarge"><text:tab/><text:tab/>1.1 <text:s/>Écoulement laminaire</text:p>
      <text:p text:style-name="baseMarge"><text:tab/><text:tab/>1.1 <text:s/>Écoulement turbulent</text:p>
      <text:p text:style-name="baseMarge"/>
      <text:p text:style-name="baseMarge">2.<text:tab/>Équation</text:p>
      <text:p text:style-name="baseMarge"><text:tab/><text:tab/>2.1 <text:s/>Navier_Stokes</text:p>
      <text:p text:style-name="baseMarge"><text:tab/><text:tab/>2.2 <text:s/>Convection Diffusion</text:p>
      <text:p text:style-name="baseMarge"><text:tab/><text:tab/>3.3 <text:s/>Transport_K_Eps</text:p>
      <text:p text:style-name="baseMarge"/>
      <text:p text:style-name="baseMarge">3.<text:tab/>Milieu</text:p>
      <text:p text:style-name="baseMarge"/>
      <text:p text:style-name="baseMarge">4.<text:tab/>Discrétisation</text:p>
      <text:p text:style-name="baseMarge"/>
      <text:p text:style-name="baseMarge">5.<text:tab/>Conditions limites</text:p>
      <text:p text:style-name="baseMarge"><text:tab/><text:tab/>5.1 <text:s/>Dirichlet</text:p>
      <text:p text:style-name="baseMarge"><text:tab/><text:tab/>5.2 <text:s/>Neumann</text:p>
      <text:p text:style-name="baseMarge"><text:tab/><text:tab/>5.3 <text:s/>Symétrie</text:p>
      <text:p text:style-name="baseMarge"><text:tab/><text:tab/>5.4 <text:s/>Échange imposé</text:p>
      <text:p text:style-name="baseMarge"/>
      <text:p text:style-name="baseMarge">6.<text:tab/>Solveur Pression</text:p>
      <text:p text:style-name="baseMarge"/>
      <text:p text:style-name="baseMarge">7.<text:tab/>Modèles de turbulence</text:p>
      <text:p text:style-name="baseMarge"><text:tab/><text:tab/>7.1 <text:s/>Modèles de turbulence (hyd)</text:p>
      <text:p text:style-name="baseMarge"><text:tab/><text:tab/>7.2 <text:s/>Modèles de turbulence (scalaire)</text:p>
      <text:p text:style-name="baseMarge"><text:tab/><text:tab/>7.3 <text:s/>Lois de paroi</text:p>
      <text:p text:style-name="baseMarge">8.<text:tab/>Sources</text:p>
      <text:p text:style-name="baseMarge"><text:tab/><text:tab/>8.1 <text:s/>Boussinesq</text:p>
      <text:p text:style-name="baseMarge"><text:tab/><text:tab/>8.2 <text:s/>Puissance thermique</text:p>
      <text:p text:style-name="P30"/>
      <text:p text:style-name="P30"/>
      <text:h text:style-name="P6" text:outline-level="2"><text:bookmark-start text:name="__RefHeading__81_1245104832"/><text:span text:style-name="T18">1- </text:span>ThHyd : LES PROBLEMES<text:bookmark-end text:name="__RefHeading__81_1245104832"/></text:h>
      <text:p text:style-name="base"/>
      <text:p text:style-name="base"/>
      <text:p text:style-name="P51"><text:span text:style-name="T1">Hiérarchie</text:span>:</text:p>
      <text:p text:style-name="P50">Classe de base:<text:tab/><text:span text:style-name="T4">Probleme_base</text:span><text:tab/><text:tab/>(Noyau)</text:p>
      <text:p text:style-name="P50">Classe générique:<text:tab/><text:span text:style-name="T4">Probleme<text:tab/><text:tab/><text:tab/></text:span>(Noyau)</text:p>
      <text:p text:style-name="base"/>
      <text:p text:style-name="base"/>
      <text:p text:style-name="base"/>
      <text:h text:style-name="Heading_20_3" text:outline-level="3"><text:bookmark-start text:name="__RefHeading__83_1245104832"/>1.1 <text:s/>Problèmes thermohydrauliques traités en laminaire :<text:bookmark-end text:name="__RefHeading__83_1245104832"/></text:h>
      <text:p text:style-name="base"/>
      <text:p text:style-name="noyau_5f_def"><text:span text:style-name="T4">Pb_Hydraulique</text:span> :<text:tab/>problème d’hydraulique standard dans lequel on résout les équations de Navier_Stokes en régime laminaire pour un fluide incompressible.</text:p>
      <text:p text:style-name="noyau_5f_def"><text:tab/>La formulation est de type vitesse pression.</text:p>
      <text:p text:style-name="noyau_5f_def"/>
      <text:p text:style-name="noyau_5f_def"><text:span text:style-name="T4">Pb_Thermohydraulique</text:span> : problème d’hydraulique standard dans lequel on résout en régime laminaire pour un fluide incompressibe et faiblement dilatable:</text:p>
      <text:p text:style-name="noyau_5f_def"><text:tab/>- les équations de Navier_Stokes, </text:p>
      <text:p text:style-name="noyau_5f_def"><text:tab/>- l'équations d’énergie.</text:p>
      <text:p text:style-name="noyau_5f_def"><text:tab/>L’hydraulique et la thermique sont couplées par des forces de volume (approximation de Boussinesq). </text:p>
      <text:p text:style-name="noyau_5f_def"/>
      <text:p text:style-name="noyau_5f_def"/>
      <text:p text:style-name="noyau_5f_def"><text:span text:style-name="T4">Pb_Hydraulique_Concentration</text:span> : problème d'hydraulique avec transport d'un ou plusieurs constituants. On résout en régime laminaire pour un fluide incompressible:</text:p>
      <text:p text:style-name="noyau_5f_def"><text:tab/>- les équations de Navier_Stokes,</text:p>
      <text:p text:style-name="noyau_5f_def"><text:tab/>- les équations de convection-diffusion pour un ou plusieurs constituants.</text:p>
      <text:p text:style-name="noyau_5f_def"><text:tab/>Si on transporte plusieurs constituants, on utilise une seule équation de convection diffusion avec une inconnue vectorielle.</text:p>
      <text:p text:style-name="noyau_5f_def"/>
      <text:p text:style-name="noyau_5f_def"><text:tab/>En général on couple les deux équations par l'intermédiaire du terme source des forces de volume de Navier_Stokes dans lequel on prend en compte de petites variations de la masse volumique en fonction du (ou des) constituant(s).</text:p>
      <text:p text:style-name="noyau_5f_def"/>
      <text:p text:style-name="noyau_5f_def"><text:span text:style-name="T4">Pb_Thermohydraulique_Concentration</text:span> : problème de thermohydraulique avec transport d'un ou plusieurs constituants. On résout en régime laminaire pour un fluide incompressible:</text:p>
      <text:p text:style-name="noyau_5f_def"><text:tab/>- les équations de Navier_Stokes,</text:p>
      <text:p text:style-name="noyau_5f_def"><text:tab/>- l'équations d’énergie.</text:p>
      <text:p text:style-name="noyau_5f_def"><text:tab/>- les équations de convection-diffusion pour un ou plusieurs constituants.</text:p>
      <text:p text:style-name="noyau_5f_def"><text:tab/>Si on transporte plusieurs constituants, on utilise une seule équation de convection diffusion avec une inconnue vectorielle.</text:p>
      <text:p text:style-name="noyau_5f_def"/>
      <text:p text:style-name="noyau_5f_def"/>
      <text:p text:style-name="noyau_5f_def"/>
      <text:h text:style-name="Heading_20_3" text:outline-level="3"><text:bookmark-start text:name="__RefHeading__85_1245104832"/>1.2 <text:s/>Problèmes thermohydrauliques traités avec un modèle de turbulence :<text:bookmark-end text:name="__RefHeading__85_1245104832"/></text:h>
      <text:p text:style-name="noyau_5f_def"/>
      <text:p text:style-name="noyau_5f_def"><text:span text:style-name="T4">Pb_Hydraulique_Turbulent</text:span> :<text:tab/>problème d’hydraulique standard dans lequel on résout les équations de Navier_Stokes en régime turbulent pour un fluide incompressible.</text:p>
      <text:p text:style-name="noyau_5f_def"><text:tab/>La formulation est de type vitesse pression.</text:p>
      <text:p text:style-name="noyau_5f_def"/>
      <text:p text:style-name="noyau_5f_def"><text:span text:style-name="T4">Pb_Thermohydraulique_Turbulent</text:span> : problème d’hydraulique standard dans lequel on résout en régime turbulent pour un fluide incompressible:</text:p>
      <text:p text:style-name="noyau_5f_def"><text:soft-page-break/><text:tab/>- les équations de Navier_Stokes, </text:p>
      <text:p text:style-name="noyau_5f_def"><text:tab/>- les équations d’énergie.</text:p>
      <text:p text:style-name="noyau_5f_def"><text:tab/>L’hydraulique et la thermique sont couplées par des forces de volume (approximation de Boussinesq). </text:p>
      <text:p text:style-name="noyau_5f_def"/>
      <text:p text:style-name="noyau_5f_def"><text:span text:style-name="T4">Pb_Hydraulique_Concentration_Turbulent</text:span> : problème d'hydraulique avec transport d'un ou plusieurs constituants. On résout en régime turbulent pour un fluide incompressible:</text:p>
      <text:p text:style-name="noyau_5f_def"><text:tab/>- les équations de Navier_Stokes,</text:p>
      <text:p text:style-name="noyau_5f_def"><text:tab/>- les équations de convection-diffusion pour un ou plusieurs constituants.</text:p>
      <text:p text:style-name="noyau_5f_def"/>
      <text:p text:style-name="noyau_5f_def"><text:span text:style-name="T4">Pb_Thermohydraulique_Concentration_Turbulent</text:span> : problème d’hydraulique standard dans lequel on résout en régime turbulent pour un fluide incompressible:</text:p>
      <text:p text:style-name="noyau_5f_def"><text:tab/>- les équations de Navier_Stokes, </text:p>
      <text:p text:style-name="noyau_5f_def"><text:tab/>- les équations d’énergie</text:p>
      <text:p text:style-name="noyau_5f_def"><text:tab/>- les équations de convection-diffusion pour un ou plusieurs constituants.</text:p>
      <text:p text:style-name="noyau_5f_def"/>
      <text:p text:style-name="noyau_5f_def"/>
      <text:p text:style-name="base"/>
      <text:p text:style-name="P41"/>
      <text:p text:style-name="figure"><draw:frame draw:style-name="fr36" draw:name="Object34" text:anchor-type="as-char" svg:width="4.9445in" svg:height="3.778in" draw:z-index="33"><draw:object-ole xlink:href="./Object 34" xlink:type="simple" xlink:show="embed" xlink:actuate="onLoad"/><draw:image xlink:href="./ObjectReplacements/Object 34" xlink:type="simple" xlink:show="embed" xlink:actuate="onLoad"/></draw:frame></text:p>
      <text:p text:style-name="base"/>
      <text:p text:style-name="figure"/>
      <text:p text:style-name="figure"><draw:frame draw:style-name="fr37" draw:name="Object35" text:anchor-type="as-char" svg:width="5.028in" svg:height="5.1807in" draw:z-index="34"><draw:object-ole xlink:href="./Object 35" xlink:type="simple" xlink:show="embed" xlink:actuate="onLoad"/><draw:image xlink:href="./ObjectReplacements/Object 35" xlink:type="simple" xlink:show="embed" xlink:actuate="onLoad"/></draw:frame></text:p>
      <text:p text:style-name="P62"/>
      <text:p text:style-name="figure"><draw:frame draw:style-name="fr38" draw:name="Object36" text:anchor-type="as-char" svg:width="4.6945in" svg:height="3.9862in" draw:z-index="35"><draw:object-ole xlink:href="./Object 36" xlink:type="simple" xlink:show="embed" xlink:actuate="onLoad"/><draw:image xlink:href="./ObjectReplacements/Object 36" xlink:type="simple" xlink:show="embed" xlink:actuate="onLoad"/></draw:frame></text:p>
      <text:p text:style-name="base"/>
      <text:p text:style-name="figure"/>
      <text:p text:style-name="figure"><draw:frame draw:style-name="fr39" draw:name="Object37" text:anchor-type="as-char" svg:width="5.4028in" svg:height="5.1252in" draw:z-index="36"><draw:object-ole xlink:href="./Object 37" xlink:type="simple" xlink:show="embed" xlink:actuate="onLoad"/><draw:image xlink:href="./ObjectReplacements/Object 37" xlink:type="simple" xlink:show="embed" xlink:actuate="onLoad"/></draw:frame></text:p>
      <text:p text:style-name="P3"/>
      <text:h text:style-name="Heading_20_2" text:outline-level="2"><text:bookmark-start text:name="__RefHeading__87_1245104832"/>2- ThHyd : LES EQUATIONS<text:bookmark-end text:name="__RefHeading__87_1245104832"/></text:h>
      <text:p text:style-name="base"/>
      <text:p text:style-name="base"/>
      <text:p text:style-name="P51"><text:span text:style-name="T1">Hiérarchie</text:span>:</text:p>
      <text:p text:style-name="P50">Classe de base:<text:tab/><text:span text:style-name="T4">Equation_base</text:span><text:tab/><text:tab/>(Noyau)</text:p>
      <text:p text:style-name="P50">Classe générique:<text:tab/><text:span text:style-name="T4">Equation<text:tab/><text:tab/><text:tab/></text:span>(Noyau)</text:p>
      <text:p text:style-name="base"/>
      <text:p text:style-name="base"/>
      <text:p text:style-name="base"/>
      <text:p text:style-name="base">Les équations sont décrites dans le document de présentation de TRIO_U <text:s/>[PRES1] )</text:p>
      <text:p text:style-name="base"/>
      <text:p text:style-name="base"/>
      <text:h text:style-name="Heading_20_3" text:outline-level="3"><text:bookmark-start text:name="__RefHeading__89_1245104832"/>2.1 Les équations de Navier_Stokes<text:bookmark-end text:name="__RefHeading__89_1245104832"/></text:h>
      <text:p text:style-name="base"/>
      <text:p text:style-name="base">L’équation Navier_Stokes décrit les équations de quantité de mouvement.</text:p>
      <text:p text:style-name="base"/>
      <text:p text:style-name="P22"><draw:frame draw:style-name="fr40" draw:name="Object38" text:anchor-type="as-char" svg:width="3.0693in" svg:height="0.4583in" draw:z-index="37"><draw:object-ole xlink:href="./Object 38" xlink:type="simple" xlink:show="embed" xlink:actuate="onLoad"/><draw:image xlink:href="./ObjectReplacements/Object 38" xlink:type="simple" xlink:show="embed" xlink:actuate="onLoad"/></draw:frame></text:p>
      <text:p text:style-name="base"/>
      <text:p text:style-name="base">(voir TRIO_U Document de présentation [PRES1] )</text:p>
      <text:p text:style-name="base"/>
      <text:p text:style-name="base"><text:tab/><draw:frame draw:style-name="fr41" draw:name="Object39" text:anchor-type="as-char" svg:width="0.3472in" svg:height="0.2362in" draw:z-index="38"><draw:object-ole xlink:href="./Object 39" xlink:type="simple" xlink:show="embed" xlink:actuate="onLoad"/><draw:image xlink:href="./ObjectReplacements/Object 39" xlink:type="simple" xlink:show="embed" xlink:actuate="onLoad"/></draw:frame><text:tab/>terme convectif</text:p>
      <text:p text:style-name="base"><text:tab/><draw:frame draw:style-name="fr42" draw:name="Object40" text:anchor-type="as-char" svg:width="0.3335in" svg:height="0.2917in" draw:z-index="39"><draw:object-ole xlink:href="./Object 40" xlink:type="simple" xlink:show="embed" xlink:actuate="onLoad"/><draw:image xlink:href="./ObjectReplacements/Object 40" xlink:type="simple" xlink:show="embed" xlink:actuate="onLoad"/></draw:frame><text:tab/>terme diffusif</text:p>
      <text:p text:style-name="base"><text:tab/><draw:frame draw:style-name="fr43" draw:name="Object41" text:anchor-type="as-char" svg:width="0.2638in" svg:height="0.2638in" draw:z-index="40"><draw:object-ole xlink:href="./Object 41" xlink:type="simple" xlink:show="embed" xlink:actuate="onLoad"/><draw:image xlink:href="./ObjectReplacements/Object 41" xlink:type="simple" xlink:show="embed" xlink:actuate="onLoad"/></draw:frame><text:tab/>composantes du tenseur de Reynolds</text:p>
      <text:p text:style-name="base"><text:tab/><draw:frame draw:style-name="fr44" draw:name="Object42" text:anchor-type="as-char" svg:width="0.0972in" svg:height="0.1807in" draw:z-index="41"><draw:object-ole xlink:href="./Object 42" xlink:type="simple" xlink:show="embed" xlink:actuate="onLoad"/><draw:image xlink:href="./ObjectReplacements/Object 42" xlink:type="simple" xlink:show="embed" xlink:actuate="onLoad"/></draw:frame><text:tab/>Les forces de volume</text:p>
      <text:p text:style-name="base"><text:tab/><draw:frame draw:style-name="fr45" draw:name="Object43" text:anchor-type="as-char" svg:width="0.1665in" svg:height="0.2083in" draw:z-index="42"><draw:object-ole xlink:href="./Object 43" xlink:type="simple" xlink:show="embed" xlink:actuate="onLoad"/><draw:image xlink:href="./ObjectReplacements/Object 43" xlink:type="simple" xlink:show="embed" xlink:actuate="onLoad"/></draw:frame> <text:tab/>la somme de la pression statique et de sa composante hydrostatique</text:p>
      <text:p text:style-name="base"/>
      <text:p text:style-name="base">On considère le fluide comme <text:span text:style-name="T1">incompressible</text:span> <text:s text:c="2"/>(div U =0 ). On considère la masse volumique constante (égale à <text:s/><text:span text:style-name="T11"></text:span><text:span text:style-name="T19">0</text:span> ), sauf dans le terme des forces de gravité (hypothèse de Boussinesq).</text:p>
      <text:p text:style-name="base">Sous ces hypothèses, on utilise la forme suivante des équations de Navier_Stokes:</text:p>
      <text:p text:style-name="base"/>
      <text:p text:style-name="base"><draw:frame draw:style-name="fr46" draw:name="Object44" text:anchor-type="as-char" svg:width="5.278in" svg:height="0.4028in" draw:z-index="43"><draw:object-ole xlink:href="./Object 44" xlink:type="simple" xlink:show="embed" xlink:actuate="onLoad"/><draw:image xlink:href="./ObjectReplacements/Object 44" xlink:type="simple" xlink:show="embed" xlink:actuate="onLoad"/></draw:frame></text:p>
      <text:p text:style-name="base"/>
      <text:p text:style-name="base"><text:tab/><draw:frame draw:style-name="fr47" draw:name="Object45" text:anchor-type="as-char" svg:width="0.25in" svg:height="0.2917in" draw:z-index="44"><draw:object-ole xlink:href="./Object 45" xlink:type="simple" xlink:show="embed" xlink:actuate="onLoad"/><draw:image xlink:href="./ObjectReplacements/Object 45" xlink:type="simple" xlink:show="embed" xlink:actuate="onLoad"/></draw:frame><text:tab/>dérivée particulaire de la vitesse</text:p>
      <text:p text:style-name="base"><text:tab/><draw:frame draw:style-name="fr48" draw:name="Object46" text:anchor-type="as-char" svg:width="0.1665in" svg:height="0.1945in" draw:z-index="45"><draw:object-ole xlink:href="./Object 46" xlink:type="simple" xlink:show="embed" xlink:actuate="onLoad"/><draw:image xlink:href="./ObjectReplacements/Object 46" xlink:type="simple" xlink:show="embed" xlink:actuate="onLoad"/></draw:frame><text:tab/>masse volumique de référence</text:p>
      <text:p text:style-name="base"><text:tab/><draw:frame draw:style-name="fr49" draw:name="Object47" text:anchor-type="as-char" svg:width="0.0972in" svg:height="0.2362in" draw:z-index="46"><draw:object-ole xlink:href="./Object 47" xlink:type="simple" xlink:show="embed" xlink:actuate="onLoad"/><draw:image xlink:href="./ObjectReplacements/Object 47" xlink:type="simple" xlink:show="embed" xlink:actuate="onLoad"/></draw:frame><text:tab/>coefficient de dilatabilité du fluide</text:p>
      <text:p text:style-name="base"><text:tab/>g<text:tab/>gravité</text:p>
      <text:p text:style-name="base"/>
      <text:p text:style-name="base"/>
      <text:p text:style-name="base"/>
      <text:p text:style-name="base"/>
      <text:p text:style-name="base">Les classes:</text:p>
      <text:p text:style-name="base"/>
      <text:p text:style-name="noyau_5f_def"><text:span text:style-name="T4">Navier_Stokes_std</text:span> :<text:tab/>Equation de la dynamique pour un fluide incompressible en régime <text:span text:style-name="T1">laminaire</text:span> sans modélisation de la turbulence.</text:p>
      <text:p text:style-name="noyau_5f_def"><text:soft-page-break/><text:tab/>L'inconnue est le champ de vitesse.</text:p>
      <text:p text:style-name="noyau_5f_def"/>
      <text:p text:style-name="noyau_5f_def"/>
      <text:p text:style-name="noyau_5f_def"><text:span text:style-name="T4">Navier_Stokes_Turbulent: </text:span><text:s/>Cette classe représente l’équation Navier_Stokes pour un écoulement <text:span text:style-name="T1">turbulent</text:span>. Elle va donc porter un modèle de turbulence et instancier un opérateur de diffusion qui tient compte de la viscosité laminaire et turbulente.</text:p>
      <text:p text:style-name="base"/>
      <text:p text:style-name="base"/>
      <text:p text:style-name="noyau_5f_def"><text:span text:style-name="T2">Liens avec les autres classes</text:span>: </text:p>
      <text:p text:style-name="noyau_5f_def"><text:span text:style-name="T4">Navier_Stokes_std</text:span> est porté par les classes des problèmes: </text:p>
      <text:p text:style-name="noyau_5f_def"><text:tab/><text:span text:style-name="T4">Pb_Hydraulique</text:span> </text:p>
      <text:p text:style-name="noyau_5f_def"><text:tab/><text:span text:style-name="T4">Pb_Thermohydraulique</text:span> </text:p>
      <text:p text:style-name="noyau_5f_def"><text:tab/><text:span text:style-name="T4">Pb_Concentration</text:span> .</text:p>
      <text:p text:style-name="noyau_5f_def"><text:span text:style-name="T4">Navier_Stokes_Turbulent </text:span>est porté par les classes des problèmes: </text:p>
      <text:p text:style-name="noyau_5f_def"><text:tab/><text:span text:style-name="T4">Pb_Hydraulique_Turbulent</text:span></text:p>
      <text:p text:style-name="noyau_5f_def"><text:tab/><text:span text:style-name="T4">Pb_Thermohydraulique_Turbulent</text:span> .</text:p>
      <text:p text:style-name="base"/>
      <text:p text:style-name="base"/>
      <text:p text:style-name="base"/>
      <text:h text:style-name="Heading_20_3" text:outline-level="3"><text:bookmark-start text:name="__RefHeading__91_1245104832"/>2.2 Les équations de Convection_Diffusion<text:bookmark-end text:name="__RefHeading__91_1245104832"/></text:h>
      <text:p text:style-name="base"/>
      <text:p text:style-name="base">Les classes de la hiérarchie <text:s/>Convection_Diffusion représentent l’équation de transport d’un scalaire dans un écoulement de fluide visqueux incompressible.</text:p>
      <text:p text:style-name="base"/>
      <text:p text:style-name="P22"><draw:frame draw:style-name="fr50" draw:name="Object48" text:anchor-type="as-char" svg:width="2.3193in" svg:height="0.389in" draw:z-index="47"><draw:object-ole xlink:href="./Object 48" xlink:type="simple" xlink:show="embed" xlink:actuate="onLoad"/><draw:image xlink:href="./ObjectReplacements/Object 48" xlink:type="simple" xlink:show="embed" xlink:actuate="onLoad"/></draw:frame></text:p>
      <text:p text:style-name="P22"/>
      <text:p text:style-name="base"><text:tab/><text:tab/>Si T est le scalaire transporté (la température par exemple),</text:p>
      <text:p text:style-name="base"><text:tab/><text:tab/><draw:frame draw:style-name="fr51" draw:name="Object49" text:anchor-type="as-char" svg:width="0.1807in" svg:height="0.2083in" draw:z-index="48"><draw:object-ole xlink:href="./Object 49" xlink:type="simple" xlink:show="embed" xlink:actuate="onLoad"/><draw:image xlink:href="./ObjectReplacements/Object 49" xlink:type="simple" xlink:show="embed" xlink:actuate="onLoad"/></draw:frame><text:tab/>est le flux de chaleur turbulent</text:p>
      <text:p text:style-name="base"><text:tab/><text:tab/><draw:frame draw:style-name="fr48" draw:name="Object50" text:anchor-type="as-char" svg:width="0.1665in" svg:height="0.1945in" draw:z-index="49"><draw:object-ole xlink:href="./Object 50" xlink:type="simple" xlink:show="embed" xlink:actuate="onLoad"/><draw:image xlink:href="./ObjectReplacements/Object 50" xlink:type="simple" xlink:show="embed" xlink:actuate="onLoad"/></draw:frame><text:tab/>est le terme source <text:s text:c="3"/>Q/rho/Cp</text:p>
      <text:p text:style-name="base"><text:tab/><text:tab/>Q <text:tab/>est la puissance volumique dégagée au sein du fluide</text:p>
      <text:p text:style-name="base"><text:tab/><text:tab/><text:span text:style-name="T11"></text:span> <text:tab/>la diffusivité de la température dans le fluide</text:p>
      <text:p text:style-name="base"/>
      <text:p text:style-name="base"/>
      <text:p text:style-name="noyau_5f_def"><text:span text:style-name="T4">Convection_Diffusion_std</text:span> <text:tab/>Classe de base pour l'équation de transport d'un scalaire en régime <text:span text:style-name="T1">laminaire</text:span>. </text:p>
      <text:p text:style-name="noyau_5f_def"><text:tab/>La classe porte une référence au champ de la vitesse transportante.</text:p>
      <text:p text:style-name="noyau_5f_def"/>
      <text:p text:style-name="noyau_5f_def"><text:span text:style-name="T4">Convection_Diffusion_Temperature</text:span> : cas particulier de <text:span text:style-name="T4">Convection_Diffusion_std</text:span> <text:s/>pour le transport de la température.L'inconnue est le champ de température.</text:p>
      <text:p text:style-name="noyau_5f_def"/>
      <text:p text:style-name="noyau_5f_def"><text:span text:style-name="T4">Convection_Diffusion_Concentration</text:span> : cas particulier de <text:span text:style-name="T4">Convection_Diffusion_std</text:span> <text:s/>pour le transport d'un ou plusieurs constituants. <text:s/>Dans le cas de plusieurs constituants, le <text:span text:style-name="T4">Champ_Inc</text:span> de concentration et le <text:span text:style-name="T4">Champ_Don</text:span> de la diffusivité ont plusieurs composantes. L'inconnue est le champ de concentration.</text:p>
      <text:p text:style-name="noyau_5f_def"/>
      <text:p text:style-name="noyau_5f_def"/>
      <text:p text:style-name="noyau_5f_def"><text:span text:style-name="T4">Convection_Diffusion_Turbulent</text:span> <text:tab/>Classe de base pour l'équation de transport d'un scalaire en régime <text:span text:style-name="T1">turbulent</text:span>. Cette classe est définie hors hiérarchie <text:span text:style-name="T4">Objet_U</text:span>.</text:p>
      <text:p text:style-name="noyau_5f_def"><text:tab/>La classe porte un modèle de turbulence.</text:p>
      <text:p text:style-name="noyau_5f_def"/>
      <text:p text:style-name="noyau_5f_def"><text:span text:style-name="T4">Convection_Diffusion_Temperature_Turbulent </text:span>: équation pour le transport de la température en régime turbulent. L'inconnue est le champ de température.</text:p>
      <text:p text:style-name="noyau_5f_def"/>
      <text:p text:style-name="noyau_5f_def"><text:soft-page-break/><text:span text:style-name="T4">Convection_Diffusion_Concentration_Turbulent_</text:span> : équation pour le transport de constituants en régime turbulent. L'inconnue est le champ de concentration.</text:p>
      <text:p text:style-name="noyau_5f_def"/>
      <text:p text:style-name="noyau_5f_def"/>
      <text:p text:style-name="base"/>
      <text:h text:style-name="Heading_20_3" text:outline-level="3"><text:bookmark-start text:name="__RefHeading__93_1245104832"/>2.3 Equations de transport pour K, <text:span text:style-name="T11"></text:span> :<text:bookmark-end text:name="__RefHeading__93_1245104832"/></text:h>
      <text:p text:style-name="base"/>
      <text:p text:style-name="noyau_5f_def"><text:span text:style-name="T4">Transport_K_Eps</text:span>: équation de transport de l'énergie cinétique turbulente K et du taux de dissipation <text:span text:style-name="T11"></text:span>, associée au modèle de turbulence K-<text:span text:style-name="T11"></text:span>. Le champ "inconnue" possède 2 composantes scalaires: K et <text:span text:style-name="T11"></text:span> .</text:p>
      <text:p text:style-name="base"/>
      <text:p text:style-name="noyau_5f_def"><text:span text:style-name="T2">Liens avec les autres classes</text:span>: </text:p>
      <text:p text:style-name="noyau_5f_def"><text:span text:style-name="T4">Transport_K_Eps </text:span>est porté par la classe : <text:span text:style-name="T4">Modele_turbulence_hyd_K_Eps</text:span> .</text:p>
      <text:p text:style-name="base"/>
      <text:p text:style-name="base"/>
      <text:p text:style-name="P36"/>
      <text:p text:style-name="base"/>
      <text:p text:style-name="figure"/>
      <text:p text:style-name="figure"><draw:frame draw:style-name="fr52" draw:name="Object51" text:anchor-type="as-char" svg:width="5.5in" svg:height="8.139in" draw:z-index="50"><draw:object-ole xlink:href="./Object 51" xlink:type="simple" xlink:show="embed" xlink:actuate="onLoad"/><draw:image xlink:href="./ObjectReplacements/Object 51" xlink:type="simple" xlink:show="embed" xlink:actuate="onLoad"/></draw:frame></text:p>
      <text:p text:style-name="base"/>
      <text:p text:style-name="P36"/>
      <text:p text:style-name="base"/>
      <text:p text:style-name="figure"/>
      <text:p text:style-name="figure"><draw:frame draw:style-name="fr53" draw:name="Object52" text:anchor-type="as-char" svg:width="5.4307in" svg:height="5.861in" draw:z-index="51"><draw:object-ole xlink:href="./Object 52" xlink:type="simple" xlink:show="embed" xlink:actuate="onLoad"/><draw:image xlink:href="./ObjectReplacements/Object 52" xlink:type="simple" xlink:show="embed" xlink:actuate="onLoad"/></draw:frame></text:p>
      <text:p text:style-name="P62"/>
      <text:p text:style-name="figure"><draw:frame draw:style-name="fr54" draw:name="Object53" text:anchor-type="as-char" svg:width="6.0555in" svg:height="6.0417in" draw:z-index="52"><draw:object-ole xlink:href="./Object 53" xlink:type="simple" xlink:show="embed" xlink:actuate="onLoad"/><draw:image xlink:href="./ObjectReplacements/Object 53" xlink:type="simple" xlink:show="embed" xlink:actuate="onLoad"/></draw:frame></text:p>
      <text:p text:style-name="P36"/>
      <text:p text:style-name="base"/>
      <text:p text:style-name="figure"/>
      <text:p text:style-name="figure"><draw:frame draw:style-name="fr55" draw:name="Object54" text:anchor-type="as-char" svg:width="4.9028in" svg:height="6.7917in" draw:z-index="53"><draw:object-ole xlink:href="./Object 54" xlink:type="simple" xlink:show="embed" xlink:actuate="onLoad"/><draw:image xlink:href="./ObjectReplacements/Object 54" xlink:type="simple" xlink:show="embed" xlink:actuate="onLoad"/></draw:frame></text:p>
      <text:p text:style-name="base"/>
      <text:h text:style-name="P6" text:outline-level="2"><text:bookmark-start text:name="__RefHeading__95_1245104832"/>3- ThHyd : MILIEU<text:bookmark-end text:name="__RefHeading__95_1245104832"/></text:h>
      <text:p text:style-name="base"/>
      <text:p text:style-name="base"/>
      <text:p text:style-name="base"/>
      <text:p text:style-name="P51"><text:span text:style-name="T1">Hiérarchie</text:span>:</text:p>
      <text:p text:style-name="P50">Classe de base:<text:tab/><text:span text:style-name="T4">Milieu_base</text:span><text:tab/><text:tab/>(Noyau)</text:p>
      <text:p text:style-name="P50">Classe générique:<text:tab/><text:span text:style-name="T4">Milieu<text:tab/><text:tab/><text:tab/></text:span>(Noyau)</text:p>
      <text:p text:style-name="base"/>
      <text:p text:style-name="base"/>
      <text:p text:style-name="base"/>
      <text:p text:style-name="noyau_5f_def">Généralités:<text:tab/>Les classes <text:span text:style-name="T4">Milieu</text:span> portent les <text:span text:style-name="T4">Champ_Don</text:span> contenant les propriétés du milieu fluide ou solide qu'on modélise.</text:p>
      <text:p text:style-name="noyau_5f_def"/>
      <text:p text:style-name="noyau_5f_def"><text:span text:style-name="T4">Fluide_Incompressible </text:span>: Cette classe contient des champs utiles au calcul hydraulique :</text:p>
      <text:p text:style-name="noyau_5f_def"/>
      <text:p text:style-name="noyau_5f_def"><text:tab/>Le champ <text:span text:style-name="T4">mu</text:span> <text:s text:c="2"/>: viscosité dynamique (donnée utilisateur)</text:p>
      <text:p text:style-name="noyau_5f_def"><text:soft-page-break/><text:tab/>Le champ <text:span text:style-name="T4">nu</text:span> : viscosité cinématique ( <text:soft-page-break/><draw:frame draw:style-name="fr1" draw:name="graphics1" text:anchor-type="as-char" svg:width="28in" svg:height="30in" draw:z-index="54"><draw:image xlink:href="Pictures/2000001A0000001C0000001E75A1CE20.pct" xlink:type="simple" xlink:show="embed" xlink:actuate="onLoad"/></draw:frame> <text:soft-page-break/>)</text:p>
      <text:p text:style-name="noyau_5f_def"><text:tab/>Le champ <text:span text:style-name="T4">beta_co</text:span> <text:s text:c="2"/>: dilatabilité du constituant (donnée utilisateur) ou le coefficient de variation de la masse volumique en fonction de la concentration d'un constituant.</text:p>
      <text:p text:style-name="noyau_5f_def"/>
      <text:p text:style-name="noyau_5f_def"><text:span text:style-name="T4">Constituant :</text:span><text:tab/>Cette classe contient le champ <text:span text:style-name="T4">alpha</text:span> de diffusivité d'un constituant. Quand l'équation calcule la diffusion de plusieurs constituants, ce champ a autant de composantes qu'il y a de constituants.</text:p>
      <text:p text:style-name="base"/>
      <text:p text:style-name="base"/>
      <text:p text:style-name="noyau_5f_def"><text:span text:style-name="T2">Liens avec les autres classes</text:span>: </text:p>
      <text:p text:style-name="noyau_5f_def"><text:span text:style-name="T4">Fluide_Incompressible </text:span>est référencé par les équations de type:</text:p>
      <text:p text:style-name="noyau_5f_def"><text:tab/><text:span text:style-name="T4">Navier_Stokes_std</text:span></text:p>
      <text:p text:style-name="noyau_5f_def"><text:tab/><text:span text:style-name="T4">Convection_Diffusion_Temperature</text:span></text:p>
      <text:p text:style-name="P46"><text:tab/>Transport_K_Eps</text:p>
      <text:p text:style-name="noyau_5f_def"/>
      <text:p text:style-name="noyau_5f_def"/>
      <text:p text:style-name="noyau_5f_def"><text:span text:style-name="T4">Constituant </text:span>est référencé par les équations de type:</text:p>
      <text:p text:style-name="noyau_5f_def"><text:tab/><text:span text:style-name="T4">Convection_Diffusion_Concentration</text:span></text:p>
      <text:p text:style-name="base"/>
      <text:p text:style-name="P36"/>
      <text:p text:style-name="base"/>
      <text:p text:style-name="base"/>
      <text:p text:style-name="figure"/>
      <text:p text:style-name="figure"><text:soft-page-break/><draw:frame draw:style-name="fr1" draw:name="graphics2" text:anchor-type="as-char" svg:width="326in" svg:height="264in" draw:z-index="55"><draw:image xlink:href="Pictures/2000014C0000014600000108963B23CC.pct" xlink:type="simple" xlink:show="embed" xlink:actuate="onLoad"/></draw:frame></text:p>
      <text:p text:style-name="base"><text:soft-page-break/></text:p>
      <text:h text:style-name="P6" text:outline-level="2"><text:bookmark-start text:name="__RefHeading__97_1245104832"/><text:span text:style-name="T20">4- </text:span>ThHyd : Discrétisation<text:bookmark-end text:name="__RefHeading__97_1245104832"/></text:h>
      <text:p text:style-name="base"/>
      <text:p text:style-name="base"/>
      <text:p text:style-name="base"/>
      <text:p text:style-name="P51"><text:span text:style-name="T1">Hiérarchie</text:span>:</text:p>
      <text:p text:style-name="P50">Classe de base:<text:tab/><text:span text:style-name="T4">Discretisation_base</text:span><text:tab/><text:tab/>(Noyau)</text:p>
      <text:p text:style-name="P50">Classe générique:<text:tab/><text:span text:style-name="T4">Discretisation<text:tab/><text:tab/><text:tab/></text:span>(Noyau)</text:p>
      <text:p text:style-name="base"/>
      <text:p text:style-name="noyau_5f_def"/>
      <text:p text:style-name="noyau_5f_def"><text:span text:style-name="T4">Discret_Thyd</text:span> : <text:tab/>Classe de base décrivant la discrétisation spatiale appliquée aux problèmes thermo-hydrauliques.</text:p>
      <text:p text:style-name="noyau_5f_def"><text:span text:style-name="T4">Discret_Thyd_Turb</text:span> : Classe de base décrivant la discrétisation spatiale appliquée aux problèmes thermo-hydrauliques turbulents.</text:p>
      <text:p text:style-name="noyau_5f_def"/>
      <text:p text:style-name="noyau_5f_def"/>
      <text:p text:style-name="noyau_5f_def"><text:span text:style-name="T2">Liens avec les autres classes</text:span>: </text:p>
      <text:p text:style-name="noyau_5f_def_5f_1"><text:span text:style-name="T4">Discretisation_base</text:span> est associé à la classe <text:span text:style-name="T4">Probleme_base</text:span> .</text:p>
      <text:p text:style-name="noyau_5f_def"/>
      <text:p text:style-name="noyau_5f_def_5f_1">Les méthodes virtuelles pures sont à implémenter pour chaque type de discrétisation pour typer et discrétiser les <text:span text:style-name="T4">Champ_Inc</text:span> et les <text:span text:style-name="T4">Champ_Fonc</text:span> portés par les équations de la thermo-hydraulique.</text:p>
      <text:p text:style-name="base"/>
      <text:p text:style-name="base"/>
      <text:p text:style-name="base"/>
      <text:p text:style-name="figure"/>
      <text:p text:style-name="figure"><text:soft-page-break/><draw:frame draw:style-name="fr1" draw:name="graphics3" text:anchor-type="as-char" svg:width="299in" svg:height="316in" draw:z-index="56"><draw:image xlink:href="Pictures/200000DB0000012B0000013C4F5FADCE.pct" xlink:type="simple" xlink:show="embed" xlink:actuate="onLoad"/></draw:frame></text:p>
      <text:h text:style-name="P6" text:outline-level="2"><text:bookmark-start text:name="__RefHeading__99_1245104832"/><text:span text:style-name="T20">5- </text:span>ThHyd : CONDITIONS LIMITES<text:bookmark-end text:name="__RefHeading__99_1245104832"/></text:h>
      <text:p text:style-name="base"/>
      <text:p text:style-name="base"/>
      <text:p text:style-name="base"/>
      <text:p text:style-name="P51"><text:span text:style-name="T1">Hiérarchie</text:span>:</text:p>
      <text:p text:style-name="P50">Classe de base:<text:tab/><text:span text:style-name="T4">Cond_lim_base</text:span><text:tab/><text:tab/>(Noyau)</text:p>
      <text:p text:style-name="P50">Classe générique:<text:tab/><text:span text:style-name="T4">Cond_lim<text:tab/><text:tab/><text:tab/></text:span>(Noyau)</text:p>
      <text:p text:style-name="base"/>
      <text:p text:style-name="noyau_5f_def"/>
      <text:p text:style-name="noyau_5f_def"/>
      <text:p text:style-name="noyau_5f_def"><text:span text:style-name="T2">Liens avec les autres classes</text:span>: </text:p>
      <text:p text:style-name="noyau_5f_def_5f_1"><text:span text:style-name="T4">Conds_lim </text:span>, vecteur des conditions aux limites concernant une équation est porté par la classe <text:span text:style-name="T4">Zone_Cl_dis_base</text:span> .</text:p>
      <text:p text:style-name="noyau_5f_def"/>
      <text:p text:style-name="noyau_5f_def"/>
      <text:h text:style-name="Heading_20_3" text:outline-level="3"><text:bookmark-start text:name="__RefHeading__101_1245104832"/>5.1 <text:s/>Conditions limites de type Dirichlet<text:bookmark-end text:name="__RefHeading__101_1245104832"/></text:h>
      <text:p text:style-name="noyau_5f_def"/>
      <text:p text:style-name="noyau_5f_def_5f_1">Les conditions aux limites de type <text:span text:style-name="T1">Dirichlet</text:span> <text:s/>imposent sur une frontière la valeur du champ inconnue. Les valeurs <text:s/>sont contenues dans <text:span text:style-name="T4">le_champ_front</text:span> , porté par la classe de base <text:span text:style-name="T4">Cond_lim_base</text:span>.</text:p>
      <text:p text:style-name="noyau_5f_def_5f_1"/>
      <text:p text:style-name="noyau_5f_def"><text:span text:style-name="T4">Dirichlet_paroi_defilante</text:span> : impose la vitesse de paroi dans une équation de type <text:span text:style-name="T4">Navier_Stokes</text:span>. </text:p>
      <text:p text:style-name="P46"/>
      <text:p text:style-name="noyau_5f_def"><text:span text:style-name="T4">Dirichlet_paroi_fixe</text:span> : représente une paroi immobile dans une équation de type <text:span text:style-name="T4">Navier_Stokes</text:span>.</text:p>
      <text:p text:style-name="noyau_5f_def"/>
      <text:p text:style-name="noyau_5f_def"><text:span text:style-name="T4">Entree_fluide_vitesse_imposee</text:span> : impose la vitesse d’entrée du fluide dans une équation de type <text:span text:style-name="T4">Navier_Stokes</text:span>.</text:p>
      <text:p text:style-name="noyau_5f_def"/>
      <text:p text:style-name="noyau_5f_def"/>
      <text:p text:style-name="noyau_5f_def"><text:span text:style-name="T4">Entree_fluide_temperature_imposee</text:span> : impose la température d’entrée du fluide dans une équation de type <text:span text:style-name="T4">Convection_Diffusion_Temperature</text:span>.</text:p>
      <text:p text:style-name="noyau_5f_def"/>
      <text:p text:style-name="noyau_5f_def"><text:span text:style-name="T4">Temperature_imposee_paroi</text:span> : impose la température dans la paroi dans une équation de type <text:span text:style-name="T4">Convection_Diffusion_Temperature</text:span>.</text:p>
      <text:p text:style-name="noyau_5f_def"/>
      <text:p text:style-name="noyau_5f_def"/>
      <text:p text:style-name="noyau_5f_def"><text:span text:style-name="T4">Entree_fluide_concentration_imposee</text:span> : impose la concentration d’entrée du fluide dans une équation de type <text:span text:style-name="T4">Convection_Diffusion_Concentration</text:span>.</text:p>
      <text:p text:style-name="noyau_5f_def"/>
      <text:p text:style-name="noyau_5f_def"/>
      <text:p text:style-name="noyau_5f_def"><text:span text:style-name="T4">Entree_fluide_K_Eps_imposee</text:span> : impose les valeurs de K et <text:span text:style-name="T11"></text:span> d’entrée du fluide dans une équation de type <text:span text:style-name="T4">Transport_K_Eps</text:span>.</text:p>
      <text:p text:style-name="noyau_5f_def"/>
      <text:p text:style-name="noyau_5f_def"/>
      <text:p text:style-name="noyau_5f_def"/>
      <text:h text:style-name="Heading_20_3" text:outline-level="3"><text:bookmark-start text:name="__RefHeading__103_1245104832"/>5.2 <text:s/>Conditions limites de type Neumann<text:bookmark-end text:name="__RefHeading__103_1245104832"/></text:h>
      <text:p text:style-name="noyau_5f_def"/>
      <text:p text:style-name="noyau_5f_def_5f_1">2) Les conditions aux limites de type <text:span text:style-name="T1">Neumann</text:span> <text:s/>imposent un flux sur un bord. Les valeurs du flux imposé sont contenues dans <text:span text:style-name="T4">le_champ_front</text:span> , porté par la classe de base <text:span text:style-name="T4">Cond_lim_base</text:span>.</text:p>
      <text:p text:style-name="noyau_5f_def"/>
      <text:p text:style-name="noyau_5f_def"/>
      <text:p text:style-name="noyau_5f_def"><text:soft-page-break/><text:span text:style-name="T4">Neumann_paroi</text:span> : <text:tab/>correspond à un flux imposé pour l’équation de transport d’un scalaire : par exemple, une paroi chauffante pour l’équation de transport de la température. <text:line-break/></text:p>
      <text:p text:style-name="noyau_5f_def"><text:span text:style-name="T4">Neumann_paroi_adiabatique</text:span> : définit une paroi adiabatique dans une équation de type <text:span text:style-name="T4">Convection_Diffusion_Temperature</text:span>.. Le flux de température est nul à la frontière.</text:p>
      <text:p text:style-name="noyau_5f_def"/>
      <text:p text:style-name="noyau_5f_def"><text:span text:style-name="T4">Neumann_sortie_libre</text:span> : représente une frontière ouverte. Pour la classe <text:span text:style-name="T4">Neumann_sortie_libre</text:span> <text:s/>et les classes qui en dérivent, les flux diffusifs sont nuls à la frontière. <text:s/>Par contre pour traiter les flux convectifs, il faut distinguer pour chaque face de bord les deux cas:</text:p>
      <text:p text:style-name="noyau_5f_def"><text:tab/>- le fluide est sortant,</text:p>
      <text:p text:style-name="noyau_5f_def"><text:tab/>- le fluide est entrant parce qu'il y a recirculation. Dans ce cas, le schéma de convection impose de connaitre le scalaire convecté ou la vitesse du fluide à l’extérieur. C’est pourquoi la classe porte un <text:span text:style-name="T4">champ_ext</text:span>.</text:p>
      <text:p text:style-name="noyau_5f_def"/>
      <text:p text:style-name="noyau_5f_def"><text:span text:style-name="T4">Neumann_sortie_libre</text:span> : représente une frontière ouverte pour une équation de transport d'un scalaire. On met dans <text:span text:style-name="T4">champ_ext</text:span> la valeur du scalaire calculé à l'extérieur du domaine .</text:p>
      <text:p text:style-name="noyau_5f_def"/>
      <text:p text:style-name="noyau_5f_def"><text:span text:style-name="T4">Sortie_libre_pression_imposee</text:span> : La classe représente une frontière ouverte avec condition de pression imposée dans une équation de <text:span text:style-name="T4">Navier_Stokes</text:span><text:span text:style-name="T1">.</text:span></text:p>
      <text:p text:style-name="noyau_5f_def"><text:tab/><text:span text:style-name="T4">le_champ_front</text:span> contient la pression et la fonction <text:span text:style-name="T4">flux_impose</text:span> renvoie les valeurs de cette pression. </text:p>
      <text:p text:style-name="noyau_5f_def"><text:tab/><text:span text:style-name="T4">champ_ext</text:span> contient une valeur de la vitesse du fluide à l’extérieur accessible par la méthode <text:span text:style-name="T4">val_ext()</text:span>.</text:p>
      <text:p text:style-name="noyau_5f_def"/>
      <text:p text:style-name="noyau_5f_def"/>
      <text:p text:style-name="noyau_5f_def"/>
      <text:h text:style-name="Heading_20_3" text:outline-level="3"><text:bookmark-start text:name="__RefHeading__105_1245104832"/>5.3 <text:s/>Conditions limites de Symetrie<text:bookmark-end text:name="__RefHeading__105_1245104832"/></text:h>
      <text:p text:style-name="noyau_5f_def"/>
      <text:p text:style-name="noyau_5f_def"><text:span text:style-name="T4">Symétrie</text:span> : <text:tab/>Dans une équation de transport d'un scalaire (température, concentration, K, <text:span text:style-name="T11"></text:span> ), la condition <text:span text:style-name="T4">Symétrie</text:span> met les gradients des grandeurs scalaires à 0.</text:p>
      <text:p text:style-name="noyau_5f_def"><text:tab/>Dans une équation de <text:span text:style-name="T4">Navier_Stokes</text:span>, elle impose la composante normale de la vitesse nulle (condition de glissement).</text:p>
      <text:p text:style-name="noyau_5f_def"/>
      <text:p text:style-name="noyau_5f_def"/>
      <text:h text:style-name="Heading_20_3" text:outline-level="3"><text:bookmark-start text:name="__RefHeading__107_1245104832"/>5.4 <text:s/>Conditions limites de type Echange_impose <text:s/><text:bookmark-end text:name="__RefHeading__107_1245104832"/></text:h>
      <text:p text:style-name="noyau_5f_def"/>
      <text:p text:style-name="noyau_5f_def">4) Les conditions de type <text:span text:style-name="T4">Echange_impose</text:span> <text:s/>utilisées pour l’équation d’énergie <text:s/>imposent un échange de chaleur avec l’extérieur du domaine. Cet échange se fait en imposant une température extérieure T_ext et un coefficient d’échange h_imp.</text:p>
      <text:p text:style-name="noyau_5f_def"><text:tab/>Le terme de flux calculé à partir du couple (h_imp, T_ext ) s’écrit:</text:p>
      <text:p text:style-name="noyau_5f_def"><text:tab/><text:tab/>h_t * (T_ext <text:s/>- T_int) * surface</text:p>
      <text:p text:style-name="noyau_5f_def"><text:tab/>Il figure au second membre de l’équation d’énergie.</text:p>
      <text:p text:style-name="noyau_5f_def"><text:tab/>On dérive ensuite des classes qui calculent chacune à sa manière le coefficient d’échange h_t .</text:p>
      <text:p text:style-name="noyau_5f_def"/>
      <text:p text:style-name="noyau_5f_def"><text:span text:style-name="T4">Echange_externe_impose</text:span> : sert à calculer un coefficient d’échange h_t qui tient compte du coefficient d’échange de la paroi donné par l’utilisateur via la conductivité, et la diffusion dans la demi-maille près de la paroi.</text:p>
      <text:p text:style-name="noyau_5f_def"><text:tab/>Les champs <text:span text:style-name="T4">h_imp_</text:span> et <text:span text:style-name="T4">T_ext_</text:span> sont uniformes.</text:p>
      <text:p text:style-name="noyau_5f_def"><text:tab/></text:p>
      <text:p text:style-name="noyau_5f_def"><text:soft-page-break/><text:tab/><draw:frame draw:style-name="fr1" draw:name="graphics4" text:anchor-type="as-char" svg:width="92in" svg:height="26in" draw:z-index="57"><draw:image xlink:href="Pictures/200000320000005C0000001AD9649644.pct" xlink:type="simple" xlink:show="embed" xlink:actuate="onLoad"/></draw:frame></text:p>
      <text:p text:style-name="noyau_5f_def"><text:soft-page-break/></text:p>
      <text:p text:style-name="noyau_5f_def"><text:tab/>En laminaire, dist = distance du centre de la maille à la paroi.</text:p>
      <text:p text:style-name="noyau_5f_def"><text:tab/>En turbulent, il faut calculer une distance équivalente d’ qui dépend de la distance à la paroi et de la vitesse de frottement U*.</text:p>
      <text:p text:style-name="noyau_5f_def"/>
      <text:p text:style-name="noyau_5f_def"><text:span text:style-name="T4">Echange_global_impose</text:span> : contient directement le coefficient d’échange global h_t. </text:p>
      <text:p text:style-name="noyau_5f_def"><text:tab/>Les champs <text:span text:style-name="T4">h_</text:span> et <text:span text:style-name="T4">T_ext_</text:span> sont uniformes.</text:p>
      <text:p text:style-name="noyau_5f_def"/>
      <text:p text:style-name="P48"/>
      <text:p text:style-name="noyau_5f_def"/>
      <text:p text:style-name="figure"/>
      <text:p text:style-name="figure"><draw:frame draw:style-name="fr1" draw:name="graphics5" text:anchor-type="as-char" svg:width="380in" svg:height="553in" draw:z-index="58"><draw:image xlink:href="Pictures/200002F80000017C000002297955C78F.pct" xlink:type="simple" xlink:show="embed" xlink:actuate="onLoad"/></draw:frame></text:p>
      <text:p text:style-name="base"/>
      <text:p text:style-name="P36"/>
      <text:p text:style-name="base"/>
      <text:p text:style-name="figure"/>
      <text:p text:style-name="figure"><text:soft-page-break/><draw:frame draw:style-name="fr1" draw:name="graphics6" text:anchor-type="as-char" svg:width="383in" svg:height="442in" draw:z-index="59"><draw:image xlink:href="Pictures/200002A30000017F000001BACCB14677.pct" xlink:type="simple" xlink:show="embed" xlink:actuate="onLoad"/></draw:frame></text:p>
      <text:p text:style-name="P36"/>
      <text:p text:style-name="base"/>
      <text:p text:style-name="figure"/>
      <text:p text:style-name="figure"><text:soft-page-break/><draw:frame draw:style-name="fr1" draw:name="graphics7" text:anchor-type="as-char" svg:width="326in" svg:height="328in" draw:z-index="60"><draw:image xlink:href="Pictures/200001AC0000014600000148162F1BCF.pct" xlink:type="simple" xlink:show="embed" xlink:actuate="onLoad"/></draw:frame></text:p>
      <text:p text:style-name="base"/>
      <text:p text:style-name="base"><text:soft-page-break/></text:p>
      <text:p text:style-name="base"/>
      <text:p text:style-name="base"/>
      <text:p text:style-name="figure"/>
      <text:p text:style-name="figure"><text:soft-page-break/><draw:frame draw:style-name="fr1" draw:name="graphics8" text:anchor-type="as-char" svg:width="244in" svg:height="149in" draw:z-index="61"><draw:image xlink:href="Pictures/200000BE000000F4000000950E477B34.pct" xlink:type="simple" xlink:show="embed" xlink:actuate="onLoad"/></draw:frame></text:p>
      <text:p text:style-name="base"><text:soft-page-break/></text:p>
      <text:h text:style-name="P6" text:outline-level="2"><text:bookmark-start text:name="__RefHeading__109_1245104832"/>6- ThHYd : SOLVEUR PRESSION<text:bookmark-end text:name="__RefHeading__109_1245104832"/></text:h>
      <text:p text:style-name="base"/>
      <text:p text:style-name="base"/>
      <text:p text:style-name="noyau_5f_def">Généralités:<text:tab/>Les solveurs pression vont résoudre le système:</text:p>
      <text:p text:style-name="noyau_5f_def"><text:tab/><text:tab/>Matrice * P = second_membre</text:p>
      <text:p text:style-name="noyau_5f_def"><text:tab/>La pression est un champ scalaire.</text:p>
      <text:p text:style-name="noyau_5f_def"/>
      <text:p text:style-name="noyau_5f_def">Classe générique:<text:tab/><text:span text:style-name="T4">Solveur_Pression</text:span></text:p>
      <text:p text:style-name="noyau_5f_def"/>
      <text:p text:style-name="noyau_5f_def">Classe de base:<text:tab/><text:span text:style-name="T4">Solveur_Pression_base</text:span></text:p>
      <text:p text:style-name="noyau_5f_def"/>
      <text:p text:style-name="noyau_5f_def"><text:span text:style-name="T2">Liens avec les autres classes</text:span>: </text:p>
      <text:p text:style-name="noyau_5f_def_5f_1"><text:span text:style-name="T4">Solveur_Pression</text:span> <text:s/>est porté par la classe équation de type <text:span text:style-name="T4">Navier_Stokes_std</text:span> .</text:p>
      <text:p text:style-name="noyau_5f_def"/>
      <text:p text:style-name="noyau_5f_def"/>
      <text:p text:style-name="noyau_5f_def"><text:span text:style-name="T4">Solveur_Pression_GCP_ssor</text:span> : gradient conjugué avec pré-conditionnement SSOR. Cette classe porte la matrice (de type <text:span text:style-name="T4">Matrice_Morse_Sym</text:span>). </text:p>
      <text:p text:style-name="noyau_5f_def"><text:tab/>Cette classe n'est pas instanciable. On doit dériver des classes pour chaque type de discrétisation.</text:p>
      <text:p text:style-name="base"/>
      <text:p text:style-name="figure"/>
      <text:p text:style-name="figure"><text:soft-page-break/><draw:frame draw:style-name="fr1" draw:name="graphics9" text:anchor-type="as-char" svg:width="389in" svg:height="400in" draw:z-index="62"><draw:image xlink:href="Pictures/2000013C0000018500000190D8EB865C.pct" xlink:type="simple" xlink:show="embed" xlink:actuate="onLoad"/></draw:frame></text:p>
      <text:p text:style-name="base"><text:soft-page-break/></text:p>
      <text:h text:style-name="P6" text:outline-level="2"><text:bookmark-start text:name="__RefHeading__111_1245104832"/>7- ThHyd : MODELES DE TURBULENCE<text:bookmark-end text:name="__RefHeading__111_1245104832"/></text:h>
      <text:p text:style-name="base"/>
      <text:p text:style-name="base"/>
      <text:p text:style-name="base">On distingue :</text:p>
      <text:p text:style-name="base">- les modèles de turbulence associés à l'équation de Navier_Stokes </text:p>
      <text:p text:style-name="base">- les modèles de turbulence associés à l'équation de transport d'un scalaire.</text:p>
      <text:p text:style-name="base"/>
      <text:p text:style-name="base"/>
      <text:h text:style-name="Heading_20_3" text:outline-level="3"><text:bookmark-start text:name="__RefHeading__113_1245104832"/>7.1 Modèles de turbulence (hyd)<text:bookmark-end text:name="__RefHeading__113_1245104832"/></text:h>
      <text:p text:style-name="base"/>
      <text:p text:style-name="base"/>
      <text:p text:style-name="noyau_5f_def">Généralités:<text:tab/>Les modèles de turbulence utilisés par l'équation de Navier_Stokes contiennent :</text:p>
      <text:p text:style-name="noyau_5f_def"><text:tab/>- la viscosité turbulente <text:span text:style-name="T11"></text:span><text:span text:style-name="T21">t</text:span>,</text:p>
      <text:p text:style-name="noyau_5f_def"><text:tab/>- les lois de paroi turbulente,</text:p>
      <text:p text:style-name="noyau_5f_def"><text:tab/>- une référence à l’équation hydraulique.</text:p>
      <text:p text:style-name="noyau_5f_def"/>
      <text:p text:style-name="noyau_5f_def">Classe générique:<text:tab/><text:span text:style-name="T4">Mod_turb_hyd</text:span></text:p>
      <text:p text:style-name="noyau_5f_def"/>
      <text:p text:style-name="noyau_5f_def">Classe de base:<text:tab/><text:span text:style-name="T4">Mod_turb_hyd_base</text:span></text:p>
      <text:p text:style-name="noyau_5f_def"/>
      <text:p text:style-name="base"/>
      <text:p text:style-name="base"/>
      <text:p text:style-name="base"><text:span text:style-name="T2">Modèles de turbulence codés: </text:span><text:s text:c="2"/>[PRES1]</text:p>
      <text:p text:style-name="base"/>
      <text:p text:style-name="noyau_5f_def">Modèle <text:span text:style-name="T1">K-</text:span><text:span text:style-name="T12"></text:span>: </text:p>
      <text:p text:style-name="noyau_5f_def"/>
      <text:p text:style-name="noyau_5f_def"><text:span text:style-name="T4">Modele_turbulence_hyd_K_Eps</text:span> : représente la modélisation K-<text:span text:style-name="T11"></text:span> de la turbulence pour une équation hydraulique.</text:p>
      <text:p text:style-name="noyau_5f_def"><text:tab/>Cette classe porte une équation de transport de l’énergie cinétique K et du taux de dissipation turbulente <text:span text:style-name="T11"></text:span> . La résolution de cette équation permet de calculer la viscosité turbulente.</text:p>
      <text:p text:style-name="noyau_5f_def"/>
      <text:p text:style-name="noyau_5f_def"/>
      <text:p text:style-name="noyau_5f_def">Modèle <text:span text:style-name="T1">Simulation de grandes échelles</text:span> ( dit SGE<text:span text:style-name="T11"></text:span>ou LES ):</text:p>
      <text:p text:style-name="noyau_5f_def"/>
      <text:p text:style-name="noyau_5f_def"><text:span text:style-name="T4">Mod_turb_hyd_ss_maille</text:span> : Ce modèle repose sur le calcul d’une fonction de structure qui permet de calculer la viscosité turbulente.</text:p>
      <text:p text:style-name="noyau_5f_def"><text:tab/>Cette classe n'est pas instanciable. On doit dériver des classes pour chaque type de discrétisation.</text:p>
      <text:p text:style-name="noyau_5f_def"/>
      <text:p text:style-name="noyau_5f_def"/>
      <text:p text:style-name="base"/>
      <text:p text:style-name="noyau_5f_def"/>
      <text:h text:style-name="Heading_20_3" text:outline-level="3"><text:bookmark-start text:name="__RefHeading__115_1245104832"/>7.2 Modèles de turbulence (scalaire)<text:bookmark-end text:name="__RefHeading__115_1245104832"/></text:h>
      <text:p text:style-name="base"/>
      <text:p text:style-name="base"/>
      <text:p text:style-name="noyau_5f_def">Généralités:<text:tab/>Les modèles de turbulence portés par une équation de convection diffusion contiennent:</text:p>
      <text:p text:style-name="noyau_5f_def"><text:tab/>- la diffusivité turbulente <text:span text:style-name="T11"></text:span><text:span text:style-name="T21">t</text:span>,</text:p>
      <text:p text:style-name="noyau_5f_def"><text:tab/>- une référence aux lois de paroi turbulente,</text:p>
      <text:p text:style-name="noyau_5f_def"><text:tab/>- une référence à l’équation thermique.</text:p>
      <text:p text:style-name="noyau_5f_def"/>
      <text:p text:style-name="noyau_5f_def">Classe générique:<text:tab/><text:span text:style-name="T4">Modele_turbulence_scal</text:span></text:p>
      <text:p text:style-name="noyau_5f_def"/>
      <text:p text:style-name="noyau_5f_def"><text:soft-page-break/>Classe de base:<text:tab/><text:span text:style-name="T4">Modele_turbulence_scal_base</text:span></text:p>
      <text:p text:style-name="noyau_5f_def"/>
      <text:p text:style-name="base"/>
      <text:p text:style-name="base"/>
      <text:p text:style-name="base"><text:span text:style-name="T2">Modèles de turbulence codés</text:span>:</text:p>
      <text:p text:style-name="base"/>
      <text:p text:style-name="noyau_5f_def">Modèle de<text:span text:style-name="T1"> Prandtl</text:span><text:span text:style-name="T12"></text:span>: <text:s/><text:tab/><text:span text:style-name="T11"></text:span><text:span text:style-name="T19">t</text:span> <text:s/>= <text:span text:style-name="T11"></text:span><text:span text:style-name="T19">t</text:span> / Prdtl</text:p>
      <text:p text:style-name="noyau_5f_def"><text:tab/>La constante Prdtl <text:s/>vaut 0.9.</text:p>
      <text:p text:style-name="noyau_5f_def"><text:tab/>Les classes possèdent donc une référence au champ de viscosité turbulente.</text:p>
      <text:p text:style-name="noyau_5f_def"/>
      <text:p text:style-name="noyau_5f_def"><text:span text:style-name="T4">Modele_turbulence_scal_Prandtl</text:span> : classe instanciable, utilisée pour l'équation de convection diffusion quand <text:s/>l'hydraulique est calculée par le modèle de turbulence K-<text:span text:style-name="T11"></text:span>.</text:p>
      <text:p text:style-name="noyau_5f_def"/>
      <text:p text:style-name="noyau_5f_def"><text:span text:style-name="T4">Modele_turb_scal_Prandtl_sous_maille</text:span> : c'est le modèle de Prandtl pour l'équation de convection diffusion quand <text:s/>l'hydraulique est calculée par le modèle de turbulence sous-maille. </text:p>
      <text:p text:style-name="noyau_5f_def"><text:tab/>Cette classe n'est pas instanciable. On doit dériver des classes pour chaque type de discrétisation.</text:p>
      <text:p text:style-name="base"/>
      <text:p text:style-name="base"/>
      <text:p text:style-name="base"/>
      <text:h text:style-name="Heading_20_3" text:outline-level="3"><text:bookmark-start text:name="__RefHeading__117_1245104832"/>7.3 Lois de paroi<text:bookmark-end text:name="__RefHeading__117_1245104832"/></text:h>
      <text:p text:style-name="base"/>
      <text:p text:style-name="base"/>
      <text:p text:style-name="noyau_5f_def">Généralités:<text:tab/>Traitement de la turbulence au voisinage de la paroi.</text:p>
      <text:p text:style-name="noyau_5f_def"/>
      <text:p text:style-name="noyau_5f_def">Classe générique:<text:tab/><text:span text:style-name="T4">Turbulence_Paroi</text:span></text:p>
      <text:p text:style-name="noyau_5f_def"/>
      <text:p text:style-name="noyau_5f_def">Classe de base:<text:tab/><text:span text:style-name="T4">Turbulence_Paroi_base</text:span></text:p>
      <text:p text:style-name="noyau_5f_def"/>
      <text:p text:style-name="P46"/>
      <text:p text:style-name="P46"/>
      <text:p text:style-name="noyau_5f_def"><text:span text:style-name="T2">Liens avec les autres classes</text:span>: </text:p>
      <text:p text:style-name="noyau_5f_def_5f_1"><text:span text:style-name="T4">Mod_turb_hyd</text:span> <text:s/>est porté par la classe <text:span text:style-name="T4">Navier_Stokes_Turbulent</text:span> .</text:p>
      <text:p text:style-name="noyau_5f_def_5f_1"><text:span text:style-name="T4">Modele_turbulence_scal <text:s/></text:span>est porté par la classe <text:span text:style-name="T4">Convection_Diffusion_Turbulent</text:span> .</text:p>
      <text:p text:style-name="noyau_5f_def_5f_1"/>
      <text:p text:style-name="noyau_5f_def_5f_1">Les lois de paroi <text:span text:style-name="T4">Turbulence_Paroi</text:span> sont portées par le modèle turbulent hydraulique et référencées par le modèle turbulent scalaire.</text:p>
      <text:p text:style-name="P57"/>
      <text:p text:style-name="noyau_5f_def_5f_1"/>
      <text:p text:style-name="figure"/>
      <text:p text:style-name="figure"><draw:frame draw:style-name="fr1" draw:name="graphics10" text:anchor-type="as-char" svg:width="430in" svg:height="596in" draw:z-index="63"><draw:image xlink:href="Pictures/20000306000001AE000002540DBBC448.pct" xlink:type="simple" xlink:show="embed" xlink:actuate="onLoad"/></draw:frame></text:p>
      <text:p text:style-name="P36"/>
      <text:p text:style-name="base"/>
      <text:p text:style-name="figure"/>
      <text:p text:style-name="figure"><text:soft-page-break/><draw:frame draw:style-name="fr1" draw:name="graphics11" text:anchor-type="as-char" svg:width="391in" svg:height="624in" draw:z-index="64"><draw:image xlink:href="Pictures/200002AB0000018700000270DA60DCD0.pct" xlink:type="simple" xlink:show="embed" xlink:actuate="onLoad"/></draw:frame></text:p>
      <text:p text:style-name="base"><text:soft-page-break/></text:p>
      <text:p text:style-name="P36"/>
      <text:p text:style-name="base"/>
      <text:p text:style-name="figure"/>
      <text:p text:style-name="figure"><text:soft-page-break/><draw:frame draw:style-name="fr1" draw:name="graphics12" text:anchor-type="as-char" svg:width="348in" svg:height="251in" draw:z-index="65"><draw:image xlink:href="Pictures/200000C30000015C000000FB0A83A104.pct" xlink:type="simple" xlink:show="embed" xlink:actuate="onLoad"/></draw:frame></text:p>
      <text:p text:style-name="base"><text:soft-page-break/></text:p>
      <text:p text:style-name="base"/>
      <text:h text:style-name="P6" text:outline-level="2"><text:bookmark-start text:name="__RefHeading__119_1245104832"/><text:span text:style-name="T18">8- </text:span>ThHyd : Termes SOURCE<text:bookmark-end text:name="__RefHeading__119_1245104832"/></text:h>
      <text:p text:style-name="base"/>
      <text:p text:style-name="base"/>
      <text:p text:style-name="base"/>
      <text:p text:style-name="base"/>
      <text:h text:style-name="Heading_20_3" text:outline-level="3"><text:bookmark-start text:name="__RefHeading__121_1245104832"/>8.1 Boussinesq<text:bookmark-end text:name="__RefHeading__121_1245104832"/></text:h>
      <text:p text:style-name="base"/>
      <text:p text:style-name="base"/>
      <text:p text:style-name="noyau_5f_def">Généralités:<text:tab/>Les classes de Boussinesq représentent le terme de gravité (qui figure dans l'équation de la dynamique divisée par la masse volumique de référence). On est dans le cas de l'hypothèse de Boussinesq: la masse volumique est supposée constante et égale à sa valeur de référence sauf dans le terme des forces de volume où on prend en compte une petite variation de la masse volumique en fonction d'un ou plusieurs scalaires transportés par l'écoulement.</text:p>
      <text:p text:style-name="noyau_5f_def"/>
      <text:p text:style-name="noyau_5f_def">Classe de base:<text:tab/><text:span text:style-name="T4">Terme_Boussinesq_base</text:span>. Cette classe est hors hiérarchie <text:span text:style-name="T4">Objet_U</text:span>. </text:p>
      <text:p text:style-name="noyau_5f_def"/>
      <text:p text:style-name="noyau_5f_def"><text:span text:style-name="T4">Terme_Boussinesq_Temperature :</text:span><text:tab/>cas particulier du terme de Boussinesq pour la température. Le terme de gravité a pour expression:</text:p>
      <text:p text:style-name="noyau_5f_def"><text:tab/><text:tab/><text:tab/><text:span text:style-name="T4">beta_t * (T-T0)</text:span> </text:p>
      <text:p text:style-name="noyau_5f_def"><text:tab/>où <text:span text:style-name="T4">beta_t</text:span> représente la dilatabilité et <text:span text:style-name="T4">T0</text:span> la température de référence.</text:p>
      <text:p text:style-name="noyau_5f_def"/>
      <text:p text:style-name="noyau_5f_def"><text:span text:style-name="T4">Terme_Boussinesq_Concentration : </text:span>cas particulier du terme de Boussinesq pour la concentration. Le terme de gravité a pour expression:</text:p>
      <text:p text:style-name="noyau_5f_def"><text:span text:style-name="T4">beta_c[0] * (C[0]-C0[0])</text:span> <text:s/>+ ... + <text:span text:style-name="T4">beta_c[i] * (C[i]-C0[i])</text:span></text:p>
      <text:p text:style-name="noyau_5f_def"><text:tab/>où <text:span text:style-name="T4">beta_c[i]</text:span> représente la variation de la masse volumique en fonction de <text:span text:style-name="T4">C[i]</text:span> .</text:p>
      <text:p text:style-name="noyau_5f_def"/>
      <text:p text:style-name="noyau_5f_def"><text:span text:style-name="T4">Terme_Boussinesq: </text:span>terme de Boussinesq pour la concentration et la température. </text:p>
      <text:p text:style-name="noyau_5f_def"/>
      <text:p text:style-name="noyau_5f_def"/>
      <text:p text:style-name="noyau_5f_def">Remarque : <text:tab/>Ces 3 classes ne sont pas des classes instanciables. Elles contiennent seulement tout ce qui est nécessaire au calcul mais pas l'implémentation des termes qui dépendra de leur discrétisation.</text:p>
      <text:p text:style-name="noyau_5f_def"/>
      <text:p text:style-name="P48"/>
      <text:p text:style-name="noyau_5f_def"/>
      <text:p text:style-name="noyau_5f_def"/>
      <text:p text:style-name="figure"/>
      <text:p text:style-name="figure"><text:soft-page-break/><draw:frame draw:style-name="fr1" draw:name="graphics13" text:anchor-type="as-char" svg:width="376in" svg:height="478in" draw:z-index="66"><draw:image xlink:href="Pictures/2000022800000178000001DE57C2E2BC.pct" xlink:type="simple" xlink:show="embed" xlink:actuate="onLoad"/></draw:frame></text:p>
      <text:h text:style-name="P6" text:outline-level="2"><text:bookmark-start text:name="__RefHeading__123_1245104832"/>8.2 Puissance thermique<text:bookmark-end text:name="__RefHeading__123_1245104832"/></text:h>
      <text:p text:style-name="base"/>
      <text:p text:style-name="base"/>
      <text:p text:style-name="noyau_5f_def">Généralités :<text:tab/>Ces classes représentent le dégagement volumique de puissance thermique.</text:p>
      <text:p text:style-name="noyau_5f_def"/>
      <text:p text:style-name="noyau_5f_def"><text:span text:style-name="T4">Terme_Puissance_Thermique : </text:span>contient la puissance (donnée utilisateur) et les références à la masse volumique et la chaleur spécifique.</text:p>
      <text:p text:style-name="noyau_5f_def"/>
      <text:p text:style-name="noyau_5f_def">Remarque : <text:tab/>Cette classe n'est pas instanciable. Elle contient seulement tout ce qui est nécessaire au calcul mais pas l'implémentation des termes qui dépendra de leur discrétisation.</text:p>
      <text:p text:style-name="base"/>
      <text:p text:style-name="base"/>
      <text:p text:style-name="figure"/>
      <text:p text:style-name="figure"><draw:frame draw:style-name="fr56" draw:name="Object55" text:anchor-type="as-char" svg:width="3.3055in" svg:height="2.1807in" draw:z-index="67"><draw:object-ole xlink:href="./Object 55" xlink:type="simple" xlink:show="embed" xlink:actuate="onLoad"/><draw:image xlink:href="./ObjectReplacements/Object 55" xlink:type="simple" xlink:show="embed" xlink:actuate="onLoad"/></draw:frame></text:p>
      <text:p text:style-name="base"/>
      <text:p text:style-name="P16"/>
      <text:h text:style-name="Heading_20_1" text:outline-level="1"><text:bookmark-start text:name="__RefHeading__125_1245104832"/>TRIO_U : ThSol<text:bookmark-end text:name="__RefHeading__125_1245104832"/></text:h>
      <text:p text:style-name="base"/>
      <text:p text:style-name="base"/>
      <text:p text:style-name="base"/>
      <text:p text:style-name="P30">Le Module ThSol contient les objets nécessaires au calcul de la thermique dans un milieu solide.</text:p>
      <text:p text:style-name="P30"/>
      <text:p text:style-name="base">On a défini les familles d'objets suivantes:</text:p>
      <text:p text:style-name="P30"/>
      <text:p text:style-name="base"/>
      <text:p text:style-name="P30"/>
      <text:p text:style-name="P40">1<text:tab/>Problème</text:p>
      <text:p text:style-name="P40">2<text:tab/>Equation</text:p>
      <text:p text:style-name="P40">3<text:tab/>Milieu</text:p>
      <text:p text:style-name="P40">4<text:tab/>Discrétisation</text:p>
      <text:p text:style-name="P30"/>
      <text:p text:style-name="P30"/>
      <text:h text:style-name="P6" text:outline-level="2"><text:bookmark-start text:name="__RefHeading__127_1245104832"/><text:span text:style-name="T18">1- </text:span>ThSol : LES PROBLEMES<text:bookmark-end text:name="__RefHeading__127_1245104832"/></text:h>
      <text:p text:style-name="base"/>
      <text:p text:style-name="base"/>
      <text:p text:style-name="P51"><text:span text:style-name="T1">Hiérarchie</text:span>:</text:p>
      <text:p text:style-name="P50">Classe de base:<text:tab/><text:span text:style-name="T4">Probleme_base</text:span><text:tab/><text:tab/>(Noyau)</text:p>
      <text:p text:style-name="P50">Classe générique:<text:tab/><text:span text:style-name="T4">Probleme<text:tab/><text:tab/><text:tab/></text:span>(Noyau)</text:p>
      <text:p text:style-name="base"/>
      <text:p text:style-name="base"/>
      <text:p text:style-name="base"/>
      <text:p text:style-name="base"><text:span text:style-name="T4">Pb_Conduction</text:span> :<text:tab/>représente un problème de conduction standard </text:p>
      <text:p text:style-name="base"/>
      <text:p text:style-name="base"/>
      <text:p text:style-name="P42"/>
      <text:p text:style-name="figure"><draw:frame draw:style-name="fr1" draw:name="graphics14" text:anchor-type="as-char" svg:width="236in" svg:height="232in" draw:z-index="68"><draw:image xlink:href="Pictures/200000AF000000EC000000E882C5EBD9.pct" xlink:type="simple" xlink:show="embed" xlink:actuate="onLoad"/></draw:frame></text:p>
      <text:p text:style-name="base"/>
      <text:p text:style-name="P3"/>
      <text:h text:style-name="Heading_20_2" text:outline-level="2"><text:bookmark-start text:name="__RefHeading__129_1245104832"/>2- ThSol : LES EQUATIONS<text:bookmark-end text:name="__RefHeading__129_1245104832"/></text:h>
      <text:p text:style-name="base"/>
      <text:p text:style-name="base"/>
      <text:p text:style-name="P51"><text:span text:style-name="T1">Hiérarchie</text:span>:</text:p>
      <text:p text:style-name="P50">Classe de base:<text:tab/><text:span text:style-name="T4">Equation_base</text:span><text:tab/><text:tab/>(Noyau)</text:p>
      <text:p text:style-name="P50">Classe générique:<text:tab/><text:span text:style-name="T4">Equation<text:tab/><text:tab/><text:tab/></text:span>(Noyau)</text:p>
      <text:p text:style-name="base"/>
      <text:p text:style-name="base"/>
      <text:p text:style-name="base"/>
      <text:p text:style-name="noyau_5f_def"><text:span text:style-name="T4">Conduction</text:span> :<text:tab/>Equation d'évolution de la température dans un solide de conductivité k :</text:p>
      <text:p text:style-name="noyau_5f_def"><text:tab/>L'inconnue est le champ de température.</text:p>
      <text:p text:style-name="noyau_5f_def"/>
      <text:p text:style-name="noyau_5f_def"/>
      <text:p text:style-name="base"/>
      <text:p text:style-name="noyau_5f_def"><text:span text:style-name="T2">Liens avec les autres classes</text:span>: </text:p>
      <text:p text:style-name="noyau_5f_def"><text:span text:style-name="T4">Conduction</text:span> est porté par la classe <text:span text:style-name="T4">Pb_Conduction</text:span> </text:p>
      <text:p text:style-name="base"/>
      <text:p text:style-name="base"/>
      <text:p text:style-name="base"/>
      <text:p text:style-name="figure"/>
      <text:p text:style-name="figure"><text:soft-page-break/><draw:frame draw:style-name="fr1" draw:name="graphics15" text:anchor-type="as-char" svg:width="258in" svg:height="252in" draw:z-index="69"><draw:image xlink:href="Pictures/2000010E00000102000000FC4978E517.pct" xlink:type="simple" xlink:show="embed" xlink:actuate="onLoad"/></draw:frame></text:p>
      <text:p text:style-name="base"><text:soft-page-break/></text:p>
      <text:h text:style-name="P6" text:outline-level="2"><text:bookmark-start text:name="__RefHeading__131_1245104832"/>3- ThSol : MILIEU<text:bookmark-end text:name="__RefHeading__131_1245104832"/></text:h>
      <text:p text:style-name="base"/>
      <text:p text:style-name="base"/>
      <text:p text:style-name="base"/>
      <text:p text:style-name="P51"><text:span text:style-name="T1">Hiérarchie</text:span>:</text:p>
      <text:p text:style-name="P50">Classe de base:<text:tab/><text:span text:style-name="T4">Milieu_base</text:span><text:tab/><text:tab/>(Noyau)</text:p>
      <text:p text:style-name="P50">Classe générique:<text:tab/><text:span text:style-name="T4">Milieu<text:tab/><text:tab/><text:tab/></text:span>(Noyau)</text:p>
      <text:p text:style-name="base"/>
      <text:p text:style-name="base"/>
      <text:p text:style-name="base"/>
      <text:p text:style-name="noyau_5f_def">Généralités:<text:tab/>Les classes <text:span text:style-name="T4">Milieu</text:span> portent les <text:span text:style-name="T4">Champ_Don</text:span> contenant les propriétés du milieu fluide ou solide qu'on modélise.</text:p>
      <text:p text:style-name="noyau_5f_def"/>
      <text:p text:style-name="noyau_5f_def"><text:span text:style-name="T4">Solide </text:span>: <text:tab/>Cette classe définit un milieu solide. La classe <text:span text:style-name="T4">Milieu_base</text:span> porte déjà les champs utiles au calcul de la conduction dans un solide.</text:p>
      <text:p text:style-name="base"/>
      <text:p text:style-name="base"/>
      <text:p text:style-name="noyau_5f_def"><text:span text:style-name="T2">Liens avec les autres classes</text:span>: </text:p>
      <text:p text:style-name="noyau_5f_def"><text:span text:style-name="T4">Solide </text:span>est référencé par la classe équation de type <text:span text:style-name="T4">Conduction</text:span>.</text:p>
      <text:p text:style-name="base"/>
      <text:p text:style-name="base"/>
      <text:p text:style-name="base"/>
      <text:p text:style-name="figure"/>
      <text:p text:style-name="figure"><text:soft-page-break/><draw:frame draw:style-name="fr1" draw:name="graphics16" text:anchor-type="as-char" svg:width="122in" svg:height="159in" draw:z-index="70"><draw:image xlink:href="Pictures/2000006A0000007A0000009F643052BF.pct" xlink:type="simple" xlink:show="embed" xlink:actuate="onLoad"/></draw:frame></text:p>
      <text:p text:style-name="base"><text:soft-page-break/></text:p>
      <text:h text:style-name="P6" text:outline-level="2"><text:bookmark-start text:name="__RefHeading__133_1245104832"/><text:span text:style-name="T20">4- </text:span>ThSol : Discrétisation<text:bookmark-end text:name="__RefHeading__133_1245104832"/></text:h>
      <text:p text:style-name="base"/>
      <text:p text:style-name="base"/>
      <text:p text:style-name="base"/>
      <text:p text:style-name="P51"><text:span text:style-name="T1">Hiérarchie</text:span>:</text:p>
      <text:p text:style-name="P50">Classe de base:<text:tab/><text:span text:style-name="T4">Discretisation_base</text:span><text:tab/><text:tab/>(Noyau)</text:p>
      <text:p text:style-name="P50">Classe générique:<text:tab/><text:span text:style-name="T4">Discretisation<text:tab/><text:tab/><text:tab/></text:span>(Noyau)</text:p>
      <text:p text:style-name="base"/>
      <text:p text:style-name="noyau_5f_def"/>
      <text:p text:style-name="noyau_5f_def"><text:span text:style-name="T4">Discret_Thermique</text:span>: <text:tab/>Classe de base décrivant la discrétisation spatiale appliquée aux problèmes thermiques.</text:p>
      <text:p text:style-name="noyau_5f_def"/>
      <text:p text:style-name="noyau_5f_def"><text:span text:style-name="T2">Liens avec les autres classes</text:span>: </text:p>
      <text:p text:style-name="noyau_5f_def_5f_1"><text:span text:style-name="T4">Discretisation_base</text:span> est associé à la classe <text:span text:style-name="T4">Probleme_base</text:span> .</text:p>
      <text:p text:style-name="noyau_5f_def"/>
      <text:p text:style-name="noyau_5f_def">Méthodes:</text:p>
      <text:p text:style-name="noyau_5f_def"><text:span text:style-name="T4">temperature{---} : </text:span>méthode virtuelle pure pour typer et discrétiser les <text:span text:style-name="T4">Champ_Inc</text:span> de température</text:p>
      <text:p text:style-name="base"/>
      <text:p text:style-name="base"/>
      <text:p text:style-name="base"/>
      <text:p text:style-name="figure"/>
      <text:p text:style-name="figure"><draw:frame draw:style-name="fr1" draw:name="graphics17" text:anchor-type="as-char" svg:width="299in" svg:height="183in" draw:z-index="71"><draw:image xlink:href="Pictures/200000790000012B000000B73DE6ED17.pct" xlink:type="simple" xlink:show="embed" xlink:actuate="onLoad"/></draw:frame></text:p>
      <text:p text:style-name="figure"/>
      <text:p text:style-name="base"/>
      <text:p text:style-name="P43"/>
      <text:p text:style-name="deb_5f_parag"/>
      <text:h text:style-name="Heading_20_1" text:outline-level="1"><text:bookmark-start text:name="__RefHeading__135_1245104832"/>TRIO_U : OPERATEURS<text:bookmark-end text:name="__RefHeading__135_1245104832"/></text:h>
      <text:p text:style-name="base"/>
      <text:p text:style-name="base"/>
      <text:p text:style-name="base"/>
      <text:p text:style-name="P30">Le Module "Operateurs" contient les objets qui définissent les opérateurs, indépendamment du type de discrétisation spatiale.</text:p>
      <text:p text:style-name="P30"/>
      <text:p text:style-name="base">On a défini les familles d'objets suivantes:</text:p>
      <text:p text:style-name="P30"/>
      <text:p text:style-name="base"/>
      <text:p text:style-name="P30"/>
      <text:p text:style-name="P40">1<text:tab/>Opérateurs de diffusion</text:p>
      <text:p text:style-name="P40">2<text:tab/>Opérateurs de convection</text:p>
      <text:p text:style-name="P40">3<text:tab/>Opérateurs de divergence</text:p>
      <text:p text:style-name="P40">4<text:tab/>Opérateurs de gradient</text:p>
      <text:p text:style-name="P30"/>
      <text:p text:style-name="P30"/>
      <text:p text:style-name="P30"/>
      <text:p text:style-name="base">Toutes les classes héritent de la classe de base <text:span text:style-name="T4">Operateur_base</text:span>.</text:p>
      <text:p text:style-name="base"/>
      <text:p text:style-name="P51"><text:span text:style-name="T1">Hiérarchie</text:span>:</text:p>
      <text:p text:style-name="P50">Classe de base:<text:tab/><text:span text:style-name="T4">Operateur_base</text:span><text:tab/><text:tab/>(Noyau)</text:p>
      <text:p text:style-name="P50">Classe générique:<text:tab/><text:span text:style-name="T4">Operateur<text:tab/><text:tab/><text:tab/></text:span>(Noyau)</text:p>
      <text:p text:style-name="base"/>
      <text:p text:style-name="P30"/>
      <text:h text:style-name="P6" text:outline-level="2"><text:bookmark-start text:name="__RefHeading__137_1245104832"/>1- Les opérateurs de diffusion:<text:bookmark-end text:name="__RefHeading__137_1245104832"/></text:h>
      <text:p text:style-name="noyau_5f_def"/>
      <text:p text:style-name="noyau_5f_def"/>
      <text:p text:style-name="noyau_5f_def"/>
      <text:p text:style-name="noyau_5f_def">Généralités:<text:tab/>Représente le terme de diffusion dans une équation. Le choix du terme dépend de la modélisation laminaire ou turbulente de l'écoulement, de la discrétisation et du type du champ de diffusivité.</text:p>
      <text:p text:style-name="noyau_5f_def"><text:tab/>Les classes des opérateurs de diffusion héritent de la classe <text:span text:style-name="T4">MorEqn</text:span> (voir <text:span text:style-name="T4">Operateur</text:span> ou <text:span text:style-name="T4">Operateur_base</text:span> dans Noyau).</text:p>
      <text:p text:style-name="noyau_5f_def"/>
      <text:p text:style-name="noyau_5f_def">Classe générique:<text:tab/><text:span text:style-name="T4">Operateur_Diff </text:span>qui hérite des classes <text:span text:style-name="T4">Operateur</text:span> et <text:span text:style-name="T4">DERIV(Operateur_Diff_base)</text:span>.</text:p>
      <text:p text:style-name="noyau_5f_def"/>
      <text:p text:style-name="noyau_5f_def">Classe de base:<text:tab/><text:span text:style-name="T4">Operateur_Diff_base</text:span> est la classe de base de tous les opérateurs de diffusion.</text:p>
      <text:p text:style-name="noyau_5f_def"/>
      <text:p text:style-name="noyau_5f_def">Classe <text:span text:style-name="T4">Op_Diff_negligeable</text:span>: classe instanciable dérivant de <text:span text:style-name="T4">Operateur_Diff_base</text:span> pour négliger dans une équation les effets de la diffusion.</text:p>
      <text:p text:style-name="noyau_5f_def"/>
      <text:p text:style-name="noyau_5f_def">Classe <text:span text:style-name="T4">Op_Diff_Turbulent_base</text:span>: classe de base pour les opérateurs de diffusion pour un écoulement turbulent.</text:p>
      <text:p text:style-name="noyau_5f_def"/>
      <text:p text:style-name="noyau_5f_def">Classe <text:span text:style-name="T4">Op_Diff_K_Eps_base</text:span>: classe de base pour les opérateurs de diffusion pour l'équation de transport des champs K et <text:span text:style-name="T11"></text:span>.</text:p>
      <text:p text:style-name="noyau_5f_def"/>
      <text:p text:style-name="noyau_5f_def">Classe <text:span text:style-name="T4">Op_Diff_K_Eps</text:span>: classe générique pour les opérateurs de diffusion pour l'équation de transport des champs K et <text:span text:style-name="T11"></text:span>.</text:p>
      <text:p text:style-name="noyau_5f_def"/>
      <text:p text:style-name="noyau_5f_def"/>
      <text:p text:style-name="noyau_5f_def"><text:span text:style-name="T2">Liens avec les autres classes</text:span>: </text:p>
      <text:p text:style-name="noyau_5f_def"><text:span text:style-name="T4">Operateur_Diff </text:span><text:s/>est porté par les classes des équations : </text:p>
      <text:p text:style-name="noyau_5f_def"><text:tab/><text:span text:style-name="T4">Navier_Stokes_std</text:span> <text:s/>(ThHyd),</text:p>
      <text:p text:style-name="noyau_5f_def"><text:tab/><text:span text:style-name="T4">Convection_Diffusion_std <text:s/></text:span><text:s/>(ThHyd)</text:p>
      <text:p text:style-name="noyau_5f_def"><text:tab/><text:span text:style-name="T4">Conduction</text:span> <text:s text:c="2"/>(ThSol)</text:p>
      <text:p text:style-name="noyau_5f_def_5f_1">La méthode <text:span text:style-name="T4">typer()</text:span> qui calcule le type de la classe à instancier est portée par la classe générique <text:span text:style-name="T4">Operateur_Diff </text:span><text:s/>.</text:p>
      <text:p text:style-name="noyau_5f_def_5f_1">Ces classes ont une référence au champ de diffusivité (ou viscosité) laminaire (porté par le <text:span text:style-name="T4">Milieu</text:span>) et au champ de diffusivité (ou viscosité) turbulente (porté par le modèle de turbulence).</text:p>
      <text:p text:style-name="noyau_5f_def_5f_1"/>
      <text:p text:style-name="noyau_5f_def"><text:span text:style-name="T4">Op_Diff_K_Eps </text:span>est porté par la classe <text:s/>: <text:span text:style-name="T4">Transport_K_Eps</text:span> </text:p>
      <text:p text:style-name="noyau_5f_def_5f_1"/>
      <text:p text:style-name="base"/>
      <text:p text:style-name="base"/>
      <text:p text:style-name="base"/>
      <text:p text:style-name="base"/>
      <text:h text:style-name="Heading_20_2" text:outline-level="2"><text:bookmark-start text:name="__RefHeading__139_1245104832"/>2- Les opérateurs de convection:<text:bookmark-end text:name="__RefHeading__139_1245104832"/></text:h>
      <text:p text:style-name="base"/>
      <text:p text:style-name="base"/>
      <text:p text:style-name="base"/>
      <text:p text:style-name="noyau_5f_def">Généralités:<text:tab/>Représente le terme de convection dans une équation. Le choix du terme dépend du choix du modèle de convection et de la discrétisation.</text:p>
      <text:p text:style-name="noyau_5f_def"><text:tab/>Les classes des opérateurs de convection héritent de la classe <text:span text:style-name="T4">MorEqn</text:span> (voir <text:span text:style-name="T4">Operateur</text:span> ou <text:span text:style-name="T4">Operateur_base</text:span> dans Noyau).</text:p>
      <text:p text:style-name="noyau_5f_def"/>
      <text:p text:style-name="noyau_5f_def"><text:soft-page-break/>Classe générique:<text:tab/><text:span text:style-name="T4">Operateur_Conv </text:span>qui hérite des classes <text:span text:style-name="T4">Operateur</text:span> et <text:span text:style-name="T4">DERIV(Operateur_Conv_base)</text:span> .</text:p>
      <text:p text:style-name="noyau_5f_def"/>
      <text:p text:style-name="noyau_5f_def"/>
      <text:p text:style-name="noyau_5f_def">Classe de base:<text:tab/><text:span text:style-name="T4">Operateur_Conv_base</text:span> est la classe de base de tous les opérateurs de convection.</text:p>
      <text:p text:style-name="noyau_5f_def"/>
      <text:p text:style-name="noyau_5f_def">Classe <text:span text:style-name="T4">Op_Conv_negligeable</text:span>: cet opérateur permet de négliger dans une équation les effets de la convection.</text:p>
      <text:p text:style-name="noyau_5f_def"/>
      <text:p text:style-name="noyau_5f_def"><text:span text:style-name="T2">Liens avec les autres classes</text:span>: <text:span text:style-name="T4">Operateur_Conv </text:span>est portée par les classes des équations : </text:p>
      <text:p text:style-name="noyau_5f_def"><text:tab/><text:span text:style-name="T4">Navier_Stokes_std</text:span>,</text:p>
      <text:p text:style-name="noyau_5f_def"><text:tab/><text:span text:style-name="T4">Convection_Diffusion_std</text:span></text:p>
      <text:p text:style-name="noyau_5f_def"><text:tab/><text:span text:style-name="T4">Transport_K_Eps</text:span> </text:p>
      <text:p text:style-name="noyau_5f_def_5f_1">La méthode <text:span text:style-name="T4">typer()</text:span> qui calcule le type de la classe à instancier est portée par la classe générique <text:span text:style-name="T4">Operateur_Conv </text:span><text:s/>.</text:p>
      <text:p text:style-name="noyau_5f_def"/>
      <text:p text:style-name="base"/>
      <text:p text:style-name="base"/>
      <text:p text:style-name="base"/>
      <text:p text:style-name="base"/>
      <text:h text:style-name="Heading_20_2" text:outline-level="2"><text:bookmark-start text:name="__RefHeading__141_1245104832"/>3- Les opérateurs de divergence:<text:bookmark-end text:name="__RefHeading__141_1245104832"/></text:h>
      <text:p text:style-name="base"/>
      <text:p text:style-name="base"/>
      <text:p text:style-name="base"/>
      <text:p text:style-name="noyau_5f_def">Généralités:<text:tab/>Calcul de la divergence d'un champ.</text:p>
      <text:p text:style-name="noyau_5f_def"/>
      <text:p text:style-name="noyau_5f_def">Classe générique:<text:tab/><text:span text:style-name="T4">Operateur_Div : </text:span>qui hérite des classes <text:span text:style-name="T4">Operateur</text:span> et <text:span text:style-name="T4">DERIV(Operateur_Div_base)</text:span> .</text:p>
      <text:p text:style-name="noyau_5f_def"/>
      <text:p text:style-name="noyau_5f_def">Classe de base:<text:tab/><text:span text:style-name="T4">Operateur_Div_base</text:span></text:p>
      <text:p text:style-name="noyau_5f_def"/>
      <text:p text:style-name="noyau_5f_def"><text:span text:style-name="T2">Liens avec les autres classes</text:span>: La divergence est portée par la classe <text:span text:style-name="T4">Navier_Stokes_std </text:span>pour le calcul de div(U).</text:p>
      <text:p text:style-name="base"/>
      <text:p text:style-name="base"/>
      <text:p text:style-name="base"/>
      <text:p text:style-name="base"/>
      <text:h text:style-name="Heading_20_2" text:outline-level="2"><text:bookmark-start text:name="__RefHeading__143_1245104832"/>4- Les opérateurs de gradient:<text:bookmark-end text:name="__RefHeading__143_1245104832"/></text:h>
      <text:p text:style-name="noyau_5f_def"/>
      <text:p text:style-name="noyau_5f_def"/>
      <text:p text:style-name="noyau_5f_def"/>
      <text:p text:style-name="noyau_5f_def">Généralités:<text:tab/>Calcul du gradient d'un champ scalaire.</text:p>
      <text:p text:style-name="noyau_5f_def"/>
      <text:p text:style-name="noyau_5f_def">Classe générique:<text:tab/><text:span text:style-name="T4">Operateur_Grad: </text:span>qui hérite des classes <text:span text:style-name="T4">Operateur</text:span> et <text:span text:style-name="T4">DERIV(Operateur_Grad_base)</text:span></text:p>
      <text:p text:style-name="noyau_5f_def"/>
      <text:p text:style-name="noyau_5f_def">Classe de base:<text:tab/><text:span text:style-name="T4">Operateur_Grad_base</text:span></text:p>
      <text:p text:style-name="noyau_5f_def"/>
      <text:p text:style-name="noyau_5f_def"><text:span text:style-name="T2">Liens avec les autres classes</text:span>: Le gradient est porté par la classe <text:span text:style-name="T4">Navier_Stokes_std </text:span>pour le calcul de grad (P).</text:p>
      <text:p text:style-name="noyau_5f_def"/>
      <text:p text:style-name="P48"/>
      <text:p text:style-name="noyau_5f_def"/>
      <text:p text:style-name="figure"/>
      <text:p text:style-name="figure"><text:soft-page-break/><draw:frame draw:style-name="fr1" draw:name="graphics18" text:anchor-type="as-char" svg:width="383in" svg:height="474in" draw:z-index="72"><draw:image xlink:href="Pictures/200002D60000017F000001DA6E6CCA9A.pct" xlink:type="simple" xlink:show="embed" xlink:actuate="onLoad"/></draw:frame></text:p>
      <text:p text:style-name="base"><text:soft-page-break/></text:p>
      <text:p text:style-name="P36"/>
      <text:p text:style-name="figure"/>
      <text:p text:style-name="figure"><text:soft-page-break/><draw:frame draw:style-name="fr1" draw:name="graphics19" text:anchor-type="as-char" svg:width="353in" svg:height="610in" draw:z-index="73"><draw:image xlink:href="Pictures/20000472000001610000026212A344F5.pct" xlink:type="simple" xlink:show="embed" xlink:actuate="onLoad"/></draw:frame></text:p>
      <text:p text:style-name="P36"/>
      <text:p text:style-name="base"/>
      <text:p text:style-name="figure"/>
      <text:p text:style-name="figure"><text:soft-page-break/><draw:frame draw:style-name="fr1" draw:name="graphics20" text:anchor-type="as-char" svg:width="404in" svg:height="490in" draw:z-index="74"><draw:image xlink:href="Pictures/200002D200000194000001EA2FBFE50A.pct" xlink:type="simple" xlink:show="embed" xlink:actuate="onLoad"/></draw:frame></text:p>
      <text:p text:style-name="base"><text:soft-page-break/></text:p>
      <text:p text:style-name="P37"/>
      <text:p text:style-name="figure"/>
      <text:p text:style-name="figure"><text:soft-page-break/><draw:frame draw:style-name="fr1" draw:name="graphics21" text:anchor-type="as-char" svg:width="399in" svg:height="576in" draw:z-index="75"><draw:image xlink:href="Pictures/200002B40000018F0000024085E968D5.pct" xlink:type="simple" xlink:show="embed" xlink:actuate="onLoad"/></draw:frame></text:p>
      <text:p text:style-name="base"><text:soft-page-break/></text:p>
      <text:p text:style-name="P19"/>
      <text:h text:style-name="Heading_20_1" text:outline-level="1"><text:bookmark-start text:name="__RefHeading__145_1245104832"/>TRIO_U : GEOMETRIE<text:bookmark-end text:name="__RefHeading__145_1245104832"/></text:h>
      <text:p text:style-name="base"/>
      <text:p text:style-name="base"/>
      <text:p text:style-name="base"/>
      <text:p text:style-name="base"/>
      <text:p text:style-name="base">Le module "Geometrie" contient les informations que fournit un mailleur.</text:p>
      <text:p text:style-name="base"/>
      <text:p text:style-name="baseMarge">1.<text:tab/>Domaine</text:p>
      <text:p text:style-name="baseMarge">2 <text:tab/>Zone</text:p>
      <text:p text:style-name="baseMarge">3.<text:tab/>Frontières</text:p>
      <text:p text:style-name="baseMarge">4. <text:tab/>Sous_Zone, Frontière utilisateur</text:p>
      <text:p text:style-name="baseMarge">5.<text:tab/>Elem_geom</text:p>
      <text:p text:style-name="base"/>
      <text:p text:style-name="base"/>
      <text:p text:style-name="base"/>
      <text:h text:style-name="P6" text:outline-level="2"><text:bookmark-start text:name="__RefHeading__147_1245104832"/>1- Geometrie / Domaine<text:bookmark-end text:name="__RefHeading__147_1245104832"/></text:h>
      <text:p text:style-name="base"/>
      <text:p text:style-name="base"/>
      <text:p text:style-name="P30">Un <text:span text:style-name="T5">Domaine</text:span> est un espace géométrique maillé. </text:p>
      <text:p text:style-name="P30"/>
      <text:p text:style-name="P30">On va résoudre un <text:span text:style-name="T5">Probleme</text:span> sur un <text:span text:style-name="T5">Domaine</text:span>. On peut vouloir résoudre conjointement des problèmes de type différent sur plusieurs domaines. Géométriquement, les domaines sont alors couplés par des surfaces qu'on appelle <text:s/><text:span text:style-name="T5">Raccord</text:span>.</text:p>
      <text:p text:style-name="P30"/>
      <text:p text:style-name="P30">Si les problèmes sont résolus dans TRIO_U les raccords sont dits <text:span text:style-name="T1">locaux</text:span>. Si un problème est résolu dans TRIO_U et l'autre dans un autre code, le raccord est dit <text:span text:style-name="T1">distant</text:span>.</text:p>
      <text:p text:style-name="P30"/>
      <text:p text:style-name="P30">Exemple de couplage de domaines: un domaine fluide sur lequel on veut résoudre un problème de type Pb_Hydraulique, est couplé à un domaine solide auquel on associe un problème de type Pb_Conduction.</text:p>
      <text:p text:style-name="P30"/>
      <text:p text:style-name="P30">Un domaine contient une ou plusieurs objets de type <text:span text:style-name="T5">Zone</text:span>. Par définition une zone est une partie du domaine à laquelle on va associer un schéma de discrétisation spatial. Une zone possède un et un seul schéma de discrétisation. Si par exemple, on veut résoudre un problème avec à la fois une discrétisation de type structuré et une autre de type dé-structuré, il faudra définir autant de zones que de types de discrétisation.</text:p>
      <text:p text:style-name="P30">Remarque : dans TRIO_U Version 1, les domaines sont constitués d'une seule zone.</text:p>
      <text:p text:style-name="P30"/>
      <text:p text:style-name="P30">On appelle <text:span text:style-name="T5">Bord</text:span> la surface qui borde le domaine. Pour une équation donnée, l'utilisateur doit associer une condition aux limites à chaque bord.</text:p>
      <text:p text:style-name="P30"/>
      <text:p text:style-name="P30">L'objet de type <text:span text:style-name="T5">Joint</text:span> : Au niveau géométrique, la mise en oeuvre d'une méthode de décomposition de domaine pour la parallélisation des calculs consiste à:</text:p>
      <text:p text:style-name="P30">- effectuer une partition du maillage (avec un découpeur),</text:p>
      <text:p text:style-name="P30">- distribuer un morceau à chaque processeur.</text:p>
      <text:p text:style-name="base"/>
      <text:p text:style-name="P22"><text:soft-page-break/><draw:frame draw:style-name="fr1" draw:name="graphics22" text:anchor-type="as-char" svg:width="161in" svg:height="139in" draw:z-index="76"><draw:image xlink:href="Pictures/2000011D000000A10000008B36C985F4.pct" xlink:type="simple" xlink:show="embed" xlink:actuate="onLoad"/></draw:frame><text:span text:style-name="T22"> <text:s text:c="8"/></text:span><text:soft-page-break/><draw:frame draw:style-name="fr1" draw:name="graphics23" text:anchor-type="as-char" svg:width="191in" svg:height="165in" draw:z-index="77"><draw:image xlink:href="Pictures/200001CB000000BF000000A57DBCD76E.pct" xlink:type="simple" xlink:show="embed" xlink:actuate="onLoad"/></draw:frame></text:p>
      <text:p text:style-name="base"><text:soft-page-break/></text:p>
      <text:p text:style-name="base">Chaque processeur possède alors un domaine, une zone avec des bords et des joints.</text:p>
      <text:p text:style-name="base"/>
      <text:p text:style-name="base"/>
      <text:p text:style-name="base">Les <text:span text:style-name="T5">faces internes</text:span> définissent des surfaces internes au maillage.</text:p>
      <text:p text:style-name="base"/>
      <text:p text:style-name="base">Une<text:span text:style-name="T5"> Sous_Zone</text:span> est un ensemble de mailles dans une zone.</text:p>
      <text:p text:style-name="base"/>
      <text:p text:style-name="base"><text:span text:style-name="T5">Bord_utilisateur</text:span>: Regroupement de bords élémentaires pour faciliter l'entrée des données de Trio_U.</text:p>
      <text:p text:style-name="P36"/>
      <text:p text:style-name="figure"/>
      <text:p text:style-name="figure"><text:soft-page-break/><draw:frame draw:style-name="fr1" draw:name="graphics24" text:anchor-type="as-char" svg:width="292in" svg:height="429in" draw:z-index="78"><draw:image xlink:href="Pictures/200001BB00000124000001AD99380564.pct" xlink:type="simple" xlink:show="embed" xlink:actuate="onLoad"/></draw:frame></text:p>
      <text:p text:style-name="base"><text:soft-page-break/></text:p>
      <text:h text:style-name="P6" text:outline-level="2"><text:bookmark-start text:name="__RefHeading__149_1245104832"/>2- Geometrie / Zone<text:bookmark-end text:name="__RefHeading__149_1245104832"/></text:h>
      <text:p text:style-name="base"/>
      <text:p text:style-name="base"/>
      <text:p text:style-name="figure"/>
      <text:p text:style-name="figure"><draw:frame draw:style-name="fr1" draw:name="graphics25" text:anchor-type="as-char" svg:width="336in" svg:height="554in" draw:z-index="79"><draw:image xlink:href="Pictures/2000034B000001500000022A40EF98F0.pct" xlink:type="simple" xlink:show="embed" xlink:actuate="onLoad"/></draw:frame></text:p>
      <text:p text:style-name="base"/>
      <text:h text:style-name="P6" text:outline-level="2"><text:bookmark-start text:name="__RefHeading__151_1245104832"/>3- Geometrie / Frontiere<text:bookmark-end text:name="__RefHeading__151_1245104832"/></text:h>
      <text:p text:style-name="base"/>
      <text:p text:style-name="base">La classe <text:span text:style-name="T5">Frontiere</text:span> est la classe de base pour représenter un ensemble de <text:span text:style-name="T1">faces</text:span> dans un maillage, soit :</text:p>
      <text:p text:style-name="base">- les bords : limite du maillage avec l'extérieur,</text:p>
      <text:p text:style-name="base">- les joints : surface de découpage du maillage pour du calcul parallèle avec méthode de décomposition de domaine</text:p>
      <text:p text:style-name="base">- les raccords : surface de séparation de deux problèmes</text:p>
      <text:p text:style-name="base">- les faces internes : faces à l'intérieur d'un maillage</text:p>
      <text:p text:style-name="base"/>
      <text:p text:style-name="figure"/>
      <text:p text:style-name="figure"><draw:frame draw:style-name="fr57" draw:name="Object56" text:anchor-type="as-char" svg:width="5.111in" svg:height="7.6252in" draw:z-index="80"><draw:object-ole xlink:href="./Object 56" xlink:type="simple" xlink:show="embed" xlink:actuate="onLoad"/><draw:image xlink:href="./ObjectReplacements/Object 56" xlink:type="simple" xlink:show="embed" xlink:actuate="onLoad"/></draw:frame></text:p>
      <text:h text:style-name="P6" text:outline-level="2"><text:bookmark-start text:name="__RefHeading__153_1245104832"/>4- Geometrie / Sous_Zone, Frontiere_utilisateur<text:bookmark-end text:name="__RefHeading__153_1245104832"/></text:h>
      <text:p text:style-name="base"/>
      <text:p text:style-name="base"/>
      <text:p text:style-name="base">Une<text:span text:style-name="T5"> Sous_Zone</text:span> est un ensemble de mailles dans une zone.</text:p>
      <text:p text:style-name="base"/>
      <text:p text:style-name="base"><text:span text:style-name="T5">Bord_utilisateur</text:span>: Regroupement de bords élémentaires pour faciliter l'entrée des données de Trio_U.</text:p>
      <text:p text:style-name="base"/>
      <text:p text:style-name="base"/>
      <text:p text:style-name="figure"/>
      <text:p text:style-name="figure"><draw:frame draw:style-name="fr58" draw:name="Object57" text:anchor-type="as-char" svg:width="5.3055in" svg:height="4.0138in" draw:z-index="81"><draw:object-ole xlink:href="./Object 57" xlink:type="simple" xlink:show="embed" xlink:actuate="onLoad"/><draw:image xlink:href="./ObjectReplacements/Object 57" xlink:type="simple" xlink:show="embed" xlink:actuate="onLoad"/></draw:frame></text:p>
      <text:p text:style-name="base"/>
      <text:h text:style-name="P6" text:outline-level="2"><text:bookmark-start text:name="__RefHeading__155_1245104832"/>5- Geometrie / Elem_geom<text:bookmark-end text:name="__RefHeading__155_1245104832"/></text:h>
      <text:p text:style-name="base"/>
      <text:p text:style-name="base"/>
      <text:p text:style-name="base">La classe <text:span text:style-name="T4">Elem_geom</text:span> définit le type d'éléments qui constituent une <text:span text:style-name="T4">Zone</text:span>.</text:p>
      <text:p text:style-name="base"/>
      <text:p text:style-name="base">Chaque classe instanciable doit implémenter les méthodes:</text:p>
      <text:p text:style-name="operation"><text:span text:style-name="T4">face_sommet(int i, int j)</text:span> : <text:tab/>ième sommet de la face j</text:p>
      <text:p text:style-name="operation"><text:span text:style-name="T4">nb_som()</text:span> : <text:tab/>nombre de sommets de l'élément </text:p>
      <text:p text:style-name="operation"><text:span text:style-name="T4">nb_face()</text:span> : <text:tab/>nombre de faces de l'élément </text:p>
      <text:p text:style-name="operation"><text:span text:style-name="T4">nb_som_face()</text:span> : <text:tab/>nombre de sommets d'une face</text:p>
      <text:p text:style-name="operation"><text:span text:style-name="T4">est structure()</text:span> : <text:tab/>=1 si l'élément est de type structuré</text:p>
      <text:p text:style-name="operation"><text:span text:style-name="T4">type_face()</text:span> : <text:tab/>renvoie le type des faces</text:p>
      <text:p text:style-name="operation"><text:span text:style-name="T4">nom_lml()</text:span> : <text:tab/>nomdu type de l'élément pour le fichier de sortie lml</text:p>
      <text:p text:style-name="operation"><text:span text:style-name="T4">contient(const DoubleVect&amp; pos, int elem)</text:span> : le point de coordonnées <text:span text:style-name="T4">pos</text:span> est-il situé dans l'élément <text:span text:style-name="T4">elem</text:span>?</text:p>
      <text:p text:style-name="operation"><text:span text:style-name="T4">calculer_volumes(DoubleVect&amp; vol)</text:span> : remplissage du tableau <text:span text:style-name="T4">vol</text:span> , du volume des éléments de la zone</text:p>
      <text:p text:style-name="operation"><text:span text:style-name="T4">reordonner()</text:span> :<text:tab/>définit la renumérotation des sommets d'un élément.</text:p>
      <text:p text:style-name="base"/>
      <text:p text:style-name="base"/>
      <text:p text:style-name="base"><text:span text:style-name="T1">Rectangle</text:span> : élément utilisé pour définir un maillage structuré en 2D.</text:p>
      <text:p text:style-name="base">Convention de numérotation des sommets : </text:p>
      <text:p text:style-name="P22"><text:soft-page-break/><draw:frame draw:style-name="fr1" draw:name="graphics26" text:anchor-type="as-char" svg:width="129in" svg:height="64in" draw:z-index="82"><draw:image xlink:href="Pictures/200000370000008100000040C18DDC5E.pct" xlink:type="simple" xlink:show="embed" xlink:actuate="onLoad"/></draw:frame></text:p>
      <text:p text:style-name="base"><text:soft-page-break/></text:p>
      <text:p text:style-name="base"/>
      <text:p text:style-name="base"><text:span text:style-name="T1">Héxaèdre</text:span> : élément utilisé pour définir un maillage structuré en 3D.</text:p>
      <text:p text:style-name="base">Convention de numérotation des sommets : </text:p>
      <text:p text:style-name="P22"><text:soft-page-break/><draw:frame draw:style-name="fr1" draw:name="graphics27" text:anchor-type="as-char" svg:width="159in" svg:height="113in" draw:z-index="83"><draw:image xlink:href="Pictures/200001030000009F000000710C329B0F.pct" xlink:type="simple" xlink:show="embed" xlink:actuate="onLoad"/></draw:frame></text:p>
      <text:p text:style-name="base"><text:soft-page-break/></text:p>
      <text:p text:style-name="P36"/>
      <text:p text:style-name="figure"/>
      <text:p text:style-name="figure"><text:soft-page-break/><draw:frame draw:style-name="fr1" draw:name="graphics28" text:anchor-type="as-char" svg:width="356in" svg:height="434in" draw:z-index="84"><draw:image xlink:href="Pictures/200001B100000164000001B230C58C06.pct" xlink:type="simple" xlink:show="embed" xlink:actuate="onLoad"/></draw:frame></text:p>
      <text:p text:style-name="base"><text:soft-page-break/></text:p>
      <text:p text:style-name="P20"/>
      <text:h text:style-name="Heading_20_1" text:outline-level="1"><text:bookmark-start text:name="__RefHeading__157_1245104832"/>TRIO_U : Schemas_Temps<text:bookmark-end text:name="__RefHeading__157_1245104832"/></text:h>
      <text:p text:style-name="base"/>
      <text:p text:style-name="base"/>
      <text:p text:style-name="base"/>
      <text:p text:style-name="P30">Le Module <text:span text:style-name="T1">Schemas_Temps</text:span> contient les classes des schémas de discrétisation en temps. </text:p>
      <text:p text:style-name="P30"/>
      <text:p text:style-name="base">Une seule classe existe dans TRIO_Version 1 :</text:p>
      <text:p text:style-name="P30"/>
      <text:p text:style-name="P40">1<text:tab/>Schema_Euler_explicite</text:p>
      <text:p text:style-name="P30"/>
      <text:p text:style-name="P30"/>
      <text:p text:style-name="P30"/>
      <text:p text:style-name="P30"/>
      <text:h text:style-name="Heading_20_2" text:outline-level="2"><text:bookmark-start text:name="__RefHeading__159_1245104832"/><text:span text:style-name="T20">1- </text:span>Schemas_Temps<text:span text:style-name="T20">/ </text:span>Schema_Euler_explicite<text:bookmark-end text:name="__RefHeading__159_1245104832"/></text:h>
      <text:p text:style-name="base"/>
      <text:p text:style-name="base"/>
      <text:p text:style-name="base"/>
      <text:p text:style-name="P51"><text:span text:style-name="T1">Hiérarchie</text:span>:</text:p>
      <text:p text:style-name="P50">Classe de base:<text:tab/><text:span text:style-name="T4">Schema_temps_base</text:span><text:tab/><text:tab/>(Noyau)</text:p>
      <text:p text:style-name="P50">Classe générique:<text:tab/><text:span text:style-name="T4">Schema_temps<text:tab/><text:tab/><text:tab/></text:span>(Noyau)</text:p>
      <text:p text:style-name="base"/>
      <text:p text:style-name="P30"/>
      <text:p text:style-name="P30"/>
      <text:p text:style-name="noyau_5f_def"><text:span text:style-name="T4">Schema_Euler_explicite</text:span> : définit le schéma d'Euler explicite</text:p>
      <text:p text:style-name="noyau_5f_def"><text:tab/>U(n+1) = U(n) + dt * (dU/dt) (n)</text:p>
      <text:p text:style-name="P30"/>
      <text:p text:style-name="P30"><text:span text:style-name="T2">Les méthodes</text:span> : </text:p>
      <text:p text:style-name="P30"/>
      <text:p text:style-name="operation"><text:span text:style-name="T4">nb_valeurs_temporelles</text:span>() : <text:tab/>renvoie le nombre de pas de temps pour lesquels on stocke les <text:span text:style-name="T4">Champ_Inc</text:span> . </text:p>
      <text:p text:style-name="operation"><text:tab/>Renvoie le nombre 2, soit : U(n) et U(n+1)</text:p>
      <text:p text:style-name="operation"/>
      <text:p text:style-name="operation"><text:span text:style-name="T4">faire_un_pas_de_temps(Equation_base&amp; eqn) </text:span>: Exécution d'un pas de temps pour l'équation <text:span text:style-name="T4">eqn</text:span>.</text:p>
      <text:p text:style-name="operation"/>
      <text:p text:style-name="operation"/>
      <text:p text:style-name="operation"/>
      <text:p text:style-name="operation">Codage de la méthode <text:s/><text:span text:style-name="T4">faire_un_pas_de_temps </text:span>:</text:p>
      <text:p text:style-name="noyau_5f_def"/>
      <text:p text:style-name="P54"><text:span text:style-name="T4">int Schema_Euler_explicite :: </text:span><text:span text:style-name="T5">faire_un_pas_de_temps</text:span><text:span text:style-name="T4">(Equation_base&amp; eqn)</text:span></text:p>
      <text:p text:style-name="P55">{</text:p>
      <text:p text:style-name="P55"><text:tab/>DoubleTab&amp; futur = </text:p>
      <text:p text:style-name="P55"><text:tab/><text:tab/><text:tab/><text:tab/>eqn.derivee_en_temps_inco(eqn.inconnue().futur());</text:p>
      <text:p text:style-name="P55"><text:tab/>double acc_max_abs = futur.max_abs();</text:p>
      <text:p text:style-name="P55"><text:tab/>stationnaire_atteint_ *= (acc_max_abs <text:s/>&lt; seuil_statio_);</text:p>
      <text:p text:style-name="P55"/>
      <text:p text:style-name="P55"><text:tab/>DoubleTab&amp; present = eqn.inconnue();</text:p>
      <text:p text:style-name="P55"><text:tab/>futur *= dt_;</text:p>
      <text:p text:style-name="P55"><text:tab/>futur += present;</text:p>
      <text:p text:style-name="P55"><text:tab/>eqn.mettre_a_jour()</text:p>
      <text:p text:style-name="P55"><text:tab/>return 1;</text:p>
      <text:p text:style-name="P55">}</text:p>
      <text:p text:style-name="P39"/>
      <text:p text:style-name="figure"/>
      <text:p text:style-name="figure"><draw:frame draw:style-name="fr1" draw:name="graphics29" text:anchor-type="as-char" svg:width="258in" svg:height="191in" draw:z-index="85"><draw:image xlink:href="Pictures/2000007200000102000000BFBFB0FB16.pct" xlink:type="simple" xlink:show="embed" xlink:actuate="onLoad"/></draw:frame></text:p>
      <text:p text:style-name="P30"/>
      <text:p text:style-name="P21"/>
      <text:h text:style-name="Heading_20_1" text:outline-level="1"><text:bookmark-start text:name="__RefHeading__161_1245104832"/>TRIO_U : VF<text:bookmark-end text:name="__RefHeading__161_1245104832"/></text:h>
      <text:p text:style-name="base"/>
      <text:p text:style-name="base"/>
      <text:p text:style-name="base"/>
      <text:p text:style-name="P30">Le Module <text:span text:style-name="T1">VF</text:span> contient les objets communs aux schémas de discrétisation de type <text:span text:style-name="T3">volumes finis</text:span>.</text:p>
      <text:p text:style-name="P30"/>
      <text:p text:style-name="base">On a défini les familles d'objets suivantes:</text:p>
      <text:p text:style-name="P30"/>
      <text:p text:style-name="base"/>
      <text:p text:style-name="P30"/>
      <text:p text:style-name="P40">1<text:tab/>Zones</text:p>
      <text:p text:style-name="P40">2<text:tab/>Eléments</text:p>
      <text:p text:style-name="P30"/>
      <text:p text:style-name="P30"/>
      <text:h text:style-name="P8" text:outline-level="2"><text:bookmark-start text:name="__RefHeading__163_1245104832"/>1- VF / Zones<text:bookmark-end text:name="__RefHeading__163_1245104832"/></text:h>
      <text:p text:style-name="base"/>
      <text:p text:style-name="base"/>
      <text:p text:style-name="base"/>
      <text:p text:style-name="P51"><text:span text:style-name="T1">Hiérarchie</text:span>:</text:p>
      <text:p text:style-name="P50">Classe de base:<text:tab/><text:span text:style-name="T4">Zone_dis_base</text:span><text:tab/><text:tab/>(Noyau)</text:p>
      <text:p text:style-name="P50">Classe générique:<text:tab/><text:span text:style-name="T4">Zone_dis<text:tab/><text:tab/><text:tab/></text:span>(Noyau)</text:p>
      <text:p text:style-name="base"/>
      <text:p text:style-name="base"/>
      <text:p text:style-name="base">La classe <text:span text:style-name="T5">Zone_VF</text:span> est la classe de base des <text:span text:style-name="T4">Zone_dis</text:span> pour toutes les discrétisations volumes finis (VDF, VEF, ...).</text:p>
      <text:p text:style-name="base"/>
      <text:p text:style-name="base">Elle contient les tableaux relatifs à l'ensemble des faces de la zone :</text:p>
      <text:p text:style-name="noyau_5f_def"><text:span text:style-name="T4">face_voisins_</text:span> :<text:tab/>les deux éléments voisins des faces (*)</text:p>
      <text:p text:style-name="noyau_5f_def"><text:span text:style-name="T4">face_sommets_</text:span> :<text:tab/>les sommets des faces (*)</text:p>
      <text:p text:style-name="noyau_5f_def"/>
      <text:p text:style-name="base">et les tableaux relatifs aux éléments :</text:p>
      <text:p text:style-name="noyau_5f_def"><text:span text:style-name="T4">elem_faces_</text:span> :<text:tab/>les faces des éléments </text:p>
      <text:p text:style-name="noyau_5f_def"><text:span text:style-name="T4">volumes_</text:span> :<text:tab/>volumes des éléments (*)</text:p>
      <text:p text:style-name="noyau_5f_def"/>
      <text:p text:style-name="base">Les tableaux (*) sont remplis par la méthode <text:span text:style-name="T4">Zone_VF::discretiser()</text:span>.</text:p>
      <text:p text:style-name="base"/>
      <text:p text:style-name="base">La classe dérivée applique ses conventions de rangement pour remplir le tableau <text:span text:style-name="T4">elem_faces_</text:span> .</text:p>
      <text:p text:style-name="base">Elle peut aussi décider de permuter les valeurs du tableau <text:span text:style-name="T4">face_voisins_</text:span> <text:s/>pour satisfaire à ses conventions.</text:p>
      <text:p text:style-name="base"/>
      <text:p text:style-name="base"/>
      <text:p text:style-name="base">La classe <text:span text:style-name="T4">Zone_VF</text:span> contient également un Vecteur de <text:span text:style-name="T4">Front_VF</text:span> qui représentent les bords et les raccords discrétisés, ainsi que les <text:span text:style-name="T4">Zone_joint_VF</text:span> qui représentent les joints discrétisés.</text:p>
      <text:p text:style-name="P48"/>
      <text:p text:style-name="base"/>
      <text:p text:style-name="figure"/>
      <text:p text:style-name="figure"><text:soft-page-break/><draw:frame draw:style-name="fr1" draw:name="graphics30" text:anchor-type="as-char" svg:width="251in" svg:height="483in" draw:z-index="86"><draw:image xlink:href="Pictures/200001C6000000FB000001E3AE8815FE.pct" xlink:type="simple" xlink:show="embed" xlink:actuate="onLoad"/></draw:frame></text:p>
      <text:h text:style-name="P8" text:outline-level="2"><text:bookmark-start text:name="__RefHeading__165_1245104832"/>2- VF / Eléments<text:bookmark-end text:name="__RefHeading__165_1245104832"/></text:h>
      <text:p text:style-name="base"/>
      <text:p text:style-name="base"/>
      <text:p text:style-name="base">La classe <text:span text:style-name="T4">Face_base</text:span> décrit une face pour une discrétisation de type Volumes_finis (VDF, VEF, ...). Cette classe sert temporairement pour la construction des zones discrétisées.</text:p>
      <text:p text:style-name="base"/>
      <text:p text:style-name="base">Les membres:</text:p>
      <text:p text:style-name="noyau_5f_def"><text:span text:style-name="T4">elem1_</text:span> et <text:span text:style-name="T4">elem2_</text:span> : <text:tab/>numéro des éléments voisins de la face</text:p>
      <text:p text:style-name="noyau_5f_def"><text:span text:style-name="T4">les_noeuds</text:span> :<text:tab/><text:tab/>numéros des sommets de la face.</text:p>
      <text:p text:style-name="base"/>
      <text:p text:style-name="base"/>
      <text:p text:style-name="figure"/>
      <text:p text:style-name="figure"><draw:frame draw:style-name="fr59" draw:name="Object58" text:anchor-type="as-char" svg:width="3.778in" svg:height="2.9583in" draw:z-index="87"><draw:object-ole xlink:href="./Object 58" xlink:type="simple" xlink:show="embed" xlink:actuate="onLoad"/><draw:image xlink:href="./ObjectReplacements/Object 58" xlink:type="simple" xlink:show="embed" xlink:actuate="onLoad"/></draw:frame></text:p>
      <text:p text:style-name="base"/>
      <text:p text:style-name="base"/>
      <text:p text:style-name="P16"/>
      <text:h text:style-name="Heading_20_1" text:outline-level="1"><text:bookmark-start text:name="__RefHeading__167_1245104832"/>TRIO_U : VDF<text:bookmark-end text:name="__RefHeading__167_1245104832"/></text:h>
      <text:p text:style-name="base"/>
      <text:p text:style-name="base"/>
      <text:p text:style-name="base"/>
      <text:p text:style-name="P30">Le Module <text:span text:style-name="T1">VDF</text:span> contient les classes pour le schéma de discrétisation Volumes Différences finis. </text:p>
      <text:p text:style-name="P30"/>
      <text:p text:style-name="P30">La discrétisation Volumes Différences Finies (VDF) de TRIO_U est le schéma qui a fait ses preuves dans TRIO VF. Référence [PRES1].</text:p>
      <text:p text:style-name="P30"/>
      <text:p text:style-name="P30">Quelques améliorations ont été apportées lors de la ré-écriture:</text:p>
      <text:p text:style-name="P30">- on est passé de la notation i-j-k à une notation de type "éléments finis", plus souple et plus facile à mettre en oeuvre.</text:p>
      <text:p text:style-name="P30">- on peut calculer du vrai 2D.</text:p>
      <text:p text:style-name="P30"/>
      <text:p text:style-name="P30"/>
      <text:p text:style-name="P30">Le maillage est structuré : mailles rectangle en 2D, parallélipipède en 3D pour des coordonnées cartésiennes. Le maillage en coordonnées cylindriques n'est pas décrit dans cette version du document.</text:p>
      <text:p text:style-name="P30">Au maillage, correspond un maillage décalé, centré autour des faces. Dans la suite, on appellera ces volumes "<text:span text:style-name="T1">volumes entrelacés</text:span>" et leurs faces des "<text:span text:style-name="T1">facettes</text:span>".</text:p>
      <text:p text:style-name="P30"/>
      <text:p text:style-name="P30">Les équations de transport de scalaire sont discrétisées sur les éléments, tandis que Navier_Stokes est discrétisé sur le maillage entrelacé.</text:p>
      <text:p text:style-name="P30"/>
      <text:p text:style-name="P22"><text:soft-page-break/><draw:frame draw:style-name="fr1" draw:name="graphics31" text:anchor-type="as-char" svg:width="255in" svg:height="156in" draw:z-index="88"><draw:image xlink:href="Pictures/20000062000000FF0000009CF24E110D.pct" xlink:type="simple" xlink:show="embed" xlink:actuate="onLoad"/></draw:frame></text:p>
      <text:p text:style-name="P30"><text:soft-page-break/></text:p>
      <text:p text:style-name="P30"/>
      <text:p text:style-name="P30">Le champ de vitesse est de type <text:span text:style-name="T4">Champ_Face</text:span> : on ne calcule que la composante normale aux faces.</text:p>
      <text:p text:style-name="P30"/>
      <text:p text:style-name="P30">Les champs scalaires (pression, température, concentration, K, Epsilon) sont de type <text:span text:style-name="T4">Champ_P0_VDF</text:span> (constants dans la maille).</text:p>
      <text:p text:style-name="base"/>
      <text:p text:style-name="base"/>
      <text:p text:style-name="P30">Le Module VDF contient les familles de classe suivantes:</text:p>
      <text:p text:style-name="P30"/>
      <text:p text:style-name="P40">1<text:tab/>Zone_VDF</text:p>
      <text:p text:style-name="P40">2<text:tab/>Zone_Cl_VDF</text:p>
      <text:p text:style-name="P40">3<text:tab/>Eléments</text:p>
      <text:p text:style-name="P40">4<text:tab/>Discrétisation</text:p>
      <text:p text:style-name="P40">5<text:tab/>Opérateurs</text:p>
      <text:p text:style-name="P40">6<text:tab/>Sources</text:p>
      <text:p text:style-name="P40">7<text:tab/>Solveur Masse</text:p>
      <text:p text:style-name="P40">8<text:tab/>Solveur Pression</text:p>
      <text:p text:style-name="P40">9<text:tab/>Modèles de turbulence</text:p>
      <text:p text:style-name="P40">10<text:tab/>Conditions limites</text:p>
      <text:p text:style-name="P40">11<text:tab/>Champ</text:p>
      <text:p text:style-name="P40">12<text:tab/>Statistiques temps</text:p>
      <text:h text:style-name="P6" text:outline-level="2"><text:bookmark-start text:name="__RefHeading__169_1245104832"/><text:span text:style-name="T18">1- </text:span>VDF / ZONES : Zone_VDF<text:bookmark-end text:name="__RefHeading__169_1245104832"/></text:h>
      <text:p text:style-name="base"/>
      <text:p text:style-name="base"/>
      <text:p text:style-name="base"/>
      <text:p text:style-name="P51"><text:span text:style-name="T1">Hiérarchie</text:span>:</text:p>
      <text:p text:style-name="P50">Classe de base:<text:tab/><text:span text:style-name="T4">Zone_dis_base</text:span><text:tab/><text:tab/>(Noyau)</text:p>
      <text:p text:style-name="P50"><text:tab/><text:span text:style-name="T4">Zone_VF</text:span><text:tab/><text:tab/><text:tab/>(VF / Zones)</text:p>
      <text:p text:style-name="P50">Classe générique:<text:tab/><text:span text:style-name="T4">Zone_dis<text:tab/><text:tab/><text:tab/></text:span>(Noyau)</text:p>
      <text:p text:style-name="base"/>
      <text:p text:style-name="base"/>
      <text:p text:style-name="base"/>
      <text:p text:style-name="P30">La classe <text:span text:style-name="T5">Zone_VDF</text:span> contient les informations géométriques que demande la méthode des Volumes différences finis.</text:p>
      <text:p text:style-name="P30">Cette discrétisation correspond à un maillage structuré (mailles rectangle en 2D, parallélipipède en 3D pour des coordonnées cartésiennes).</text:p>
      <text:p text:style-name="P30"/>
      <text:p text:style-name="P30"/>
      <text:p text:style-name="P30">La <text:span text:style-name="T4">Zone_VDF</text:span> hérite de la convention de rangement des faces établies par <text:span text:style-name="T4">Zone_VF</text:span>. Les faces sont numérotées de la façon suivante:</text:p>
      <text:p text:style-name="P30">- les faces qui sont sur une <text:span text:style-name="T1">Zone_joint </text:span>apparaissent en premier (dans l’ordre de la liste <text:span text:style-name="T4">mes_faces_joint</text:span> de la <text:span text:style-name="T4">Zone</text:span>). </text:p>
      <text:p text:style-name="P30">- les faces qui sont sur une <text:span text:style-name="T1">Zone_bord</text:span> apparaissent ensuite (dans l’ordre de la liste <text:span text:style-name="T4">mes_faces_bord</text:span> de la <text:span text:style-name="T4">Zone</text:span>)</text:p>
      <text:p text:style-name="P30">- les faces qui sont sur un <text:span text:style-name="T1">Raccord</text:span> apparaissent ensuite (dans l’ordre de la liste <text:span text:style-name="T4">mes_faces_raccord</text:span> de la <text:span text:style-name="T4">Zone)</text:span>. Les raccords étant, dans le calcul, assimilés à des bords avec une condition aux limites adéquate, on ne les distingue plus dans Zone_VDF : on parle donc de <text:span text:style-name="T4">Frontiere_dis</text:span> qui sont associées à des conditions limites.</text:p>
      <text:p text:style-name="P30">- les faces <text:span text:style-name="T1">internes</text:span> apparaissent enfin.</text:p>
      <text:p text:style-name="P30"/>
      <text:p text:style-name="P30">La Zone_VDF réordonne les faces de façon à les ranger suivant leur orientation.</text:p>
      <text:p text:style-name="P30">A chaque face on fait correspondre un entier qui indique son <text:span text:style-name="T1">orientation</text:span>. On suppose qu’à l’intérieur de chaque famille de faces (joint, bord, interne) on trouve:</text:p>
      <text:p text:style-name="P30"><text:tab/>- le bloc des faces d’équation x=cte (face d’orientation 0),</text:p>
      <text:p text:style-name="P30"><text:tab/>- le bloc des faces d’équation y=cte (face d’orientation 1),</text:p>
      <text:p text:style-name="P30"><text:tab/>- le bloc des faces d’équation z=cte (face d’orientation 2),</text:p>
      <text:p text:style-name="P30"/>
      <text:p text:style-name="P30">On n’a pas besoin d’une numérotation particulière des éléments.</text:p>
      <text:p text:style-name="base"/>
      <text:p text:style-name="P22"><text:soft-page-break/><draw:frame draw:style-name="fr1" draw:name="graphics32" text:anchor-type="as-char" svg:width="172in" svg:height="192in" draw:z-index="89"><draw:image xlink:href="Pictures/20000099000000AC000000C0BF4E0106.pct" xlink:type="simple" xlink:show="embed" xlink:actuate="onLoad"/></draw:frame></text:p>
      <text:p text:style-name="P31"><text:soft-page-break/></text:p>
      <text:p text:style-name="P31">Figure: Numérotation des faces</text:p>
      <text:p text:style-name="base"/>
      <text:p text:style-name="base"/>
      <text:p text:style-name="base">La <text:span text:style-name="T4">Zone_VDF</text:span> ordonne le rangement des faces à l'intérieur d'un élément. Le tableau <text:span text:style-name="T5">elem_faces_</text:span> (de <text:span text:style-name="T4">Zone_VF</text:span>) qui contient les numéros des faces d'un élément est rangé de la façon suivante:</text:p>
      <text:p text:style-name="base"/>
      <text:p text:style-name="base">- en 2D :</text:p>
      <text:p text:style-name="P22"><text:soft-page-break/><draw:frame draw:style-name="fr1" draw:name="graphics33" text:anchor-type="as-char" svg:width="154in" svg:height="85in" draw:z-index="90"><draw:image xlink:href="Pictures/200000370000009A00000055BA989B53.pct" xlink:type="simple" xlink:show="embed" xlink:actuate="onLoad"/></draw:frame></text:p>
      <text:p text:style-name="P32"><text:soft-page-break/><text:s text:c="2"/></text:p>
      <text:p text:style-name="base">- en 3D :</text:p>
      <text:p text:style-name="P22"><text:soft-page-break/><draw:frame draw:style-name="fr1" draw:name="graphics34" text:anchor-type="as-char" svg:width="184in" svg:height="159in" draw:z-index="91"><draw:image xlink:href="Pictures/20000136000000B80000009F0762EFE7.pct" xlink:type="simple" xlink:show="embed" xlink:actuate="onLoad"/></draw:frame></text:p>
      <text:p text:style-name="base"><text:soft-page-break/></text:p>
      <text:p text:style-name="base"/>
      <text:p text:style-name="base">Dans le tableau <text:span text:style-name="T4">face_voisins_</text:span> (dans <text:span text:style-name="T4">Zone_VF</text:span>) qui contient les numéros des éléments voisins d'une face, on range les 2 voisins </text:p>
      <text:p text:style-name="base"><text:tab/><text:span text:style-name="T4">elem0 = face_voisins_(face,0)</text:span> </text:p>
      <text:p text:style-name="base">et <text:tab/><text:span text:style-name="T4">elem1 = face_voisins_(face,1)</text:span> <text:tab/>de la façon suivante:</text:p>
      <text:p text:style-name="base"/>
      <text:p text:style-name="base"><text:tab/>face d'orientation 0 :<text:tab/><text:span text:style-name="T4">xp_(elem0, 0) &lt; xp_(elem1,0)</text:span></text:p>
      <text:p text:style-name="base"><text:tab/>face d'orientation 1 :<text:tab/><text:span text:style-name="T4">xp_(elem0, 1) &lt; xp_(elem1,1)</text:span></text:p>
      <text:p text:style-name="base"><text:tab/>face d'orientation 2 :<text:tab/><text:span text:style-name="T4">xp_(elem0, 2) &lt; xp_(elem1,2)</text:span></text:p>
      <text:p text:style-name="base"><text:span text:style-name="T4">xp_(elem, i)</text:span> étant la ième coordonnée du centre de gravité de l'élément <text:span text:style-name="T4">elem</text:span>.</text:p>
      <text:p text:style-name="base"/>
      <text:p text:style-name="base"/>
      <text:p text:style-name="base">On a introduit la notion d’<text:span text:style-name="T1">arête</text:span> pour le calcul des flux diffusifs et convectifs dans la conservation de la quantité de mouvement.</text:p>
      <text:p text:style-name="base"/>
      <text:p text:style-name="P22"><text:soft-page-break/><draw:frame draw:style-name="fr1" draw:name="graphics35" text:anchor-type="as-char" svg:width="324in" svg:height="108in" draw:z-index="92"><draw:image xlink:href="Pictures/20000083000001440000006CEEE8FA4F.pct" xlink:type="simple" xlink:show="embed" xlink:actuate="onLoad"/></draw:frame></text:p>
      <text:p text:style-name="P22"><text:soft-page-break/></text:p>
      <text:p text:style-name="P31">Figure: les arêtes</text:p>
      <text:p text:style-name="P22"/>
      <text:p text:style-name="base"/>
      <text:p text:style-name="base">Le tableau Qdm contient la connectivité arête/faces, à savoir les faces entourant une arête. Dans ce tableau les arêtes apparaissent dans l’ordre suivant:</text:p>
      <text:p text:style-name="base"><text:tab/>- bloc des arêtes joint,</text:p>
      <text:p text:style-name="base"><text:tab/>- bloc des arêtes coin,</text:p>
      <text:p text:style-name="base"><text:tab/>- bloc des arêtes bord,</text:p>
      <text:p text:style-name="base"><text:tab/>- bloc des arêtes mixte,</text:p>
      <text:p text:style-name="base"><text:tab/>- bloc des arêtes internes,</text:p>
      <text:p text:style-name="base">A l’intérieur de chaque bloc les arêtes apparaisent dans l’ordre suivant: arêtes XY, arêtes XZ et arêtes YZ.</text:p>
      <text:p text:style-name="base"/>
      <text:p text:style-name="base"/>
      <text:p text:style-name="base"/>
      <text:p text:style-name="P33">Les membres:</text:p>
      <text:p text:style-name="P28"/>
      <text:p text:style-name="base"><text:span text:style-name="T4">axi_</text:span> <text:s/>: <text:tab/><text:tab/><text:tab/>= 1 en coordonnées cylindriques, =0 sinon</text:p>
      <text:p text:style-name="base"/>
      <text:p text:style-name="base">Tableaux associés aux <text:span text:style-name="T1">faces</text:span>:</text:p>
      <text:p text:style-name="base"><text:span text:style-name="T4">face_surfaces_</text:span>: <text:s/><text:tab/><text:tab/>surface de chaque face</text:p>
      <text:p text:style-name="base"><text:span text:style-name="T4">volumes_entrelaces_</text:span> : <text:tab/>volume entrelacé associé à chaque face</text:p>
      <text:p text:style-name="base"><text:span text:style-name="T4">xv_</text:span> <text:s/>: <text:tab/><text:tab/><text:tab/><text:tab/>coordonnées du centre de gravité des faces.</text:p>
      <text:p text:style-name="base"><text:span text:style-name="T4">porosite_face_</text:span> : <text:tab/><text:tab/>porosité surfacique des faces.</text:p>
      <text:p text:style-name="base"><text:span text:style-name="T4">orientation_</text:span> : <text:tab/><text:tab/>orientation des faces.</text:p>
      <text:p text:style-name="P28"/>
      <text:p text:style-name="base">Tableaux associés aux <text:span text:style-name="T1">éléments</text:span>:</text:p>
      <text:p text:style-name="base"><text:span text:style-name="T4">xp_</text:span> <text:s/>: <text:tab/><text:tab/><text:tab/><text:tab/>coordonnées du centre de gravité des éléments.</text:p>
      <text:p text:style-name="base"><text:span text:style-name="T4">porosite_elem_</text:span> : <text:tab/><text:tab/>porosité volumique des éléments.</text:p>
      <text:p text:style-name="base"/>
      <text:p text:style-name="base">Tableaux associés aux <text:span text:style-name="T1">arêtes</text:span>:</text:p>
      <text:p text:style-name="base"><text:span text:style-name="T4">Qdm_</text:span> <text:s/>: <text:tab/><text:tab/><text:tab/>numéro des faces entourant une arête</text:p>
      <text:p text:style-name="base"/>
      <text:p text:style-name="base"><text:span text:style-name="T4">h_x_</text:span> <text:s/>: pas du maillage en X. la plus petite distance entre 2 centres de faces dans la direction X=cte</text:p>
      <text:p text:style-name="base"><text:span text:style-name="T4">h_y_</text:span> <text:s/>, <text:span text:style-name="T4">h_z_</text:span> <text:s/>: idem dans les directions y et z.</text:p>
      <text:p text:style-name="base"/>
      <text:p text:style-name="base"/>
      <text:p text:style-name="P33">Les méthodes qui calculent:</text:p>
      <text:p text:style-name="base"/>
      <text:p text:style-name="base">Ces méthodes supposent l'ordre de rangement des faces:</text:p>
      <text:p text:style-name="code">inline int <text:span text:style-name="T1">premiere_arete_coin</text:span>() const;</text:p>
      <text:p text:style-name="code">inline int <text:span text:style-name="T1">premiere_arete_bord</text:span>() const;</text:p>
      <text:p text:style-name="code">inline int <text:span text:style-name="T1">premiere_arete_mixte</text:span>() const;</text:p>
      <text:p text:style-name="code">inline int <text:span text:style-name="T1">premiere_arete_interne</text:span>() const;</text:p>
      <text:p text:style-name="base"/>
      <text:p text:style-name="base"/>
      <text:p text:style-name="base">Méthodes calculant des distances:</text:p>
      <text:p text:style-name="base"/>
      <text:p text:style-name="base">Distance entre les centres de gravité de 2 éléments n1 et n2 dans la direction k:</text:p>
      <text:p text:style-name="code">inline double <text:span text:style-name="T1">dist_elem</text:span>(int n1, int n2, int k) const;</text:p>
      <text:p text:style-name="P22"><text:soft-page-break/><draw:frame draw:style-name="fr1" draw:name="graphics36" text:anchor-type="as-char" svg:width="134in" svg:height="66in" draw:z-index="93"><draw:image xlink:href="Pictures/200000410000008600000042216F3230.pct" xlink:type="simple" xlink:show="embed" xlink:actuate="onLoad"/></draw:frame></text:p>
      <text:p text:style-name="base"><text:soft-page-break/></text:p>
      <text:p text:style-name="base">Dimension d'un élément n1 dans la direction k:</text:p>
      <text:p text:style-name="code">inline double <text:span text:style-name="T1">dim_elem</text:span>(int n1, int k) const;</text:p>
      <text:p text:style-name="P22"><text:soft-page-break/><draw:frame draw:style-name="fr1" draw:name="graphics37" text:anchor-type="as-char" svg:width="86in" svg:height="66in" draw:z-index="94"><draw:image xlink:href="Pictures/2000003300000056000000429D491760.pct" xlink:type="simple" xlink:show="embed" xlink:actuate="onLoad"/></draw:frame></text:p>
      <text:p text:style-name="base"><text:soft-page-break/></text:p>
      <text:p text:style-name="base">Distance entre les faces f1 et f2 dans la direction k:</text:p>
      <text:p text:style-name="code">inline double <text:span text:style-name="T1">dist_face</text:span>(int f1, int f2, int k) const; <text:s/></text:p>
      <text:p text:style-name="code"><text:tab/><text:tab/><text:tab/><text:tab/><text:tab/><text:tab/><text:tab/>// coordonnées cartésiennes</text:p>
      <text:p text:style-name="code">inline double <text:span text:style-name="T1">distance_face</text:span>(int f1, int f2, int k) const;</text:p>
      <text:p text:style-name="code"><text:tab/><text:tab/><text:tab/><text:tab/><text:tab/><text:tab/><text:tab/>// cartésiennes ou cylindriques</text:p>
      <text:p text:style-name="base"/>
      <text:p text:style-name="P22"><text:soft-page-break/><draw:frame draw:style-name="fr1" draw:name="graphics38" text:anchor-type="as-char" svg:width="218in" svg:height="69in" draw:z-index="95"><draw:image xlink:href="Pictures/200000A2000000DA000000457FE97FF9.pct" xlink:type="simple" xlink:show="embed" xlink:actuate="onLoad"/></draw:frame></text:p>
      <text:p text:style-name="base"><text:soft-page-break/></text:p>
      <text:p text:style-name="base"/>
      <text:p text:style-name="base">Méthodes appelées par le schéma de convection Quick:</text:p>
      <text:p text:style-name="base"/>
      <text:p text:style-name="code">inline int <text:span text:style-name="T1">amont_amont</text:span>(int num_face, int i) const;</text:p>
      <text:p text:style-name="P58">Renvoie elem1 ou elem2 suivant la valeur de i (i vaut 0 ou 1). </text:p>
      <text:p text:style-name="P58"/>
      <text:p text:style-name="P59"><text:soft-page-break/><draw:frame draw:style-name="fr1" draw:name="graphics39" text:anchor-type="as-char" svg:width="230in" svg:height="60in" draw:z-index="96"><draw:image xlink:href="Pictures/20000035000000E60000003C5F8ACF3C.pct" xlink:type="simple" xlink:show="embed" xlink:actuate="onLoad"/></draw:frame></text:p>
      <text:p text:style-name="code"><text:soft-page-break/></text:p>
      <text:p text:style-name="code">inline int <text:span text:style-name="T1">face_amont_princ</text:span>(int num_face, int i) const;</text:p>
      <text:p text:style-name="P58">Renvoie la face f1 ou f2 suivant la valeur de i (i vaut 0 ou 1).</text:p>
      <text:p text:style-name="code"/>
      <text:p text:style-name="P59"><text:soft-page-break/><draw:frame draw:style-name="fr1" draw:name="graphics40" text:anchor-type="as-char" svg:width="141in" svg:height="61in" draw:z-index="97"><draw:image xlink:href="Pictures/200000250000008D0000003DE3E7142C.pct" xlink:type="simple" xlink:show="embed" xlink:actuate="onLoad"/></draw:frame></text:p>
      <text:p text:style-name="code"><text:soft-page-break/></text:p>
      <text:p text:style-name="code"/>
      <text:p text:style-name="code">inline int <text:span text:style-name="T1">face_amont_conj</text:span>(int num_face, int k, int i) const;</text:p>
      <text:p text:style-name="P58">Renvoie la face f3c (resp f4c) quand num_face vaut f3 (resp f4). </text:p>
      <text:p text:style-name="P58">i vaut 0 ou 1, k est l'orientation de la face f1.</text:p>
      <text:p text:style-name="code"/>
      <text:p text:style-name="P59"><text:soft-page-break/><draw:frame draw:style-name="fr1" draw:name="graphics41" text:anchor-type="as-char" svg:width="118in" svg:height="117in" draw:z-index="98"><draw:image xlink:href="Pictures/2000005400000076000000757E4CC739.pct" xlink:type="simple" xlink:show="embed" xlink:actuate="onLoad"/></draw:frame></text:p>
      <text:p text:style-name="base"><text:soft-page-break/></text:p>
      <text:p text:style-name="base"/>
      <text:p text:style-name="base">Distance normale pour une face interne (coordonnées cartésiennes)</text:p>
      <text:p text:style-name="code">inline double <text:span text:style-name="T1">dist_norm</text:span>(int num_face) const; <text:s/></text:p>
      <text:p text:style-name="code"/>
      <text:p text:style-name="P22"><draw:frame draw:style-name="fr1" draw:name="graphics42" text:anchor-type="as-char" svg:width="100in" svg:height="49in" draw:z-index="99"><draw:image xlink:href="Pictures/2000002A0000006400000031C411E22B.pct" xlink:type="simple" xlink:show="embed" xlink:actuate="onLoad"/></draw:frame></text:p>
      <text:p text:style-name="base"/>
      <text:p text:style-name="base"/>
      <text:p text:style-name="base">Distance normale pour une face de bord <text:s/>(coordonnées cartésiennes)</text:p>
      <text:p text:style-name="code">inline double <text:span text:style-name="T1">dist_norm_bord</text:span>(int num_face) const; </text:p>
      <text:p text:style-name="P58"/>
      <text:p text:style-name="P22"><text:soft-page-break/><draw:frame draw:style-name="fr1" draw:name="graphics43" text:anchor-type="as-char" svg:width="117in" svg:height="59in" draw:z-index="100"><draw:image xlink:href="Pictures/20000097000000750000003B81D9B719.pct" xlink:type="simple" xlink:show="embed" xlink:actuate="onLoad"/></draw:frame></text:p>
      <text:p text:style-name="base"><text:soft-page-break/></text:p>
      <text:p text:style-name="base"/>
      <text:p text:style-name="base">Distance normale pour une face quelconque <text:s/>(coordonnées cartésiennes ou cylindriques) : vaut <text:span text:style-name="T5">dist_norm</text:span><text:span text:style-name="T4">(int num_face)</text:span> pour une face interne, ou <text:span text:style-name="T5">dist_norm_bord</text:span><text:span text:style-name="T4">(int num_face) </text:span>pour une face de bord.</text:p>
      <text:p text:style-name="code">inline double <text:span text:style-name="T1">distance_normale</text:span>(int num_face) const; </text:p>
      <text:p text:style-name="base"/>
      <text:p text:style-name="base"/>
      <text:p text:style-name="base">Méthode utile au calcul de la fonction de structure pour le modèle sous-maille.</text:p>
      <text:p text:style-name="code">inline double <text:span text:style-name="T1">delta_C</text:span>(int elem) const; </text:p>
      <text:p text:style-name="base"/>
      <text:p text:style-name="base"/>
      <text:p text:style-name="base"/>
      <text:p text:style-name="base"/>
      <text:p text:style-name="noyau_5f_def"><text:span text:style-name="T2">Liens avec les autres classes</text:span>: </text:p>
      <text:p text:style-name="noyau_5f_def_5f_1">La<text:span text:style-name="T4"> Zone_dis</text:span> est portée par le <text:span text:style-name="T4">Domaine_dis</text:span> , lui même porté par le <text:span text:style-name="T4">Probleme_base</text:span> <text:s/>.</text:p>
      <text:p text:style-name="noyau_5f_def_5f_1"/>
      <text:p text:style-name="noyau_5f_def_5f_1">Pratiquement toutes les classes VDF ont une référence à la Zone_VDF. Certaines classes, pour avoir un accès rapide aux tableaux de Zone_VDF, partagent avec la Zone_VDF la référence à ces tableaux.</text:p>
      <text:p text:style-name="noyau_5f_def_5f_1"/>
      <text:p text:style-name="noyau_5f_def_5f_1">Exemple : <text:s/><text:tab/><text:span text:style-name="T4">class Evaluateur_VDF</text:span></text:p>
      <text:p text:style-name="P56"><text:tab/><text:tab/>{ ...</text:p>
      <text:p text:style-name="P56"><text:tab/><text:tab/>REF(Zone_VDF) <text:s/>la_zone ;</text:p>
      <text:p text:style-name="P56"><text:tab/><text:tab/>DoubleVect <text:s/>porosite;</text:p>
      <text:p text:style-name="P56"><text:tab/><text:tab/>... }</text:p>
      <text:p text:style-name="noyau_5f_def_5f_1"/>
      <text:p text:style-name="noyau_5f_def_5f_1">La référence est remplie de la façon suivante:</text:p>
      <text:p text:style-name="noyau_5f_def_5f_1"><text:tab/><text:tab/><text:span text:style-name="T4">Evaluateur_VDF::associer_zones(const Zone_VDF&amp; zone_VDF,...)</text:span></text:p>
      <text:p text:style-name="P56"><text:tab/><text:tab/>{...</text:p>
      <text:p text:style-name="P56"><text:tab/><text:tab/>porosite.ref(zone_VDF.porosite_face());</text:p>
      <text:p text:style-name="P56"><text:tab/><text:tab/>}</text:p>
      <text:p text:style-name="base"/>
      <text:p text:style-name="P36"/>
      <text:p text:style-name="base"/>
      <text:p text:style-name="figure"/>
      <text:p text:style-name="figure"><draw:frame draw:style-name="fr1" draw:name="graphics44" text:anchor-type="as-char" svg:width="253in" svg:height="555in" draw:z-index="101"><draw:image xlink:href="Pictures/200000F5000000FD0000022B57CA23EC.pct" xlink:type="simple" xlink:show="embed" xlink:actuate="onLoad"/></draw:frame></text:p>
      <text:h text:style-name="P6" text:outline-level="2"><text:bookmark-start text:name="__RefHeading__171_1245104832"/>2- VDF / ZONES : Zone_Cl_VDF<text:bookmark-end text:name="__RefHeading__171_1245104832"/></text:h>
      <text:p text:style-name="base"/>
      <text:p text:style-name="base"/>
      <text:p text:style-name="P51"><text:span text:style-name="T1">Hiérarchie</text:span>:</text:p>
      <text:p text:style-name="P50">Classe de base:<text:tab/><text:span text:style-name="T4">Zone_Cl_dis_base</text:span><text:tab/><text:tab/>(Noyau)</text:p>
      <text:p text:style-name="P50">Classe générique:<text:tab/><text:span text:style-name="T4">Zone_Cl_dis<text:tab/><text:tab/><text:tab/></text:span>(Noyau)</text:p>
      <text:p text:style-name="base"/>
      <text:p text:style-name="base"/>
      <text:p text:style-name="base"><text:span text:style-name="T2">Membres </text:span>:</text:p>
      <text:p text:style-name="base"><text:span text:style-name="T4">type_arete_bord_</text:span>:<text:tab/>type des arêtes séparant 2 faces frontières</text:p>
      <text:p text:style-name="base"><text:tab/><text:tab/><text:tab/>type = 0 :<text:tab/>l'arête sépare 2 faces de paroi</text:p>
      <text:p text:style-name="base"><text:tab/><text:tab/><text:tab/>type = 1 :<text:tab/>l'arête sépare 2 faces "fluide"</text:p>
      <text:p text:style-name="base"><text:tab/><text:tab/><text:tab/>type = 2 :<text:tab/>l'arête sépare une face de paroi et une face fluide </text:p>
      <text:p text:style-name="base"><text:tab/><text:tab/><text:tab/>type = 3 :<text:tab/>l'arête sépare 2 faces de symétrie</text:p>
      <text:p text:style-name="base"/>
      <text:p text:style-name="base"/>
      <text:p text:style-name="noyau_5f_def"><text:span text:style-name="T2">Liens avec les autres classes</text:span>: </text:p>
      <text:p text:style-name="noyau_5f_def_5f_1">La<text:span text:style-name="T4"> Zone_Cl_dis</text:span> est portée par l' <text:span text:style-name="T4">Equation_base</text:span> <text:s/>.</text:p>
      <text:p text:style-name="noyau_5f_def_5f_1">Pratiquement toutes les classes VDF ont une référence à la <text:span text:style-name="T4">Zone_Cl_VDF</text:span>.</text:p>
      <text:p text:style-name="base"/>
      <text:p text:style-name="base"/>
      <text:p text:style-name="base"/>
      <text:p text:style-name="base"/>
      <text:p text:style-name="figure"/>
      <text:p text:style-name="figure"><text:soft-page-break/><draw:frame draw:style-name="fr1" draw:name="graphics45" text:anchor-type="as-char" svg:width="253in" svg:height="246in" draw:z-index="102"><draw:image xlink:href="Pictures/2000008F000000FD000000F6E685F5E0.pct" xlink:type="simple" xlink:show="embed" xlink:actuate="onLoad"/></draw:frame></text:p>
      <text:p text:style-name="base"><text:soft-page-break/></text:p>
      <text:p text:style-name="base"/>
      <text:p text:style-name="base"/>
      <text:h text:style-name="P6" text:outline-level="2"><text:bookmark-start text:name="__RefHeading__173_1245104832"/><text:span text:style-name="T18">3- </text:span>VDF / Elements <text:bookmark-end text:name="__RefHeading__173_1245104832"/></text:h>
      <text:p text:style-name="base"/>
      <text:p text:style-name="base"/>
      <text:p text:style-name="base"/>
      <text:p text:style-name="base">Ces classes permettent la discrétisation de la géométrie.</text:p>
      <text:p text:style-name="base"/>
      <text:p text:style-name="noyau_5f_def"><text:span text:style-name="T4">Faces_VDF</text:span> :<text:tab/>Décrit un ensemble de faces pour la discrétisation VDF.</text:p>
      <text:p text:style-name="noyau_5f_def"><text:span text:style-name="T4">Aretes</text:span> :<text:tab/>Décrit un ensemble d'arêtes.</text:p>
      <text:p text:style-name="noyau_5f_def"/>
      <text:p text:style-name="base"/>
      <text:p text:style-name="base"/>
      <text:p text:style-name="figure"/>
      <text:p text:style-name="figure"><draw:frame draw:style-name="fr1" draw:name="graphics46" text:anchor-type="as-char" svg:width="267in" svg:height="503in" draw:z-index="103"><draw:image xlink:href="Pictures/2000019D0000010B000001F7B9122444.pct" xlink:type="simple" xlink:show="embed" xlink:actuate="onLoad"/></draw:frame></text:p>
      <text:p text:style-name="base"/>
      <text:h text:style-name="P6" text:outline-level="2"><text:bookmark-start text:name="__RefHeading__175_1245104832"/><text:span text:style-name="T18">4- </text:span>VDF / Discrétisation <text:bookmark-end text:name="__RefHeading__175_1245104832"/></text:h>
      <text:p text:style-name="base"/>
      <text:p text:style-name="base"/>
      <text:p text:style-name="base"/>
      <text:p text:style-name="P51"><text:span text:style-name="T1">Hiérarchie</text:span>:</text:p>
      <text:p text:style-name="P50">Classe de base:<text:tab/><text:span text:style-name="T4">Discretisation_base</text:span><text:tab/><text:tab/>(Noyau)</text:p>
      <text:p text:style-name="P50">Classe générique:<text:tab/><text:span text:style-name="T4">Discretisation<text:tab/></text:span><text:tab/><text:tab/>(Noyau)</text:p>
      <text:p text:style-name="base"/>
      <text:p text:style-name="base"/>
      <text:p text:style-name="noyau_5f_def"><text:span text:style-name="T4">VDF_discretisation</text:span> :<text:tab/>classe instanciable pour la discrétisation VDF. Les méthodes réalisent la discrétisation de la <text:span text:style-name="T4">Zone_Cl_dis</text:span> et des <text:span text:style-name="T4">Champ_Inc</text:span> portés par les équations.</text:p>
      <text:p text:style-name="noyau_5f_def"/>
      <text:p text:style-name="noyau_5f_def"/>
      <text:p text:style-name="figure"/>
      <text:p text:style-name="figure"><draw:frame draw:style-name="fr1" draw:name="graphics47" text:anchor-type="as-char" svg:width="299in" svg:height="229in" draw:z-index="104"><draw:image xlink:href="Pictures/200000820000012B000000E5127178BB.pct" xlink:type="simple" xlink:show="embed" xlink:actuate="onLoad"/></draw:frame></text:p>
      <text:p text:style-name="base"/>
      <text:h text:style-name="P6" text:outline-level="2"><text:bookmark-start text:name="__RefHeading__177_1245104832"/><text:span text:style-name="T18">5- </text:span>VDF / Operateurs <text:bookmark-end text:name="__RefHeading__177_1245104832"/></text:h>
      <text:p text:style-name="base"/>
      <text:p text:style-name="base"/>
      <text:p text:style-name="P51"><text:span text:style-name="T1">Hiérarchie</text:span>:</text:p>
      <text:p text:style-name="P50">Classe de base:<text:tab/><text:span text:style-name="T4">Operateur_base</text:span><text:tab/><text:tab/>(Noyau)</text:p>
      <text:p text:style-name="P50">Classe générique:<text:tab/><text:span text:style-name="T4">Operateur<text:tab/><text:tab/><text:tab/></text:span>(Noyau)</text:p>
      <text:p text:style-name="P50"><text:tab/><text:span text:style-name="T4">Operateur_Diff</text:span><text:tab/><text:tab/>(Operateur)</text:p>
      <text:p text:style-name="P50"><text:tab/><text:span text:style-name="T4">Op_Diff_K_Eps</text:span><text:tab/><text:tab/>(ThHyd/Turbulent)</text:p>
      <text:p text:style-name="P50"><text:tab/><text:span text:style-name="T4">Operateur_Conv</text:span><text:tab/><text:tab/>(Operateur)</text:p>
      <text:p text:style-name="P50"><text:tab/><text:span text:style-name="T4">Operateur_Grad</text:span><text:tab/><text:tab/>(Operateur)</text:p>
      <text:p text:style-name="P50"><text:tab/><text:span text:style-name="T4">Operateur_Div</text:span><text:tab/><text:tab/>(Operateur)</text:p>
      <text:p text:style-name="base"/>
      <text:p text:style-name="base"/>
      <text:p text:style-name="base"/>
      <text:p text:style-name="base">Les opérateurs VDF sont le fruit de l’association de 3 hiérarchies. <text:s/>Sur un exemple montrons d’abord l’intérêt de ce découpage.</text:p>
      <text:p text:style-name="base"/>
      <text:p text:style-name="base"><text:span text:style-name="T1">Exemple</text:span>: opérateur de convection, de type schéma Amont [PRES1], VDF, équation de transport d'un scalaire S, méthode <text:span text:style-name="T4">ajouter(...) </text:span>:</text:p>
      <text:p text:style-name="Standard"/>
      <text:p text:style-name="P1"><text:soft-page-break/><draw:frame draw:style-name="fr1" draw:name="graphics48" text:anchor-type="as-char" svg:width="303in" svg:height="108in" draw:z-index="105"><draw:image xlink:href="Pictures/200000880000012F0000006CFEE05523.pct" xlink:type="simple" xlink:show="embed" xlink:actuate="onLoad"/></draw:frame></text:p>
      <text:p text:style-name="base"><text:soft-page-break/></text:p>
      <text:p text:style-name="base">Voici un algorithme qui calculerait le terme de convection et l'ajouterait au second membre: </text:p>
      <text:p text:style-name="base"/>
      <text:p text:style-name="code">1- calcul des faces <text:span text:style-name="T1">internes</text:span>:</text:p>
      <text:p text:style-name="code"/>
      <text:p text:style-name="code"><text:tab/>boucle sur les faces internes:</text:p>
      <text:p text:style-name="code"><text:tab/><text:tab/>pour chaque face:</text:p>
      <text:p text:style-name="code"><text:tab/><text:tab/>calcul du flux:Flux = S<text:span text:style-name="T19">amont</text:span>*U(face)*Surf(face)*porosite(face)</text:p>
      <text:p text:style-name="code"/>
      <text:p text:style-name="Standard"><text:tab/><text:tab/><text:span text:style-name="T6">distribution du flux</text:span><text:span text:style-name="T4">:</text:span></text:p>
      <text:p text:style-name="code"><text:tab/><text:tab/>sm(i) -= Flux; <text:s text:c="5"/>sm(j) += Flux;</text:p>
      <text:p text:style-name="code"><text:tab/>fin de la boucle sur les faces internes</text:p>
      <text:p text:style-name="code"/>
      <text:p text:style-name="code">2- calcul des faces <text:span text:style-name="T1">bords</text:span>: il faut calculer les bords qui portent les conditions limites suivantes:</text:p>
      <text:p text:style-name="code"><text:tab/><text:tab/>bords avec Cl Dirichlet _entree_fluide, </text:p>
      <text:p text:style-name="code"><text:tab/><text:tab/>bords avec CL Neumann_sortie_libre</text:p>
      <text:p text:style-name="code"/>
      <text:p text:style-name="base"/>
      <text:p text:style-name="base">On s’aperçoit <text:s/>qu’il y a 2 types de tâches dans cet algorithme: </text:p>
      <text:p text:style-name="base">- un calcul de flux,</text:p>
      <text:p text:style-name="base">- une gestion des boucles, ainsi que la distribution des flux au second membre.</text:p>
      <text:p text:style-name="base"/>
      <text:p text:style-name="base">On va retrouver cette répartition dans tous les opérateurs VDF, VEF, etc... d’où l’idée de définir 3 <text:s/>hiérarchies :</text:p>
      <text:p text:style-name="base">- des <text:span text:style-name="T3">évaluateurs</text:span> de flux chargés du calcul de flux,</text:p>
      <text:p text:style-name="base">- des <text:span text:style-name="T3">itérateurs</text:span> responsables des boucles, réutilisables dans tous les opérateurs,</text:p>
      <text:p text:style-name="base">- des <text:span text:style-name="T3">opérateurs</text:span>, portés par les équations, contenant un itérateur et un évaluateur.</text:p>
      <text:p text:style-name="base"/>
      <text:p text:style-name="base"/>
      <text:p text:style-name="P22"><text:soft-page-break/><draw:frame draw:style-name="fr1" draw:name="graphics49" text:anchor-type="as-char" svg:width="405in" svg:height="312in" draw:z-index="106"><draw:image xlink:href="Pictures/200000860000019500000138D4B8D01B.pct" xlink:type="simple" xlink:show="embed" xlink:actuate="onLoad"/></draw:frame></text:p>
      <text:p text:style-name="base"><text:soft-page-break/></text:p>
      <text:p text:style-name="base"/>
      <text:p text:style-name="P30">Pour résumer:</text:p>
      <text:p text:style-name="P30">- Les opérateurs, portés et instanciés par les équations, vont porter un itérateur.</text:p>
      <text:p text:style-name="P30"/>
      <text:p text:style-name="P30">- Il est nécessaire de définir deux types d’itérateurs: un premier pour gérer les calculs d’équations scalaires (boucles sur les faces et répartition des flux sur les éléments voisins), un second pour les équations de quantité de mouvement pour gérer les boucles sur les arêtes et répartition des flux sur les faces.</text:p>
      <text:p text:style-name="P30"/>
      <text:p text:style-name="P30">- Les itérateurs seront définis de façon générique en utilisant les templates (ou patron). Remarque, pour des raisons liés aux compilateurs des ordinateurs différents de HP, on a remplacé dans Version 1 les templates par des MACRO. Quand les compilateurs accepteront tous des template, on reviendra aux itérateurs template qui sont beaucoup plus lisibles que les macros.</text:p>
      <text:p text:style-name="P30"/>
      <text:p text:style-name="P30">- Les itérateurs vont porter un évaluateur de flux.</text:p>
      <text:p text:style-name="P30"/>
      <text:p text:style-name="P30">- Les évaluateurs de flux vont gérer le type des conditions aux limites pour lesquelles ils doivent calculer un flux.</text:p>
      <text:p text:style-name="P30"/>
      <text:p text:style-name="P30">- Les opérateurs ne portent qu’un constructeur qui doit instancier l’itérateur choisi et le type d’évaluateur de flux porté par l’itérateur.</text:p>
      <text:p text:style-name="noyau_5f_def"/>
      <text:p text:style-name="noyau_5f_def"/>
      <text:p text:style-name="P33">Intérêt de la hiérarchie :</text:p>
      <text:p text:style-name="base">L’écriture d’un opérateur particulier devient sûre et rapide. Les boucles sur les faces, les facettes ou les éléments existent déjà dans la hiérarchie des itérateurs. Il suffit de coder l’évaluateur de flux ad-hoc, c’est à dire juste le calcul du flux .</text:p>
      <text:p text:style-name="noyau_5f_def"/>
      <text:h text:style-name="P10" text:outline-level="3"><text:bookmark-start text:name="__RefHeading__179_1245104832"/>5.1 <text:s/>Les itérateurs VDF :<text:bookmark-end text:name="__RefHeading__179_1245104832"/></text:h>
      <text:p text:style-name="noyau_5f_def"/>
      <text:p text:style-name="noyau_5f_def"><text:span text:style-name="T5">Iterateur_VDF_Elem</text:span> :<text:tab/>Le calcul des flux sur les faces d'un élément revient à gérer les boucles sur les faces et à répartir le flux sur les éléments voisins de la face.</text:p>
      <text:p text:style-name="noyau_5f_def"><text:span text:style-name="T2">Méthodes</text:span>:</text:p>
      <text:p text:style-name="noyau_5f_def"/>
      <text:p text:style-name="noyau_5f_def"><text:span text:style-name="T4">ajouter_interne(---)</text:span> : boucle sur les faces internes</text:p>
      <text:p text:style-name="noyau_5f_def"><text:tab/>Pour chaque face, <text:tab/></text:p>
      <text:p text:style-name="noyau_5f_def"><text:tab/><text:tab/>appel de la fonction <text:span text:style-name="T4">flux_faces_interne()</text:span> de l'évaluateur</text:p>
      <text:p text:style-name="noyau_5f_def"><text:tab/><text:tab/>répartition du flux sur les éléments voisins de la face.</text:p>
      <text:p text:style-name="noyau_5f_def"/>
      <text:p text:style-name="noyau_5f_def"><text:span text:style-name="T4">ajouter_bords(---)</text:span> : boucle sur les frontières. Suivant le type de condition limite <text:span text:style-name="T4">Cl</text:span> que porte la frontière:</text:p>
      <text:p text:style-name="noyau_5f_def"><text:tab/>Pour chaque face, <text:tab/></text:p>
      <text:p text:style-name="noyau_5f_def"><text:tab/><text:tab/>appel de la fonction <text:span text:style-name="T4">flux_faces(---, cl,---)</text:span> de l'évaluateur</text:p>
      <text:p text:style-name="noyau_5f_def"><text:tab/><text:tab/>envoi du flux sur l'élément voisin de la face.</text:p>
      <text:p text:style-name="noyau_5f_def"/>
      <text:p text:style-name="noyau_5f_def"/>
      <text:p text:style-name="noyau_5f_def"/>
      <text:p text:style-name="noyau_5f_def"/>
      <text:p text:style-name="noyau_5f_def"><text:span text:style-name="T5">Iterateur_VDF_Face</text:span> :<text:tab/>Le calcul des flux sur les faces d'un volume entrelacé contient : </text:p>
      <text:p text:style-name="noyau_5f_def"><text:tab/>- la gestion des boucles sur les arêtes pour les facettes (1) à cheval sur deux faces </text:p>
      <text:p text:style-name="noyau_5f_def"><text:tab/>- et la gestion des boucles sur les facettes (2) à l'intérieur d'un élément. </text:p>
      <text:p text:style-name="noyau_5f_def"><text:tab/>Le flux est réparti sur les faces voisines</text:p>
      <text:p text:style-name="noyau_5f_def"/>
      <text:p text:style-name="P47"><text:soft-page-break/><draw:frame draw:style-name="fr1" draw:name="graphics50" text:anchor-type="as-char" svg:width="116in" svg:height="76in" draw:z-index="107"><draw:image xlink:href="Pictures/2000003B000000740000004C62C59DDA.pct" xlink:type="simple" xlink:show="embed" xlink:actuate="onLoad"/></draw:frame></text:p>
      <text:p text:style-name="noyau_5f_def"><text:soft-page-break/></text:p>
      <text:p text:style-name="noyau_5f_def"><text:span text:style-name="T2">Méthodes</text:span>:</text:p>
      <text:p text:style-name="noyau_5f_def"/>
      <text:p text:style-name="noyau_5f_def"/>
      <text:p text:style-name="noyau_5f_def"><text:span text:style-name="T4">ajouter_aretes_internes(---)</text:span> : boucle sur les arêtes internes</text:p>
      <text:p text:style-name="noyau_5f_def"><text:tab/>Pour chaque arête, <text:tab/></text:p>
      <text:p text:style-name="noyau_5f_def"><text:tab/><text:tab/>appel de la fonction <text:span text:style-name="T4">flux_arete_interne()</text:span> de l'évaluateur pour </text:p>
      <text:p text:style-name="noyau_5f_def"><text:tab/><text:tab/>les 2 facettes fy ( resp. fx).</text:p>
      <text:p text:style-name="noyau_5f_def"><text:tab/><text:tab/>répartition du flux sur les faces voisines f2 et f3 (resp. f0 et f1).</text:p>
      <text:p text:style-name="noyau_5f_def"/>
      <text:p text:style-name="P47"><text:soft-page-break/><draw:frame draw:style-name="fr1" draw:name="graphics51" text:anchor-type="as-char" svg:width="289in" svg:height="119in" draw:z-index="108"><draw:image xlink:href="Pictures/200000B300000121000000774BF5B0CB.pct" xlink:type="simple" xlink:show="embed" xlink:actuate="onLoad"/></draw:frame></text:p>
      <text:p text:style-name="noyau_5f_def"><text:soft-page-break/></text:p>
      <text:p text:style-name="noyau_5f_def"/>
      <text:p text:style-name="noyau_5f_def"><text:span text:style-name="T4">ajouter_fa7_elem(---)</text:span> : boucle sur les facettes (2) <text:s/>à l'intérieur d'un élément. </text:p>
      <text:p text:style-name="noyau_5f_def"><text:tab/>Pour chaque facette, appel de la fonction <text:span text:style-name="T4">flux_fa7_elem()</text:span> de l'évaluateur, puis répartition sur les faces f1 et f2.</text:p>
      <text:p text:style-name="P47"><text:soft-page-break/><draw:frame draw:style-name="fr1" draw:name="graphics52" text:anchor-type="as-char" svg:width="129in" svg:height="62in" draw:z-index="109"><draw:image xlink:href="Pictures/20000044000000810000003EFD7D98C3.pct" xlink:type="simple" xlink:show="embed" xlink:actuate="onLoad"/></draw:frame></text:p>
      <text:p text:style-name="noyau_5f_def"><text:soft-page-break/></text:p>
      <text:p text:style-name="noyau_5f_def"><text:span text:style-name="T4">ajouter_aretes_bord(---)</text:span> : boucle sur les arêtes bord. Suivant le type de condition limite appliquée aux deux faces de bord entourant l'arête, appel des fonctions:</text:p>
      <text:p text:style-name="noyau_5f_def"><text:span text:style-name="T22"><text:s/></text:span><text:tab/><text:span text:style-name="T4">flux_arete_paroi()</text:span></text:p>
      <text:p text:style-name="noyau_5f_def"><text:span text:style-name="T22"><text:s/></text:span><text:tab/><text:span text:style-name="T4">flux_arete_fluide()</text:span></text:p>
      <text:p text:style-name="noyau_5f_def"><text:span text:style-name="T22"><text:s/></text:span><text:tab/><text:span text:style-name="T4">flux_arete_paroi_fluide()</text:span></text:p>
      <text:p text:style-name="noyau_5f_def"><text:span text:style-name="T22"><text:s/></text:span><text:tab/><text:span text:style-name="T4">flux_arete_symetrie()</text:span></text:p>
      <text:p text:style-name="noyau_5f_def"><text:tab/>de l'évaluateur, et envoi du flux sur la face f1 .</text:p>
      <text:p text:style-name="noyau_5f_def"/>
      <text:p text:style-name="P47"><text:soft-page-break/><draw:frame draw:style-name="fr1" draw:name="graphics53" text:anchor-type="as-char" svg:width="141in" svg:height="81in" draw:z-index="110"><draw:image xlink:href="Pictures/200000400000008D000000514D34E221.pct" xlink:type="simple" xlink:show="embed" xlink:actuate="onLoad"/></draw:frame></text:p>
      <text:p text:style-name="noyau_5f_def"><text:soft-page-break/></text:p>
      <text:p text:style-name="noyau_5f_def"/>
      <text:p text:style-name="noyau_5f_def"><text:span text:style-name="T4">ajouter_aretes_mixtes(---)</text:span> : boucle sur les arêtes mixtes. Appel des fonctions:</text:p>
      <text:p text:style-name="noyau_5f_def"><text:span text:style-name="T22"><text:s/></text:span><text:tab/><text:span text:style-name="T4">flux_arete_mixte() </text:span>de l'évaluateur, et envoi du flux sur les faces entourant l'arête.</text:p>
      <text:p text:style-name="noyau_5f_def"/>
      <text:p text:style-name="noyau_5f_def"/>
      <text:p text:style-name="noyau_5f_def"><text:span text:style-name="T4">ajouter_fa7_sortie_libre(---)</text:span> : boucle sur les frontières pour trouver les frontières qui portent une conditon limite de type sortie_libre.</text:p>
      <text:p text:style-name="noyau_5f_def"><text:tab/>calcul du flux à ajouter sur la face qui porte cette condition limite. La fonction <text:span text:style-name="T4">flux_fa7_sortie_libre() </text:span>de l'évaluateur est appelée.</text:p>
      <text:p text:style-name="noyau_5f_def"/>
      <text:p text:style-name="P47"><text:soft-page-break/><draw:frame draw:style-name="fr1" draw:name="graphics54" text:anchor-type="as-char" svg:width="171in" svg:height="64in" draw:z-index="111"><draw:image xlink:href="Pictures/20000034000000AB00000040139252AA.pct" xlink:type="simple" xlink:show="embed" xlink:actuate="onLoad"/></draw:frame></text:p>
      <text:p text:style-name="noyau_5f_def"><text:soft-page-break/></text:p>
      <text:p text:style-name="noyau_5f_def"/>
      <text:p text:style-name="P48"/>
      <text:p text:style-name="noyau_5f_def"/>
      <text:p text:style-name="figure"/>
      <text:p text:style-name="figure"><draw:frame draw:style-name="fr60" draw:name="Object59" text:anchor-type="as-char" svg:width="5.5138in" svg:height="7.6945in" draw:z-index="112"><draw:object-ole xlink:href="./Object 59" xlink:type="simple" xlink:show="embed" xlink:actuate="onLoad"/><draw:image xlink:href="./ObjectReplacements/Object 59" xlink:type="simple" xlink:show="embed" xlink:actuate="onLoad"/></draw:frame></text:p>
      <text:p text:style-name="noyau_5f_def"/>
      <text:h text:style-name="P10" text:outline-level="3"><text:bookmark-start text:name="__RefHeading__181_1245104832"/>5.2 <text:s/>Classes particulières des opérateurs VDF pour la diffusion :<text:bookmark-end text:name="__RefHeading__181_1245104832"/></text:h>
      <text:p text:style-name="noyau_5f_def"/>
      <text:p text:style-name="noyau_5f_def"/>
      <text:h text:style-name="Heading_20_4" text:outline-level="4">1.) <text:span text:style-name="T2">Opérateurs associés à une équation de transport</text:span></text:h>
      <text:p text:style-name="noyau_5f_def_5f_1"/>
      <text:p text:style-name="noyau_5f_def_5f_1">Le champ diffusé est <text:span text:style-name="T1">scalaire </text:span>de type <text:span text:style-name="T4">Champ_P0_VDF</text:span> (calculé au centre des éléments). L'itérateur associé à l'opérateur est du type <text:span text:style-name="T5">Iterateur_VDF_Elem</text:span>. </text:p>
      <text:p text:style-name="noyau_5f_def_5f_1"/>
      <text:p text:style-name="noyau_5f_def_5f_1">Le type des opérateurs de diffusion dépend :</text:p>
      <text:p text:style-name="noyau_5f_def_5f_1">- du type de l'écoulement : <text:tab/><text:tab/>laminaire ou turbulent</text:p>
      <text:p text:style-name="noyau_5f_def_5f_1">- du type du champ de diffusivité : <text:tab/>uniforme (isotrope, constant en espace) </text:p>
      <text:p text:style-name="noyau_5f_def_5f_1"><text:tab/><text:tab/><text:tab/><text:tab/><text:tab/>ou isotrope, variable en espace</text:p>
      <text:p text:style-name="noyau_5f_def_5f_1">- du nombre de composantes du champ de diffusivité. ( l'équation <text:span text:style-name="T4">Convection_Diffusion_Concentration</text:span> peut calculer le transport de plusieurs constituants, le champ de diffusivité a alors plusieurs composantes.)</text:p>
      <text:p text:style-name="noyau_5f_def"/>
      <text:p text:style-name="noyau_5f_def"/>
      <text:h text:style-name="Heading_20_5" text:outline-level="5">1.1 ) <text:s text:c="2"/>l'écoulement est <text:span text:style-name="T3">laminaire</text:span></text:h>
      <text:p text:style-name="noyau_5f_def"/>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23">Classe instanciable</text:p>
            <text:p text:style-name="P34"/>
          </table:table-cell>
          <table:table-cell table:style-name="Table1.A1" office:value-type="string">
            <text:p text:style-name="P23">Evaluateur</text:p>
            <text:p text:style-name="P23">correspondant</text:p>
          </table:table-cell>
          <table:table-cell table:style-name="Table1.A1" office:value-type="string">
            <text:p text:style-name="P23">Champ de diffusivité</text:p>
          </table:table-cell>
          <table:table-cell table:style-name="Table1.D1" office:value-type="string">
            <text:p text:style-name="P23">nb Inc</text:p>
          </table:table-cell>
        </table:table-row>
        <table:table-row table:style-name="Table1.1">
          <table:table-cell table:style-name="Table1.A2" office:value-type="string">
            <text:p text:style-name="P29">Op_Diff_VDF_Elem</text:p>
            <text:p text:style-name="P34"/>
          </table:table-cell>
          <table:table-cell table:style-name="Table1.A2" office:value-type="string">
            <text:p text:style-name="P29">Eval_Diff_VDF_const_Elem</text:p>
          </table:table-cell>
          <table:table-cell table:style-name="Table1.A2" office:value-type="string">
            <text:p text:style-name="P23">uniforme </text:p>
          </table:table-cell>
          <table:table-cell table:style-name="Table1.D2" office:value-type="string">
            <text:p text:style-name="P23">1</text:p>
          </table:table-cell>
        </table:table-row>
        <table:table-row table:style-name="Table1.1">
          <table:table-cell table:style-name="Table1.A3" office:value-type="string">
            <text:p text:style-name="P29">Op_Diff_VDF_var_Elem</text:p>
            <text:p text:style-name="P29"/>
          </table:table-cell>
          <table:table-cell table:style-name="Table1.A3" office:value-type="string">
            <text:p text:style-name="P29">Eval_Diff_VDF_var_Elem</text:p>
          </table:table-cell>
          <table:table-cell table:style-name="Table1.A3" office:value-type="string">
            <text:p text:style-name="P23">variable</text:p>
          </table:table-cell>
          <table:table-cell table:style-name="Table1.D3" office:value-type="string">
            <text:p text:style-name="P23">1</text:p>
          </table:table-cell>
        </table:table-row>
        <table:table-row table:style-name="Table1.1">
          <table:table-cell table:style-name="Table1.A3" office:value-type="string">
            <text:p text:style-name="P29">Op_Diff_VDF_Multi_inco_Elem</text:p>
            <text:p text:style-name="P29"/>
          </table:table-cell>
          <table:table-cell table:style-name="Table1.A3" office:value-type="string">
            <text:p text:style-name="P29">Eval_Diff_VDF_Multi_inco_</text:p>
            <text:p text:style-name="P29"><text:span text:style-name="T23"><text:s text:c="15"/></text:span>const_Elem</text:p>
            <text:p text:style-name="P34"/>
          </table:table-cell>
          <table:table-cell table:style-name="Table1.A3" office:value-type="string">
            <text:p text:style-name="P23">uniforme </text:p>
          </table:table-cell>
          <table:table-cell table:style-name="Table1.D3" office:value-type="string">
            <text:p text:style-name="P23">&gt;1</text:p>
          </table:table-cell>
        </table:table-row>
        <table:table-row table:style-name="Table1.1">
          <table:table-cell table:style-name="Table1.A5" office:value-type="string">
            <text:p text:style-name="P29">Op_Diff_VDF_Multi_inco_var_Elem</text:p>
            <text:p text:style-name="P29"/>
          </table:table-cell>
          <table:table-cell table:style-name="Table1.A5" office:value-type="string">
            <text:p text:style-name="P29">Eval_Diff_VDF_Multi_inco</text:p>
            <text:p text:style-name="P29"><text:span text:style-name="T23"><text:s text:c="14"/></text:span>_var_Elem</text:p>
          </table:table-cell>
          <table:table-cell table:style-name="Table1.A5" office:value-type="string">
            <text:p text:style-name="P23">variable</text:p>
          </table:table-cell>
          <table:table-cell table:style-name="Table1.D5" office:value-type="string">
            <text:p text:style-name="P23">&gt;1</text:p>
          </table:table-cell>
        </table:table-row>
      </table:table>
      <text:p text:style-name="base"/>
      <text:p text:style-name="noyau_5f_def"/>
      <text:p text:style-name="noyau_5f_def"/>
      <text:h text:style-name="Heading_20_5" text:outline-level="5">1.2 ) <text:s text:c="2"/>l'écoulement est <text:span text:style-name="T3">turbulent</text:span></text:h>
      <text:p text:style-name="noyau_5f_def"/>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23">Classe instanciable</text:p>
            <text:p text:style-name="P34"/>
          </table:table-cell>
          <table:table-cell table:style-name="Table2.A1" office:value-type="string">
            <text:p text:style-name="P23">Evaluateur</text:p>
            <text:p text:style-name="P23">correspondant</text:p>
          </table:table-cell>
          <table:table-cell table:style-name="Table2.A1" office:value-type="string">
            <text:p text:style-name="P23">Champ de diffusivité</text:p>
          </table:table-cell>
          <table:table-cell table:style-name="Table2.D1" office:value-type="string">
            <text:p text:style-name="P23">nb Inc</text:p>
          </table:table-cell>
        </table:table-row>
        <table:table-row table:style-name="Table2.1">
          <table:table-cell table:style-name="Table2.A2" office:value-type="string">
            <text:p text:style-name="P29">Op_Dift_VDF_Elem</text:p>
            <text:p text:style-name="P34"/>
          </table:table-cell>
          <table:table-cell table:style-name="Table2.A2" office:value-type="string">
            <text:p text:style-name="P29">Eval_Dift_VDF_const_Elem</text:p>
          </table:table-cell>
          <table:table-cell table:style-name="Table2.A2" office:value-type="string">
            <text:p text:style-name="P23">uniforme </text:p>
          </table:table-cell>
          <table:table-cell table:style-name="Table2.D2" office:value-type="string">
            <text:p text:style-name="P23">1</text:p>
          </table:table-cell>
        </table:table-row>
        <table:table-row table:style-name="Table2.1">
          <table:table-cell table:style-name="Table2.A3" office:value-type="string">
            <text:p text:style-name="P29">Op_Dift_VDF_var_Elem</text:p>
            <text:p text:style-name="P29"/>
          </table:table-cell>
          <table:table-cell table:style-name="Table2.A3" office:value-type="string">
            <text:p text:style-name="P29">Eval_Dift_VDF_var_Elem</text:p>
          </table:table-cell>
          <table:table-cell table:style-name="Table2.A3" office:value-type="string">
            <text:p text:style-name="P23">variable</text:p>
          </table:table-cell>
          <table:table-cell table:style-name="Table2.D3" office:value-type="string">
            <text:p text:style-name="P23">1</text:p>
          </table:table-cell>
        </table:table-row>
        <table:table-row table:style-name="Table2.1">
          <table:table-cell table:style-name="Table2.A3" office:value-type="string">
            <text:p text:style-name="P29">Op_Dift_VDF_Multi_inco_Elem</text:p>
            <text:p text:style-name="P29"/>
          </table:table-cell>
          <table:table-cell table:style-name="Table2.A3" office:value-type="string">
            <text:p text:style-name="P29">Eval_Dift_VDF_Multi_inco_</text:p>
            <text:p text:style-name="P29"><text:span text:style-name="T23"><text:s text:c="15"/></text:span>const_Elem</text:p>
            <text:p text:style-name="P34"/>
          </table:table-cell>
          <table:table-cell table:style-name="Table2.A3" office:value-type="string">
            <text:p text:style-name="P23">uniforme </text:p>
          </table:table-cell>
          <table:table-cell table:style-name="Table2.D3" office:value-type="string">
            <text:p text:style-name="P23">&gt;1</text:p>
          </table:table-cell>
        </table:table-row>
        <table:table-row table:style-name="Table2.1">
          <table:table-cell table:style-name="Table2.A5" office:value-type="string">
            <text:p text:style-name="P29">Op_Dift_VDF_Multi_inco_var_Elem</text:p>
            <text:p text:style-name="P29"/>
          </table:table-cell>
          <table:table-cell table:style-name="Table2.A5" office:value-type="string">
            <text:p text:style-name="P29">Eval_Dift_VDF_Multi_inco</text:p>
            <text:p text:style-name="P29"><text:span text:style-name="T23"><text:s text:c="14"/></text:span>_var_Elem</text:p>
          </table:table-cell>
          <table:table-cell table:style-name="Table2.A5" office:value-type="string">
            <text:p text:style-name="P23">variable</text:p>
          </table:table-cell>
          <table:table-cell table:style-name="Table2.D5" office:value-type="string">
            <text:p text:style-name="P23">&gt;1</text:p>
          </table:table-cell>
        </table:table-row>
      </table:table>
      <text:p text:style-name="base"/>
      <text:p text:style-name="base"/>
      <text:p text:style-name="base"/>
      <text:h text:style-name="Heading_20_5" text:outline-level="5">1.3) Opérateur de diffusion spécialisé pour l'équation de <text:span text:style-name="T1">transport</text:span> des champs <text:span text:style-name="T1">K</text:span> et <text:span text:style-name="T12"></text:span> </text:h>
      <text:p text:style-name="P46"><text:soft-page-break/>Op_Diff_K_Eps_VDF_Elem: </text:p>
      <text:p text:style-name="noyau_5f_def">L'évaluateur associé a le type <text:span text:style-name="T4">Eval_Diff_K_Eps_VDF_Elem</text:span></text:p>
      <text:p text:style-name="noyau_5f_def"/>
      <text:p text:style-name="noyau_5f_def"/>
      <text:p text:style-name="noyau_5f_def"/>
      <text:h text:style-name="Heading_20_4" text:outline-level="4">2.) <text:span text:style-name="T2">Opérateurs associés à une équation de Navier_Stokes</text:span></text:h>
      <text:p text:style-name="noyau_5f_def_5f_1"/>
      <text:p text:style-name="noyau_5f_def_5f_1">Le champ diffusé est <text:span text:style-name="T1">vectoriel</text:span>, calculé au centre des faces (de type Champ_Face). L'itérateur associé à l'opérateur est du type <text:span text:style-name="T5">Iterateur_VDF_Face</text:span>. </text:p>
      <text:p text:style-name="noyau_5f_def"/>
      <text:h text:style-name="Heading_20_5" text:outline-level="5">2.1 ) <text:s text:c="2"/>l'écoulement est <text:span text:style-name="T3">laminaire</text:span></text:h>
      <text:p text:style-name="noyau_5f_def"/>
      <table:table table:name="Table3" table:style-name="Table3">
        <table:table-column table:style-name="Table3.A" table:number-columns-repeated="2"/>
        <table:table-column table:style-name="Table3.C"/>
        <table:table-row table:style-name="Table3.1">
          <table:table-cell table:style-name="Table3.A1" office:value-type="string">
            <text:p text:style-name="P23">Classe instanciable</text:p>
            <text:p text:style-name="P34"/>
          </table:table-cell>
          <table:table-cell table:style-name="Table3.A1" office:value-type="string">
            <text:p text:style-name="P23">Evaluateur</text:p>
            <text:p text:style-name="P23">correspondant</text:p>
          </table:table-cell>
          <table:table-cell table:style-name="Table3.C1" office:value-type="string">
            <text:p text:style-name="P23">Champ de viscosité</text:p>
          </table:table-cell>
        </table:table-row>
        <table:table-row table:style-name="Table3.1">
          <table:table-cell table:style-name="Table3.A2" office:value-type="string">
            <text:p text:style-name="P29">Op_Diff_VDF_Face</text:p>
            <text:p text:style-name="P34"/>
          </table:table-cell>
          <table:table-cell table:style-name="Table3.A2" office:value-type="string">
            <text:p text:style-name="P29">Eval_Diff_VDF_const_Face</text:p>
          </table:table-cell>
          <table:table-cell table:style-name="Table3.C2" office:value-type="string">
            <text:p text:style-name="P23">uniforme </text:p>
          </table:table-cell>
        </table:table-row>
        <table:table-row table:style-name="Table3.1">
          <table:table-cell table:style-name="Table3.A3" office:value-type="string">
            <text:p text:style-name="P29">Op_Diff_VDF_var_Face</text:p>
            <text:p text:style-name="P29"/>
          </table:table-cell>
          <table:table-cell table:style-name="Table3.A3" office:value-type="string">
            <text:p text:style-name="P29">Eval_Diff_VDF_var_Face</text:p>
          </table:table-cell>
          <table:table-cell table:style-name="Table3.C3" office:value-type="string">
            <text:p text:style-name="P23">variable</text:p>
          </table:table-cell>
        </table:table-row>
      </table:table>
      <text:p text:style-name="base"/>
      <text:p text:style-name="noyau_5f_def"/>
      <text:h text:style-name="Heading_20_5" text:outline-level="5">2.2 ) <text:s text:c="2"/>l'écoulement est <text:span text:style-name="T3">turbulent</text:span></text:h>
      <text:p text:style-name="noyau_5f_def"/>
      <table:table table:name="Table4" table:style-name="Table4">
        <table:table-column table:style-name="Table4.A" table:number-columns-repeated="2"/>
        <table:table-column table:style-name="Table4.C"/>
        <table:table-row table:style-name="Table4.1">
          <table:table-cell table:style-name="Table4.A1" office:value-type="string">
            <text:p text:style-name="P23">Classe instanciable</text:p>
            <text:p text:style-name="P34"/>
          </table:table-cell>
          <table:table-cell table:style-name="Table4.A1" office:value-type="string">
            <text:p text:style-name="P23">Evaluateur</text:p>
            <text:p text:style-name="P23">correspondant</text:p>
          </table:table-cell>
          <table:table-cell table:style-name="Table4.C1" office:value-type="string">
            <text:p text:style-name="P23">Champ de viscosité</text:p>
          </table:table-cell>
        </table:table-row>
        <table:table-row table:style-name="Table4.1">
          <table:table-cell table:style-name="Table4.A2" office:value-type="string">
            <text:p text:style-name="P29">Op_Dift_VDF_Face</text:p>
            <text:p text:style-name="P34"/>
          </table:table-cell>
          <table:table-cell table:style-name="Table4.A2" office:value-type="string">
            <text:p text:style-name="P29">Eval_Dift_VDF_const_Face</text:p>
          </table:table-cell>
          <table:table-cell table:style-name="Table4.C2" office:value-type="string">
            <text:p text:style-name="P23">uniforme </text:p>
          </table:table-cell>
        </table:table-row>
        <table:table-row table:style-name="Table4.1">
          <table:table-cell table:style-name="Table4.A3" office:value-type="string">
            <text:p text:style-name="P29">Op_Dift_VDF_var_Face</text:p>
            <text:p text:style-name="P29"/>
          </table:table-cell>
          <table:table-cell table:style-name="Table4.A3" office:value-type="string">
            <text:p text:style-name="P29">Eval_Dift_VDF_var_Face</text:p>
          </table:table-cell>
          <table:table-cell table:style-name="Table4.C3" office:value-type="string">
            <text:p text:style-name="P23">variable</text:p>
          </table:table-cell>
        </table:table-row>
      </table:table>
      <text:p text:style-name="base"/>
      <text:p text:style-name="P36"/>
      <text:p text:style-name="figure"/>
      <text:p text:style-name="figure"><draw:frame draw:style-name="fr61" draw:name="Object60" text:anchor-type="as-char" svg:width="5.3193in" svg:height="8.528in" draw:z-index="113"><draw:object-ole xlink:href="./Object 60" xlink:type="simple" xlink:show="embed" xlink:actuate="onLoad"/><draw:image xlink:href="./ObjectReplacements/Object 60" xlink:type="simple" xlink:show="embed" xlink:actuate="onLoad"/></draw:frame></text:p>
      <text:p text:style-name="base"/>
      <text:p text:style-name="P36"/>
      <text:p text:style-name="figure"/>
      <text:p text:style-name="figure"><draw:frame draw:style-name="fr62" draw:name="Object61" text:anchor-type="as-char" svg:width="5.7362in" svg:height="8.5417in" draw:z-index="114"><draw:object-ole xlink:href="./Object 61" xlink:type="simple" xlink:show="embed" xlink:actuate="onLoad"/><draw:image xlink:href="./ObjectReplacements/Object 61" xlink:type="simple" xlink:show="embed" xlink:actuate="onLoad"/></draw:frame></text:p>
      <text:p text:style-name="base"/>
      <text:p text:style-name="P36"/>
      <text:p text:style-name="figure"/>
      <text:p text:style-name="figure"><text:soft-page-break/><draw:frame draw:style-name="fr1" draw:name="graphics55" text:anchor-type="as-char" svg:width="391in" svg:height="500in" draw:z-index="115"><draw:image xlink:href="Pictures/2000028500000187000001F4C03EAEF4.pct" xlink:type="simple" xlink:show="embed" xlink:actuate="onLoad"/></draw:frame></text:p>
      <text:p text:style-name="base"><text:soft-page-break/></text:p>
      <text:p text:style-name="P36"/>
      <text:p text:style-name="base"/>
      <text:p text:style-name="figure"/>
      <text:p text:style-name="figure"><draw:frame draw:style-name="fr1" draw:name="graphics56" text:anchor-type="as-char" svg:width="397in" svg:height="640in" draw:z-index="116"><draw:image xlink:href="Pictures/200004740000018D0000028043F7C5AA.pct" xlink:type="simple" xlink:show="embed" xlink:actuate="onLoad"/></draw:frame></text:p>
      <text:p text:style-name="figure"/>
      <text:p text:style-name="P36"/>
      <text:p text:style-name="figure"/>
      <text:p text:style-name="figure"><draw:frame draw:style-name="fr1" draw:name="graphics57" text:anchor-type="as-char" svg:width="437in" svg:height="639in" draw:z-index="117"><draw:image xlink:href="Pictures/200004BF000001B50000027F0EB1856D.pct" xlink:type="simple" xlink:show="embed" xlink:actuate="onLoad"/></draw:frame></text:p>
      <text:p text:style-name="P36"/>
      <text:p text:style-name="base"/>
      <text:p text:style-name="figure"/>
      <text:p text:style-name="figure"><text:soft-page-break/><draw:frame draw:style-name="fr1" draw:name="graphics58" text:anchor-type="as-char" svg:width="347in" svg:height="522in" draw:z-index="118"><draw:image xlink:href="Pictures/200002DC0000015B0000020AF23D52AD.pct" xlink:type="simple" xlink:show="embed" xlink:actuate="onLoad"/></draw:frame></text:p>
      <text:p text:style-name="P36"/>
      <text:p text:style-name="figure"/>
      <text:p text:style-name="figure"><text:soft-page-break/><draw:frame draw:style-name="fr1" draw:name="graphics59" text:anchor-type="as-char" svg:width="359in" svg:height="488in" draw:z-index="119"><draw:image xlink:href="Pictures/2000018C00000167000001E891380FD7.pct" xlink:type="simple" xlink:show="embed" xlink:actuate="onLoad"/></draw:frame></text:p>
      <text:p text:style-name="base"><text:soft-page-break/></text:p>
      <text:h text:style-name="P10" text:outline-level="3"><text:bookmark-start text:name="__RefHeading__183_1245104832"/>5.3 <text:s/>Classes particulières des opérateurs VDF pour la convection:<text:bookmark-end text:name="__RefHeading__183_1245104832"/></text:h>
      <text:p text:style-name="noyau_5f_def"/>
      <text:p text:style-name="noyau_5f_def"/>
      <text:p text:style-name="noyau_5f_def">Les schémas de convection Amont et Quick sont décrits dans le document [PRES1]</text:p>
      <text:p text:style-name="noyau_5f_def"/>
      <text:h text:style-name="Heading_20_4" text:outline-level="4">1.) <text:span text:style-name="T2">Opérateurs associés à une équation de transport</text:span> : </text:h>
      <text:p text:style-name="noyau_5f_def_5f_1"/>
      <text:p text:style-name="noyau_5f_def_5f_1">Le champ convecté est <text:span text:style-name="T1">scalaire</text:span>, de type <text:span text:style-name="T4">Champ_P0_VDF</text:span> (calculé au centre des éléments). L'itérateur associé à l'opérateur est du type <text:span text:style-name="T4">Iterateur_VDF_Elem</text:span>. </text:p>
      <text:p text:style-name="noyau_5f_def"/>
      <text:p text:style-name="noyau_5f_def"><text:span text:style-name="T4">Op_Conv_Amont_VDF_Elem: </text:span><text:s/>schéma de convection amont </text:p>
      <text:p text:style-name="noyau_5f_def"/>
      <text:p text:style-name="noyau_5f_def"><text:span text:style-name="T4">Op_Conv_Quick_VDF_Elem: </text:span><text:s/>schéma Quick </text:p>
      <text:p text:style-name="noyau_5f_def"/>
      <text:p text:style-name="noyau_5f_def"/>
      <text:p text:style-name="noyau_5f_def"/>
      <text:h text:style-name="Heading_20_4" text:outline-level="4">2) <text:span text:style-name="T2">Opérateurs associés à une équation de quantité de mouvement</text:span> :</text:h>
      <text:p text:style-name="noyau_5f_def_5f_1"/>
      <text:p text:style-name="noyau_5f_def_5f_1">Le champ convecté est <text:span text:style-name="T1">vectoriel</text:span>, calculé au centre des faces (de type Champ_Face). L'itérateur associé à l'opérateur est du type <text:span text:style-name="T4">Iterateur_VDF_face</text:span>. </text:p>
      <text:p text:style-name="noyau_5f_def"/>
      <text:p text:style-name="noyau_5f_def"><text:span text:style-name="T4">Op_Conv_Amont_VDF_Face: </text:span>schéma de convection amont</text:p>
      <text:p text:style-name="noyau_5f_def"/>
      <text:p text:style-name="noyau_5f_def"><text:span text:style-name="T4">Op_Conv_Quick_VDF_Face: </text:span>schéma Quick </text:p>
      <text:p text:style-name="P48"/>
      <text:p text:style-name="noyau_5f_def"/>
      <text:p text:style-name="figure"/>
      <text:p text:style-name="figure"><text:soft-page-break/><draw:frame draw:style-name="fr1" draw:name="graphics60" text:anchor-type="as-char" svg:width="377in" svg:height="627in" draw:z-index="120"><draw:image xlink:href="Pictures/2000039400000179000002735FA60EA5.pct" xlink:type="simple" xlink:show="embed" xlink:actuate="onLoad"/></draw:frame></text:p>
      <text:p text:style-name="noyau_5f_def"><text:soft-page-break/></text:p>
      <text:p text:style-name="P48"/>
      <text:p text:style-name="noyau_5f_def"/>
      <text:h text:style-name="Heading_20_3" text:outline-level="3"><text:bookmark-start text:name="__RefHeading__185_1245104832"/>5.4 <text:s/>Classes particulières des opérateurs VDF pour la divergence:<text:bookmark-end text:name="__RefHeading__185_1245104832"/></text:h>
      <text:p text:style-name="noyau_5f_def"/>
      <text:p text:style-name="noyau_5f_def"><text:span text:style-name="T4">Op_Div_VDF_Elem</text:span>: Divergence d'un champ localisé aux faces dans une discrétisation VDF. Cette classe porte un itérateur de type <text:span text:style-name="T4">Iterateur_VDF_Elem</text:span>.</text:p>
      <text:p text:style-name="noyau_5f_def"><text:tab/>Cette classe va servir à calculer div(U). </text:p>
      <text:p text:style-name="noyau_5f_def"><text:tab/>Remarque : Le champ référencé par l'évaluateur devrait être l'inconnue de l'équation Navier_Stokes, soit le champ de vitesse. Or ce champ est de type <text:span text:style-name="T4">Champ_Face</text:span>. C'est pourquoi on ne remplit pas la référence <text:span text:style-name="T4">inconnue</text:span> dans <text:span text:style-name="T4">Eval_VDF_Elem</text:span>.</text:p>
      <text:p text:style-name="noyau_5f_def"/>
      <text:p text:style-name="noyau_5f_def"/>
      <text:p text:style-name="noyau_5f_def"/>
      <text:h text:style-name="Heading_20_3" text:outline-level="3"><text:bookmark-start text:name="__RefHeading__187_1245104832"/>5.5 <text:s/>Classes particulières des opérateurs VDF pour le gradient:<text:bookmark-end text:name="__RefHeading__187_1245104832"/></text:h>
      <text:p text:style-name="noyau_5f_def"/>
      <text:p text:style-name="noyau_5f_def"><text:span text:style-name="T4">Op_Grad_VDF_Face: </text:span>Gradient d'un champ scalaire P0 localisé au centre des mailles dans une discrétisation VDF. Cette classe porte un itérateur de type <text:span text:style-name="T4">Iterateur_VDF_Face</text:span>.</text:p>
      <text:p text:style-name="noyau_5f_def"><text:tab/>Cette classe va servir à calculer Grad(P). </text:p>
      <text:p text:style-name="noyau_5f_def"><text:tab/>Remarque : Le champ référencé par l'évaluateur devrait être l'inconnue de l'équation Navier_Stokes, soit le champ de vitesse. Or on a besoin de la pression qui est de type <text:span text:style-name="T4">Champ_P0_VDF</text:span>. C'est pourquoi on ne remplit pas la référence <text:span text:style-name="T4">inconnue</text:span> dans <text:span text:style-name="T4">Eval_VDF_Face</text:span>.</text:p>
      <text:p text:style-name="noyau_5f_def"/>
      <text:p text:style-name="noyau_5f_def"/>
      <text:p text:style-name="P36"/>
      <text:p text:style-name="figure"/>
      <text:p text:style-name="figure"><draw:frame draw:style-name="fr1" draw:name="graphics61" text:anchor-type="as-char" svg:width="369in" svg:height="639in" draw:z-index="121"><draw:image xlink:href="Pictures/20000486000001710000027FB9AA3183.pct" xlink:type="simple" xlink:show="embed" xlink:actuate="onLoad"/></draw:frame></text:p>
      <text:p text:style-name="base"/>
      <text:p text:style-name="P36"/>
      <text:p text:style-name="figure"/>
      <text:p text:style-name="figure"><text:soft-page-break/><draw:frame draw:style-name="fr1" draw:name="graphics62" text:anchor-type="as-char" svg:width="437in" svg:height="437in" draw:z-index="122"><draw:image xlink:href="Pictures/2000025B000001B5000001B56A105681.pct" xlink:type="simple" xlink:show="embed" xlink:actuate="onLoad"/></draw:frame></text:p>
      <text:h text:style-name="P6" text:outline-level="2"><text:bookmark-start text:name="__RefHeading__189_1245104832"/><text:span text:style-name="T18">6- </text:span>VDF / Sources <text:bookmark-end text:name="__RefHeading__189_1245104832"/></text:h>
      <text:p text:style-name="base"/>
      <text:p text:style-name="base"/>
      <text:p text:style-name="base"/>
      <text:p text:style-name="P52"><text:span text:style-name="T1">Hiérarchie</text:span>:</text:p>
      <text:p text:style-name="P53">Classe de base:<text:tab/><text:span text:style-name="T4">Source_base</text:span><text:tab/><text:tab/>(Noyau)</text:p>
      <text:p text:style-name="P53">Classe générique:<text:tab/><text:span text:style-name="T4">Source<text:tab/><text:tab/><text:tab/></text:span>(Noyau)</text:p>
      <text:p text:style-name="base"/>
      <text:p text:style-name="base">Pour la discrétisation VDF, on a développé :</text:p>
      <text:p text:style-name="base">- des termes sources dans une hiérarchie d'itérateurs et d'évaluateurs,</text:p>
      <text:p text:style-name="base">- et des termes source directs.</text:p>
      <text:p text:style-name="base"/>
      <text:h text:style-name="P9" text:outline-level="3"><text:bookmark-start text:name="__RefHeading__191_1245104832"/>6.1 <text:s/>Termes sources traités dans la hiérarchie des itérateurs et des évaluateurs <text:bookmark-end text:name="__RefHeading__191_1245104832"/></text:h>
      <text:p text:style-name="base"/>
      <text:p text:style-name="base">La hiérarchie est comparable à celle des opérateurs VDF. Ces termes sources portent un objet "<text:span text:style-name="T4">Iterateur_Source_VDF</text:span>" qui porte un objet "<text:span text:style-name="T4">Evaluateur_Source_VDF</text:span>".</text:p>
      <text:p text:style-name="noyau_5f_def"/>
      <text:p text:style-name="noyau_5f_def"/>
      <text:p text:style-name="noyau_5f_def">Les <text:span text:style-name="T5">Iterateurs_Source_VDF</text:span> : </text:p>
      <text:p text:style-name="noyau_5f_def"/>
      <text:p text:style-name="noyau_5f_def"><text:span text:style-name="T4">Iterateur_Source_VDF_Elem</text:span> : gestion des boucles sur les faces et répartition des flux sur les éléments voisins</text:p>
      <text:p text:style-name="noyau_5f_def"/>
      <text:p text:style-name="noyau_5f_def"><text:span text:style-name="T4">Iterateur_Source_VDF_Face</text:span> : gestion des boucles sur les arêtes et répartition des flux sur les faces voisines</text:p>
      <text:p text:style-name="noyau_5f_def"/>
      <text:p text:style-name="noyau_5f_def"/>
      <text:p text:style-name="noyau_5f_def"/>
      <text:p text:style-name="noyau_5f_def"/>
      <text:p text:style-name="noyau_5f_def">Classe de <text:span text:style-name="T1">base</text:span>: <text:tab/><text:span text:style-name="T4">Source_base</text:span></text:p>
      <text:p text:style-name="noyau_5f_def"><text:tab/><text:span text:style-name="T4">Terme_Source_VDF_base</text:span></text:p>
      <text:p text:style-name="noyau_5f_def"/>
      <text:p text:style-name="noyau_5f_def">Classe <text:span text:style-name="T1">instanciables</text:span>:<text:tab/></text:p>
      <text:p text:style-name="noyau_5f_def"/>
      <text:p text:style-name="noyau_5f_def"><text:span text:style-name="T4">Terme_Gravite_VDF_Face</text:span>: terme gravité qui figure dans l'équation de Navier_Stokes divisée par la masse volumique. La masse volumique est supposée constante. Ce terme source porte un itérateur du type <text:span text:style-name="T4">Iterateur_Source_VDF_Face</text:span>. L'évaluateur porté est de type <text:span text:style-name="T4">Eval_Gravite_VDF_Face</text:span>.</text:p>
      <text:p text:style-name="noyau_5f_def"/>
      <text:p text:style-name="noyau_5f_def"><text:span text:style-name="T4">Terme_Puissance_Thermique_VDF_Elem</text:span>: terme source dans l'équation de la transport de la température qui représente le dégagement volumique de puissance thermique. Ce terme source porte un itérateur du type <text:span text:style-name="T4">Iterateur_Source_VDF_Elem</text:span>. L'évaluateur porté est de type <text:span text:style-name="T4">Eval_Puiss_Th_VDF_Elem</text:span>.</text:p>
      <text:p text:style-name="noyau_5f_def"/>
      <text:p text:style-name="P48"/>
      <text:p text:style-name="figure"/>
      <text:p text:style-name="figure"><draw:frame draw:style-name="fr1" draw:name="graphics63" text:anchor-type="as-char" svg:width="400in" svg:height="548in" draw:z-index="123"><draw:image xlink:href="Pictures/20000214000001900000022430740DEF.pct" xlink:type="simple" xlink:show="embed" xlink:actuate="onLoad"/></draw:frame></text:p>
      <text:p text:style-name="noyau_5f_def"/>
      <text:p text:style-name="P48"/>
      <text:p text:style-name="figure"/>
      <text:p text:style-name="figure"><text:soft-page-break/><draw:frame draw:style-name="fr1" draw:name="graphics64" text:anchor-type="as-char" svg:width="394in" svg:height="541in" draw:z-index="124"><draw:image xlink:href="Pictures/2000025A0000018A0000021D1551A52B.pct" xlink:type="simple" xlink:show="embed" xlink:actuate="onLoad"/></draw:frame></text:p>
      <text:p text:style-name="base"><text:soft-page-break/></text:p>
      <text:p text:style-name="P37"/>
      <text:p text:style-name="figure"/>
      <text:p text:style-name="figure"><draw:frame draw:style-name="fr63" draw:name="Object62" text:anchor-type="as-char" svg:width="5.7083in" svg:height="8.4028in" draw:z-index="125"><draw:object-ole xlink:href="./Object 62" xlink:type="simple" xlink:show="embed" xlink:actuate="onLoad"/><draw:image xlink:href="./ObjectReplacements/Object 62" xlink:type="simple" xlink:show="embed" xlink:actuate="onLoad"/></draw:frame></text:p>
      <text:p text:style-name="P36"/>
      <text:h text:style-name="P9" text:outline-level="3"><text:bookmark-start text:name="__RefHeading__193_1245104832"/>6.2 Termes sources VDF traités directement : <text:bookmark-end text:name="__RefHeading__193_1245104832"/></text:h>
      <text:p text:style-name="base"/>
      <text:p text:style-name="P30">On n'a pas intégré les classes qui suivent dans la hiérarchie <text:span text:style-name="T4">Terme_Source_VDF_base</text:span> parce que les termes sources que ces classes représentent demandent des traitements spécifiques pour certaines conditions aux limites.</text:p>
      <text:p text:style-name="base"/>
      <text:p text:style-name="base"/>
      <text:h text:style-name="Heading_20_4" text:outline-level="4">6.2-1) <text:span text:style-name="T2">Termes sources de Boussinesq:</text:span> </text:h>
      <text:p text:style-name="noyau_5f_def"/>
      <text:p text:style-name="noyau_5f_def">Classes instanciables:</text:p>
      <text:p text:style-name="noyau_5f_def"/>
      <text:p text:style-name="noyau_5f_def_5f_1">2-1-1) L'équation de Convection_Diffusion transporte un scalaire. Le champ <text:span text:style-name="T4">beta_</text:span> de variation de la masse volumique en fonction du scalaire est uniforme en espace :</text:p>
      <text:p text:style-name="noyau_5f_def"/>
      <text:p text:style-name="noyau_5f_def"><text:span text:style-name="T4">Terme_Boussinesq_temper_VDF_Face</text:span> : l'équation <text:s/>transporte la température</text:p>
      <text:p text:style-name="noyau_5f_def"/>
      <text:p text:style-name="noyau_5f_def"><text:span text:style-name="T4">Terme_Boussinesq_concen_VDF_Face</text:span> : le scalaire transporté est la concentration</text:p>
      <text:p text:style-name="noyau_5f_def"/>
      <text:p text:style-name="noyau_5f_def"/>
      <text:p text:style-name="noyau_5f_def"/>
      <text:p text:style-name="noyau_5f_def">2-1-4) L'équation de Navier-Stokes est couplée avec une équation thermique et une équation de transport de la concentration</text:p>
      <text:p text:style-name="noyau_5f_def"/>
      <text:p text:style-name="noyau_5f_def"><text:span text:style-name="T4">Terme_Boussinesq_VDF_Face</text:span> : les champs <text:span text:style-name="T4">beta</text:span> <text:s/>sont uniformes.</text:p>
      <text:p text:style-name="noyau_5f_def"/>
      <text:p text:style-name="noyau_5f_def"/>
      <text:p text:style-name="P36"/>
      <text:p text:style-name="figure"/>
      <text:p text:style-name="figure"><draw:frame draw:style-name="fr64" draw:name="Object63" text:anchor-type="as-char" svg:width="5.3055in" svg:height="7.2083in" draw:z-index="126"><draw:object-ole xlink:href="./Object 63" xlink:type="simple" xlink:show="embed" xlink:actuate="onLoad"/><draw:image xlink:href="./ObjectReplacements/Object 63" xlink:type="simple" xlink:show="embed" xlink:actuate="onLoad"/></draw:frame></text:p>
      <text:p text:style-name="noyau_5f_def"/>
      <text:h text:style-name="P15" text:outline-level="4">6.2-2) Termes sources qui figurent dans l'<text:span text:style-name="T2">équation de transport du couple (K,</text:span><text:span text:style-name="T13"></text:span><text:span text:style-name="T2">)</text:span>: </text:h>
      <text:p text:style-name="base"/>
      <text:p text:style-name="P30">Rappel : l'équation <text:span text:style-name="T4">Transport_K_Eps</text:span> est contenue par le modèle de turbulence <text:span text:style-name="T4">Modele_turbulence_hyd_K_Eps</text:span>. Cette équation résout conjointement les deux équations de transport de l'énergie cinétique turbulente K et du taux de dissipation turbulent <text:span text:style-name="T11"></text:span>.</text:p>
      <text:p text:style-name="base">Les termes sources de ces équations sont eux aussi calculés ensemble, et ils sont ajoutés automatiquement.</text:p>
      <text:p text:style-name="base"/>
      <text:p text:style-name="base">Dans le calcul de ces termes source, interviennent:</text:p>
      <text:p text:style-name="base"><text:tab/>P la production de l'énergie cinétique turbulente par l'écoulement moyen</text:p>
      <text:p text:style-name="base"><text:soft-page-break/><draw:frame draw:style-name="fr2" draw:name="graphics65" text:anchor-type="as-char" svg:width="70in" svg:height="18in" draw:z-index="127"><draw:image xlink:href="Pictures/200000380000004600000012BCF5DF11.pct" xlink:type="simple" xlink:show="embed" xlink:actuate="onLoad"/></draw:frame></text:p>
      <text:p text:style-name="base"><text:soft-page-break/><text:tab/>et G la production ou la destruction de cette énergie par les forces de flottabilité.</text:p>
      <text:p text:style-name="base"><text:soft-page-break/><draw:frame draw:style-name="fr2" draw:name="graphics66" text:anchor-type="as-char" svg:width="65in" svg:height="20in" draw:z-index="128"><draw:image xlink:href="Pictures/2000003300000041000000147BB9B3B2.pct" xlink:type="simple" xlink:show="embed" xlink:actuate="onLoad"/></draw:frame></text:p>
      <text:p text:style-name="base"><text:soft-page-break/>qui sont calculés par la classe <text:span text:style-name="T4">Calcul_Production_K_VDF</text:span> .</text:p>
      <text:p text:style-name="base"/>
      <text:p text:style-name="noyau_5f_def_5f_1"/>
      <text:p text:style-name="P30">Les classes représentant ces termes sources dérivent de la classe <text:span text:style-name="T4">Terme_Source_base</text:span> et de la classe <text:s/><text:span text:style-name="T4">Calcul_Production_K_VDF</text:span> .</text:p>
      <text:p text:style-name="noyau_5f_def"/>
      <text:p text:style-name="noyau_5f_def"><text:span text:style-name="T4">Source_Transport_K_Eps_VDF_Elem</text:span> : L'équation de Navier_Stokes n'est pas couplée à une équation de transport d'un scalaire.</text:p>
      <text:p text:style-name="noyau_5f_def"/>
      <text:p text:style-name="noyau_5f_def"/>
      <text:p text:style-name="noyau_5f_def"><text:span text:style-name="T4">Source_Transport_K_Eps_anisotherme_VDF_Elem</text:span> : L'équation de Navier_Stokes est couplée à l'équation de Convection-Diffusion de la température. On suppose que le coefficient de variation de la masse volumique en fonction de la température est uniforme.</text:p>
      <text:p text:style-name="noyau_5f_def"/>
      <text:p text:style-name="noyau_5f_def"/>
      <text:p text:style-name="noyau_5f_def"><text:span text:style-name="T4">Source_Transport_K_Eps_aniso_therm_concen_VDF_Elem</text:span> : L'équation de Navier_Stokes est couplée à l'équation de Convection-Diffusion de la concentration et à l'équation deConvection-Diffusion de la température. Les champs <text:span text:style-name="T4">beta_t</text:span> et <text:span text:style-name="T4">beta_c</text:span> sont uniformes.</text:p>
      <text:p text:style-name="noyau_5f_def"/>
      <text:p text:style-name="P48"/>
      <text:p text:style-name="figure"/>
      <text:p text:style-name="figure"><draw:frame draw:style-name="fr1" draw:name="graphics67" text:anchor-type="as-char" svg:width="391in" svg:height="645in" draw:z-index="129"><draw:image xlink:href="Pictures/200002AB0000018700000285D87F4DCE.pct" xlink:type="simple" xlink:show="embed" xlink:actuate="onLoad"/></draw:frame></text:p>
      <text:p text:style-name="noyau_5f_def"/>
      <text:h text:style-name="P6" text:outline-level="2"><text:bookmark-start text:name="__RefHeading__195_1245104832"/>7- VDF / Solveur_Masse <text:bookmark-end text:name="__RefHeading__195_1245104832"/></text:h>
      <text:p text:style-name="base"/>
      <text:p text:style-name="base"/>
      <text:p text:style-name="base"/>
      <text:p text:style-name="P52"><text:span text:style-name="T1">Hiérarchie</text:span>:</text:p>
      <text:p text:style-name="P53">Classe de base:<text:tab/><text:span text:style-name="T4">Solveur_Masse_base</text:span><text:tab/><text:tab/>(Noyau)</text:p>
      <text:p text:style-name="P53">Classe générique:<text:tab/><text:span text:style-name="T4">Solveur_Masse<text:tab/><text:tab/><text:tab/></text:span>(Noyau)</text:p>
      <text:p text:style-name="base"/>
      <text:p text:style-name="base"/>
      <text:p text:style-name="base">Dans la discrétisation VDF, les matrices masse sont diagonales elles ne sont donc pas assemblées.</text:p>
      <text:p text:style-name="base"/>
      <text:p text:style-name="noyau_5f_def"><text:span text:style-name="T4">Masse_VDF_Elem</text:span>:<text:tab/>Ce solveur est utilisé pour l’équation de <text:span text:style-name="T1">transport d’un scalaire</text:span> dans une discrétisation VDF. Le champ scalaire est de type <text:span text:style-name="T4">Champ_P0_VDF</text:span> L’équation est intégrée sur les 6 faces du volume de contrôle centré sur la maille.</text:p>
      <text:p text:style-name="noyau_5f_def"><text:tab/>L’écoulement est incompressible, la densité est supposée constante.</text:p>
      <text:p text:style-name="noyau_5f_def"/>
      <text:p text:style-name="noyau_5f_def"><text:tab/>Le terme correspondant à une maille vaut :</text:p>
      <text:p text:style-name="noyau_5f_def"><text:tab/>vol(elem) = <text:s/>volume géométrique(elem) * porosité volumique(elem)</text:p>
      <text:p text:style-name="base"/>
      <text:p text:style-name="noyau_5f_def">La méthode <text:span text:style-name="T4">appliquer()</text:span> <text:s/>a en argument le vecteur <text:span text:style-name="T4">sm</text:span> défini au centre des mailles.</text:p>
      <text:p text:style-name="noyau_5f_def">Elle renvoie ce même vecteur <text:span text:style-name="T4">sm</text:span> après lui avoir appliqué le solveur masse:</text:p>
      <text:p text:style-name="P47">sm(elem) = sm(elem) / vol(elem)</text:p>
      <text:p text:style-name="base"/>
      <text:p text:style-name="base"/>
      <text:p text:style-name="base"/>
      <text:p text:style-name="base"/>
      <text:p text:style-name="noyau_5f_def"><text:span text:style-name="T4">Masse_VDF_Face</text:span>:<text:tab/>Ce solveur est utilisé pour l’équation de <text:span text:style-name="T1">Navier-Stokes</text:span> dans une discrétisation VDF. La vitesse est de type <text:span text:style-name="T4">Champ_face</text:span> définie au centre des faces. L’équation est intégrée sur les 6 faces du volume de contrôle entrelacé centré sur la face.</text:p>
      <text:p text:style-name="noyau_5f_def"><text:tab/>L’écoulement est incompressible, la densité est supposée constante.</text:p>
      <text:p text:style-name="noyau_5f_def"/>
      <text:p text:style-name="noyau_5f_def"><text:tab/>Le terme correspondant à une face vaut :</text:p>
      <text:p text:style-name="noyau_5f_def"><text:tab/>vol(face) = <text:s/>volume entrelacé(face) * porosité surfacique (face).</text:p>
      <text:p text:style-name="base"/>
      <text:p text:style-name="noyau_5f_def">La méthode <text:span text:style-name="T4">appliquer()</text:span> <text:s/>a en argument le vecteur <text:span text:style-name="T4">sm</text:span> défini au centre des faces.</text:p>
      <text:p text:style-name="noyau_5f_def">Elle renvoie ce même vecteur <text:span text:style-name="T4">sm</text:span> après lui avoir appliqué le solveur masse:</text:p>
      <text:p text:style-name="P47">sm(face) = sm(face) / vol(face)</text:p>
      <text:p text:style-name="noyau_5f_def_5f_1">Traitement des bords: </text:p>
      <text:p text:style-name="noyau_5f_def_5f_1">Pour les conditions aux limites de type Dirichlet ou de type Dirichlet_homogène ou de type symétrie la vitesse normale doit rester égale à sa valeur initiale. </text:p>
      <text:p text:style-name="noyau_5f_def_5f_1"><text:span text:style-name="T4">Solveur_Masse</text:span> écrit <text:s/>sm(face) = 0.</text:p>
      <text:p text:style-name="noyau_5f_def_5f_1"/>
      <text:p text:style-name="noyau_5f_def_5f_1">Pour les autres bords:<text:tab/><text:tab/>sm(face) = sm(face) / vol(face)</text:p>
      <text:p text:style-name="P36"/>
      <text:p text:style-name="figure"/>
      <text:p text:style-name="figure"><text:soft-page-break/><draw:frame draw:style-name="fr1" draw:name="graphics68" text:anchor-type="as-char" svg:width="349in" svg:height="488in" draw:z-index="130"><draw:image xlink:href="Pictures/200002090000015D000001E823DB1E30.pct" xlink:type="simple" xlink:show="embed" xlink:actuate="onLoad"/></draw:frame></text:p>
      <text:h text:style-name="P6" text:outline-level="2"><text:bookmark-start text:name="__RefHeading__197_1245104832"/><text:span text:style-name="T18">8- </text:span>VDF / Solveur_Pression <text:bookmark-end text:name="__RefHeading__197_1245104832"/></text:h>
      <text:p text:style-name="base"/>
      <text:p text:style-name="base"/>
      <text:p text:style-name="base"/>
      <text:p text:style-name="P52"><text:span text:style-name="T1">Hiérarchie</text:span>:</text:p>
      <text:p text:style-name="P53">Classe de base:<text:tab/><text:span text:style-name="T4">Solveur_Pression_base</text:span><text:tab/><text:tab/>(ThHyd)</text:p>
      <text:p text:style-name="P53">Classe générique:<text:tab/><text:span text:style-name="T4">Solveur_Pression<text:tab/><text:tab/></text:span>(ThHyd)</text:p>
      <text:p text:style-name="base"/>
      <text:p text:style-name="base"/>
      <text:p text:style-name="noyau_5f_def"><text:span text:style-name="T4">Solveur_Pression_GCP_ssor_VDF</text:span><text:span text:style-name="T1"> : </text:span>Solveur pression par l'algorithme du gradient conjugué avec pré-conditionnement SSOR pour la discrétisation VDF.</text:p>
      <text:p text:style-name="base"/>
      <text:p text:style-name="figure"/>
      <text:p text:style-name="figure"><text:soft-page-break/><draw:frame draw:style-name="fr1" draw:name="graphics69" text:anchor-type="as-char" svg:width="311in" svg:height="442in" draw:z-index="131"><draw:image xlink:href="Pictures/2000016800000137000001BA3BCF15B9.pct" xlink:type="simple" xlink:show="embed" xlink:actuate="onLoad"/></draw:frame></text:p>
      <text:p text:style-name="base"><text:soft-page-break/></text:p>
      <text:h text:style-name="P6" text:outline-level="2"><text:bookmark-start text:name="__RefHeading__199_1245104832"/><text:span text:style-name="T18">9- </text:span>VDF / Turbulence <text:bookmark-end text:name="__RefHeading__199_1245104832"/></text:h>
      <text:p text:style-name="base"/>
      <text:p text:style-name="base"/>
      <text:h text:style-name="Heading_20_3" text:outline-level="3"><text:bookmark-start text:name="__RefHeading__201_1245104832"/>9.1 Modèles de turbulence :<text:bookmark-end text:name="__RefHeading__201_1245104832"/></text:h>
      <text:p text:style-name="base"/>
      <text:p text:style-name="P52"><text:span text:style-name="T1">Hiérarchie</text:span>:</text:p>
      <text:p text:style-name="P53">Classe de base:<text:tab/><text:span text:style-name="T4">Mod_turb_hyd_base</text:span><text:tab/><text:tab/>(ThHyd/Turbulence)</text:p>
      <text:p text:style-name="P53">Classe générique:<text:tab/><text:span text:style-name="T4">Mod_turb_hyd<text:tab/><text:tab/><text:tab/></text:span>(ThHyd/Turbulence)</text:p>
      <text:p text:style-name="base"/>
      <text:p text:style-name="base"/>
      <text:p text:style-name="noyau_5f_def"><text:span text:style-name="T4">Turbulence_hyd_sous_maille_VDF </text:span>: classe instanciable repésentant le modèle "simulation des grandes échelles" pour la discrétisation VDF. </text:p>
      <text:p text:style-name="noyau_5f_def"><text:tab/>La classe générique correspondante est <text:span text:style-name="T4">Mod_turb_hyd</text:span> <text:s/>(ThHyd).</text:p>
      <text:p text:style-name="noyau_5f_def"/>
      <text:p text:style-name="noyau_5f_def"/>
      <text:p text:style-name="base"/>
      <text:p text:style-name="P52"><text:span text:style-name="T1">Hiérarchie</text:span>:</text:p>
      <text:p text:style-name="P53">Classe de base:<text:tab/><text:span text:style-name="T4">Modele_turbulence_scal_base</text:span><text:tab/><text:tab/>(ThHyd/Turbulence)</text:p>
      <text:p text:style-name="P53">Classe générique:<text:tab/><text:span text:style-name="T4">Modele_turbulence_scal<text:tab/><text:tab/></text:span>(ThHyd/Turbulence)</text:p>
      <text:p text:style-name="base"/>
      <text:p text:style-name="base"/>
      <text:p text:style-name="noyau_5f_def"><text:span text:style-name="T4">Modele_turb_scal_Prandtl_sm_VDF</text:span> : classe instanciable repésentant le modèle de Prandtl pour la turbulence d'une équation de convection-diffusion quand l'hydraulique est calculée par le modèle de turbulence sous-maille. </text:p>
      <text:p text:style-name="base"/>
      <text:p text:style-name="base"/>
      <text:p text:style-name="base"/>
      <text:h text:style-name="Heading_20_3" text:outline-level="3"><text:bookmark-start text:name="__RefHeading__203_1245104832"/>9.2 Lois de paroi :<text:bookmark-end text:name="__RefHeading__203_1245104832"/></text:h>
      <text:p text:style-name="noyau_5f_def"/>
      <text:p text:style-name="base"/>
      <text:p text:style-name="P52"><text:span text:style-name="T1">Hiérarchie</text:span>:</text:p>
      <text:p text:style-name="P53">Classe de base:<text:tab/><text:span text:style-name="T4">Turbulence_paroi_base</text:span><text:tab/><text:tab/>(ThHyd/Turbulence)</text:p>
      <text:p text:style-name="P53">Classe générique:<text:tab/><text:span text:style-name="T4">Turbulence_paroi<text:tab/><text:tab/></text:span>(ThHyd/Turbulence)</text:p>
      <text:p text:style-name="base"/>
      <text:p text:style-name="noyau_5f_def"/>
      <text:p text:style-name="noyau_5f_def"><text:span text:style-name="T4">Paroi_std_hyd_VDF </text:span>: détermine le cisaillement turbulent par la théorie de la couche limite isotherme.</text:p>
      <text:p text:style-name="noyau_5f_def"><text:tab/>Calcule également les grandeurs K , <text:span text:style-name="T11"></text:span> , <text:span text:style-name="T11"></text:span><text:span text:style-name="T19">t</text:span> au voisinage de la paroi.</text:p>
      <text:p text:style-name="noyau_5f_def"><text:tab/>Cette classe est instanciée quand le problème est de type <text:span text:style-name="T4">Pb_Hydraulique_Turbulent</text:span>.</text:p>
      <text:p text:style-name="noyau_5f_def"/>
      <text:p text:style-name="noyau_5f_def"><text:span text:style-name="T4">Paroi_std_th_hyd_VDF </text:span>: Cette classe est instanciée quand les problèmes sont de type <text:span text:style-name="T4">Pb_Thermohydraulique_Turbulent </text:span>ou <text:span text:style-name="T4">Pb_Hydraulique_Concentration_Turbulent </text:span>ou <text:span text:style-name="T4">Pb_Thermohydraulique_Concentration_Turbulent </text:span>. </text:p>
      <text:p text:style-name="noyau_5f_def"><text:tab/>Elle hérite de la classe précédente et calcule les distances équivalentes à utiliser pour le calcul des coefficients d'échange à la paroi.</text:p>
      <text:p text:style-name="noyau_5f_def"><text:tab/>Elle calcule également les grandeurs <text:s/><text:span text:style-name="T11"></text:span><text:span text:style-name="T19">t</text:span> de la diffusivité turbulente au voisinage de la paroi. </text:p>
      <text:p text:style-name="P36"/>
      <text:p text:style-name="base"/>
      <text:p text:style-name="figure"/>
      <text:p text:style-name="figure"><text:soft-page-break/><draw:frame draw:style-name="fr1" draw:name="graphics70" text:anchor-type="as-char" svg:width="335in" svg:height="239in" draw:z-index="132"><draw:image xlink:href="Pictures/200000C00000014F000000EFD3E9AB85.pct" xlink:type="simple" xlink:show="embed" xlink:actuate="onLoad"/></draw:frame></text:p>
      <text:p text:style-name="base"><text:soft-page-break/></text:p>
      <text:p text:style-name="base"/>
      <text:p text:style-name="figure"/>
      <text:p text:style-name="figure"><draw:frame draw:style-name="fr1" draw:name="graphics71" text:anchor-type="as-char" svg:width="369in" svg:height="189in" draw:z-index="133"><draw:image xlink:href="Pictures/200000C500000171000000BDEA8AAA3E.pct" xlink:type="simple" xlink:show="embed" xlink:actuate="onLoad"/></draw:frame></text:p>
      <text:p text:style-name="base"/>
      <text:p text:style-name="P37"/>
      <text:p text:style-name="figure"/>
      <text:p text:style-name="figure"><text:soft-page-break/><draw:frame draw:style-name="fr1" draw:name="graphics72" text:anchor-type="as-char" svg:width="331in" svg:height="624in" draw:z-index="134"><draw:image xlink:href="Pictures/200001470000014B00000270407B9983.pct" xlink:type="simple" xlink:show="embed" xlink:actuate="onLoad"/></draw:frame></text:p>
      <text:h text:style-name="P6" text:outline-level="2"><text:bookmark-start text:name="__RefHeading__205_1245104832"/>10- VDF / Cond_Lim <text:bookmark-end text:name="__RefHeading__205_1245104832"/></text:h>
      <text:p text:style-name="base"/>
      <text:p text:style-name="base"/>
      <text:p text:style-name="P51"><text:span text:style-name="T1">Hiérarchie</text:span>:</text:p>
      <text:p text:style-name="P50">Classe de base:<text:tab/><text:span text:style-name="T4">Cond_lim_base</text:span><text:tab/><text:tab/>(Noyau)</text:p>
      <text:p text:style-name="P50">Classe générique:<text:tab/><text:span text:style-name="T4">Cond_lim<text:tab/><text:tab/><text:tab/></text:span>(Noyau)</text:p>
      <text:p text:style-name="base"/>
      <text:p text:style-name="base"/>
      <text:p text:style-name="noyau_5f_def"><text:span text:style-name="T4">Sortie_libre_Gradient_Pression_impose</text:span> : Frontière ouverte avec condition de gradient de pression imposé dans une équation de Navier_Stokes<text:span text:style-name="T1">.</text:span></text:p>
      <text:p text:style-name="noyau_5f_def"/>
      <text:p text:style-name="noyau_5f_def"><text:tab/><text:span text:style-name="T4">le_champ_front</text:span> (porté par la classe de base <text:span text:style-name="T4">Cond_lim_base</text:span> ) contient la valeur du gradient imposé. La fonction <text:span text:style-name="T4">flux_impose()</text:span> renvoie une valeur de la pression à l'extérieur calculée à partir du gradient imposé et de la pression à l'intérieur du domaine.</text:p>
      <text:p text:style-name="noyau_5f_def"><text:tab/><text:span text:style-name="T4">champ_ext</text:span> contient une valeur de la vitesse du fluide à l’extérieur accessible par la méthode <text:span text:style-name="T4">val_ext()</text:span>.</text:p>
      <text:p text:style-name="base"/>
      <text:p text:style-name="base"/>
      <text:p text:style-name="figure"/>
      <text:p text:style-name="figure"><draw:frame draw:style-name="fr65" draw:name="Object64" text:anchor-type="as-char" svg:width="3.278in" svg:height="5.9307in" draw:z-index="135"><draw:object-ole xlink:href="./Object 64" xlink:type="simple" xlink:show="embed" xlink:actuate="onLoad"/><draw:image xlink:href="./ObjectReplacements/Object 64" xlink:type="simple" xlink:show="embed" xlink:actuate="onLoad"/></draw:frame></text:p>
      <text:h text:style-name="P6" text:outline-level="2"><text:bookmark-start text:name="__RefHeading__207_1245104832"/>11- VDF / Champs <text:bookmark-end text:name="__RefHeading__207_1245104832"/></text:h>
      <text:p text:style-name="base"/>
      <text:p text:style-name="base"/>
      <text:p text:style-name="base"/>
      <text:h text:style-name="Heading_20_3" text:outline-level="3"><text:bookmark-start text:name="__RefHeading__209_1245104832"/>11.1 Classes Champ_Inc implémentées pour les VDF: <text:bookmark-end text:name="__RefHeading__209_1245104832"/></text:h>
      <text:p text:style-name="base"/>
      <text:p text:style-name="base"/>
      <text:p text:style-name="P51"><text:span text:style-name="T1">Hiérarchie</text:span>:</text:p>
      <text:p text:style-name="P50">Classe de base:<text:tab/><text:span text:style-name="T4">Champ_Inc_base</text:span><text:tab/><text:tab/>(Noyau)</text:p>
      <text:p text:style-name="P50">Classe générique:<text:tab/><text:span text:style-name="T4">Champ_Inc<text:tab/><text:tab/><text:tab/></text:span>(Noyau)</text:p>
      <text:p text:style-name="base"/>
      <text:p text:style-name="base"/>
      <text:p text:style-name="base"/>
      <text:p text:style-name="noyau_5f_def"><text:span text:style-name="T4">Champ_Face</text:span> :<text:tab/>Cette classe sert à calculer un champ vectoriel dont on ne calcule que les composantes normales aux faces. Il n' a donc qu'une composante par face, et l'attribut <text:span text:style-name="T4">nb_comp</text:span> vaut 1. </text:p>
      <text:p text:style-name="noyau_5f_def"><text:tab/>On peut néanmoins imposer toutes les composantes du champ sur le bord d'un domaine. Si n est le nombre total de faces de la zone et nb_faces_bord le nombre de faces de bord, le tableau de valeurs associé au champ est construit comme suit:</text:p>
      <text:p text:style-name="noyau_5f_def"><text:tab/>- n valeurs pour représenter les composantes normales aux faces,</text:p>
      <text:p text:style-name="noyau_5f_def"><text:tab/>- nb_faces_bord * dimension pour stocker les valeurs imposées au bord.</text:p>
      <text:p text:style-name="noyau_5f_def"/>
      <text:p text:style-name="noyau_5f_def"/>
      <text:p text:style-name="noyau_5f_def"><text:span text:style-name="T4">Champ_P0_VDF</text:span> :<text:tab/>Cette classe représente un champ discret P0 par élément associé à une zone discrétisée de type VDF</text:p>
      <text:p text:style-name="P36"/>
      <text:p text:style-name="base"/>
      <text:p text:style-name="figure"/>
      <text:p text:style-name="figure"><draw:frame draw:style-name="fr66" draw:name="Object65" text:anchor-type="as-char" svg:width="4.9862in" svg:height="6.9445in" draw:z-index="136"><draw:object-ole xlink:href="./Object 65" xlink:type="simple" xlink:show="embed" xlink:actuate="onLoad"/><draw:image xlink:href="./ObjectReplacements/Object 65" xlink:type="simple" xlink:show="embed" xlink:actuate="onLoad"/></draw:frame></text:p>
      <text:h text:style-name="P10" text:outline-level="3"><text:bookmark-start text:name="__RefHeading__211_1245104832"/>11.2 Classes Champ_Fonc implémentées pour les VDF: <text:bookmark-end text:name="__RefHeading__211_1245104832"/></text:h>
      <text:p text:style-name="base"/>
      <text:p text:style-name="base"/>
      <text:p text:style-name="P51"><text:span text:style-name="T1">Hiérarchie</text:span>:</text:p>
      <text:p text:style-name="P50">Classe de base:<text:tab/><text:span text:style-name="T4">Champ_Fonc_base</text:span><text:tab/><text:tab/>(Noyau)</text:p>
      <text:p text:style-name="P50">Classe générique:<text:tab/><text:span text:style-name="T4">Champ_Fonc<text:tab/><text:tab/></text:span>(Noyau)</text:p>
      <text:p text:style-name="base"/>
      <text:p text:style-name="base"/>
      <text:p text:style-name="base"/>
      <text:p text:style-name="noyau_5f_def"><text:span text:style-name="T4">Champ_Fonc_Face</text:span> : Cette classe contient un champ vectoriel dont on ne calcule que les composantes normales aux faces. Il n' a donc qu'une composante par face, et l'attribut <text:span text:style-name="T4">nb_comp</text:span> vaut 1. </text:p>
      <text:p text:style-name="noyau_5f_def"/>
      <text:p text:style-name="noyau_5f_def"><text:span text:style-name="T4">Champ_Fonc_P0_VDF</text:span> :Cette classe représente un champ discret P0 par élément associé à une zone discrétisée de type VDF</text:p>
      <text:p text:style-name="noyau_5f_def"/>
      <text:p text:style-name="noyau_5f_def"/>
      <text:p text:style-name="noyau_5f_def"/>
      <text:p text:style-name="noyau_5f_def_5f_1">Classes instanciées par le modèle de turbulence <text:span text:style-name="T4">Mod_turb_hyd_ss_maille</text:span> quand la discrétisation est de type VDF :</text:p>
      <text:p text:style-name="noyau_5f_def"/>
      <text:p text:style-name="noyau_5f_def">Classes servant au calcul de l'intégrale en temps de la pression :</text:p>
      <text:p text:style-name="noyau_5f_def"><text:span text:style-name="T4"><text:tab/>Integrale_tps_Champ_P0_VDF</text:span> </text:p>
      <text:p text:style-name="noyau_5f_def"><text:span text:style-name="T4"><text:tab/>Integrale_tps_carre_Champ_P0_VDF</text:span> </text:p>
      <text:p text:style-name="noyau_5f_def"/>
      <text:p text:style-name="noyau_5f_def">Classes servant au calcul de l'intégrale en temps de la vitesse :</text:p>
      <text:p text:style-name="noyau_5f_def"><text:span text:style-name="T4"><text:tab/>Integrale_tps_Champ_Face</text:span> </text:p>
      <text:p text:style-name="noyau_5f_def"><text:span text:style-name="T4"><text:tab/>Integrale_tps_carre_Champ_Face</text:span> </text:p>
      <text:p text:style-name="P48"/>
      <text:p text:style-name="figure"/>
      <text:p text:style-name="figure"><draw:frame draw:style-name="fr67" draw:name="Object66" text:anchor-type="as-char" svg:width="4.8752in" svg:height="6.9445in" draw:z-index="137"><draw:object-ole xlink:href="./Object 66" xlink:type="simple" xlink:show="embed" xlink:actuate="onLoad"/><draw:image xlink:href="./ObjectReplacements/Object 66" xlink:type="simple" xlink:show="embed" xlink:actuate="onLoad"/></draw:frame></text:p>
      <text:p text:style-name="P48"/>
      <text:p text:style-name="noyau_5f_def"/>
      <text:p text:style-name="figure"/>
      <text:p text:style-name="figure"><draw:frame draw:style-name="fr68" draw:name="Object67" text:anchor-type="as-char" svg:width="5.0555in" svg:height="8.2362in" draw:z-index="138"><draw:object-ole xlink:href="./Object 67" xlink:type="simple" xlink:show="embed" xlink:actuate="onLoad"/><draw:image xlink:href="./ObjectReplacements/Object 67" xlink:type="simple" xlink:show="embed" xlink:actuate="onLoad"/></draw:frame></text:p>
      <text:h text:style-name="P12" text:outline-level="1"><text:bookmark-start text:name="__RefHeading__213_1245104832"/>VDF / Statistiques_temps<text:bookmark-end text:name="__RefHeading__213_1245104832"/></text:h>
      <text:p text:style-name="base"/>
      <text:p text:style-name="base"/>
      <text:p text:style-name="base"/>
      <text:p text:style-name="P52"><text:span text:style-name="T1">Hiérarchie</text:span>:</text:p>
      <text:p text:style-name="P53">Classe de base:<text:tab/><text:span text:style-name="T4">Operateur_Statistique_base</text:span><text:tab/><text:tab/>(Noyau)</text:p>
      <text:p text:style-name="P53">Classe générique:<text:tab/><text:span text:style-name="T4">Operateur_Statistique<text:tab/><text:tab/><text:tab/></text:span>(Noyau)</text:p>
      <text:p text:style-name="base"/>
      <text:p text:style-name="base"/>
      <text:p text:style-name="base">Classes réalisant les calculs statistiques des champs de type <text:span text:style-name="T4">Champ_P0_VDF</text:span> et <text:span text:style-name="T4">Champ_Face</text:span> par rapport au temps.</text:p>
      <text:p text:style-name="base">Ces classes sont instanciées par la classe <text:span text:style-name="T4">Postraitement</text:span>.</text:p>
      <text:p text:style-name="base"/>
      <text:p text:style-name="noyau_5f_def"><text:span text:style-name="T4">Moyenne_Champ_P0_VDF</text:span> : <text:tab/>calcul de la moyenne d'un <text:span text:style-name="T4">Champ_P0_VDF</text:span> </text:p>
      <text:p text:style-name="noyau_5f_def"><text:span text:style-name="T4">Moyenne_Champ_Face</text:span> : <text:tab/><text:tab/>calcul de la moyenne d'un <text:span text:style-name="T4">Champ_Face</text:span></text:p>
      <text:p text:style-name="noyau_5f_def"/>
      <text:p text:style-name="noyau_5f_def"><text:span text:style-name="T4">Ecart_Type_Champ_P0_VDF</text:span> : <text:tab/>calcul de l'écart type d'un <text:span text:style-name="T4">Champ_P0_VDF</text:span> </text:p>
      <text:p text:style-name="noyau_5f_def"><text:span text:style-name="T4">Ecart_Type_Champ_Face</text:span> : <text:s text:c="2"/><text:tab/>calcul de l'écart type d'un <text:span text:style-name="T4">Champ_Face</text:span> </text:p>
      <text:p text:style-name="base"/>
      <text:p text:style-name="P36"/>
      <text:p text:style-name="figure"/>
      <text:p text:style-name="figure"><draw:frame draw:style-name="fr69" draw:name="Object68" text:anchor-type="as-char" svg:width="5.4307in" svg:height="8.111in" draw:z-index="139"><draw:object-ole xlink:href="./Object 68" xlink:type="simple" xlink:show="embed" xlink:actuate="onLoad"/><draw:image xlink:href="./ObjectReplacements/Object 68" xlink:type="simple" xlink:show="embed" xlink:actuate="onLoad"/></draw:frame></text:p>
      <text:p text:style-name="figure"/>
      <text:p text:style-name="P44"/>
      <text:h text:style-name="Heading_20_1" text:outline-level="1"><text:bookmark-start text:name="__RefHeading__215_1245104832"/>REFERENCES<text:bookmark-end text:name="__RefHeading__215_1245104832"/></text:h>
      <text:p text:style-name="base"/>
      <text:p text:style-name="base"/>
      <text:p text:style-name="base"/>
      <text:p text:style-name="base"/>
      <text:p text:style-name="P26">Documentation TRIO_U Version 1</text:p>
      <text:p text:style-name="base"/>
      <text:p text:style-name="P35">STR/LTML/ 96-20<text:tab/>Document de conception TRIO_U Version 1<text:tab/></text:p>
      <text:p text:style-name="P35"/>
      <text:p text:style-name="P35">STR/LTML/ 96-21<text:tab/>Manuel d'utilisation <text:s/>TRIO_U Version 1</text:p>
      <text:p text:style-name="P35"/>
      <text:p text:style-name="P35">STR/LTML/ 96-22<text:tab/>Manuel de validation <text:s/>TRIO_U Version 1</text:p>
      <text:p text:style-name="P35"/>
      <text:p text:style-name="P35">STR/LTML/ 96-23<text:tab/>Note de présentation <text:s/>TRIO_U Version 1<text:tab/>[PRES1]</text:p>
      <text:p text:style-name="P35"/>
      <text:p text:style-name="P35"/>
      <text:p text:style-name="P35"/>
      <text:p text:style-name="base"/>
      <text:p text:style-name="base">Remarque 1 :</text:p>
      <text:p text:style-name="base"/>
      <text:p text:style-name="P30">Dans l'attente de la parution de la "Note de présentation", on trouvera la description des schémas de discrétisation VDF (Volumes différences finies) dans la note de présentation de TRIO_VF :</text:p>
      <text:p text:style-name="P35">STR/LML/ 95-349<text:tab/>TRIO-VF <text:s text:c="4"/>Note de Présentation</text:p>
      <text:p text:style-name="P35"><text:tab/>Version complète 8.6 de décembre 95</text:p>
      <text:p text:style-name="P35"><text:tab/>M. Villand</text:p>
      <text:p text:style-name="base">Le document à paraître comprendra les descriptions des schémas VDF et VEF.</text:p>
      <text:p text:style-name="base"/>
      <text:p text:style-name="base"/>
      <text:p text:style-name="base">Remarque 2 :</text:p>
      <text:p text:style-name="base"/>
      <text:p text:style-name="P30">Un additif à ce document de conception paraîtra en septembre 96 : il comprendra le module VEF (Volumes Elements Finis) et un additif au module VDF pour l'introduction des coordonnées cylindrique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svg:font-family="Courier" style:font-family-generic="modern"/>
    <style:font-face style:name="DejaVu Sans1" svg:font-family="'DejaVu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fr" fo:country="FR" style:font-name-asian="Times New Roman" style:font-size-asian="12pt" style:font-name-complex="Times"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style="italic" fo:font-weight="bold"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style:font-name-complex="Arial"/>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Arial" fo:font-weight="bold" style:font-weight-asian="bold" style:font-name-complex="Ari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size="11pt" fo:font-style="italic" style:font-size-asian="11pt" style:font-style-asian="italic"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9pt" fo:font-style="italic" fo:font-weight="bold" style:font-size-asian="9pt" style:font-style-asian="italic" style:font-weight-asian="bold" style:font-name-complex="Arial"/>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style>
    <style:style style:name="deb_5f_parag" style:display-name="deb_parag" style:family="paragraph" style:parent-style-name="Standard">
      <style:paragraph-properties fo:text-align="center" style:justify-single-word="false"/>
      <style:text-properties style:font-name="Helvetica" fo:font-size="24pt" fo:font-weight="bold" style:font-size-asian="24pt" style:font-weight-asian="bold" style:font-name-complex="Helvetica"/>
    </style:style>
    <style:style style:name="base" style:family="paragraph" style:parent-style-name="Standard">
      <style:text-properties style:font-name="Helvetica" fo:font-size="10pt" style:font-size-asian="10pt" style:font-name-complex="Helvetica"/>
    </style:style>
    <style:style style:name="baseMarge" style:family="paragraph" style:parent-style-name="base">
      <style:paragraph-properties fo:margin-left="0.4028in" fo:margin-right="0in" fo:text-indent="0in" style:auto-text-indent="false">
        <style:tab-stops>
          <style:tab-stop style:position="1in"/>
          <style:tab-stop style:position="1.4445in"/>
          <style:tab-stop style:position="5.2638in" style:type="right"/>
        </style:tab-stops>
      </style:paragraph-properties>
    </style:style>
    <style:style style:name="baseMargeGras" style:family="paragraph" style:parent-style-name="baseMarge">
      <style:paragraph-properties fo:margin-left="0.0138in" fo:margin-right="0in" fo:text-indent="0in" style:auto-text-indent="false">
        <style:tab-stops>
          <style:tab-stop style:position="5.2638in" style:type="right"/>
        </style:tab-stops>
      </style:paragraph-properties>
      <style:text-properties fo:font-weight="bold" style:font-weight-asian="bold"/>
    </style:style>
    <style:style style:name="noyau" style:family="paragraph" style:parent-style-name="base">
      <style:text-properties fo:font-size="12pt" fo:font-weight="bold" style:font-size-asian="12pt" style:font-weight-asian="bold"/>
    </style:style>
    <style:style style:name="noyau_5f_def" style:display-name="noyau_def" style:family="paragraph" style:parent-style-name="base">
      <style:paragraph-properties fo:margin-left="1.5693in" fo:margin-right="0in" fo:text-align="justify" style:justify-single-word="false" fo:text-indent="-1.361in" style:auto-text-indent="false"/>
    </style:style>
    <style:style style:name="noyau_5f_def_5f_1" style:display-name="noyau_def_1" style:family="paragraph" style:parent-style-name="noyau_5f_def">
      <style:paragraph-properties fo:margin-left="0.1945in" fo:margin-right="0in" fo:text-indent="0in" style:auto-text-indent="false"/>
    </style:style>
    <style:style style:name="Tableau" style:family="paragraph" style:parent-style-name="Standard">
      <style:paragraph-properties fo:keep-with-next="always"/>
      <style:text-properties fo:font-size="10pt" style:font-size-asian="10pt"/>
    </style:style>
    <style:style style:name="code" style:family="paragraph" style:parent-style-name="base">
      <style:paragraph-properties fo:margin-left="0.389in" fo:margin-right="0in" fo:text-indent="0in" style:auto-text-indent="false"/>
      <style:text-properties style:font-name="Courier" style:font-name-complex="Courier"/>
    </style:style>
    <style:style style:name="héritage" style:family="paragraph" style:parent-style-name="Standard">
      <style:text-properties style:font-name="Helvetica" fo:font-size="9pt" style:font-size-asian="9pt" style:font-name-complex="Helvetica"/>
    </style:style>
    <style:style style:name="méthode" style:family="paragraph" style:parent-style-name="Standard">
      <style:text-properties style:font-name="Helvetica" fo:font-size="9pt" style:text-underline-style="solid" style:text-underline-width="auto" style:text-underline-color="font-color" style:font-size-asian="9pt" style:font-name-complex="Helvetica"/>
    </style:style>
    <style:style style:name="class-footer" style:family="paragraph" style:parent-style-name="Footer">
      <style:paragraph-properties fo:text-align="center" style:justify-single-word="false"/>
      <style:text-properties style:font-name="Helvetica" fo:font-size="9pt" style:font-size-asian="9pt" style:font-name-complex="Helvetica"/>
    </style:style>
    <style:style style:name="fichier_5f_footer" style:display-name="fichier_footer" style:family="paragraph" style:parent-style-name="Footer">
      <style:text-properties style:font-name="Helvetica" fo:font-size="9pt" style:font-size-asian="9pt" style:font-name-complex="Helvetica"/>
    </style:style>
    <style:style style:name="Operation" style:family="paragraph" style:parent-style-name="noyau_5f_def">
      <style:paragraph-properties fo:margin-left="3.139in" fo:margin-right="0in" fo:text-indent="-2.9307in" style:auto-text-indent="false"/>
      <style:text-properties style:font-name="Courier" style:font-name-complex="Courier"/>
    </style:style>
    <style:style style:name="figure" style:family="paragraph" style:parent-style-name="base">
      <style:paragraph-properties fo:margin-left="0.1945in" fo:margin-right="0.1in" fo:text-align="center" style:justify-single-word="false" fo:text-indent="0in" style:auto-text-indent="false" fo:padding="0in" fo:border-left="none" fo:border-right="none" fo:border-top="0.26pt solid #000000" fo:border-bottom="0.26pt solid #000000"/>
    </style:style>
    <style:style style:name="class" style:family="paragraph" style:parent-style-name="Standard">
      <style:text-properties style:font-name="Helvetica" fo:font-size="10pt" fo:font-weight="bold" style:font-size-asian="10pt" style:font-weight-asian="bold" style:font-name-complex="Helvetica"/>
    </style:style>
    <style:style style:name="début" style:family="paragraph" style:parent-style-name="base">
      <style:paragraph-properties fo:margin-left="0.5693in" fo:margin-right="0.5583in" fo:text-align="center" style:justify-single-word="false" fo:text-indent="0in" style:auto-text-indent="false" fo:padding="0.139in" fo:border="0.74pt solid #000000" style:shadow="#000000 0.1492in 0.1492in"/>
      <style:text-properties fo:font-size="12pt" style:font-size-asian="12pt"/>
    </style:style>
    <style:style style:name="en_20_attente" style:display-name="en attente" style:family="paragraph" style:parent-style-name="base">
      <style:text-properties style:font-name="Times" fo:font-size="9pt" style:font-size-asian="9pt" style:font-name-complex="Times"/>
    </style:style>
    <style:style style:name="choix" style:family="paragraph" style:parent-style-name="base">
      <style:paragraph-properties fo:margin-left="0.778in" fo:margin-right="0in" fo:text-indent="0in" style:auto-text-indent="false"/>
      <style:text-properties fo:font-style="italic" style:font-style-asian="italic"/>
    </style:style>
    <style:style style:name="retour" style:family="paragraph" style:parent-style-name="base">
      <style:paragraph-properties fo:text-align="end" style:justify-single-word="false"/>
      <style:text-properties fo:font-size="12pt" fo:font-weight="bold" style:font-size-asian="12pt" style:font-weight-asian="bold"/>
    </style:style>
    <style:style style:name="global" style:family="paragraph" style:parent-style-name="Standard">
      <style:text-properties style:font-name="Helvetica" fo:font-size="9pt" style:font-size-asian="9pt" style:font-name-complex="Helvetica"/>
    </style:style>
    <style:style style:name="teteChapitre" style:family="paragraph" style:parent-style-name="base">
      <style:text-properties fo:font-size="14pt" fo:font-weight="bold" style:font-size-asian="14pt" style:font-weight-asian="bold"/>
    </style:style>
    <style:style style:name="text" style:family="paragraph">
      <style:paragraph-properties fo:text-align="justify" style:justify-single-word="false" fo:orphans="2" fo:widows="2">
        <style:tab-stops>
          <style:tab-stop style:position="0.2083in"/>
        </style:tab-stops>
      </style:paragraph-properties>
      <style:text-properties style:use-window-font-color="true" style:font-name="Times" fo:font-size="12pt" fo:language="fr" fo:country="FR" style:font-name-asian="Times New Roman" style:font-size-asian="12pt" style:font-name-complex="Times" style:font-size-complex="10pt"/>
    </style:style>
    <style:style style:name="choixClasse" style:family="paragraph" style:parent-style-name="choix">
      <style:text-properties fo:font-size="9pt" style:font-size-asian="9pt"/>
    </style:style>
    <style:style style:name="pied" style:family="paragraph" style:parent-style-name="Footer">
      <style:text-properties fo:font-size="9pt" style:font-size-asian="9pt"/>
    </style:style>
    <style:style style:name="teteChap" style:family="paragraph" style:parent-style-name="Standard">
      <style:text-properties style:font-name="Helvetica" fo:font-weight="bold" style:font-weight-asian="bold" style:font-name-complex="Helvetica"/>
    </style:style>
    <style:style style:name="rubrique" style:family="paragraph" style:parent-style-name="Standard">
      <style:paragraph-properties fo:margin-left="0.778in" fo:margin-right="0in" fo:text-indent="-0.7638in" style:auto-text-indent="false"/>
      <style:text-properties style:font-name="Helvetica" fo:font-size="10pt" style:font-size-asian="10pt" style:font-name-complex="Helvetica"/>
    </style:style>
    <style:style style:name="atBm" style:family="paragraph" style:parent-style-name="rubrique">
      <style:paragraph-properties fo:margin-left="0.9445in" fo:margin-right="0in" fo:text-indent="-0.5555in" style:auto-text-indent="false"/>
    </style:style>
    <style:style style:name="Contents_20_1" style:display-name="Contents 1" style:family="paragraph" style:parent-style-name="Standard" style:next-style-name="Standard" style:class="index">
      <style:paragraph-properties fo:margin-top="0.0835in" fo:margin-bottom="0.0835in" style:contextual-spacing="false"/>
      <style:text-properties fo:text-transform="uppercase" style:font-name="Times New Roman" fo:font-size="10pt" fo:font-weight="bold" style:font-size-asian="10pt" style:font-weight-asian="bold" style:font-name-complex="Times New Roman"/>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style:font-name="Times New Roman" fo:font-size="10pt" style:font-size-asian="10pt" style:font-name-complex="Times New Roman"/>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Times New Roman" fo:font-size="10pt" fo:font-style="italic" style:font-size-asian="10pt" style:font-style-asian="italic" style:font-name-complex="Times New Roman"/>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name="Times New Roman" fo:font-size="9pt" style:font-size-asian="9pt" style:font-name-complex="Times New Roman"/>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style:font-name="Times New Roman" fo:font-size="9pt" style:font-size-asian="9pt" style:font-name-complex="Times New Roman"/>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font-name-complex="Times New Roman"/>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style:font-name="Times New Roman" fo:font-size="9pt" style:font-size-asian="9pt" style:font-name-complex="Times New Roman"/>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style:font-name="Times New Roman" fo:font-size="9pt" style:font-size-asian="9pt" style:font-name-complex="Times New Roman"/>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style:font-name="Times New Roman" fo:font-size="9pt" style:font-size-asian="9pt" style:font-name-complex="Times New Roman"/>
    </style:style>
    <style:style style:name="operation" style:family="paragraph" style:parent-style-name="noyau_5f_def">
      <style:paragraph-properties fo:margin-left="2.9028in" fo:margin-right="0in" fo:text-indent="-2.6945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1402in" style:type="center"/>
          <style:tab-stop style:position="6.2807in" style:type="right"/>
        </style:tab-stops>
      </style:paragraph-properties>
    </style:style>
    <style:style style:name="Police_20_par_20_défaut" style:display-name="Police par défaut" style:family="text"/>
    <style:style style:name="Page_20_Number" style:display-name="Page Number" style:family="text" style:parent-style-name="Police_20_par_20_défaut">
      <style:text-properties style:font-name="Courier" style:font-name-complex="Courie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Helvetica" fo:font-size="10pt" style:font-size-asian="10pt" style:font-name-complex="Helvetica"/>
    </style:style>
    <style:style style:name="MT2" style:family="text">
      <style:text-properties style:font-name="Helvetica" fo:font-size="10pt" fo:font-weight="bold" style:font-size-asian="10pt" style:font-weight-asian="bold" style:font-name-complex="Helvetica"/>
    </style:style>
    <style:page-layout style:name="Mpm1">
      <style:page-layout-properties fo:page-width="8.25in" fo:page-height="11.6807in" style:num-format="1" style:print-orientation="portrait" fo:margin-top="0.4839in" fo:margin-bottom="0.5752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08in" fo:margin-bottom="0.4618in" style:dynamic-spacing="true"/>
      </style:header-style>
      <style:footer-style>
        <style:header-footer-properties fo:min-height="0.4098in" fo:margin-top="0.3709in" style:dynamic-spacing="true"/>
      </style:footer-style>
    </style:page-layout>
    <style:page-layout style:name="Mpm2">
      <style:page-layout-properties fo:page-width="8.25in" fo:page-height="11.6807in" style:num-format="1" style:print-orientation="portrait" fo:margin="0.9846in" fo:margin-top="0.9846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usage="right">
      <style:page-layout-properties fo:page-width="8.25in" fo:page-height="11.6807in" style:num-format="1" style:print-orientation="portrait" fo:margin-top="0.4839in" fo:margin-bottom="0.5752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08in" fo:margin-bottom="0.4618in" style:dynamic-spacing="true"/>
      </style:header-style>
      <style:footer-style>
        <style:header-footer-properties fo:min-height="0.4098in" fo:margin-top="0.3709in" style:dynamic-spacing="true"/>
      </style:footer-style>
    </style:page-layout>
    <style:page-layout style:name="Mpm4" style:page-usage="right">
      <style:page-layout-properties fo:page-width="8.25in" fo:page-height="11.6807in" style:num-format="1" style:print-orientation="portrait" fo:margin-top="0.5898in" fo:margin-bottom="0.5752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53in" fo:margin-bottom="0.3563in" style:dynamic-spacing="true"/>
      </style:header-style>
      <style:footer-style>
        <style:header-footer-properties fo:min-height="0.4098in" fo:margin-top="0.3709in" style:dynamic-spacing="true"/>
      </style:footer-style>
    </style:page-layout>
    <style:page-layout style:name="Mpm5">
      <style:page-layout-properties fo:page-width="8.25in" fo:page-height="11.6807in" style:num-format="1" style:print-orientation="portrait" fo:margin-top="0.5898in" fo:margin-bottom="0.5752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53in" fo:margin-bottom="0.3563in" style:dynamic-spacing="true"/>
      </style:header-style>
      <style:footer-style>
        <style:header-footer-properties fo:min-height="0.4098in" fo:margin-top="0.3709in" style:dynamic-spacing="true"/>
      </style:footer-style>
    </style:page-layout>
    <style:page-layout style:name="Mpm6" style:page-usage="right">
      <style:page-layout-properties fo:page-width="8.25in" fo:page-height="11.6807in" style:num-format="1" style:print-orientation="portrait" fo:margin-top="0.5291in" fo:margin-bottom="0.6508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55in" fo:margin-bottom="0.4165in" style:dynamic-spacing="true"/>
      </style:header-style>
      <style:footer-style>
        <style:header-footer-properties fo:min-height="0.3339in" fo:margin-top="0.2953in" style:dynamic-spacing="true"/>
      </style:footer-style>
    </style:page-layout>
    <style:page-layout style:name="Mpm7">
      <style:page-layout-properties fo:page-width="8.25in" fo:page-height="11.6807in" style:num-format="1" style:print-orientation="portrait" fo:margin-top="0.5291in" fo:margin-bottom="0.6508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55in" fo:margin-bottom="0.4165in" style:dynamic-spacing="true"/>
      </style:header-style>
      <style:footer-style>
        <style:header-footer-properties fo:min-height="0.3339in" fo:margin-top="0.2953in" style:dynamic-spacing="true"/>
      </style:footer-style>
    </style:page-layout>
    <style:page-layout style:name="Mpm8" style:page-usage="right">
      <style:page-layout-properties fo:page-width="8.25in" fo:page-height="11.6807in" style:num-format="1" style:print-orientation="portrait" fo:margin-top="0.4984in" fo:margin-bottom="0.6362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62in" fo:margin-bottom="0.4472in" style:dynamic-spacing="true"/>
      </style:header-style>
      <style:footer-style>
        <style:header-footer-properties fo:min-height="0.3484in" fo:margin-top="0.3098in" style:dynamic-spacing="true"/>
      </style:footer-style>
    </style:page-layout>
    <style:page-layout style:name="Mpm9">
      <style:page-layout-properties fo:page-width="8.25in" fo:page-height="11.6807in" style:num-format="1" style:print-orientation="portrait" fo:margin-top="0.4984in" fo:margin-bottom="0.6362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62in" fo:margin-bottom="0.4472in" style:dynamic-spacing="true"/>
      </style:header-style>
      <style:footer-style>
        <style:header-footer-properties fo:min-height="0.3484in" fo:margin-top="0.3098in" style:dynamic-spacing="true"/>
      </style:footer-style>
    </style:page-layout>
  </office:automatic-styles>
  <office:master-styles>
    <style:master-page style:name="Standard" style:page-layout-name="Mpm1">
      <style:header>
        <text:p text:style-name="Header">STR/LTML/ 96-20<text:tab/><text:tab/><text:page-number style:num-format="1" text:select-page="current">4</text:page-number>/162</text:p>
      </style:header>
      <style:footer>
        <text:p text:style-name="Footer"><text:span text:style-name="MT1">TRIO_U <text:s/>Version 1<text:tab/></text:span><text:span text:style-name="MT2"> </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next-style-name="Convert_20_2">
      <style:header>
        <text:p text:style-name="Header">STR/LTML/ 96-20<text:tab/><text:tab/><text:page-number style:num-format="1" text:select-page="current">5</text:page-number>/162</text:p>
      </style:header>
      <style:header-left>
        <text:p text:style-name="Header_20_left"/>
      </style:header-left>
      <style:footer>
        <text:p text:style-name="Footer"><text:span text:style-name="MT1">TRIO_U <text:s/>Version 1<text:tab/></text:span><text:span text:style-name="MT2">Introduction</text:span></text:p>
      </style:footer>
      <style:footer-left>
        <text:p text:style-name="Footer"/>
      </style:footer-left>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header>
        <text:p text:style-name="Header">STR/LTML/ 96-20<text:tab/><text:tab/><text:page-number style:num-format="1" text:select-page="current">8</text:page-number>/162</text:p>
      </style:header>
      <style:footer>
        <text:p text:style-name="Footer"><text:span text:style-name="MT1">TRIO_U <text:s/>Version 1<text:tab/></text:span><text:span text:style-name="MT2">Introduction</text:span></text:p>
      </style:footer>
    </style:master-page>
    <style:master-page style:name="First_20_convert_20_3" style:display-name="First convert 3" style:page-layout-name="Mpm2" style:next-style-name="Convert_20_3">
      <style:header>
        <text:p text:style-name="Header"/>
      </style:header>
      <style:footer>
        <text:p text:style-name="Footer"/>
      </style:footer>
    </style:master-page>
    <style:master-page style:name="Convert_20_3" style:display-name="Convert 3" style:page-layout-name="Mpm3" style:next-style-name="Convert_20_4">
      <style:header>
        <text:p text:style-name="Header">STR/LTML/ 96-20<text:tab/><text:tab/><text:page-number style:num-format="1" text:select-page="current">9</text:page-number>/162</text:p>
      </style:header>
      <style:header-left>
        <text:p text:style-name="Header_20_left"/>
      </style:header-left>
      <style:footer>
        <text:p text:style-name="Footer"><text:span text:style-name="MT1">TRIO_U <text:s/>Version 1<text:tab/>Module </text:span><text:span text:style-name="MT2">Champs</text:span></text:p>
      </style:footer>
      <style:footer-left>
        <text:p text:style-name="Footer"/>
      </style:footer-left>
    </style:master-page>
    <style:master-page style:name="First_20_convert_20_4" style:display-name="First convert 4" style:page-layout-name="Mpm2" style:next-style-name="Convert_20_4">
      <style:header>
        <text:p text:style-name="Header"/>
      </style:header>
      <style:footer>
        <text:p text:style-name="Footer"/>
      </style:footer>
    </style:master-page>
    <style:master-page style:name="Convert_20_4" style:display-name="Convert 4" style:page-layout-name="Mpm1">
      <style:header>
        <text:p text:style-name="Header">STR/LTML/ 96-20<text:tab/><text:tab/><text:page-number style:num-format="1" text:select-page="current">43</text:page-number>/162</text:p>
      </style:header>
      <style:footer>
        <text:p text:style-name="Footer"><text:span text:style-name="MT1">TRIO_U <text:s/>Version 1<text:tab/>Module </text:span><text:span text:style-name="MT2">Champs</text:span></text:p>
      </style:footer>
    </style:master-page>
    <style:master-page style:name="First_20_convert_20_5" style:display-name="First convert 5" style:page-layout-name="Mpm2" style:next-style-name="Convert_20_5">
      <style:header>
        <text:p text:style-name="Header"/>
      </style:header>
      <style:footer>
        <text:p text:style-name="Footer"/>
      </style:footer>
    </style:master-page>
    <style:master-page style:name="Convert_20_5" style:display-name="Convert 5" style:page-layout-name="Mpm4" style:next-style-name="Convert_20_6">
      <style:header>
        <text:p text:style-name="Header">STR/LTML/ 96-20<text:tab/><text:tab/><text:page-number style:num-format="1" text:select-page="current">45</text:page-number>/162</text:p>
      </style:header>
      <style:header-left>
        <text:p text:style-name="Header_20_left"/>
      </style:header-left>
      <style:footer>
        <text:p text:style-name="Footer"><text:span text:style-name="MT1">TRIO_U <text:s/>Version 1<text:tab/>Module </text:span><text:span text:style-name="MT2">Champs_dis</text:span></text:p>
      </style:footer>
      <style:footer-left>
        <text:p text:style-name="Footer"/>
      </style:footer-left>
    </style:master-page>
    <style:master-page style:name="First_20_convert_20_6" style:display-name="First convert 6" style:page-layout-name="Mpm2" style:next-style-name="Convert_20_6">
      <style:header>
        <text:p text:style-name="Header"/>
      </style:header>
      <style:footer>
        <text:p text:style-name="Footer"/>
      </style:footer>
    </style:master-page>
    <style:master-page style:name="Convert_20_6" style:display-name="Convert 6" style:page-layout-name="Mpm5">
      <style:header>
        <text:p text:style-name="Header">STR/LTML/ 96-20<text:tab/><text:tab/><text:page-number style:num-format="1" text:select-page="current">47</text:page-number>/162</text:p>
      </style:header>
      <style:footer>
        <text:p text:style-name="Footer"><text:span text:style-name="MT1">TRIO_U <text:s/>Version 1<text:tab/>Module </text:span><text:span text:style-name="MT2">Champs_dis</text:span></text:p>
      </style:footer>
    </style:master-page>
    <style:master-page style:name="First_20_convert_20_7" style:display-name="First convert 7" style:page-layout-name="Mpm2" style:next-style-name="Convert_20_7">
      <style:header>
        <text:p text:style-name="Header"/>
      </style:header>
      <style:footer>
        <text:p text:style-name="Footer"/>
      </style:footer>
    </style:master-page>
    <style:master-page style:name="Convert_20_7" style:display-name="Convert 7" style:page-layout-name="Mpm3" style:next-style-name="Convert_20_8">
      <style:header>
        <text:p text:style-name="Header">STR/LTML/ 96-20<text:tab/><text:tab/><text:page-number style:num-format="1" text:select-page="current">49</text:page-number>/162</text:p>
      </style:header>
      <style:header-left>
        <text:p text:style-name="Header_20_left"/>
      </style:header-left>
      <style:footer>
        <text:p text:style-name="Footer"><text:span text:style-name="MT1">TRIO_U <text:s/>Version 1<text:tab/>Module </text:span><text:span text:style-name="MT2">ThSol</text:span></text:p>
      </style:footer>
      <style:footer-left>
        <text:p text:style-name="Footer"/>
      </style:footer-left>
    </style:master-page>
    <style:master-page style:name="First_20_convert_20_8" style:display-name="First convert 8" style:page-layout-name="Mpm2" style:next-style-name="Convert_20_8">
      <style:header>
        <text:p text:style-name="Header"/>
      </style:header>
      <style:footer>
        <text:p text:style-name="Footer"/>
      </style:footer>
    </style:master-page>
    <style:master-page style:name="Convert_20_8" style:display-name="Convert 8" style:page-layout-name="Mpm1">
      <style:header>
        <text:p text:style-name="Header">STR/LTML/ 96-20<text:tab/><text:tab/><text:page-number style:num-format="1" text:select-page="current">108</text:page-number>/162</text:p>
      </style:header>
      <style:footer>
        <text:p text:style-name="Footer"><text:span text:style-name="MT1">TRIO_U <text:s/>Version 1<text:tab/>Module </text:span><text:span text:style-name="MT2">ThSol</text:span></text:p>
      </style:footer>
    </style:master-page>
    <style:master-page style:name="First_20_convert_20_9" style:display-name="First convert 9" style:page-layout-name="Mpm2" style:next-style-name="Convert_20_9">
      <style:header>
        <text:p text:style-name="Header"/>
      </style:header>
      <style:footer>
        <text:p text:style-name="Footer"/>
      </style:footer>
    </style:master-page>
    <style:master-page style:name="Convert_20_9" style:display-name="Convert 9" style:page-layout-name="Mpm6" style:next-style-name="Convert_20_10">
      <style:header>
        <text:p text:style-name="Header">STR/LTML/ 96-20<text:tab/><text:tab/><text:page-number style:num-format="1" text:select-page="current">109</text:page-number>/162</text:p>
      </style:header>
      <style:header-left>
        <text:p text:style-name="Header_20_left"/>
      </style:header-left>
      <style:footer>
        <text:p text:style-name="Footer"><text:span text:style-name="MT1">TRIO_U <text:s/>Version 1<text:tab/>Module </text:span><text:span text:style-name="MT2">Operateurs</text:span></text:p>
      </style:footer>
      <style:footer-left>
        <text:p text:style-name="Footer"/>
      </style:footer-left>
    </style:master-page>
    <style:master-page style:name="First_20_convert_20_10" style:display-name="First convert 10" style:page-layout-name="Mpm2" style:next-style-name="Convert_20_10">
      <style:header>
        <text:p text:style-name="Header"/>
      </style:header>
      <style:footer>
        <text:p text:style-name="Footer"/>
      </style:footer>
    </style:master-page>
    <style:master-page style:name="Convert_20_10" style:display-name="Convert 10" style:page-layout-name="Mpm7">
      <style:header>
        <text:p text:style-name="Header">STR/LTML/ 96-20<text:tab/><text:tab/><text:page-number style:num-format="1" text:select-page="current">122</text:page-number>/162</text:p>
      </style:header>
      <style:footer>
        <text:p text:style-name="Footer"><text:span text:style-name="MT1">TRIO_U <text:s/>Version 1<text:tab/>Module </text:span><text:span text:style-name="MT2">Operateurs</text:span></text:p>
      </style:footer>
    </style:master-page>
    <style:master-page style:name="First_20_convert_20_11" style:display-name="First convert 11" style:page-layout-name="Mpm2" style:next-style-name="Convert_20_11">
      <style:header>
        <text:p text:style-name="Header"/>
      </style:header>
      <style:footer>
        <text:p text:style-name="Footer"/>
      </style:footer>
    </style:master-page>
    <style:master-page style:name="Convert_20_11" style:display-name="Convert 11" style:page-layout-name="Mpm8" style:next-style-name="Convert_20_12">
      <style:header>
        <text:p text:style-name="Header">STR/LTML/ 96-20<text:tab/><text:tab/><text:page-number style:num-format="1" text:select-page="current">123</text:page-number>/162</text:p>
      </style:header>
      <style:header-left>
        <text:p text:style-name="Header_20_left"/>
      </style:header-left>
      <style:footer>
        <text:p text:style-name="Footer"><text:span text:style-name="MT1">TRIO_U <text:s/>Version 1<text:tab/>Module </text:span><text:span text:style-name="MT2">Geometrie</text:span></text:p>
      </style:footer>
      <style:footer-left>
        <text:p text:style-name="Footer"/>
      </style:footer-left>
    </style:master-page>
    <style:master-page style:name="First_20_convert_20_12" style:display-name="First convert 12" style:page-layout-name="Mpm2" style:next-style-name="Convert_20_12">
      <style:header>
        <text:p text:style-name="Header"/>
      </style:header>
      <style:footer>
        <text:p text:style-name="Footer"/>
      </style:footer>
    </style:master-page>
    <style:master-page style:name="Convert_20_12" style:display-name="Convert 12" style:page-layout-name="Mpm9">
      <style:header>
        <text:p text:style-name="Header">STR/LTML/ 96-20<text:tab/><text:tab/><text:page-number style:num-format="1" text:select-page="current">141</text:page-number>/162</text:p>
      </style:header>
      <style:footer>
        <text:p text:style-name="Footer"><text:span text:style-name="MT1">TRIO_U <text:s/>Version 1<text:tab/>Module </text:span><text:span text:style-name="MT2">Geometrie</text:span></text:p>
      </style:footer>
    </style:master-page>
    <style:master-page style:name="First_20_convert_20_13" style:display-name="First convert 13" style:page-layout-name="Mpm2" style:next-style-name="Convert_20_13">
      <style:header>
        <text:p text:style-name="Header"/>
      </style:header>
      <style:footer>
        <text:p text:style-name="Footer"/>
      </style:footer>
    </style:master-page>
    <style:master-page style:name="Convert_20_13" style:display-name="Convert 13" style:page-layout-name="Mpm8" style:next-style-name="Convert_20_14">
      <style:header>
        <text:p text:style-name="Header">STR/LTML/ 96-20<text:tab/><text:tab/><text:page-number style:num-format="1" text:select-page="current">143</text:page-number>/162</text:p>
      </style:header>
      <style:header-left>
        <text:p text:style-name="Header_20_left"/>
      </style:header-left>
      <style:footer>
        <text:p text:style-name="Footer"><text:span text:style-name="MT1">TRIO_U <text:s/>Version 1<text:tab/>Module </text:span><text:span text:style-name="MT2">Schemas_temps</text:span></text:p>
      </style:footer>
      <style:footer-left>
        <text:p text:style-name="Footer"/>
      </style:footer-left>
    </style:master-page>
    <style:master-page style:name="First_20_convert_20_14" style:display-name="First convert 14" style:page-layout-name="Mpm2" style:next-style-name="Convert_20_14">
      <style:header>
        <text:p text:style-name="Header"/>
      </style:header>
      <style:footer>
        <text:p text:style-name="Footer"/>
      </style:footer>
    </style:master-page>
    <style:master-page style:name="Convert_20_14" style:display-name="Convert 14" style:page-layout-name="Mpm9">
      <style:header>
        <text:p text:style-name="Header">STR/LTML/ 96-20<text:tab/><text:tab/><text:page-number style:num-format="1" text:select-page="current">144</text:page-number>/162</text:p>
      </style:header>
      <style:footer>
        <text:p text:style-name="Footer"><text:span text:style-name="MT1">TRIO_U <text:s/>Version 1<text:tab/>Module </text:span><text:span text:style-name="MT2">Schemas_temps</text:span></text:p>
      </style:footer>
    </style:master-page>
    <style:master-page style:name="First_20_convert_20_15" style:display-name="First convert 15" style:page-layout-name="Mpm2" style:next-style-name="Convert_20_15">
      <style:header>
        <text:p text:style-name="Header"/>
      </style:header>
      <style:footer>
        <text:p text:style-name="Footer"/>
      </style:footer>
    </style:master-page>
    <style:master-page style:name="Convert_20_15" style:display-name="Convert 15" style:page-layout-name="Mpm3" style:next-style-name="Convert_20_16">
      <style:header>
        <text:p text:style-name="Header">STR/LTML/ 96-20<text:tab/><text:tab/><text:page-number style:num-format="1" text:select-page="current">145</text:page-number>/162</text:p>
      </style:header>
      <style:header-left>
        <text:p text:style-name="Header_20_left"/>
      </style:header-left>
      <style:footer>
        <text:p text:style-name="Footer"><text:span text:style-name="MT1">TRIO_U <text:s/>Version 1<text:tab/>Module </text:span><text:span text:style-name="MT2">VDF</text:span></text:p>
      </style:footer>
      <style:footer-left>
        <text:p text:style-name="Footer"/>
      </style:footer-left>
    </style:master-page>
    <style:master-page style:name="First_20_convert_20_16" style:display-name="First convert 16" style:page-layout-name="Mpm2" style:next-style-name="Convert_20_16">
      <style:header>
        <text:p text:style-name="Header"/>
      </style:header>
      <style:footer>
        <text:p text:style-name="Footer"/>
      </style:footer>
    </style:master-page>
    <style:master-page style:name="Convert_20_16" style:display-name="Convert 16" style:page-layout-name="Mpm1">
      <style:header>
        <text:p text:style-name="Header">STR/LTML/ 96-20<text:tab/><text:tab/><text:page-number style:num-format="1" text:select-page="current">254</text:page-number>/162</text:p>
      </style:header>
      <style:footer>
        <text:p text:style-name="Footer"><text:span text:style-name="MT1">TRIO_U <text:s/>Version 1<text:tab/>Module </text:span><text:span text:style-name="MT2">VDF</text:span></text:p>
      </style:footer>
    </style:master-page>
    <style:master-page style:name="First_20_convert_20_17" style:display-name="First convert 17" style:page-layout-name="Mpm2" style:next-style-name="Convert_20_17">
      <style:header>
        <text:p text:style-name="Header"/>
      </style:header>
      <style:footer>
        <text:p text:style-name="Footer"/>
      </style:footer>
    </style:master-page>
    <style:master-page style:name="Convert_20_17" style:display-name="Convert 17" style:page-layout-name="Mpm3" style:next-style-name="Convert_20_18">
      <style:header>
        <text:p text:style-name="Header">STR/LTML/ 96-20<text:tab/><text:tab/><text:page-number style:num-format="1" text:select-page="current">255</text:page-number>/162</text:p>
      </style:header>
      <style:header-left>
        <text:p text:style-name="Header_20_left"/>
      </style:header-left>
      <style:footer>
        <text:p text:style-name="Footer"><text:span text:style-name="MT1">TRIO_U <text:s/>Version 1<text:tab/>Module </text:span><text:span text:style-name="MT2">NOYAU</text:span></text:p>
      </style:footer>
      <style:footer-left>
        <text:p text:style-name="Footer"/>
      </style:footer-left>
    </style:master-page>
    <style:master-page style:name="First_20_convert_20_18" style:display-name="First convert 18" style:page-layout-name="Mpm2" style:next-style-name="Convert_20_18">
      <style:header>
        <text:p text:style-name="Header"/>
      </style:header>
      <style:footer>
        <text:p text:style-name="Footer"/>
      </style:footer>
    </style:master-page>
    <style:master-page style:name="Convert_20_18" style:display-name="Convert 18" style:page-layout-name="Mpm1">
      <style:header>
        <text:p text:style-name="Header">STR/LTML/ 96-20<text:tab/><text:tab/><text:page-number style:num-format="1" text:select-page="current">253</text:page-number>/162</text:p>
      </style:header>
      <style:footer>
        <text:p text:style-name="Footer"><text:span text:style-name="MT1">TRIO_U <text:s/>Version 1<text:tab/>Module </text:span><text:span text:style-name="MT2">NOYA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Objet</dc:title>
    <meta:initial-creator>DTP3932</meta:initial-creator>
    <meta:creation-date>2003-01-08T10:03:00</meta:creation-date>
    <dc:creator>Cea Grenoble</dc:creator>
    <dc:date>2003-01-08T10:03:00</dc:date>
    <meta:editing-cycles>2</meta:editing-cycles>
    <meta:editing-duration>PT1M</meta:editing-duration>
    <meta:document-statistic meta:table-count="4" meta:image-count="72" meta:object-count="68" meta:page-count="255" meta:paragraph-count="1543" meta:word-count="12446" meta:character-count="85815" meta:non-whitespace-character-count="73570"/>
    <meta:generator>LibreOffice/3.6$Linux_X86_64 LibreOffice_project/360m1$Build-2</meta:generator>
    <meta:user-defined meta:name="Info 1"/>
    <meta:user-defined meta:name="Info 2"/>
    <meta:user-defined meta:name="Info 3"/>
    <meta:user-defined meta:name="Info 4"/>
  </office:meta>
</office:document-meta>
</file>